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3.198cm"/>
    </style:style>
    <style:style style:name="co6" style:family="table-column">
      <style:table-column-properties fo:break-before="auto" style:column-width="2.67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5cm" fo:break-before="auto" style:use-optimal-row-height="true"/>
    </style:style>
    <style:style style:name="ro4" style:family="table-row">
      <style:table-row-properties style:row-height="0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7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ff0000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02cm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3" table:number-columns-repeated="2" table:default-cell-style-name="ce7"/>
        <table:table-column table:style-name="co6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3">
          <table:table-cell table:style-name="ce1" office:value-type="string">
            <text:p>„bad boy“ numeric simulation ONLY for testing</text:p>
          </table:table-cell>
          <table:table-cell table:number-columns-repeated="12"/>
          <table:table-cell table:style-name="Default"/>
          <table:table-cell table:style-name="Default" office:value-type="string">
            <text:p>stability test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13"/>
          <table:table-cell table:style-name="Default" office:value-type="string">
            <text:p>ext.err</text:p>
          </table:table-cell>
          <table:table-cell table:style-name="Default" office:value-type="string">
            <text:p>wanted</text:p>
          </table:table-cell>
          <table:table-cell office:value-type="string">
            <text:p>real</text:p>
          </table:table-cell>
          <table:table-cell table:style-name="Default" office:value-type="string">
            <text:p>error</text:p>
          </table:table-cell>
          <table:table-cell office:value-type="string">
            <text:p>integrator</text:p>
          </table:table-cell>
          <table:table-cell table:style-name="Default" office:value-type="string">
            <text:p>valve_calc</text:p>
          </table:table-cell>
          <table:table-cell office:value-type="string">
            <text:p>Valve [center +-%]</text:p>
          </table:table-cell>
          <table:table-cell office:value-type="string">
            <text:p>real valve</text:p>
          </table:table-cell>
          <table:table-cell/>
          <table:table-cell office:value-type="string">
            <text:p>l2abserr</text:p>
          </table:table-cell>
          <table:table-cell office:value-type="string">
            <text:p>CTL_interatorCredi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Tuning constants visualizer</text:p>
          </table:table-cell>
          <table:table-cell table:number-columns-repeated="12"/>
          <table:table-cell table:style-name="Default"/>
          <table:table-cell table:style-name="Default"/>
          <table:table-cell/>
          <table:table-cell table:style-name="Default" table:formula="of:=[.Q4]" office:value-type="float" office:value="6">
            <text:p>6</text:p>
          </table:table-cell>
          <table:table-cell office:value-type="float" office:value="4000">
            <text:p>4000</text:p>
          </table:table-cell>
          <table:table-cell table:formula="of:=[.S4]" office:value-type="float" office:value="587.185668945313">
            <text:p>587,19</text:p>
          </table:table-cell>
          <table:table-cell table:formula="of:=IF([.S4]&gt;30;30;IF([.S4]&lt;-10;-10;ROUND([.S3])))" office:value-type="float" office:value="30">
            <text:p>30</text:p>
          </table:table-cell>
          <table:table-cell office:value-type="float" office:value="0.22">
            <text:p>0,22</text:p>
          </table:table-cell>
          <table:table-cell/>
          <table:table-cell/>
          <table:table-cell table:formula="of:=[.$F$5]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  <table:table-cell office:value-type="float" office:value="-2">
            <text:p>-2</text:p>
          </table:table-cell>
          <table:table-cell table:formula="of:=(([.I4]*[.I4]*10000)*[.$B$5]/256+[.$B$6]*256)*[.I4]*100/256/256" office:value-type="float" office:value="-27.2308349609375">
            <text:p>-27,2308349609</text:p>
          </table:table-cell>
          <table:table-cell office:value-type="float" office:value="0">
            <text:p>0</text:p>
          </table:table-cell>
          <table:table-cell table:style-name="ce7" table:number-columns-repeated="2"/>
          <table:table-cell/>
          <table:table-cell office:value-type="float" office:value="21">
            <text:p>21,00</text:p>
          </table:table-cell>
          <table:table-cell office:value-type="float" office:value="15">
            <text:p>15</text:p>
          </table:table-cell>
          <table:table-cell table:style-name="Default" table:formula="of:=[.O4]-[.P4]" office:value-type="float" office:value="6">
            <text:p>6</text:p>
          </table:table-cell>
          <table:table-cell table:formula="of:=IF([.Y3]&gt;0;TRUNC([.R3]+[.Q4]*800);[.R3])" office:value-type="float" office:value="4000">
            <text:p>4000</text:p>
          </table:table-cell>
          <table:table-cell table:formula="of:=((([.Q4]*[.Q4]*10000)/256*[.$B$5]+[.$B$6]*256)*[.Q4]*100+[.R4]*[.$B$7])/256/256+0" office:value-type="float" office:value="587.185668945313">
            <text:p>587,19</text:p>
          </table:table-cell>
          <table:table-cell table:formula="of:=IF([.S4]&gt;30;30;IF([.S4]&lt;-30;-30;IF([.S4]&gt;=[.T3];TRUNC([.S4]+1/4);TRUNC([.S4]+3/4))))" office:value-type="float" office:value="30">
            <text:p>30</text:p>
          </table:table-cell>
          <table:table-cell table:formula="of:=IF([.T4]&gt;[.T3];[.T4]-[.$U$3];[.T4]+[.$U$3])-[.$Z$4]" office:value-type="float" office:value="25.78">
            <text:p>25,78</text:p>
          </table:table-cell>
          <table:table-cell table:formula="of:=IF([.U4]&gt;0;IF([.U4]&gt;3;3*0.25;[.U4]*0.25);IF([.U4]&lt;-3;-3*0.16;[.U4]*0.16))/3" office:value-type="float" office:value="0.25">
            <text:p>0,25</text:p>
          </table:table-cell>
          <table:table-cell table:formula="of:=IF([.O4]=[.O3];IF([.W3]&lt;=0;0;[.W3]-1);[.$Z$3])" office:value-type="float" office:value="2">
            <text:p>2</text:p>
          </table:table-cell>
          <table:table-cell table:formula="of:=IF([.W4]&gt;0;IF([.O4]&lt;&gt;[.O3];[.$F$5];[.X3]);IF(OR([.O4]&lt;&gt;[.O3];[.Q4]*[.Q3]&lt;=0);[.$F$5];IF(ABS([.Q4])&gt;=ABS([.Q2]);IF([.X3]&lt;0;[.X3];[.X3]-TRUNC(ABS([.Q4])*100/25)-1);[.X3])))" office:value-type="float" office:value="40">
            <text:p>40</text:p>
          </table:table-cell>
          <table:table-cell table:formula="of:=IF(AND([.W4]=0;OR([.Q4]*[.Q3]&lt;=0;AND(ABS([.Q4])&gt;ABS([.Q3]);[.X4]&gt;0)));1;0)" office:value-type="float" office:value="0">
            <text:p>0</text:p>
          </table:table-cell>
          <table:table-cell office:value-type="float" office:value="4.44">
            <text:p>4,44</text:p>
          </table:table-cell>
        </table:table-row>
        <table:table-row table:style-name="ro5">
          <table:table-cell table:style-name="ce3" office:value-type="string">
            <text:p>P3_factor</text:p>
          </table:table-cell>
          <table:table-cell table:style-name="ce6" office:value-type="float" office:value="44">
            <text:p>44</text:p>
          </table:table-cell>
          <table:table-cell table:number-columns-repeated="2"/>
          <table:table-cell table:style-name="ce3" office:value-type="string">
            <text:p>I_max_credit</text:p>
          </table:table-cell>
          <table:table-cell table:style-name="ce6" office:value-type="float" office:value="40">
            <text:p>40</text:p>
          </table:table-cell>
          <table:table-cell table:number-columns-repeated="2"/>
          <table:table-cell office:value-type="float" office:value="-1.9">
            <text:p>-1,9</text:p>
          </table:table-cell>
          <table:table-cell table:formula="of:=(([.I5]*[.I5]*10000)*[.$B$5]/256+[.$B$6]*256)*[.I5]*100/256/256" office:value-type="float" office:value="-23.9259433746338">
            <text:p>-23,9259433746</text:p>
          </table:table-cell>
          <table:table-cell table:formula="of:=[.K4]+[.$B$8]*5/60" office:value-type="float" office:value="4">
            <text:p>4</text:p>
          </table:table-cell>
          <table:table-cell table:style-name="ce7" table:number-columns-repeated="2"/>
          <table:table-cell/>
          <table:table-cell table:formula="of:=[.O4]" office:value-type="float" office:value="21">
            <text:p>21,00</text:p>
          </table:table-cell>
          <table:table-cell table:formula="of:=[.P4]+([.V4]*1)/1+RAND()*0.04-0.04/2+[.N5]" office:value-type="float" office:value="15.2381737024151">
            <text:p>15,2381737024</text:p>
          </table:table-cell>
          <table:table-cell table:formula="of:=ROUND(([.O5]-[.P5])*12)/12" office:value-type="float" office:value="5.75">
            <text:p>5,75</text:p>
          </table:table-cell>
          <table:table-cell table:formula="of:=IF([.Y4]&gt;0;TRUNC([.R4]+[.Q5]*800);[.R4])" office:value-type="float" office:value="4000">
            <text:p>4000</text:p>
          </table:table-cell>
          <table:table-cell table:formula="of:=((([.Q5]*[.Q5]*10000)/256*[.$B$5]+[.$B$6]*256)*[.Q5]*100+[.R5]*[.$B$7])/256/256+0" office:value-type="float" office:value="518.503552675247">
            <text:p>518,50</text:p>
          </table:table-cell>
          <table:table-cell table:formula="of:=IF([.S5]&gt;30;30;IF([.S5]&lt;-30;-30;IF([.S5]&gt;=[.T4];TRUNC([.S5]+1/4);TRUNC([.S5]+3/4))))" office:value-type="float" office:value="30">
            <text:p>30</text:p>
          </table:table-cell>
          <table:table-cell table:formula="of:=IF([.T5]&gt;[.T4];[.T5]-[.$U$3];[.T5]+[.$U$3])-[.$Z$4]" office:value-type="float" office:value="25.78">
            <text:p>25,78</text:p>
          </table:table-cell>
          <table:table-cell table:formula="of:=IF([.U5]&gt;0;IF([.U5]&gt;3;3*0.25;[.U5]*0.25);IF([.U5]&lt;-3;-3*0.16;[.U5]*0.16))/3" office:value-type="float" office:value="0.25">
            <text:p>0,25</text:p>
          </table:table-cell>
          <table:table-cell table:formula="of:=IF([.O5]=[.O4];IF([.W4]&lt;=0;0;[.W4]-1);[.$Z$3])" office:value-type="float" office:value="1">
            <text:p>1</text:p>
          </table:table-cell>
          <table:table-cell table:formula="of:=IF([.W5]&gt;0;IF([.O5]&lt;&gt;[.O4];[.$F$5];[.X4]);IF(OR([.O5]&lt;&gt;[.O4];[.Q5]*[.Q4]&lt;=0);[.$F$5];IF(ABS([.Q5])&gt;=ABS([.Q3]);IF([.X4]&lt;0;[.X4];[.X4]-TRUNC(ABS([.Q5])*100/25)-1);[.X4])))" office:value-type="float" office:value="40">
            <text:p>40</text:p>
          </table:table-cell>
          <table:table-cell table:formula="of:=IF(AND([.W5]=0;OR([.Q5]*[.Q4]&lt;=0;AND(ABS([.Q5])&gt;ABS([.Q4]);[.X5]&gt;0)));1;0)" office:value-type="float" office:value="0">
            <text:p>0</text:p>
          </table:table-cell>
          <table:table-cell/>
        </table:table-row>
        <table:table-row table:style-name="ro5">
          <table:table-cell table:style-name="ce3" office:value-type="string">
            <text:p>P_factor</text:p>
          </table:table-cell>
          <table:table-cell table:style-name="ce6" office:value-type="float" office:value="8">
            <text:p>8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office:value-type="float" office:value="-1.8">
            <text:p>-1,8</text:p>
          </table:table-cell>
          <table:table-cell table:formula="of:=(([.I6]*[.I6]*10000)*[.$B$5]/256+[.$B$6]*256)*[.I6]*100/256/256" office:value-type="float" office:value="-20.9200286865234">
            <text:p>-20,9200286865</text:p>
          </table:table-cell>
          <table:table-cell table:formula="of:=[.K5]+[.$B$8]*5/60" office:value-type="float" office:value="8">
            <text:p>8</text:p>
          </table:table-cell>
          <table:table-cell table:style-name="ce7" table:number-columns-repeated="2"/>
          <table:table-cell/>
          <table:table-cell table:formula="of:=[.O5]" office:value-type="float" office:value="21">
            <text:p>21,00</text:p>
          </table:table-cell>
          <table:table-cell table:formula="of:=[.P5]+([.V5]*1+[.V4]*2)/3+RAND()*0.04-0.04/2+[.N6]" office:value-type="float" office:value="15.5005945686437">
            <text:p>15,5005945686</text:p>
          </table:table-cell>
          <table:table-cell table:formula="of:=ROUND(([.O6]-[.P6])*12)/12" office:value-type="float" office:value="5.5">
            <text:p>5,50</text:p>
          </table:table-cell>
          <table:table-cell table:formula="of:=IF([.Y5]&gt;0;TRUNC([.R5]+[.Q6]*800);[.R5])" office:value-type="float" office:value="4000">
            <text:p>4000</text:p>
          </table:table-cell>
          <table:table-cell table:formula="of:=((([.Q6]*[.Q6]*10000)/256*[.$B$5]+[.$B$6]*256)*[.Q6]*100+[.R6]*[.$B$7])/256/256+0" office:value-type="float" office:value="455.476427078247">
            <text:p>455,48</text:p>
          </table:table-cell>
          <table:table-cell table:formula="of:=IF([.S6]&gt;30;30;IF([.S6]&lt;-30;-30;IF([.S6]&gt;=[.T5];TRUNC([.S6]+1/4);TRUNC([.S6]+3/4))))" office:value-type="float" office:value="30">
            <text:p>30</text:p>
          </table:table-cell>
          <table:table-cell table:formula="of:=IF([.T6]&gt;[.T5];[.T6]-[.$U$3];[.T6]+[.$U$3])-[.$Z$4]" office:value-type="float" office:value="25.78">
            <text:p>25,78</text:p>
          </table:table-cell>
          <table:table-cell table:formula="of:=IF([.U6]&gt;0;IF([.U6]&gt;3;3*0.25;[.U6]*0.25);IF([.U6]&lt;-3;-3*0.16;[.U6]*0.16))/3" office:value-type="float" office:value="0.25">
            <text:p>0,25</text:p>
          </table:table-cell>
          <table:table-cell table:formula="of:=IF([.O6]=[.O5];IF([.W5]&lt;=0;0;[.W5]-1);[.$Z$3])" office:value-type="float" office:value="0">
            <text:p>0</text:p>
          </table:table-cell>
          <table:table-cell table:formula="of:=IF([.W6]&gt;0;IF([.O6]&lt;&gt;[.O5];[.$F$5];[.X5]);IF(OR([.O6]&lt;&gt;[.O5];[.Q6]*[.Q5]&lt;=0);[.$F$5];IF(ABS([.Q6])&gt;=ABS([.Q4]);IF([.X5]&lt;0;[.X5];[.X5]-TRUNC(ABS([.Q6])*100/25)-1);[.X5])))" office:value-type="float" office:value="40">
            <text:p>40</text:p>
          </table:table-cell>
          <table:table-cell table:formula="of:=IF(AND([.W6]=0;OR([.Q6]*[.Q5]&lt;=0;AND(ABS([.Q6])&gt;ABS([.Q5]);[.X6]&gt;0)));1;0)" office:value-type="float" office:value="0">
            <text:p>0</text:p>
          </table:table-cell>
          <table:table-cell/>
        </table:table-row>
        <table:table-row table:style-name="ro5">
          <table:table-cell table:style-name="ce3" office:value-type="string">
            <text:p>I_factor</text:p>
          </table:table-cell>
          <table:table-cell table:style-name="ce6" office:value-type="float" office:value="32">
            <text:p>32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office:value-type="float" office:value="-1.7">
            <text:p>-1,7</text:p>
          </table:table-cell>
          <table:table-cell table:formula="of:=(([.I7]*[.I7]*10000)*[.$B$5]/256+[.$B$6]*256)*[.I7]*100/256/256" office:value-type="float" office:value="-18.1973552703857">
            <text:p>-18,1973552704</text:p>
          </table:table-cell>
          <table:table-cell table:formula="of:=[.K6]+[.$B$8]*5/60" office:value-type="float" office:value="12">
            <text:p>12</text:p>
          </table:table-cell>
          <table:table-cell table:style-name="ce7" table:number-columns-repeated="2"/>
          <table:table-cell/>
          <table:table-cell table:formula="of:=[.O6]" office:value-type="float" office:value="21">
            <text:p>21,00</text:p>
          </table:table-cell>
          <table:table-cell table:formula="of:=[.P6]+([.V6]*1+[.V5]*2+[.V4]*3)/6+RAND()*0.04-0.04/2+[.N7]" office:value-type="float" office:value="15.7686540701427">
            <text:p>15,7686540701</text:p>
          </table:table-cell>
          <table:table-cell table:formula="of:=ROUND(([.O7]-[.P7])*12)/12" office:value-type="float" office:value="5.25">
            <text:p>5,25</text:p>
          </table:table-cell>
          <table:table-cell table:formula="of:=IF([.Y6]&gt;0;TRUNC([.R6]+[.Q7]*800);[.R6])" office:value-type="float" office:value="4000">
            <text:p>4000</text:p>
          </table:table-cell>
          <table:table-cell table:formula="of:=((([.Q7]*[.Q7]*10000)/256*[.$B$5]+[.$B$6]*256)*[.Q7]*100+[.R7]*[.$B$7])/256/256+0" office:value-type="float" office:value="397.858422994614">
            <text:p>397,86</text:p>
          </table:table-cell>
          <table:table-cell table:formula="of:=IF([.S7]&gt;30;30;IF([.S7]&lt;-30;-30;IF([.S7]&gt;=[.T6];TRUNC([.S7]+1/4);TRUNC([.S7]+3/4))))" office:value-type="float" office:value="30">
            <text:p>30</text:p>
          </table:table-cell>
          <table:table-cell table:formula="of:=IF([.T7]&gt;[.T6];[.T7]-[.$U$3];[.T7]+[.$U$3])-[.$Z$4]" office:value-type="float" office:value="25.78">
            <text:p>25,78</text:p>
          </table:table-cell>
          <table:table-cell table:formula="of:=IF([.U7]&gt;0;IF([.U7]&gt;3;3*0.25;[.U7]*0.25);IF([.U7]&lt;-3;-3*0.16;[.U7]*0.16))/3" office:value-type="float" office:value="0.25">
            <text:p>0,25</text:p>
          </table:table-cell>
          <table:table-cell table:formula="of:=IF([.O7]=[.O6];IF([.W6]&lt;=0;0;[.W6]-1);[.$Z$3])" office:value-type="float" office:value="0">
            <text:p>0</text:p>
          </table:table-cell>
          <table:table-cell table:formula="of:=IF([.W7]&gt;0;IF([.O7]&lt;&gt;[.O6];[.$F$5];[.X6]);IF(OR([.O7]&lt;&gt;[.O6];[.Q7]*[.Q6]&lt;=0);[.$F$5];IF(ABS([.Q7])&gt;=ABS([.Q5]);IF([.X6]&lt;0;[.X6];[.X6]-TRUNC(ABS([.Q7])*100/25)-1);[.X6])))" office:value-type="float" office:value="40">
            <text:p>40</text:p>
          </table:table-cell>
          <table:table-cell table:formula="of:=IF(AND([.W7]=0;OR([.Q7]*[.Q6]&lt;=0;AND(ABS([.Q7])&gt;ABS([.Q6]);[.X7]&gt;0)));1;0)" office:value-type="float" office:value="0">
            <text:p>0</text:p>
          </table:table-cell>
          <table:table-cell/>
        </table:table-row>
        <table:table-row table:style-name="ro6">
          <table:table-cell table:style-name="ce3" office:value-type="string">
            <text:p>PID_interval</text:p>
          </table:table-cell>
          <table:table-cell table:style-name="ce6" office:value-type="float" office:value="48">
            <text:p>48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office:value-type="float" office:value="-1.6">
            <text:p>-1,6</text:p>
          </table:table-cell>
          <table:table-cell table:formula="of:=(([.I8]*[.I8]*10000)*[.$B$5]/256+[.$B$6]*256)*[.I8]*100/256/256" office:value-type="float" office:value="-15.7421875">
            <text:p>-15,7421875</text:p>
          </table:table-cell>
          <table:table-cell table:formula="of:=[.K7]+[.$B$8]*5/60" office:value-type="float" office:value="16">
            <text:p>16</text:p>
          </table:table-cell>
          <table:table-cell table:style-name="ce7" table:number-columns-repeated="2"/>
          <table:table-cell/>
          <table:table-cell table:formula="of:=[.O7]" office:value-type="float" office:value="21">
            <text:p>21,00</text:p>
          </table:table-cell>
          <table:table-cell table:formula="of:=[.P7]+([.V7]*1+[.V6]*2+[.V5]*3+[.V4]*3)/9+RAND()*0.04-0.04/2+[.N8]" office:value-type="float" office:value="16.0349971136451">
            <text:p>16,0349971136</text:p>
          </table:table-cell>
          <table:table-cell table:formula="of:=ROUND(([.O8]-[.P8])*12)/12" office:value-type="float" office:value="5">
            <text:p>5,00</text:p>
          </table:table-cell>
          <table:table-cell table:formula="of:=IF([.Y7]&gt;0;TRUNC([.R7]+[.Q8]*800);[.R7])" office:value-type="float" office:value="4000">
            <text:p>4000</text:p>
          </table:table-cell>
          <table:table-cell table:formula="of:=((([.Q8]*[.Q8]*10000)/256*[.$B$5]+[.$B$6]*256)*[.Q8]*100+[.R8]*[.$B$7])/256/256+0" office:value-type="float" office:value="345.403671264648">
            <text:p>345,40</text:p>
          </table:table-cell>
          <table:table-cell table:formula="of:=IF([.S8]&gt;30;30;IF([.S8]&lt;-30;-30;IF([.S8]&gt;=[.T7];TRUNC([.S8]+1/4);TRUNC([.S8]+3/4))))" office:value-type="float" office:value="30">
            <text:p>30</text:p>
          </table:table-cell>
          <table:table-cell table:formula="of:=IF([.T8]&gt;[.T7];[.T8]-[.$U$3];[.T8]+[.$U$3])-[.$Z$4]" office:value-type="float" office:value="25.78">
            <text:p>25,78</text:p>
          </table:table-cell>
          <table:table-cell table:formula="of:=IF([.U8]&gt;0;IF([.U8]&gt;3;3*0.25;[.U8]*0.25);IF([.U8]&lt;-3;-3*0.16;[.U8]*0.16))/3" office:value-type="float" office:value="0.25">
            <text:p>0,25</text:p>
          </table:table-cell>
          <table:table-cell table:formula="of:=IF([.O8]=[.O7];IF([.W7]&lt;=0;0;[.W7]-1);[.$Z$3])" office:value-type="float" office:value="0">
            <text:p>0</text:p>
          </table:table-cell>
          <table:table-cell table:formula="of:=IF([.W8]&gt;0;IF([.O8]&lt;&gt;[.O7];[.$F$5];[.X7]);IF(OR([.O8]&lt;&gt;[.O7];[.Q8]*[.Q7]&lt;=0);[.$F$5];IF(ABS([.Q8])&gt;=ABS([.Q6]);IF([.X7]&lt;0;[.X7];[.X7]-TRUNC(ABS([.Q8])*100/25)-1);[.X7])))" office:value-type="float" office:value="40">
            <text:p>40</text:p>
          </table:table-cell>
          <table:table-cell table:formula="of:=IF(AND([.W8]=0;OR([.Q8]*[.Q7]&lt;=0;AND(ABS([.Q8])&gt;ABS([.Q7]);[.X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5">
            <text:p>-1,5</text:p>
          </table:table-cell>
          <table:table-cell table:formula="of:=(([.I9]*[.I9]*10000)*[.$B$5]/256+[.$B$6]*256)*[.I9]*100/256/256" office:value-type="float" office:value="-13.5387897491455">
            <text:p>-13,5387897491</text:p>
          </table:table-cell>
          <table:table-cell table:formula="of:=[.K8]+[.$B$8]*5/60" office:value-type="float" office:value="20">
            <text:p>20</text:p>
          </table:table-cell>
          <table:table-cell table:style-name="ce7" table:number-columns-repeated="2"/>
          <table:table-cell/>
          <table:table-cell table:formula="of:=[.O8]" office:value-type="float" office:value="21">
            <text:p>21,00</text:p>
          </table:table-cell>
          <table:table-cell table:formula="of:=[.P8]+([.V8]*1+[.V7]*2+[.V6]*3+[.V5]*3+[.V4]*2)/11+RAND()*0.04-0.04/2+[.N9]" office:value-type="float" office:value="16.2956288674101">
            <text:p>16,2956288674</text:p>
          </table:table-cell>
          <table:table-cell table:formula="of:=ROUND(([.O9]-[.P9])*12)/12" office:value-type="float" office:value="4.66666666666667">
            <text:p>4,67</text:p>
          </table:table-cell>
          <table:table-cell table:formula="of:=IF([.Y8]&gt;0;TRUNC([.R8]+[.Q9]*800);[.R8])" office:value-type="float" office:value="4000">
            <text:p>4000</text:p>
          </table:table-cell>
          <table:table-cell table:formula="of:=((([.Q9]*[.Q9]*10000)/256*[.$B$5]+[.$B$6]*256)*[.Q9]*100+[.R9]*[.$B$7])/256/256+0" office:value-type="float" office:value="283.070769133391">
            <text:p>283,07</text:p>
          </table:table-cell>
          <table:table-cell table:formula="of:=IF([.S9]&gt;30;30;IF([.S9]&lt;-30;-30;IF([.S9]&gt;=[.T8];TRUNC([.S9]+1/4);TRUNC([.S9]+3/4))))" office:value-type="float" office:value="30">
            <text:p>30</text:p>
          </table:table-cell>
          <table:table-cell table:formula="of:=IF([.T9]&gt;[.T8];[.T9]-[.$U$3];[.T9]+[.$U$3])-[.$Z$4]" office:value-type="float" office:value="25.78">
            <text:p>25,78</text:p>
          </table:table-cell>
          <table:table-cell table:formula="of:=IF([.U9]&gt;0;IF([.U9]&gt;3;3*0.25;[.U9]*0.25);IF([.U9]&lt;-3;-3*0.16;[.U9]*0.16))/3" office:value-type="float" office:value="0.25">
            <text:p>0,25</text:p>
          </table:table-cell>
          <table:table-cell table:formula="of:=IF([.O9]=[.O8];IF([.W8]&lt;=0;0;[.W8]-1);[.$Z$3])" office:value-type="float" office:value="0">
            <text:p>0</text:p>
          </table:table-cell>
          <table:table-cell table:formula="of:=IF([.W9]&gt;0;IF([.O9]&lt;&gt;[.O8];[.$F$5];[.X8]);IF(OR([.O9]&lt;&gt;[.O8];[.Q9]*[.Q8]&lt;=0);[.$F$5];IF(ABS([.Q9])&gt;=ABS([.Q7]);IF([.X8]&lt;0;[.X8];[.X8]-TRUNC(ABS([.Q9])*100/25)-1);[.X8])))" office:value-type="float" office:value="40">
            <text:p>40</text:p>
          </table:table-cell>
          <table:table-cell table:formula="of:=IF(AND([.W9]=0;OR([.Q9]*[.Q8]&lt;=0;AND(ABS([.Q9])&gt;ABS([.Q8]);[.X9]&gt;0)));1;0)" office:value-type="float" office:value="0">
            <text:p>0</text:p>
          </table:table-cell>
          <table:table-cell/>
        </table:table-row>
        <table:table-row table:style-name="ro7">
          <table:table-cell table:style-name="ce4" office:value-type="string">
            <text:p>Controller static characteristic</text:p>
          </table:table-cell>
          <table:table-cell table:number-columns-repeated="7"/>
          <table:table-cell office:value-type="float" office:value="-1.4">
            <text:p>-1,4</text:p>
          </table:table-cell>
          <table:table-cell table:formula="of:=(([.I10]*[.I10]*10000)*[.$B$5]/256+[.$B$6]*256)*[.I10]*100/256/256" office:value-type="float" office:value="-11.5714263916016">
            <text:p>-11,5714263916</text:p>
          </table:table-cell>
          <table:table-cell table:formula="of:=[.K9]+[.$B$8]*5/60" office:value-type="float" office:value="24">
            <text:p>24</text:p>
          </table:table-cell>
          <table:table-cell table:style-name="ce7" table:number-columns-repeated="2"/>
          <table:table-cell/>
          <table:table-cell table:formula="of:=[.O9]" office:value-type="float" office:value="21">
            <text:p>21,00</text:p>
          </table:table-cell>
          <table:table-cell table:formula="of:=[.P9]+([.V9]*1+[.V8]*2+[.V7]*3+[.V6]*3+[.V5]*2+[.V4]*1)/12+RAND()*0.04-0.04/2+[.N10]" office:value-type="float" office:value="16.540878275726">
            <text:p>16,5408782757</text:p>
          </table:table-cell>
          <table:table-cell table:formula="of:=ROUND(([.O10]-[.P10])*12)/12" office:value-type="float" office:value="4.5">
            <text:p>4,50</text:p>
          </table:table-cell>
          <table:table-cell table:formula="of:=IF([.Y9]&gt;0;TRUNC([.R9]+[.Q10]*800);[.R9])" office:value-type="float" office:value="4000">
            <text:p>4000</text:p>
          </table:table-cell>
          <table:table-cell table:formula="of:=((([.Q10]*[.Q10]*10000)/256*[.$B$5]+[.$B$6]*256)*[.Q10]*100+[.R10]*[.$B$7])/256/256+0" office:value-type="float" office:value="255.000448226929">
            <text:p>255,00</text:p>
          </table:table-cell>
          <table:table-cell table:formula="of:=IF([.S10]&gt;30;30;IF([.S10]&lt;-30;-30;IF([.S10]&gt;=[.T9];TRUNC([.S10]+1/4);TRUNC([.S10]+3/4))))" office:value-type="float" office:value="30">
            <text:p>30</text:p>
          </table:table-cell>
          <table:table-cell table:formula="of:=IF([.T10]&gt;[.T9];[.T10]-[.$U$3];[.T10]+[.$U$3])-[.$Z$4]" office:value-type="float" office:value="25.78">
            <text:p>25,78</text:p>
          </table:table-cell>
          <table:table-cell table:formula="of:=IF([.U10]&gt;0;IF([.U10]&gt;3;3*0.25;[.U10]*0.25);IF([.U10]&lt;-3;-3*0.16;[.U10]*0.16))/3" office:value-type="float" office:value="0.25">
            <text:p>0,25</text:p>
          </table:table-cell>
          <table:table-cell table:formula="of:=IF([.O10]=[.O9];IF([.W9]&lt;=0;0;[.W9]-1);[.$Z$3])" office:value-type="float" office:value="0">
            <text:p>0</text:p>
          </table:table-cell>
          <table:table-cell table:formula="of:=IF([.W10]&gt;0;IF([.O10]&lt;&gt;[.O9];[.$F$5];[.X9]);IF(OR([.O10]&lt;&gt;[.O9];[.Q10]*[.Q9]&lt;=0);[.$F$5];IF(ABS([.Q10])&gt;=ABS([.Q8]);IF([.X9]&lt;0;[.X9];[.X9]-TRUNC(ABS([.Q10])*100/25)-1);[.X9])))" office:value-type="float" office:value="40">
            <text:p>40</text:p>
          </table:table-cell>
          <table:table-cell table:formula="of:=IF(AND([.W10]=0;OR([.Q10]*[.Q9]&lt;=0;AND(ABS([.Q10])&gt;ABS([.Q9]);[.X1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3">
            <text:p>-1,3</text:p>
          </table:table-cell>
          <table:table-cell table:formula="of:=(([.I11]*[.I11]*10000)*[.$B$5]/256+[.$B$6]*256)*[.I11]*100/256/256" office:value-type="float" office:value="-9.82436180114746">
            <text:p>-9,8243618011</text:p>
          </table:table-cell>
          <table:table-cell table:formula="of:=[.K10]+[.$B$8]*5/60" office:value-type="float" office:value="28">
            <text:p>28</text:p>
          </table:table-cell>
          <table:table-cell table:style-name="ce7" table:number-columns-repeated="2"/>
          <table:table-cell/>
          <table:table-cell table:formula="of:=[.O10]" office:value-type="float" office:value="21">
            <text:p>21,00</text:p>
          </table:table-cell>
          <table:table-cell table:formula="of:=[.P10]+([.V10]*1+[.V9]*2+[.V8]*3+[.V7]*3+[.V6]*1+[.V5]*1+[.V4]*1)/13+RAND()*0.04-0.04/2+[.N11]" office:value-type="float" office:value="16.7751697747123">
            <text:p>16,7751697747</text:p>
          </table:table-cell>
          <table:table-cell table:formula="of:=ROUND(([.O11]-[.P11])*12)/12" office:value-type="float" office:value="4.25">
            <text:p>4,25</text:p>
          </table:table-cell>
          <table:table-cell table:formula="of:=IF([.Y10]&gt;0;TRUNC([.R10]+[.Q11]*800);[.R10])" office:value-type="float" office:value="4000">
            <text:p>4000</text:p>
          </table:table-cell>
          <table:table-cell table:formula="of:=((([.Q11]*[.Q11]*10000)/256*[.$B$5]+[.$B$6]*256)*[.Q11]*100+[.R11]*[.$B$7])/256/256+0" office:value-type="float" office:value="216.560238599777">
            <text:p>216,56</text:p>
          </table:table-cell>
          <table:table-cell table:formula="of:=IF([.S11]&gt;30;30;IF([.S11]&lt;-30;-30;IF([.S11]&gt;=[.T10];TRUNC([.S11]+1/4);TRUNC([.S11]+3/4))))" office:value-type="float" office:value="30">
            <text:p>30</text:p>
          </table:table-cell>
          <table:table-cell table:formula="of:=IF([.T11]&gt;[.T10];[.T11]-[.$U$3];[.T11]+[.$U$3])-[.$Z$4]" office:value-type="float" office:value="25.78">
            <text:p>25,78</text:p>
          </table:table-cell>
          <table:table-cell table:formula="of:=IF([.U11]&gt;0;IF([.U11]&gt;3;3*0.25;[.U11]*0.25);IF([.U11]&lt;-3;-3*0.16;[.U11]*0.16))/3" office:value-type="float" office:value="0.25">
            <text:p>0,25</text:p>
          </table:table-cell>
          <table:table-cell table:formula="of:=IF([.O11]=[.O10];IF([.W10]&lt;=0;0;[.W10]-1);[.$Z$3])" office:value-type="float" office:value="0">
            <text:p>0</text:p>
          </table:table-cell>
          <table:table-cell table:formula="of:=IF([.W11]&gt;0;IF([.O11]&lt;&gt;[.O10];[.$F$5];[.X10]);IF(OR([.O11]&lt;&gt;[.O10];[.Q11]*[.Q10]&lt;=0);[.$F$5];IF(ABS([.Q11])&gt;=ABS([.Q9]);IF([.X10]&lt;0;[.X10];[.X10]-TRUNC(ABS([.Q11])*100/25)-1);[.X10])))" office:value-type="float" office:value="40">
            <text:p>40</text:p>
          </table:table-cell>
          <table:table-cell table:formula="of:=IF(AND([.W11]=0;OR([.Q11]*[.Q10]&lt;=0;AND(ABS([.Q11])&gt;ABS([.Q10]);[.X11]&gt;0)));1;0)" office:value-type="float" office:value="0">
            <text:p>0</text:p>
          </table:table-cell>
          <table:table-cell/>
        </table:table-row>
        <table:table-row table:style-name="ro2">
          <table:table-cell>
            <draw:frame table:end-cell-address="List1.I40" table:end-x="0.388cm" table:end-y="0.012cm" draw:z-index="0" draw:style-name="gr1" svg:width="19.548cm" svg:height="12.533cm" svg:x="0.026cm" svg:y="0.075cm">
              <draw:object draw:notify-on-update-of-ranges="List1.I4:List1.I44 List1.J4:List1.J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-1.2">
            <text:p>-1,2</text:p>
          </table:table-cell>
          <table:table-cell table:formula="of:=(([.I12]*[.I12]*10000)*[.$B$5]/256+[.$B$6]*256)*[.I12]*100/256/256" office:value-type="float" office:value="-8.2818603515625">
            <text:p>-8,2818603516</text:p>
          </table:table-cell>
          <table:table-cell table:formula="of:=[.K11]+[.$B$8]*5/60" office:value-type="float" office:value="32">
            <text:p>32</text:p>
          </table:table-cell>
          <table:table-cell table:style-name="ce7" table:number-columns-repeated="2"/>
          <table:table-cell/>
          <table:table-cell table:formula="of:=[.O11]" office:value-type="float" office:value="21">
            <text:p>21,00</text:p>
          </table:table-cell>
          <table:table-cell table:formula="of:=[.P11]+([.V11]*1+[.V10]*2+[.V9]*3+[.V8]*3+[.V7]*2+[.V6]*1+[.V5]*1+[.V4]*1)/14+RAND()*0.04-0.04/2+[.N12]" office:value-type="float" office:value="17.0383362129417">
            <text:p>17,0383362129</text:p>
          </table:table-cell>
          <table:table-cell table:formula="of:=ROUND(([.O12]-[.P12])*12)/12" office:value-type="float" office:value="4">
            <text:p>4,00</text:p>
          </table:table-cell>
          <table:table-cell table:formula="of:=IF([.Y11]&gt;0;TRUNC([.R11]+[.Q12]*800);[.R11])" office:value-type="float" office:value="4000">
            <text:p>4000</text:p>
          </table:table-cell>
          <table:table-cell table:formula="of:=((([.Q12]*[.Q12]*10000)/256*[.$B$5]+[.$B$6]*256)*[.Q12]*100+[.R12]*[.$B$7])/256/256+0" office:value-type="float" office:value="182.2998046875">
            <text:p>182,30</text:p>
          </table:table-cell>
          <table:table-cell table:formula="of:=IF([.S12]&gt;30;30;IF([.S12]&lt;-30;-30;IF([.S12]&gt;=[.T11];TRUNC([.S12]+1/4);TRUNC([.S12]+3/4))))" office:value-type="float" office:value="30">
            <text:p>30</text:p>
          </table:table-cell>
          <table:table-cell table:formula="of:=IF([.T12]&gt;[.T11];[.T12]-[.$U$3];[.T12]+[.$U$3])-[.$Z$4]" office:value-type="float" office:value="25.78">
            <text:p>25,78</text:p>
          </table:table-cell>
          <table:table-cell table:formula="of:=IF([.U12]&gt;0;IF([.U12]&gt;3;3*0.25;[.U12]*0.25);IF([.U12]&lt;-3;-3*0.16;[.U12]*0.16))/3" office:value-type="float" office:value="0.25">
            <text:p>0,25</text:p>
          </table:table-cell>
          <table:table-cell table:formula="of:=IF([.O12]=[.O11];IF([.W11]&lt;=0;0;[.W11]-1);[.$Z$3])" office:value-type="float" office:value="0">
            <text:p>0</text:p>
          </table:table-cell>
          <table:table-cell table:formula="of:=IF([.W12]&gt;0;IF([.O12]&lt;&gt;[.O11];[.$F$5];[.X11]);IF(OR([.O12]&lt;&gt;[.O11];[.Q12]*[.Q11]&lt;=0);[.$F$5];IF(ABS([.Q12])&gt;=ABS([.Q10]);IF([.X11]&lt;0;[.X11];[.X11]-TRUNC(ABS([.Q12])*100/25)-1);[.X11])))" office:value-type="float" office:value="40">
            <text:p>40</text:p>
          </table:table-cell>
          <table:table-cell table:formula="of:=IF(AND([.W12]=0;OR([.Q12]*[.Q11]&lt;=0;AND(ABS([.Q12])&gt;ABS([.Q11]);[.X1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1.1">
            <text:p>-1,1</text:p>
          </table:table-cell>
          <table:table-cell table:formula="of:=(([.I13]*[.I13]*10000)*[.$B$5]/256+[.$B$6]*256)*[.I13]*100/256/256" office:value-type="float" office:value="-6.92818641662598">
            <text:p>-6,9281864166</text:p>
          </table:table-cell>
          <table:table-cell table:formula="of:=[.K12]+[.$B$8]*5/60" office:value-type="float" office:value="36">
            <text:p>36</text:p>
          </table:table-cell>
          <table:table-cell table:style-name="ce7" table:number-columns-repeated="2"/>
          <table:table-cell/>
          <table:table-cell table:formula="of:=[.O12]" office:value-type="float" office:value="21">
            <text:p>21,00</text:p>
          </table:table-cell>
          <table:table-cell table:formula="of:=[.P12]+([.V12]*1+[.V11]*2+[.V10]*3+[.V9]*3+[.V8]*2+[.V7]*1+[.V6]*1+[.V5]*1)/14+RAND()*0.08-0.08/2+[.N13]" office:value-type="float" office:value="17.2726897662592">
            <text:p>17,2726897663</text:p>
          </table:table-cell>
          <table:table-cell table:formula="of:=ROUND(([.O13]-[.P13])*12)/12" office:value-type="float" office:value="3.75">
            <text:p>3,75</text:p>
          </table:table-cell>
          <table:table-cell table:formula="of:=IF([.Y12]&gt;0;TRUNC([.R12]+[.Q13]*800);[.R12])" office:value-type="float" office:value="4000">
            <text:p>4000</text:p>
          </table:table-cell>
          <table:table-cell table:formula="of:=((([.Q13]*[.Q13]*10000)/256*[.$B$5]+[.$B$6]*256)*[.Q13]*100+[.R13]*[.$B$7])/256/256+0" office:value-type="float" office:value="151.973277330399">
            <text:p>151,97</text:p>
          </table:table-cell>
          <table:table-cell table:formula="of:=IF([.S13]&gt;30;30;IF([.S13]&lt;-30;-30;IF([.S13]&gt;=[.T12];TRUNC([.S13]+1/4);TRUNC([.S13]+3/4))))" office:value-type="float" office:value="30">
            <text:p>30</text:p>
          </table:table-cell>
          <table:table-cell table:formula="of:=IF([.T13]&gt;[.T12];[.T13]-[.$U$3];[.T13]+[.$U$3])-[.$Z$4]" office:value-type="float" office:value="25.78">
            <text:p>25,78</text:p>
          </table:table-cell>
          <table:table-cell table:formula="of:=IF([.U13]&gt;0;IF([.U13]&gt;3;3*0.25;[.U13]*0.25);IF([.U13]&lt;-3;-3*0.16;[.U13]*0.16))/3" office:value-type="float" office:value="0.25">
            <text:p>0,25</text:p>
          </table:table-cell>
          <table:table-cell table:formula="of:=IF([.O13]=[.O12];IF([.W12]&lt;=0;0;[.W12]-1);[.$Z$3])" office:value-type="float" office:value="0">
            <text:p>0</text:p>
          </table:table-cell>
          <table:table-cell table:formula="of:=IF([.W13]&gt;0;IF([.O13]&lt;&gt;[.O12];[.$F$5];[.X12]);IF(OR([.O13]&lt;&gt;[.O12];[.Q13]*[.Q12]&lt;=0);[.$F$5];IF(ABS([.Q13])&gt;=ABS([.Q11]);IF([.X12]&lt;0;[.X12];[.X12]-TRUNC(ABS([.Q13])*100/25)-1);[.X12])))" office:value-type="float" office:value="40">
            <text:p>40</text:p>
          </table:table-cell>
          <table:table-cell table:formula="of:=IF(AND([.W13]=0;OR([.Q13]*[.Q12]&lt;=0;AND(ABS([.Q13])&gt;ABS([.Q12]);[.X1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999999999999999">
            <text:p>-1</text:p>
          </table:table-cell>
          <table:table-cell table:formula="of:=(([.I14]*[.I14]*10000)*[.$B$5]/256+[.$B$6]*256)*[.I14]*100/256/256" office:value-type="float" office:value="-5.74760437011718">
            <text:p>-5,7476043701</text:p>
          </table:table-cell>
          <table:table-cell table:formula="of:=[.K13]+[.$B$8]*5/60" office:value-type="float" office:value="40">
            <text:p>40</text:p>
          </table:table-cell>
          <table:table-cell table:style-name="ce7" table:number-columns-repeated="2"/>
          <table:table-cell/>
          <table:table-cell table:formula="of:=[.O13]" office:value-type="float" office:value="21">
            <text:p>21,00</text:p>
          </table:table-cell>
          <table:table-cell table:formula="of:=[.P13]+([.V13]*1+[.V12]*2+[.V11]*3+[.V10]*3+[.V9]*2+[.V8]*1+[.V7]*1+[.V6]*1)/14+RAND()*0.08-0.08/2+[.N14]" office:value-type="float" office:value="17.5619715005245">
            <text:p>17,5619715005</text:p>
          </table:table-cell>
          <table:table-cell table:formula="of:=ROUND(([.O14]-[.P14])*12)/12" office:value-type="float" office:value="3.41666666666667">
            <text:p>3,42</text:p>
          </table:table-cell>
          <table:table-cell table:formula="of:=IF([.Y13]&gt;0;TRUNC([.R13]+[.Q14]*800);[.R13])" office:value-type="float" office:value="4000">
            <text:p>4000</text:p>
          </table:table-cell>
          <table:table-cell table:formula="of:=((([.Q14]*[.Q14]*10000)/256*[.$B$5]+[.$B$6]*256)*[.Q14]*100+[.R14]*[.$B$7])/256/256+0" office:value-type="float" office:value="117.232358676416">
            <text:p>117,23</text:p>
          </table:table-cell>
          <table:table-cell table:formula="of:=IF([.S14]&gt;30;30;IF([.S14]&lt;-30;-30;IF([.S14]&gt;=[.T13];TRUNC([.S14]+1/4);TRUNC([.S14]+3/4))))" office:value-type="float" office:value="30">
            <text:p>30</text:p>
          </table:table-cell>
          <table:table-cell table:formula="of:=IF([.T14]&gt;[.T13];[.T14]-[.$U$3];[.T14]+[.$U$3])-[.$Z$4]" office:value-type="float" office:value="25.78">
            <text:p>25,78</text:p>
          </table:table-cell>
          <table:table-cell table:formula="of:=IF([.U14]&gt;0;IF([.U14]&gt;3;3*0.25;[.U14]*0.25);IF([.U14]&lt;-3;-3*0.16;[.U14]*0.16))/3" office:value-type="float" office:value="0.25">
            <text:p>0,25</text:p>
          </table:table-cell>
          <table:table-cell table:formula="of:=IF([.O14]=[.O13];IF([.W13]&lt;=0;0;[.W13]-1);[.$Z$3])" office:value-type="float" office:value="0">
            <text:p>0</text:p>
          </table:table-cell>
          <table:table-cell table:formula="of:=IF([.W14]&gt;0;IF([.O14]&lt;&gt;[.O13];[.$F$5];[.X13]);IF(OR([.O14]&lt;&gt;[.O13];[.Q14]*[.Q13]&lt;=0);[.$F$5];IF(ABS([.Q14])&gt;=ABS([.Q12]);IF([.X13]&lt;0;[.X13];[.X13]-TRUNC(ABS([.Q14])*100/25)-1);[.X13])))" office:value-type="float" office:value="40">
            <text:p>40</text:p>
          </table:table-cell>
          <table:table-cell table:formula="of:=IF(AND([.W14]=0;OR([.Q14]*[.Q13]&lt;=0;AND(ABS([.Q14])&gt;ABS([.Q13]);[.X1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899999999999999">
            <text:p>-0,9</text:p>
          </table:table-cell>
          <table:table-cell table:formula="of:=(([.I15]*[.I15]*10000)*[.$B$5]/256+[.$B$6]*256)*[.I15]*100/256/256" office:value-type="float" office:value="-4.72437858581542">
            <text:p>-4,7243785858</text:p>
          </table:table-cell>
          <table:table-cell table:formula="of:=[.K14]+[.$B$8]*5/60" office:value-type="float" office:value="44">
            <text:p>44</text:p>
          </table:table-cell>
          <table:table-cell table:style-name="ce7" table:number-columns-repeated="2"/>
          <table:table-cell/>
          <table:table-cell table:formula="of:=[.O14]" office:value-type="float" office:value="21">
            <text:p>21,00</text:p>
          </table:table-cell>
          <table:table-cell table:formula="of:=[.P14]+([.V14]*1+[.V13]*2+[.V12]*3+[.V11]*3+[.V10]*2+[.V9]*1+[.V8]*1+[.V7]*1)/14+RAND()*0.08-0.08/2+[.N15]" office:value-type="float" office:value="17.796170034976">
            <text:p>17,796170035</text:p>
          </table:table-cell>
          <table:table-cell table:formula="of:=ROUND(([.O15]-[.P15])*12)/12" office:value-type="float" office:value="3.16666666666667">
            <text:p>3,17</text:p>
          </table:table-cell>
          <table:table-cell table:formula="of:=IF([.Y14]&gt;0;TRUNC([.R14]+[.Q15]*800);[.R14])" office:value-type="float" office:value="4000">
            <text:p>4000</text:p>
          </table:table-cell>
          <table:table-cell table:formula="of:=((([.Q15]*[.Q15]*10000)/256*[.$B$5]+[.$B$6]*256)*[.Q15]*100+[.R15]*[.$B$7])/256/256+0" office:value-type="float" office:value="95.1287887714527">
            <text:p>95,13</text:p>
          </table:table-cell>
          <table:table-cell table:formula="of:=IF([.S15]&gt;30;30;IF([.S15]&lt;-30;-30;IF([.S15]&gt;=[.T14];TRUNC([.S15]+1/4);TRUNC([.S15]+3/4))))" office:value-type="float" office:value="30">
            <text:p>30</text:p>
          </table:table-cell>
          <table:table-cell table:formula="of:=IF([.T15]&gt;[.T14];[.T15]-[.$U$3];[.T15]+[.$U$3])-[.$Z$4]" office:value-type="float" office:value="25.78">
            <text:p>25,78</text:p>
          </table:table-cell>
          <table:table-cell table:formula="of:=IF([.U15]&gt;0;IF([.U15]&gt;3;3*0.25;[.U15]*0.25);IF([.U15]&lt;-3;-3*0.16;[.U15]*0.16))/3" office:value-type="float" office:value="0.25">
            <text:p>0,25</text:p>
          </table:table-cell>
          <table:table-cell table:formula="of:=IF([.O15]=[.O14];IF([.W14]&lt;=0;0;[.W14]-1);[.$Z$3])" office:value-type="float" office:value="0">
            <text:p>0</text:p>
          </table:table-cell>
          <table:table-cell table:formula="of:=IF([.W15]&gt;0;IF([.O15]&lt;&gt;[.O14];[.$F$5];[.X14]);IF(OR([.O15]&lt;&gt;[.O14];[.Q15]*[.Q14]&lt;=0);[.$F$5];IF(ABS([.Q15])&gt;=ABS([.Q13]);IF([.X14]&lt;0;[.X14];[.X14]-TRUNC(ABS([.Q15])*100/25)-1);[.X14])))" office:value-type="float" office:value="40">
            <text:p>40</text:p>
          </table:table-cell>
          <table:table-cell table:formula="of:=IF(AND([.W15]=0;OR([.Q15]*[.Q14]&lt;=0;AND(ABS([.Q15])&gt;ABS([.Q14]);[.X1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799999999999999">
            <text:p>-0,8</text:p>
          </table:table-cell>
          <table:table-cell table:formula="of:=(([.I16]*[.I16]*10000)*[.$B$5]/256+[.$B$6]*256)*[.I16]*100/256/256" office:value-type="float" office:value="-3.84277343749999">
            <text:p>-3,8427734375</text:p>
          </table:table-cell>
          <table:table-cell table:formula="of:=[.K15]+[.$B$8]*5/60" office:value-type="float" office:value="48">
            <text:p>48</text:p>
          </table:table-cell>
          <table:table-cell table:style-name="ce7" table:number-columns-repeated="2"/>
          <table:table-cell/>
          <table:table-cell table:formula="of:=[.O15]" office:value-type="float" office:value="21">
            <text:p>21,00</text:p>
          </table:table-cell>
          <table:table-cell table:formula="of:=[.P15]+([.V15]*1+[.V14]*2+[.V13]*3+[.V12]*3+[.V11]*2+[.V10]*1+[.V9]*1+[.V8]*1)/14+RAND()*0.08-0.08/2+[.N16]" office:value-type="float" office:value="18.0807519434106">
            <text:p>18,0807519434</text:p>
          </table:table-cell>
          <table:table-cell table:formula="of:=ROUND(([.O16]-[.P16])*12)/12" office:value-type="float" office:value="2.91666666666667">
            <text:p>2,92</text:p>
          </table:table-cell>
          <table:table-cell table:formula="of:=IF([.Y15]&gt;0;TRUNC([.R15]+[.Q16]*800);[.R15])" office:value-type="float" office:value="4000">
            <text:p>4000</text:p>
          </table:table-cell>
          <table:table-cell table:formula="of:=((([.Q16]*[.Q16]*10000)/256*[.$B$5]+[.$B$6]*256)*[.Q16]*100+[.R16]*[.$B$7])/256/256+0" office:value-type="float" office:value="76.1395615560037">
            <text:p>76,14</text:p>
          </table:table-cell>
          <table:table-cell table:formula="of:=IF([.S16]&gt;30;30;IF([.S16]&lt;-30;-30;IF([.S16]&gt;=[.T15];TRUNC([.S16]+1/4);TRUNC([.S16]+3/4))))" office:value-type="float" office:value="30">
            <text:p>30</text:p>
          </table:table-cell>
          <table:table-cell table:formula="of:=IF([.T16]&gt;[.T15];[.T16]-[.$U$3];[.T16]+[.$U$3])-[.$Z$4]" office:value-type="float" office:value="25.78">
            <text:p>25,78</text:p>
          </table:table-cell>
          <table:table-cell table:formula="of:=IF([.U16]&gt;0;IF([.U16]&gt;3;3*0.25;[.U16]*0.25);IF([.U16]&lt;-3;-3*0.16;[.U16]*0.16))/3" office:value-type="float" office:value="0.25">
            <text:p>0,25</text:p>
          </table:table-cell>
          <table:table-cell table:formula="of:=IF([.O16]=[.O15];IF([.W15]&lt;=0;0;[.W15]-1);[.$Z$3])" office:value-type="float" office:value="0">
            <text:p>0</text:p>
          </table:table-cell>
          <table:table-cell table:formula="of:=IF([.W16]&gt;0;IF([.O16]&lt;&gt;[.O15];[.$F$5];[.X15]);IF(OR([.O16]&lt;&gt;[.O15];[.Q16]*[.Q15]&lt;=0);[.$F$5];IF(ABS([.Q16])&gt;=ABS([.Q14]);IF([.X15]&lt;0;[.X15];[.X15]-TRUNC(ABS([.Q16])*100/25)-1);[.X15])))" office:value-type="float" office:value="40">
            <text:p>40</text:p>
          </table:table-cell>
          <table:table-cell table:formula="of:=IF(AND([.W16]=0;OR([.Q16]*[.Q15]&lt;=0;AND(ABS([.Q16])&gt;ABS([.Q15]);[.X1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699999999999999">
            <text:p>-0,7</text:p>
          </table:table-cell>
          <table:table-cell table:formula="of:=(([.I17]*[.I17]*10000)*[.$B$5]/256+[.$B$6]*256)*[.I17]*100/256/256" office:value-type="float" office:value="-3.08705329895019">
            <text:p>-3,087053299</text:p>
          </table:table-cell>
          <table:table-cell table:formula="of:=[.K16]+[.$B$8]*5/60" office:value-type="float" office:value="52">
            <text:p>52</text:p>
          </table:table-cell>
          <table:table-cell table:style-name="ce7" table:number-columns-repeated="2"/>
          <table:table-cell/>
          <table:table-cell table:formula="of:=[.O16]" office:value-type="float" office:value="21">
            <text:p>21,00</text:p>
          </table:table-cell>
          <table:table-cell table:formula="of:=[.P16]+([.V16]*1+[.V15]*2+[.V14]*3+[.V13]*3+[.V12]*2+[.V11]*1+[.V10]*1+[.V9]*1)/14+RAND()*0.08-0.08/2+[.N17]" office:value-type="float" office:value="18.3383685535651">
            <text:p>18,3383685536</text:p>
          </table:table-cell>
          <table:table-cell table:formula="of:=ROUND(([.O17]-[.P17])*12)/12" office:value-type="float" office:value="2.66666666666667">
            <text:p>2,67</text:p>
          </table:table-cell>
          <table:table-cell table:formula="of:=IF([.Y16]&gt;0;TRUNC([.R16]+[.Q17]*800);[.R16])" office:value-type="float" office:value="4000">
            <text:p>4000</text:p>
          </table:table-cell>
          <table:table-cell table:formula="of:=((([.Q17]*[.Q17]*10000)/256*[.$B$5]+[.$B$6]*256)*[.Q17]*100+[.R17]*[.$B$7])/256/256+0" office:value-type="float" office:value="60.0188078703704">
            <text:p>60,02</text:p>
          </table:table-cell>
          <table:table-cell table:formula="of:=IF([.S17]&gt;30;30;IF([.S17]&lt;-30;-30;IF([.S17]&gt;=[.T16];TRUNC([.S17]+1/4);TRUNC([.S17]+3/4))))" office:value-type="float" office:value="30">
            <text:p>30</text:p>
          </table:table-cell>
          <table:table-cell table:formula="of:=IF([.T17]&gt;[.T16];[.T17]-[.$U$3];[.T17]+[.$U$3])-[.$Z$4]" office:value-type="float" office:value="25.78">
            <text:p>25,78</text:p>
          </table:table-cell>
          <table:table-cell table:formula="of:=IF([.U17]&gt;0;IF([.U17]&gt;3;3*0.25;[.U17]*0.25);IF([.U17]&lt;-3;-3*0.16;[.U17]*0.16))/3" office:value-type="float" office:value="0.25">
            <text:p>0,25</text:p>
          </table:table-cell>
          <table:table-cell table:formula="of:=IF([.O17]=[.O16];IF([.W16]&lt;=0;0;[.W16]-1);[.$Z$3])" office:value-type="float" office:value="0">
            <text:p>0</text:p>
          </table:table-cell>
          <table:table-cell table:formula="of:=IF([.W17]&gt;0;IF([.O17]&lt;&gt;[.O16];[.$F$5];[.X16]);IF(OR([.O17]&lt;&gt;[.O16];[.Q17]*[.Q16]&lt;=0);[.$F$5];IF(ABS([.Q17])&gt;=ABS([.Q15]);IF([.X16]&lt;0;[.X16];[.X16]-TRUNC(ABS([.Q17])*100/25)-1);[.X16])))" office:value-type="float" office:value="40">
            <text:p>40</text:p>
          </table:table-cell>
          <table:table-cell table:formula="of:=IF(AND([.W17]=0;OR([.Q17]*[.Q16]&lt;=0;AND(ABS([.Q17])&gt;ABS([.Q16]);[.X1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599999999999999">
            <text:p>-0,6</text:p>
          </table:table-cell>
          <table:table-cell table:formula="of:=(([.I18]*[.I18]*10000)*[.$B$5]/256+[.$B$6]*256)*[.I18]*100/256/256" office:value-type="float" office:value="-2.44148254394531">
            <text:p>-2,4414825439</text:p>
          </table:table-cell>
          <table:table-cell table:formula="of:=[.K17]+[.$B$8]*5/60" office:value-type="float" office:value="56">
            <text:p>56</text:p>
          </table:table-cell>
          <table:table-cell table:style-name="ce7" table:number-columns-repeated="2"/>
          <table:table-cell office:value-type="float" office:value="0.1">
            <text:p>0,10</text:p>
          </table:table-cell>
          <table:table-cell table:formula="of:=[.O17]" office:value-type="float" office:value="21">
            <text:p>21,00</text:p>
          </table:table-cell>
          <table:table-cell table:formula="of:=[.P17]+([.V17]*1+[.V16]*2+[.V15]*3+[.V14]*3+[.V13]*2+[.V12]*1+[.V11]*1+[.V10]*1)/14+RAND()*0.08-0.08/2+[.N18]" office:value-type="float" office:value="18.6836910780605">
            <text:p>18,6836910781</text:p>
          </table:table-cell>
          <table:table-cell table:formula="of:=ROUND(([.O18]-[.P18])*12)/12" office:value-type="float" office:value="2.33333333333333">
            <text:p>2,33</text:p>
          </table:table-cell>
          <table:table-cell table:formula="of:=IF([.Y17]&gt;0;TRUNC([.R17]+[.Q18]*800);[.R17])" office:value-type="float" office:value="4000">
            <text:p>4000</text:p>
          </table:table-cell>
          <table:table-cell table:formula="of:=((([.Q18]*[.Q18]*10000)/256*[.$B$5]+[.$B$6]*256)*[.Q18]*100+[.R18]*[.$B$7])/256/256+0" office:value-type="float" office:value="42.5615805166739">
            <text:p>42,56</text:p>
          </table:table-cell>
          <table:table-cell table:formula="of:=IF([.S18]&gt;30;30;IF([.S18]&lt;-30;-30;IF([.S18]&gt;=[.T17];TRUNC([.S18]+1/4);TRUNC([.S18]+3/4))))" office:value-type="float" office:value="30">
            <text:p>30</text:p>
          </table:table-cell>
          <table:table-cell table:formula="of:=IF([.T18]&gt;[.T17];[.T18]-[.$U$3];[.T18]+[.$U$3])-[.$Z$4]" office:value-type="float" office:value="25.78">
            <text:p>25,78</text:p>
          </table:table-cell>
          <table:table-cell table:formula="of:=IF([.U18]&gt;0;IF([.U18]&gt;3;3*0.25;[.U18]*0.25);IF([.U18]&lt;-3;-3*0.16;[.U18]*0.16))/3" office:value-type="float" office:value="0.25">
            <text:p>0,25</text:p>
          </table:table-cell>
          <table:table-cell table:formula="of:=IF([.O18]=[.O17];IF([.W17]&lt;=0;0;[.W17]-1);[.$Z$3])" office:value-type="float" office:value="0">
            <text:p>0</text:p>
          </table:table-cell>
          <table:table-cell table:formula="of:=IF([.W18]&gt;0;IF([.O18]&lt;&gt;[.O17];[.$F$5];[.X17]);IF(OR([.O18]&lt;&gt;[.O17];[.Q18]*[.Q17]&lt;=0);[.$F$5];IF(ABS([.Q18])&gt;=ABS([.Q16]);IF([.X17]&lt;0;[.X17];[.X17]-TRUNC(ABS([.Q18])*100/25)-1);[.X17])))" office:value-type="float" office:value="40">
            <text:p>40</text:p>
          </table:table-cell>
          <table:table-cell table:formula="of:=IF(AND([.W18]=0;OR([.Q18]*[.Q17]&lt;=0;AND(ABS([.Q18])&gt;ABS([.Q17]);[.X1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499999999999999">
            <text:p>-0,5</text:p>
          </table:table-cell>
          <table:table-cell table:formula="of:=(([.I19]*[.I19]*10000)*[.$B$5]/256+[.$B$6]*256)*[.I19]*100/256/256" office:value-type="float" office:value="-1.89032554626464">
            <text:p>-1,8903255463</text:p>
          </table:table-cell>
          <table:table-cell table:formula="of:=[.K18]+[.$B$8]*5/60" office:value-type="float" office:value="60">
            <text:p>60</text:p>
          </table:table-cell>
          <table:table-cell table:style-name="ce7" table:number-columns-repeated="2"/>
          <table:table-cell office:value-type="float" office:value="0.2">
            <text:p>0,20</text:p>
          </table:table-cell>
          <table:table-cell table:formula="of:=[.O18]" office:value-type="float" office:value="21">
            <text:p>21,00</text:p>
          </table:table-cell>
          <table:table-cell table:formula="of:=[.P18]+([.V18]*1+[.V17]*2+[.V16]*3+[.V15]*3+[.V14]*2+[.V13]*1+[.V12]*1+[.V11]*1)/14+RAND()*0.08-0.08/2+[.N19]" office:value-type="float" office:value="19.1572392947685">
            <text:p>19,1572392948</text:p>
          </table:table-cell>
          <table:table-cell table:formula="of:=ROUND(([.O19]-[.P19])*12)/12" office:value-type="float" office:value="1.83333333333333">
            <text:p>1,83</text:p>
          </table:table-cell>
          <table:table-cell table:formula="of:=IF([.Y18]&gt;0;TRUNC([.R18]+[.Q19]*800);[.R18])" office:value-type="float" office:value="4000">
            <text:p>4000</text:p>
          </table:table-cell>
          <table:table-cell table:formula="of:=((([.Q19]*[.Q19]*10000)/256*[.$B$5]+[.$B$6]*256)*[.Q19]*100+[.R19]*[.$B$7])/256/256+0" office:value-type="float" office:value="23.842876928824">
            <text:p>23,84</text:p>
          </table:table-cell>
          <table:table-cell table:formula="of:=IF([.S19]&gt;30;30;IF([.S19]&lt;-30;-30;IF([.S19]&gt;=[.T18];TRUNC([.S19]+1/4);TRUNC([.S19]+3/4))))" office:value-type="float" office:value="24">
            <text:p>24</text:p>
          </table:table-cell>
          <table:table-cell table:formula="of:=IF([.T19]&gt;[.T18];[.T19]-[.$U$3];[.T19]+[.$U$3])-[.$Z$4]" office:value-type="float" office:value="19.78">
            <text:p>19,78</text:p>
          </table:table-cell>
          <table:table-cell table:formula="of:=IF([.U19]&gt;0;IF([.U19]&gt;3;3*0.25;[.U19]*0.25);IF([.U19]&lt;-3;-3*0.16;[.U19]*0.16))/3" office:value-type="float" office:value="0.25">
            <text:p>0,25</text:p>
          </table:table-cell>
          <table:table-cell table:formula="of:=IF([.O19]=[.O18];IF([.W18]&lt;=0;0;[.W18]-1);[.$Z$3])" office:value-type="float" office:value="0">
            <text:p>0</text:p>
          </table:table-cell>
          <table:table-cell table:formula="of:=IF([.W19]&gt;0;IF([.O19]&lt;&gt;[.O18];[.$F$5];[.X18]);IF(OR([.O19]&lt;&gt;[.O18];[.Q19]*[.Q18]&lt;=0);[.$F$5];IF(ABS([.Q19])&gt;=ABS([.Q17]);IF([.X18]&lt;0;[.X18];[.X18]-TRUNC(ABS([.Q19])*100/25)-1);[.X18])))" office:value-type="float" office:value="40">
            <text:p>40</text:p>
          </table:table-cell>
          <table:table-cell table:formula="of:=IF(AND([.W19]=0;OR([.Q19]*[.Q18]&lt;=0;AND(ABS([.Q19])&gt;ABS([.Q18]);[.X1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399999999999999">
            <text:p>-0,4</text:p>
          </table:table-cell>
          <table:table-cell table:formula="of:=(([.I20]*[.I20]*10000)*[.$B$5]/256+[.$B$6]*256)*[.I20]*100/256/256" office:value-type="float" office:value="-1.4178466796875">
            <text:p>-1,4178466797</text:p>
          </table:table-cell>
          <table:table-cell table:formula="of:=[.K19]+[.$B$8]*5/60" office:value-type="float" office:value="64">
            <text:p>64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19]" office:value-type="float" office:value="21">
            <text:p>21,00</text:p>
          </table:table-cell>
          <table:table-cell table:formula="of:=[.P19]+([.V19]*1+[.V18]*2+[.V17]*3+[.V16]*3+[.V15]*2+[.V14]*1+[.V13]*1+[.V12]*1)/14+RAND()*0.08-0.08/2+[.N20]" office:value-type="float" office:value="19.7383855027419">
            <text:p>19,7383855027</text:p>
          </table:table-cell>
          <table:table-cell table:formula="of:=ROUND(([.O20]-[.P20])*12)/12" office:value-type="float" office:value="1.25">
            <text:p>1,25</text:p>
          </table:table-cell>
          <table:table-cell table:formula="of:=IF([.Y19]&gt;0;TRUNC([.R19]+[.Q20]*800);[.R19])" office:value-type="float" office:value="4000">
            <text:p>4000</text:p>
          </table:table-cell>
          <table:table-cell table:formula="of:=((([.Q20]*[.Q20]*10000)/256*[.$B$5]+[.$B$6]*256)*[.Q20]*100+[.R20]*[.$B$7])/256/256+0" office:value-type="float" office:value="10.9816491603851">
            <text:p>10,98</text:p>
          </table:table-cell>
          <table:table-cell table:formula="of:=IF([.S20]&gt;30;30;IF([.S20]&lt;-30;-30;IF([.S20]&gt;=[.T19];TRUNC([.S20]+1/4);TRUNC([.S20]+3/4))))" office:value-type="float" office:value="11">
            <text:p>11</text:p>
          </table:table-cell>
          <table:table-cell table:formula="of:=IF([.T20]&gt;[.T19];[.T20]-[.$U$3];[.T20]+[.$U$3])-[.$Z$4]" office:value-type="float" office:value="6.78">
            <text:p>6,78</text:p>
          </table:table-cell>
          <table:table-cell table:formula="of:=IF([.U20]&gt;0;IF([.U20]&gt;3;3*0.25;[.U20]*0.25);IF([.U20]&lt;-3;-3*0.16;[.U20]*0.16))/3" office:value-type="float" office:value="0.25">
            <text:p>0,25</text:p>
          </table:table-cell>
          <table:table-cell table:formula="of:=IF([.O20]=[.O19];IF([.W19]&lt;=0;0;[.W19]-1);[.$Z$3])" office:value-type="float" office:value="0">
            <text:p>0</text:p>
          </table:table-cell>
          <table:table-cell table:formula="of:=IF([.W20]&gt;0;IF([.O20]&lt;&gt;[.O19];[.$F$5];[.X19]);IF(OR([.O20]&lt;&gt;[.O19];[.Q20]*[.Q19]&lt;=0);[.$F$5];IF(ABS([.Q20])&gt;=ABS([.Q18]);IF([.X19]&lt;0;[.X19];[.X19]-TRUNC(ABS([.Q20])*100/25)-1);[.X19])))" office:value-type="float" office:value="40">
            <text:p>40</text:p>
          </table:table-cell>
          <table:table-cell table:formula="of:=IF(AND([.W20]=0;OR([.Q20]*[.Q19]&lt;=0;AND(ABS([.Q20])&gt;ABS([.Q19]);[.X2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299999999999998">
            <text:p>-0,3</text:p>
          </table:table-cell>
          <table:table-cell table:formula="of:=(([.I21]*[.I21]*10000)*[.$B$5]/256+[.$B$6]*256)*[.I21]*100/256/256" office:value-type="float" office:value="-1.00831031799316">
            <text:p>-1,008310318</text:p>
          </table:table-cell>
          <table:table-cell table:formula="of:=[.K20]+[.$B$8]*5/60" office:value-type="float" office:value="68">
            <text:p>68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20]" office:value-type="float" office:value="21">
            <text:p>21,00</text:p>
          </table:table-cell>
          <table:table-cell table:formula="of:=[.P20]+([.V20]*1+[.V19]*2+[.V18]*3+[.V17]*3+[.V16]*2+[.V15]*1+[.V14]*1+[.V13]*1)/14+RAND()*0.08-0.08/2+[.N21]" office:value-type="float" office:value="20.3119614445132">
            <text:p>20,3119614445</text:p>
          </table:table-cell>
          <table:table-cell table:formula="of:=ROUND(([.O21]-[.P21])*12)/12" office:value-type="float" office:value="0.666666666666667">
            <text:p>0,67</text:p>
          </table:table-cell>
          <table:table-cell table:formula="of:=IF([.Y20]&gt;0;TRUNC([.R20]+[.Q21]*800);[.R20])" office:value-type="float" office:value="4000">
            <text:p>4000</text:p>
          </table:table-cell>
          <table:table-cell table:formula="of:=((([.Q21]*[.Q21]*10000)/256*[.$B$5]+[.$B$6]*256)*[.Q21]*100+[.R21]*[.$B$7])/256/256+0" office:value-type="float" office:value="4.81352629484954">
            <text:p>4,81</text:p>
          </table:table-cell>
          <table:table-cell table:formula="of:=IF([.S21]&gt;30;30;IF([.S21]&lt;-30;-30;IF([.S21]&gt;=[.T20];TRUNC([.S21]+1/4);TRUNC([.S21]+3/4))))" office:value-type="float" office:value="5">
            <text:p>5</text:p>
          </table:table-cell>
          <table:table-cell table:formula="of:=IF([.T21]&gt;[.T20];[.T21]-[.$U$3];[.T21]+[.$U$3])-[.$Z$4]" office:value-type="float" office:value="0.779999999999999">
            <text:p>0,78</text:p>
          </table:table-cell>
          <table:table-cell table:formula="of:=IF([.U21]&gt;0;IF([.U21]&gt;3;3*0.25;[.U21]*0.25);IF([.U21]&lt;-3;-3*0.16;[.U21]*0.16))/3" office:value-type="float" office:value="0.065">
            <text:p>0,065</text:p>
          </table:table-cell>
          <table:table-cell table:formula="of:=IF([.O21]=[.O20];IF([.W20]&lt;=0;0;[.W20]-1);[.$Z$3])" office:value-type="float" office:value="0">
            <text:p>0</text:p>
          </table:table-cell>
          <table:table-cell table:formula="of:=IF([.W21]&gt;0;IF([.O21]&lt;&gt;[.O20];[.$F$5];[.X20]);IF(OR([.O21]&lt;&gt;[.O20];[.Q21]*[.Q20]&lt;=0);[.$F$5];IF(ABS([.Q21])&gt;=ABS([.Q19]);IF([.X20]&lt;0;[.X20];[.X20]-TRUNC(ABS([.Q21])*100/25)-1);[.X20])))" office:value-type="float" office:value="40">
            <text:p>40</text:p>
          </table:table-cell>
          <table:table-cell table:formula="of:=IF(AND([.W21]=0;OR([.Q21]*[.Q20]&lt;=0;AND(ABS([.Q21])&gt;ABS([.Q20]);[.X2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199999999999998">
            <text:p>-0,2</text:p>
          </table:table-cell>
          <table:table-cell table:formula="of:=(([.I22]*[.I22]*10000)*[.$B$5]/256+[.$B$6]*256)*[.I22]*100/256/256" office:value-type="float" office:value="-0.645980834960931">
            <text:p>-0,645980835</text:p>
          </table:table-cell>
          <table:table-cell table:formula="of:=[.K21]+[.$B$8]*5/60" office:value-type="float" office:value="72">
            <text:p>72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21]" office:value-type="float" office:value="21">
            <text:p>21,00</text:p>
          </table:table-cell>
          <table:table-cell table:formula="of:=[.P21]+([.V21]*1+[.V20]*2+[.V19]*3+[.V18]*3+[.V17]*2+[.V16]*1+[.V15]*1+[.V14]*1)/14+RAND()*0.08-0.08/2+[.N22]" office:value-type="float" office:value="20.844494932707">
            <text:p>20,8444949327</text:p>
          </table:table-cell>
          <table:table-cell table:formula="of:=ROUND(([.O22]-[.P22])*12)/12" office:value-type="float" office:value="0.166666666666667">
            <text:p>0,17</text:p>
          </table:table-cell>
          <table:table-cell table:formula="of:=IF([.Y21]&gt;0;TRUNC([.R21]+[.Q22]*800);[.R21])" office:value-type="float" office:value="4000">
            <text:p>4000</text:p>
          </table:table-cell>
          <table:table-cell table:formula="of:=((([.Q22]*[.Q22]*10000)/256*[.$B$5]+[.$B$6]*256)*[.Q22]*100+[.R22]*[.$B$7])/256/256+0" office:value-type="float" office:value="2.48610002023202">
            <text:p>2,49</text:p>
          </table:table-cell>
          <table:table-cell table:formula="of:=IF([.S22]&gt;30;30;IF([.S22]&lt;-30;-30;IF([.S22]&gt;=[.T21];TRUNC([.S22]+1/4);TRUNC([.S22]+3/4))))" office:value-type="float" office:value="3">
            <text:p>3</text:p>
          </table:table-cell>
          <table:table-cell table:formula="of:=IF([.T22]&gt;[.T21];[.T22]-[.$U$3];[.T22]+[.$U$3])-[.$Z$4]" office:value-type="float" office:value="-1.22">
            <text:p>-1,22</text:p>
          </table:table-cell>
          <table:table-cell table:formula="of:=IF([.U22]&gt;0;IF([.U22]&gt;3;3*0.25;[.U22]*0.25);IF([.U22]&lt;-3;-3*0.16;[.U22]*0.16))/3" office:value-type="float" office:value="-0.0650666666666667">
            <text:p>-0,0650666667</text:p>
          </table:table-cell>
          <table:table-cell table:formula="of:=IF([.O22]=[.O21];IF([.W21]&lt;=0;0;[.W21]-1);[.$Z$3])" office:value-type="float" office:value="0">
            <text:p>0</text:p>
          </table:table-cell>
          <table:table-cell table:formula="of:=IF([.W22]&gt;0;IF([.O22]&lt;&gt;[.O21];[.$F$5];[.X21]);IF(OR([.O22]&lt;&gt;[.O21];[.Q22]*[.Q21]&lt;=0);[.$F$5];IF(ABS([.Q22])&gt;=ABS([.Q20]);IF([.X21]&lt;0;[.X21];[.X21]-TRUNC(ABS([.Q22])*100/25)-1);[.X21])))" office:value-type="float" office:value="40">
            <text:p>40</text:p>
          </table:table-cell>
          <table:table-cell table:formula="of:=IF(AND([.W22]=0;OR([.Q22]*[.Q21]&lt;=0;AND(ABS([.Q22])&gt;ABS([.Q21]);[.X2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-0.0999999999999983">
            <text:p>-0,1</text:p>
          </table:table-cell>
          <table:table-cell table:formula="of:=(([.I23]*[.I23]*10000)*[.$B$5]/256+[.$B$6]*256)*[.I23]*100/256/256" office:value-type="float" office:value="-0.315122604370112">
            <text:p>-0,3151226044</text:p>
          </table:table-cell>
          <table:table-cell table:formula="of:=[.K22]+[.$B$8]*5/60" office:value-type="float" office:value="76">
            <text:p>76</text:p>
          </table:table-cell>
          <table:table-cell table:style-name="ce7" table:number-columns-repeated="2"/>
          <table:table-cell office:value-type="float" office:value="0.3">
            <text:p>0,30</text:p>
          </table:table-cell>
          <table:table-cell table:formula="of:=[.O22]" office:value-type="float" office:value="21">
            <text:p>21,00</text:p>
          </table:table-cell>
          <table:table-cell table:formula="of:=[.P22]+([.V22]*1+[.V21]*2+[.V20]*3+[.V19]*3+[.V18]*2+[.V17]*1+[.V16]*1+[.V15]*1)/14+RAND()*0.08-0.08/2+[.N23]" office:value-type="float" office:value="21.327360182382">
            <text:p>21,3273601824</text:p>
          </table:table-cell>
          <table:table-cell table:formula="of:=ROUND(([.O23]-[.P23])*12)/12" office:value-type="float" office:value="-0.333333333333333">
            <text:p>-0,33</text:p>
          </table:table-cell>
          <table:table-cell table:formula="of:=IF([.Y22]&gt;0;TRUNC([.R22]+[.Q23]*800);[.R22])" office:value-type="float" office:value="4000">
            <text:p>4000</text:p>
          </table:table-cell>
          <table:table-cell table:formula="of:=((([.Q23]*[.Q23]*10000)/256*[.$B$5]+[.$B$6]*256)*[.Q23]*100+[.R23]*[.$B$7])/256/256+0" office:value-type="float" office:value="0.814324838143808">
            <text:p>0,81</text:p>
          </table:table-cell>
          <table:table-cell table:formula="of:=IF([.S23]&gt;30;30;IF([.S23]&lt;-30;-30;IF([.S23]&gt;=[.T22];TRUNC([.S23]+1/4);TRUNC([.S23]+3/4))))" office:value-type="float" office:value="1">
            <text:p>1</text:p>
          </table:table-cell>
          <table:table-cell table:formula="of:=IF([.T23]&gt;[.T22];[.T23]-[.$U$3];[.T23]+[.$U$3])-[.$Z$4]" office:value-type="float" office:value="-3.22">
            <text:p>-3,22</text:p>
          </table:table-cell>
          <table:table-cell table:formula="of:=IF([.U23]&gt;0;IF([.U23]&gt;3;3*0.25;[.U23]*0.25);IF([.U23]&lt;-3;-3*0.16;[.U23]*0.16))/3" office:value-type="float" office:value="-0.16">
            <text:p>-0,16</text:p>
          </table:table-cell>
          <table:table-cell table:formula="of:=IF([.O23]=[.O22];IF([.W22]&lt;=0;0;[.W22]-1);[.$Z$3])" office:value-type="float" office:value="0">
            <text:p>0</text:p>
          </table:table-cell>
          <table:table-cell table:formula="of:=IF([.W23]&gt;0;IF([.O23]&lt;&gt;[.O22];[.$F$5];[.X22]);IF(OR([.O23]&lt;&gt;[.O22];[.Q23]*[.Q22]&lt;=0);[.$F$5];IF(ABS([.Q23])&gt;=ABS([.Q21]);IF([.X22]&lt;0;[.X22];[.X22]-TRUNC(ABS([.Q23])*100/25)-1);[.X22])))" office:value-type="float" office:value="40">
            <text:p>40</text:p>
          </table:table-cell>
          <table:table-cell table:formula="of:=IF(AND([.W23]=0;OR([.Q23]*[.Q22]&lt;=0;AND(ABS([.Q23])&gt;ABS([.Q22]);[.X23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77635683940025E-015">
            <text:p>0</text:p>
          </table:table-cell>
          <table:table-cell table:formula="of:=(([.I24]*[.I24]*10000)*[.$B$5]/256+[.$B$6]*256)*[.I24]*100/256/256" office:value-type="float" office:value="5.55111512312578E-015">
            <text:p>0</text:p>
          </table:table-cell>
          <table:table-cell table:formula="of:=[.K23]+[.$B$8]*5/60" office:value-type="float" office:value="80">
            <text:p>80</text:p>
          </table:table-cell>
          <table:table-cell table:style-name="ce7" table:number-columns-repeated="2"/>
          <table:table-cell office:value-type="float" office:value="0.2">
            <text:p>0,20</text:p>
          </table:table-cell>
          <table:table-cell table:formula="of:=[.O23]" office:value-type="float" office:value="21">
            <text:p>21,00</text:p>
          </table:table-cell>
          <table:table-cell table:formula="of:=[.P23]+([.V23]*1+[.V22]*2+[.V21]*3+[.V20]*3+[.V19]*2+[.V18]*1+[.V17]*1+[.V16]*1)/14+RAND()*0.08-0.08/2+[.N24]" office:value-type="float" office:value="21.6918274990951">
            <text:p>21,6918274991</text:p>
          </table:table-cell>
          <table:table-cell table:formula="of:=ROUND(([.O24]-[.P24])*12)/12" office:value-type="float" office:value="-0.666666666666667">
            <text:p>-0,67</text:p>
          </table:table-cell>
          <table:table-cell table:formula="of:=IF([.Y23]&gt;0;TRUNC([.R23]+[.Q24]*800);[.R23])" office:value-type="float" office:value="3466">
            <text:p>3466</text:p>
          </table:table-cell>
          <table:table-cell table:formula="of:=((([.Q24]*[.Q24]*10000)/256*[.$B$5]+[.$B$6]*256)*[.Q24]*100+[.R24]*[.$B$7])/256/256+0" office:value-type="float" office:value="-1.16801848234954">
            <text:p>-1,17</text:p>
          </table:table-cell>
          <table:table-cell table:formula="of:=IF([.S24]&gt;30;30;IF([.S24]&lt;-30;-30;IF([.S24]&gt;=[.T23];TRUNC([.S24]+1/4);TRUNC([.S24]+3/4))))" office:value-type="float" office:value="-0">
            <text:p>-0</text:p>
          </table:table-cell>
          <table:table-cell table:formula="of:=IF([.T24]&gt;[.T23];[.T24]-[.$U$3];[.T24]+[.$U$3])-[.$Z$4]" office:value-type="float" office:value="-4.22">
            <text:p>-4,22</text:p>
          </table:table-cell>
          <table:table-cell table:formula="of:=IF([.U24]&gt;0;IF([.U24]&gt;3;3*0.25;[.U24]*0.25);IF([.U24]&lt;-3;-3*0.16;[.U24]*0.16))/3" office:value-type="float" office:value="-0.16">
            <text:p>-0,16</text:p>
          </table:table-cell>
          <table:table-cell table:formula="of:=IF([.O24]=[.O23];IF([.W23]&lt;=0;0;[.W23]-1);[.$Z$3])" office:value-type="float" office:value="0">
            <text:p>0</text:p>
          </table:table-cell>
          <table:table-cell table:formula="of:=IF([.W24]&gt;0;IF([.O24]&lt;&gt;[.O23];[.$F$5];[.X23]);IF(OR([.O24]&lt;&gt;[.O23];[.Q24]*[.Q23]&lt;=0);[.$F$5];IF(ABS([.Q24])&gt;=ABS([.Q22]);IF([.X23]&lt;0;[.X23];[.X23]-TRUNC(ABS([.Q24])*100/25)-1);[.X23])))" office:value-type="float" office:value="37">
            <text:p>37</text:p>
          </table:table-cell>
          <table:table-cell table:formula="of:=IF(AND([.W24]=0;OR([.Q24]*[.Q23]&lt;=0;AND(ABS([.Q24])&gt;ABS([.Q23]);[.X24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100000000000002">
            <text:p>0,1</text:p>
          </table:table-cell>
          <table:table-cell table:formula="of:=(([.I25]*[.I25]*10000)*[.$B$5]/256+[.$B$6]*256)*[.I25]*100/256/256" office:value-type="float" office:value="0.315122604370124">
            <text:p>0,3151226044</text:p>
          </table:table-cell>
          <table:table-cell table:formula="of:=[.K24]+[.$B$8]*5/60" office:value-type="float" office:value="84">
            <text:p>84</text:p>
          </table:table-cell>
          <table:table-cell table:style-name="ce7" table:number-columns-repeated="2"/>
          <table:table-cell office:value-type="float" office:value="0.1">
            <text:p>0,10</text:p>
          </table:table-cell>
          <table:table-cell table:formula="of:=[.O24]" office:value-type="float" office:value="21">
            <text:p>21,00</text:p>
          </table:table-cell>
          <table:table-cell table:formula="of:=[.P24]+([.V24]*1+[.V23]*2+[.V22]*3+[.V21]*3+[.V20]*2+[.V19]*1+[.V18]*1+[.V17]*1)/14+RAND()*0.08-0.08/2+[.N25]" office:value-type="float" office:value="21.8205898385149">
            <text:p>21,8205898385</text:p>
          </table:table-cell>
          <table:table-cell table:formula="of:=ROUND(([.O25]-[.P25])*12)/12" office:value-type="float" office:value="-0.833333333333333">
            <text:p>-0,83</text:p>
          </table:table-cell>
          <table:table-cell table:formula="of:=IF([.Y24]&gt;0;TRUNC([.R24]+[.Q25]*800);[.R24])" office:value-type="float" office:value="2799">
            <text:p>2799</text:p>
          </table:table-cell>
          <table:table-cell table:formula="of:=((([.Q25]*[.Q25]*10000)/256*[.$B$5]+[.$B$6]*256)*[.Q25]*100+[.R25]*[.$B$7])/256/256+0" office:value-type="float" office:value="-2.755178310253">
            <text:p>-2,76</text:p>
          </table:table-cell>
          <table:table-cell table:formula="of:=IF([.S25]&gt;30;30;IF([.S25]&lt;-30;-30;IF([.S25]&gt;=[.T24];TRUNC([.S25]+1/4);TRUNC([.S25]+3/4))))" office:value-type="float" office:value="-2">
            <text:p>-2</text:p>
          </table:table-cell>
          <table:table-cell table:formula="of:=IF([.T25]&gt;[.T24];[.T25]-[.$U$3];[.T25]+[.$U$3])-[.$Z$4]" office:value-type="float" office:value="-6.22">
            <text:p>-6,22</text:p>
          </table:table-cell>
          <table:table-cell table:formula="of:=IF([.U25]&gt;0;IF([.U25]&gt;3;3*0.25;[.U25]*0.25);IF([.U25]&lt;-3;-3*0.16;[.U25]*0.16))/3" office:value-type="float" office:value="-0.16">
            <text:p>-0,16</text:p>
          </table:table-cell>
          <table:table-cell table:formula="of:=IF([.O25]=[.O24];IF([.W24]&lt;=0;0;[.W24]-1);[.$Z$3])" office:value-type="float" office:value="0">
            <text:p>0</text:p>
          </table:table-cell>
          <table:table-cell table:formula="of:=IF([.W25]&gt;0;IF([.O25]&lt;&gt;[.O24];[.$F$5];[.X24]);IF(OR([.O25]&lt;&gt;[.O24];[.Q25]*[.Q24]&lt;=0);[.$F$5];IF(ABS([.Q25])&gt;=ABS([.Q23]);IF([.X24]&lt;0;[.X24];[.X24]-TRUNC(ABS([.Q25])*100/25)-1);[.X24])))" office:value-type="float" office:value="33">
            <text:p>33</text:p>
          </table:table-cell>
          <table:table-cell table:formula="of:=IF(AND([.W25]=0;OR([.Q25]*[.Q24]&lt;=0;AND(ABS([.Q25])&gt;ABS([.Q24]);[.X25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200000000000002">
            <text:p>0,2</text:p>
          </table:table-cell>
          <table:table-cell table:formula="of:=(([.I26]*[.I26]*10000)*[.$B$5]/256+[.$B$6]*256)*[.I26]*100/256/256" office:value-type="float" office:value="0.645980834960944">
            <text:p>0,645980835</text:p>
          </table:table-cell>
          <table:table-cell table:formula="of:=[.K25]+[.$B$8]*5/60" office:value-type="float" office:value="88">
            <text:p>88</text:p>
          </table:table-cell>
          <table:table-cell table:style-name="ce7" table:number-columns-repeated="2"/>
          <table:table-cell/>
          <table:table-cell table:formula="of:=[.O25]" office:value-type="float" office:value="21">
            <text:p>21,00</text:p>
          </table:table-cell>
          <table:table-cell table:formula="of:=[.P25]+([.V25]*1+[.V24]*2+[.V23]*3+[.V22]*3+[.V21]*2+[.V20]*1+[.V19]*1+[.V18]*1)/14+RAND()*0.08-0.08/2+[.N26]" office:value-type="float" office:value="21.8249527847178">
            <text:p>21,8249527847</text:p>
          </table:table-cell>
          <table:table-cell table:formula="of:=ROUND(([.O26]-[.P26])*12)/12" office:value-type="float" office:value="-0.833333333333333">
            <text:p>-0,83</text:p>
          </table:table-cell>
          <table:table-cell table:formula="of:=IF([.Y25]&gt;0;TRUNC([.R25]+[.Q26]*800);[.R25])" office:value-type="float" office:value="2132">
            <text:p>2132</text:p>
          </table:table-cell>
          <table:table-cell table:formula="of:=((([.Q26]*[.Q26]*10000)/256*[.$B$5]+[.$B$6]*256)*[.Q26]*100+[.R26]*[.$B$7])/256/256+0" office:value-type="float" office:value="-3.080861904003">
            <text:p>-3,08</text:p>
          </table:table-cell>
          <table:table-cell table:formula="of:=IF([.S26]&gt;30;30;IF([.S26]&lt;-30;-30;IF([.S26]&gt;=[.T25];TRUNC([.S26]+1/4);TRUNC([.S26]+3/4))))" office:value-type="float" office:value="-2">
            <text:p>-2</text:p>
          </table:table-cell>
          <table:table-cell table:formula="of:=IF([.T26]&gt;[.T25];[.T26]-[.$U$3];[.T26]+[.$U$3])-[.$Z$4]" office:value-type="float" office:value="-6.22">
            <text:p>-6,22</text:p>
          </table:table-cell>
          <table:table-cell table:formula="of:=IF([.U26]&gt;0;IF([.U26]&gt;3;3*0.25;[.U26]*0.25);IF([.U26]&lt;-3;-3*0.16;[.U26]*0.16))/3" office:value-type="float" office:value="-0.16">
            <text:p>-0,16</text:p>
          </table:table-cell>
          <table:table-cell table:formula="of:=IF([.O26]=[.O25];IF([.W25]&lt;=0;0;[.W25]-1);[.$Z$3])" office:value-type="float" office:value="0">
            <text:p>0</text:p>
          </table:table-cell>
          <table:table-cell table:formula="of:=IF([.W26]&gt;0;IF([.O26]&lt;&gt;[.O25];[.$F$5];[.X25]);IF(OR([.O26]&lt;&gt;[.O25];[.Q26]*[.Q25]&lt;=0);[.$F$5];IF(ABS([.Q26])&gt;=ABS([.Q24]);IF([.X25]&lt;0;[.X25];[.X25]-TRUNC(ABS([.Q26])*100/25)-1);[.X25])))" office:value-type="float" office:value="29">
            <text:p>29</text:p>
          </table:table-cell>
          <table:table-cell table:formula="of:=IF(AND([.W26]=0;OR([.Q26]*[.Q25]&lt;=0;AND(ABS([.Q26])&gt;ABS([.Q25]);[.X2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300000000000002">
            <text:p>0,3</text:p>
          </table:table-cell>
          <table:table-cell table:formula="of:=(([.I27]*[.I27]*10000)*[.$B$5]/256+[.$B$6]*256)*[.I27]*100/256/256" office:value-type="float" office:value="1.00831031799317">
            <text:p>1,008310318</text:p>
          </table:table-cell>
          <table:table-cell table:formula="of:=[.K26]+[.$B$8]*5/60" office:value-type="float" office:value="92">
            <text:p>92</text:p>
          </table:table-cell>
          <table:table-cell table:style-name="ce7" table:number-columns-repeated="2"/>
          <table:table-cell/>
          <table:table-cell table:formula="of:=[.O26]" office:value-type="float" office:value="21">
            <text:p>21,00</text:p>
          </table:table-cell>
          <table:table-cell table:formula="of:=[.P26]+([.V26]*1+[.V25]*2+[.V24]*3+[.V23]*3+[.V22]*2+[.V21]*1+[.V20]*1+[.V19]*1)/14+RAND()*0.08-0.08/2+[.N27]" office:value-type="float" office:value="21.7230511214118">
            <text:p>21,7230511214</text:p>
          </table:table-cell>
          <table:table-cell table:formula="of:=ROUND(([.O27]-[.P27])*12)/12" office:value-type="float" office:value="-0.75">
            <text:p>-0,75</text:p>
          </table:table-cell>
          <table:table-cell table:formula="of:=IF([.Y26]&gt;0;TRUNC([.R26]+[.Q27]*800);[.R26])" office:value-type="float" office:value="2132">
            <text:p>2132</text:p>
          </table:table-cell>
          <table:table-cell table:formula="of:=((([.Q27]*[.Q27]*10000)/256*[.$B$5]+[.$B$6]*256)*[.Q27]*100+[.R27]*[.$B$7])/256/256+0" office:value-type="float" office:value="-2.40914559364319">
            <text:p>-2,41</text:p>
          </table:table-cell>
          <table:table-cell table:formula="of:=IF([.S27]&gt;30;30;IF([.S27]&lt;-30;-30;IF([.S27]&gt;=[.T26];TRUNC([.S27]+1/4);TRUNC([.S27]+3/4))))" office:value-type="float" office:value="-1">
            <text:p>-1</text:p>
          </table:table-cell>
          <table:table-cell table:formula="of:=IF([.T27]&gt;[.T26];[.T27]-[.$U$3];[.T27]+[.$U$3])-[.$Z$4]" office:value-type="float" office:value="-5.66">
            <text:p>-5,66</text:p>
          </table:table-cell>
          <table:table-cell table:formula="of:=IF([.U27]&gt;0;IF([.U27]&gt;3;3*0.25;[.U27]*0.25);IF([.U27]&lt;-3;-3*0.16;[.U27]*0.16))/3" office:value-type="float" office:value="-0.16">
            <text:p>-0,16</text:p>
          </table:table-cell>
          <table:table-cell table:formula="of:=IF([.O27]=[.O26];IF([.W26]&lt;=0;0;[.W26]-1);[.$Z$3])" office:value-type="float" office:value="0">
            <text:p>0</text:p>
          </table:table-cell>
          <table:table-cell table:formula="of:=IF([.W27]&gt;0;IF([.O27]&lt;&gt;[.O26];[.$F$5];[.X26]);IF(OR([.O27]&lt;&gt;[.O26];[.Q27]*[.Q26]&lt;=0);[.$F$5];IF(ABS([.Q27])&gt;=ABS([.Q25]);IF([.X26]&lt;0;[.X26];[.X26]-TRUNC(ABS([.Q27])*100/25)-1);[.X26])))" office:value-type="float" office:value="29">
            <text:p>29</text:p>
          </table:table-cell>
          <table:table-cell table:formula="of:=IF(AND([.W27]=0;OR([.Q27]*[.Q26]&lt;=0;AND(ABS([.Q27])&gt;ABS([.Q26]);[.X2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400000000000002">
            <text:p>0,4</text:p>
          </table:table-cell>
          <table:table-cell table:formula="of:=(([.I28]*[.I28]*10000)*[.$B$5]/256+[.$B$6]*256)*[.I28]*100/256/256" office:value-type="float" office:value="1.41784667968751">
            <text:p>1,4178466797</text:p>
          </table:table-cell>
          <table:table-cell table:formula="of:=[.K27]+[.$B$8]*5/60" office:value-type="float" office:value="96">
            <text:p>96</text:p>
          </table:table-cell>
          <table:table-cell table:style-name="ce7" table:number-columns-repeated="2"/>
          <table:table-cell/>
          <table:table-cell table:formula="of:=[.O27]" office:value-type="float" office:value="21">
            <text:p>21,00</text:p>
          </table:table-cell>
          <table:table-cell table:formula="of:=[.P27]+([.V27]*1+[.V26]*2+[.V25]*3+[.V24]*3+[.V23]*2+[.V22]*1+[.V21]*1+[.V20]*1)/14+RAND()*0.08-0.08/2+[.N28]" office:value-type="float" office:value="21.6474678486499">
            <text:p>21,6474678487</text:p>
          </table:table-cell>
          <table:table-cell table:formula="of:=ROUND(([.O28]-[.P28])*12)/12" office:value-type="float" office:value="-0.666666666666667">
            <text:p>-0,67</text:p>
          </table:table-cell>
          <table:table-cell table:formula="of:=IF([.Y27]&gt;0;TRUNC([.R27]+[.Q28]*800);[.R27])" office:value-type="float" office:value="2132">
            <text:p>2132</text:p>
          </table:table-cell>
          <table:table-cell table:formula="of:=((([.Q28]*[.Q28]*10000)/256*[.$B$5]+[.$B$6]*256)*[.Q28]*100+[.R28]*[.$B$7])/256/256+0" office:value-type="float" office:value="-1.81938566984954">
            <text:p>-1,82</text:p>
          </table:table-cell>
          <table:table-cell table:formula="of:=IF([.S28]&gt;30;30;IF([.S28]&lt;-30;-30;IF([.S28]&gt;=[.T27];TRUNC([.S28]+1/4);TRUNC([.S28]+3/4))))" office:value-type="float" office:value="-1">
            <text:p>-1</text:p>
          </table:table-cell>
          <table:table-cell table:formula="of:=IF([.T28]&gt;[.T27];[.T28]-[.$U$3];[.T28]+[.$U$3])-[.$Z$4]" office:value-type="float" office:value="-5.22">
            <text:p>-5,22</text:p>
          </table:table-cell>
          <table:table-cell table:formula="of:=IF([.U28]&gt;0;IF([.U28]&gt;3;3*0.25;[.U28]*0.25);IF([.U28]&lt;-3;-3*0.16;[.U28]*0.16))/3" office:value-type="float" office:value="-0.16">
            <text:p>-0,16</text:p>
          </table:table-cell>
          <table:table-cell table:formula="of:=IF([.O28]=[.O27];IF([.W27]&lt;=0;0;[.W27]-1);[.$Z$3])" office:value-type="float" office:value="0">
            <text:p>0</text:p>
          </table:table-cell>
          <table:table-cell table:formula="of:=IF([.W28]&gt;0;IF([.O28]&lt;&gt;[.O27];[.$F$5];[.X27]);IF(OR([.O28]&lt;&gt;[.O27];[.Q28]*[.Q27]&lt;=0);[.$F$5];IF(ABS([.Q28])&gt;=ABS([.Q26]);IF([.X27]&lt;0;[.X27];[.X27]-TRUNC(ABS([.Q28])*100/25)-1);[.X27])))" office:value-type="float" office:value="29">
            <text:p>29</text:p>
          </table:table-cell>
          <table:table-cell table:formula="of:=IF(AND([.W28]=0;OR([.Q28]*[.Q27]&lt;=0;AND(ABS([.Q28])&gt;ABS([.Q27]);[.X2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500000000000002">
            <text:p>0,5</text:p>
          </table:table-cell>
          <table:table-cell table:formula="of:=(([.I29]*[.I29]*10000)*[.$B$5]/256+[.$B$6]*256)*[.I29]*100/256/256" office:value-type="float" office:value="1.89032554626466">
            <text:p>1,8903255463</text:p>
          </table:table-cell>
          <table:table-cell table:formula="of:=[.K28]+[.$B$8]*5/60" office:value-type="float" office:value="100">
            <text:p>100</text:p>
          </table:table-cell>
          <table:table-cell table:style-name="ce7" table:number-columns-repeated="2"/>
          <table:table-cell/>
          <table:table-cell table:formula="of:=[.O28]" office:value-type="float" office:value="21">
            <text:p>21,00</text:p>
          </table:table-cell>
          <table:table-cell table:formula="of:=[.P28]+([.V28]*1+[.V27]*2+[.V26]*3+[.V25]*3+[.V24]*2+[.V23]*1+[.V22]*1+[.V21]*1)/14+RAND()*0.08-0.08/2+[.N29]" office:value-type="float" office:value="21.4941585383167">
            <text:p>21,4941585383</text:p>
          </table:table-cell>
          <table:table-cell table:formula="of:=ROUND(([.O29]-[.P29])*12)/12" office:value-type="float" office:value="-0.5">
            <text:p>-0,50</text:p>
          </table:table-cell>
          <table:table-cell table:formula="of:=IF([.Y28]&gt;0;TRUNC([.R28]+[.Q29]*800);[.R28])" office:value-type="float" office:value="2132">
            <text:p>2132</text:p>
          </table:table-cell>
          <table:table-cell table:formula="of:=((([.Q29]*[.Q29]*10000)/256*[.$B$5]+[.$B$6]*256)*[.Q29]*100+[.R29]*[.$B$7])/256/256+0" office:value-type="float" office:value="-0.849309921264648">
            <text:p>-0,85</text:p>
          </table:table-cell>
          <table:table-cell table:formula="of:=IF([.S29]&gt;30;30;IF([.S29]&lt;-30;-30;IF([.S29]&gt;=[.T28];TRUNC([.S29]+1/4);TRUNC([.S29]+3/4))))" office:value-type="float" office:value="-0">
            <text:p>-0</text:p>
          </table:table-cell>
          <table:table-cell table:formula="of:=IF([.T29]&gt;[.T28];[.T29]-[.$U$3];[.T29]+[.$U$3])-[.$Z$4]" office:value-type="float" office:value="-4.66">
            <text:p>-4,66</text:p>
          </table:table-cell>
          <table:table-cell table:formula="of:=IF([.U29]&gt;0;IF([.U29]&gt;3;3*0.25;[.U29]*0.25);IF([.U29]&lt;-3;-3*0.16;[.U29]*0.16))/3" office:value-type="float" office:value="-0.16">
            <text:p>-0,16</text:p>
          </table:table-cell>
          <table:table-cell table:formula="of:=IF([.O29]=[.O28];IF([.W28]&lt;=0;0;[.W28]-1);[.$Z$3])" office:value-type="float" office:value="0">
            <text:p>0</text:p>
          </table:table-cell>
          <table:table-cell table:formula="of:=IF([.W29]&gt;0;IF([.O29]&lt;&gt;[.O28];[.$F$5];[.X28]);IF(OR([.O29]&lt;&gt;[.O28];[.Q29]*[.Q28]&lt;=0);[.$F$5];IF(ABS([.Q29])&gt;=ABS([.Q27]);IF([.X28]&lt;0;[.X28];[.X28]-TRUNC(ABS([.Q29])*100/25)-1);[.X28])))" office:value-type="float" office:value="29">
            <text:p>29</text:p>
          </table:table-cell>
          <table:table-cell table:formula="of:=IF(AND([.W29]=0;OR([.Q29]*[.Q28]&lt;=0;AND(ABS([.Q29])&gt;ABS([.Q28]);[.X2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600000000000002">
            <text:p>0,6</text:p>
          </table:table-cell>
          <table:table-cell table:formula="of:=(([.I30]*[.I30]*10000)*[.$B$5]/256+[.$B$6]*256)*[.I30]*100/256/256" office:value-type="float" office:value="2.44148254394533">
            <text:p>2,4414825439</text:p>
          </table:table-cell>
          <table:table-cell table:formula="of:=[.K29]+[.$B$8]*5/60" office:value-type="float" office:value="104">
            <text:p>104</text:p>
          </table:table-cell>
          <table:table-cell table:style-name="ce7" table:number-columns-repeated="2"/>
          <table:table-cell/>
          <table:table-cell table:formula="of:=[.O29]" office:value-type="float" office:value="21">
            <text:p>21,00</text:p>
          </table:table-cell>
          <table:table-cell table:formula="of:=[.P29]+([.V29]*1+[.V28]*2+[.V27]*3+[.V26]*3+[.V25]*2+[.V24]*1+[.V23]*1+[.V22]*1)/14+RAND()*0.08-0.08/2+[.N30]" office:value-type="float" office:value="21.3240840575986">
            <text:p>21,3240840576</text:p>
          </table:table-cell>
          <table:table-cell table:formula="of:=ROUND(([.O30]-[.P30])*12)/12" office:value-type="float" office:value="-0.333333333333333">
            <text:p>-0,33</text:p>
          </table:table-cell>
          <table:table-cell table:formula="of:=IF([.Y29]&gt;0;TRUNC([.R29]+[.Q30]*800);[.R29])" office:value-type="float" office:value="2132">
            <text:p>2132</text:p>
          </table:table-cell>
          <table:table-cell table:formula="of:=((([.Q30]*[.Q30]*10000)/256*[.$B$5]+[.$B$6]*256)*[.Q30]*100+[.R30]*[.$B$7])/256/256+0" office:value-type="float" office:value="-0.097784536856192">
            <text:p>-0,10</text:p>
          </table:table-cell>
          <table:table-cell table:formula="of:=IF([.S30]&gt;30;30;IF([.S30]&lt;-30;-30;IF([.S30]&gt;=[.T29];TRUNC([.S30]+1/4);TRUNC([.S30]+3/4))))" office:value-type="float" office:value="0">
            <text:p>0</text:p>
          </table:table-cell>
          <table:table-cell table:formula="of:=IF([.T30]&gt;[.T29];[.T30]-[.$U$3];[.T30]+[.$U$3])-[.$Z$4]" office:value-type="float" office:value="-4.22">
            <text:p>-4,22</text:p>
          </table:table-cell>
          <table:table-cell table:formula="of:=IF([.U30]&gt;0;IF([.U30]&gt;3;3*0.25;[.U30]*0.25);IF([.U30]&lt;-3;-3*0.16;[.U30]*0.16))/3" office:value-type="float" office:value="-0.16">
            <text:p>-0,16</text:p>
          </table:table-cell>
          <table:table-cell table:formula="of:=IF([.O30]=[.O29];IF([.W29]&lt;=0;0;[.W29]-1);[.$Z$3])" office:value-type="float" office:value="0">
            <text:p>0</text:p>
          </table:table-cell>
          <table:table-cell table:formula="of:=IF([.W30]&gt;0;IF([.O30]&lt;&gt;[.O29];[.$F$5];[.X29]);IF(OR([.O30]&lt;&gt;[.O29];[.Q30]*[.Q29]&lt;=0);[.$F$5];IF(ABS([.Q30])&gt;=ABS([.Q28]);IF([.X29]&lt;0;[.X29];[.X29]-TRUNC(ABS([.Q30])*100/25)-1);[.X29])))" office:value-type="float" office:value="29">
            <text:p>29</text:p>
          </table:table-cell>
          <table:table-cell table:formula="of:=IF(AND([.W30]=0;OR([.Q30]*[.Q29]&lt;=0;AND(ABS([.Q30])&gt;ABS([.Q29]);[.X3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700000000000002">
            <text:p>0,7</text:p>
          </table:table-cell>
          <table:table-cell table:formula="of:=(([.I31]*[.I31]*10000)*[.$B$5]/256+[.$B$6]*256)*[.I31]*100/256/256" office:value-type="float" office:value="3.08705329895021">
            <text:p>3,087053299</text:p>
          </table:table-cell>
          <table:table-cell table:formula="of:=[.K30]+[.$B$8]*5/60" office:value-type="float" office:value="108">
            <text:p>108</text:p>
          </table:table-cell>
          <table:table-cell table:style-name="ce7" table:number-columns-repeated="2"/>
          <table:table-cell/>
          <table:table-cell table:formula="of:=[.O30]" office:value-type="float" office:value="21">
            <text:p>21,00</text:p>
          </table:table-cell>
          <table:table-cell table:formula="of:=[.P30]+([.V30]*1+[.V29]*2+[.V28]*3+[.V27]*3+[.V26]*2+[.V25]*1+[.V24]*1+[.V23]*1)/14+RAND()*0.08-0.08/2+[.N31]" office:value-type="float" office:value="21.1414120971181">
            <text:p>21,1414120971</text:p>
          </table:table-cell>
          <table:table-cell table:formula="of:=ROUND(([.O31]-[.P31])*12)/12" office:value-type="float" office:value="-0.166666666666667">
            <text:p>-0,17</text:p>
          </table:table-cell>
          <table:table-cell table:formula="of:=IF([.Y30]&gt;0;TRUNC([.R30]+[.Q31]*800);[.R30])" office:value-type="float" office:value="2132">
            <text:p>2132</text:p>
          </table:table-cell>
          <table:table-cell table:formula="of:=((([.Q31]*[.Q31]*10000)/256*[.$B$5]+[.$B$6]*256)*[.Q31]*100+[.R31]*[.$B$7])/256/256+0" office:value-type="float" office:value="0.508040604767976">
            <text:p>0,51</text:p>
          </table:table-cell>
          <table:table-cell table:formula="of:=IF([.S31]&gt;30;30;IF([.S31]&lt;-30;-30;IF([.S31]&gt;=[.T30];TRUNC([.S31]+1/4);TRUNC([.S31]+3/4))))" office:value-type="float" office:value="0">
            <text:p>0</text:p>
          </table:table-cell>
          <table:table-cell table:formula="of:=IF([.T31]&gt;[.T30];[.T31]-[.$U$3];[.T31]+[.$U$3])-[.$Z$4]" office:value-type="float" office:value="-4.22">
            <text:p>-4,22</text:p>
          </table:table-cell>
          <table:table-cell table:formula="of:=IF([.U31]&gt;0;IF([.U31]&gt;3;3*0.25;[.U31]*0.25);IF([.U31]&lt;-3;-3*0.16;[.U31]*0.16))/3" office:value-type="float" office:value="-0.16">
            <text:p>-0,16</text:p>
          </table:table-cell>
          <table:table-cell table:formula="of:=IF([.O31]=[.O30];IF([.W30]&lt;=0;0;[.W30]-1);[.$Z$3])" office:value-type="float" office:value="0">
            <text:p>0</text:p>
          </table:table-cell>
          <table:table-cell table:formula="of:=IF([.W31]&gt;0;IF([.O31]&lt;&gt;[.O30];[.$F$5];[.X30]);IF(OR([.O31]&lt;&gt;[.O30];[.Q31]*[.Q30]&lt;=0);[.$F$5];IF(ABS([.Q31])&gt;=ABS([.Q29]);IF([.X30]&lt;0;[.X30];[.X30]-TRUNC(ABS([.Q31])*100/25)-1);[.X30])))" office:value-type="float" office:value="29">
            <text:p>29</text:p>
          </table:table-cell>
          <table:table-cell table:formula="of:=IF(AND([.W31]=0;OR([.Q31]*[.Q30]&lt;=0;AND(ABS([.Q31])&gt;ABS([.Q30]);[.X3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800000000000003">
            <text:p>0,8</text:p>
          </table:table-cell>
          <table:table-cell table:formula="of:=(([.I32]*[.I32]*10000)*[.$B$5]/256+[.$B$6]*256)*[.I32]*100/256/256" office:value-type="float" office:value="3.84277343750002">
            <text:p>3,8427734375</text:p>
          </table:table-cell>
          <table:table-cell table:formula="of:=[.K31]+[.$B$8]*5/60" office:value-type="float" office:value="112">
            <text:p>112</text:p>
          </table:table-cell>
          <table:table-cell table:style-name="ce7" table:number-columns-repeated="2"/>
          <table:table-cell/>
          <table:table-cell table:formula="of:=[.O31]" office:value-type="float" office:value="21">
            <text:p>21,00</text:p>
          </table:table-cell>
          <table:table-cell table:formula="of:=[.P31]+([.V31]*1+[.V30]*2+[.V29]*3+[.V28]*3+[.V27]*2+[.V26]*1+[.V25]*1+[.V24]*1)/14+RAND()*0.08-0.08/2+[.N32]" office:value-type="float" office:value="21.0186822488674">
            <text:p>21,0186822489</text:p>
          </table:table-cell>
          <table:table-cell table:formula="of:=ROUND(([.O32]-[.P32])*12)/12" office:value-type="float" office:value="-0">
            <text:p>0,00</text:p>
          </table:table-cell>
          <table:table-cell table:formula="of:=IF([.Y31]&gt;0;TRUNC([.R31]+[.Q32]*800);[.R31])" office:value-type="float" office:value="2132">
            <text:p>2132</text:p>
          </table:table-cell>
          <table:table-cell table:formula="of:=((([.Q32]*[.Q32]*10000)/256*[.$B$5]+[.$B$6]*256)*[.Q32]*100+[.R32]*[.$B$7])/256/256+0" office:value-type="float" office:value="1.041015625">
            <text:p>1,04</text:p>
          </table:table-cell>
          <table:table-cell table:formula="of:=IF([.S32]&gt;30;30;IF([.S32]&lt;-30;-30;IF([.S32]&gt;=[.T31];TRUNC([.S32]+1/4);TRUNC([.S32]+3/4))))" office:value-type="float" office:value="1">
            <text:p>1</text:p>
          </table:table-cell>
          <table:table-cell table:formula="of:=IF([.T32]&gt;[.T31];[.T32]-[.$U$3];[.T32]+[.$U$3])-[.$Z$4]" office:value-type="float" office:value="-3.66">
            <text:p>-3,66</text:p>
          </table:table-cell>
          <table:table-cell table:formula="of:=IF([.U32]&gt;0;IF([.U32]&gt;3;3*0.25;[.U32]*0.25);IF([.U32]&lt;-3;-3*0.16;[.U32]*0.16))/3" office:value-type="float" office:value="-0.16">
            <text:p>-0,16</text:p>
          </table:table-cell>
          <table:table-cell table:formula="of:=IF([.O32]=[.O31];IF([.W31]&lt;=0;0;[.W31]-1);[.$Z$3])" office:value-type="float" office:value="0">
            <text:p>0</text:p>
          </table:table-cell>
          <table:table-cell table:formula="of:=IF([.W32]&gt;0;IF([.O32]&lt;&gt;[.O31];[.$F$5];[.X31]);IF(OR([.O32]&lt;&gt;[.O31];[.Q32]*[.Q31]&lt;=0);[.$F$5];IF(ABS([.Q32])&gt;=ABS([.Q30]);IF([.X31]&lt;0;[.X31];[.X31]-TRUNC(ABS([.Q32])*100/25)-1);[.X31])))" office:value-type="float" office:value="40">
            <text:p>40</text:p>
          </table:table-cell>
          <table:table-cell table:formula="of:=IF(AND([.W32]=0;OR([.Q32]*[.Q31]&lt;=0;AND(ABS([.Q32])&gt;ABS([.Q31]);[.X32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0.900000000000003">
            <text:p>0,9</text:p>
          </table:table-cell>
          <table:table-cell table:formula="of:=(([.I33]*[.I33]*10000)*[.$B$5]/256+[.$B$6]*256)*[.I33]*100/256/256" office:value-type="float" office:value="4.72437858581546">
            <text:p>4,7243785858</text:p>
          </table:table-cell>
          <table:table-cell table:formula="of:=[.K32]+[.$B$8]*5/60" office:value-type="float" office:value="116">
            <text:p>116</text:p>
          </table:table-cell>
          <table:table-cell table:style-name="ce7" table:number-columns-repeated="2"/>
          <table:table-cell/>
          <table:table-cell table:formula="of:=[.O32]" office:value-type="float" office:value="21">
            <text:p>21,00</text:p>
          </table:table-cell>
          <table:table-cell table:formula="of:=[.P32]+([.V32]*1+[.V31]*2+[.V30]*3+[.V29]*3+[.V28]*2+[.V27]*1+[.V26]*1+[.V25]*1)/14+RAND()*0.08-0.08/2+[.N33]" office:value-type="float" office:value="20.864463359318">
            <text:p>20,8644633593</text:p>
          </table:table-cell>
          <table:table-cell table:formula="of:=ROUND(([.O33]-[.P33])*12)/12" office:value-type="float" office:value="0.166666666666667">
            <text:p>0,17</text:p>
          </table:table-cell>
          <table:table-cell table:formula="of:=IF([.Y32]&gt;0;TRUNC([.R32]+[.Q33]*800);[.R32])" office:value-type="float" office:value="2265">
            <text:p>2265</text:p>
          </table:table-cell>
          <table:table-cell table:formula="of:=((([.Q33]*[.Q33]*10000)/256*[.$B$5]+[.$B$6]*256)*[.Q33]*100+[.R33]*[.$B$7])/256/256+0" office:value-type="float" office:value="1.63893205148202">
            <text:p>1,64</text:p>
          </table:table-cell>
          <table:table-cell table:formula="of:=IF([.S33]&gt;30;30;IF([.S33]&lt;-30;-30;IF([.S33]&gt;=[.T32];TRUNC([.S33]+1/4);TRUNC([.S33]+3/4))))" office:value-type="float" office:value="1">
            <text:p>1</text:p>
          </table:table-cell>
          <table:table-cell table:formula="of:=IF([.T33]&gt;[.T32];[.T33]-[.$U$3];[.T33]+[.$U$3])-[.$Z$4]" office:value-type="float" office:value="-3.22">
            <text:p>-3,22</text:p>
          </table:table-cell>
          <table:table-cell table:formula="of:=IF([.U33]&gt;0;IF([.U33]&gt;3;3*0.25;[.U33]*0.25);IF([.U33]&lt;-3;-3*0.16;[.U33]*0.16))/3" office:value-type="float" office:value="-0.16">
            <text:p>-0,16</text:p>
          </table:table-cell>
          <table:table-cell table:formula="of:=IF([.O33]=[.O32];IF([.W32]&lt;=0;0;[.W32]-1);[.$Z$3])" office:value-type="float" office:value="0">
            <text:p>0</text:p>
          </table:table-cell>
          <table:table-cell table:formula="of:=IF([.W33]&gt;0;IF([.O33]&lt;&gt;[.O32];[.$F$5];[.X32]);IF(OR([.O33]&lt;&gt;[.O32];[.Q33]*[.Q32]&lt;=0);[.$F$5];IF(ABS([.Q33])&gt;=ABS([.Q31]);IF([.X32]&lt;0;[.X32];[.X32]-TRUNC(ABS([.Q33])*100/25)-1);[.X32])))" office:value-type="float" office:value="40">
            <text:p>40</text:p>
          </table:table-cell>
          <table:table-cell table:formula="of:=IF(AND([.W33]=0;OR([.Q33]*[.Q32]&lt;=0;AND(ABS([.Q33])&gt;ABS([.Q32]);[.X33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">
            <text:p>1</text:p>
          </table:table-cell>
          <table:table-cell table:formula="of:=(([.I34]*[.I34]*10000)*[.$B$5]/256+[.$B$6]*256)*[.I34]*100/256/256" office:value-type="float" office:value="5.74760437011719">
            <text:p>5,7476043701</text:p>
          </table:table-cell>
          <table:table-cell table:formula="of:=[.K33]+[.$B$8]*5/60" office:value-type="float" office:value="120">
            <text:p>120</text:p>
          </table:table-cell>
          <table:table-cell table:style-name="ce7" table:number-columns-repeated="2"/>
          <table:table-cell/>
          <table:table-cell table:formula="of:=[.O33]" office:value-type="float" office:value="21">
            <text:p>21,00</text:p>
          </table:table-cell>
          <table:table-cell table:formula="of:=[.P33]+([.V33]*1+[.V32]*2+[.V31]*3+[.V30]*3+[.V29]*2+[.V28]*1+[.V27]*1+[.V26]*1)/14+RAND()*0.08-0.08/2+[.N34]" office:value-type="float" office:value="20.6735858885714">
            <text:p>20,6735858886</text:p>
          </table:table-cell>
          <table:table-cell table:formula="of:=ROUND(([.O34]-[.P34])*12)/12" office:value-type="float" office:value="0.333333333333333">
            <text:p>0,33</text:p>
          </table:table-cell>
          <table:table-cell table:formula="of:=IF([.Y33]&gt;0;TRUNC([.R33]+[.Q34]*800);[.R33])" office:value-type="float" office:value="2531">
            <text:p>2531</text:p>
          </table:table-cell>
          <table:table-cell table:formula="of:=((([.Q34]*[.Q34]*10000)/256*[.$B$5]+[.$B$6]*256)*[.Q34]*100+[.R34]*[.$B$7])/256/256+0" office:value-type="float" office:value="2.37464000560619">
            <text:p>2,37</text:p>
          </table:table-cell>
          <table:table-cell table:formula="of:=IF([.S34]&gt;30;30;IF([.S34]&lt;-30;-30;IF([.S34]&gt;=[.T33];TRUNC([.S34]+1/4);TRUNC([.S34]+3/4))))" office:value-type="float" office:value="2">
            <text:p>2</text:p>
          </table:table-cell>
          <table:table-cell table:formula="of:=IF([.T34]&gt;[.T33];[.T34]-[.$U$3];[.T34]+[.$U$3])-[.$Z$4]" office:value-type="float" office:value="-2.66">
            <text:p>-2,66</text:p>
          </table:table-cell>
          <table:table-cell table:formula="of:=IF([.U34]&gt;0;IF([.U34]&gt;3;3*0.25;[.U34]*0.25);IF([.U34]&lt;-3;-3*0.16;[.U34]*0.16))/3" office:value-type="float" office:value="-0.141866666666667">
            <text:p>-0,1418666667</text:p>
          </table:table-cell>
          <table:table-cell table:formula="of:=IF([.O34]=[.O33];IF([.W33]&lt;=0;0;[.W33]-1);[.$Z$3])" office:value-type="float" office:value="0">
            <text:p>0</text:p>
          </table:table-cell>
          <table:table-cell table:formula="of:=IF([.W34]&gt;0;IF([.O34]&lt;&gt;[.O33];[.$F$5];[.X33]);IF(OR([.O34]&lt;&gt;[.O33];[.Q34]*[.Q33]&lt;=0);[.$F$5];IF(ABS([.Q34])&gt;=ABS([.Q32]);IF([.X33]&lt;0;[.X33];[.X33]-TRUNC(ABS([.Q34])*100/25)-1);[.X33])))" office:value-type="float" office:value="38">
            <text:p>38</text:p>
          </table:table-cell>
          <table:table-cell table:formula="of:=IF(AND([.W34]=0;OR([.Q34]*[.Q33]&lt;=0;AND(ABS([.Q34])&gt;ABS([.Q33]);[.X34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1">
            <text:p>1,1</text:p>
          </table:table-cell>
          <table:table-cell table:formula="of:=(([.I35]*[.I35]*10000)*[.$B$5]/256+[.$B$6]*256)*[.I35]*100/256/256" office:value-type="float" office:value="6.92818641662598">
            <text:p>6,9281864166</text:p>
          </table:table-cell>
          <table:table-cell table:formula="of:=[.K34]+[.$B$8]*5/60" office:value-type="float" office:value="124">
            <text:p>124</text:p>
          </table:table-cell>
          <table:table-cell table:style-name="ce7" table:number-columns-repeated="2"/>
          <table:table-cell/>
          <table:table-cell table:formula="of:=[.O34]" office:value-type="float" office:value="21">
            <text:p>21,00</text:p>
          </table:table-cell>
          <table:table-cell table:formula="of:=[.P34]+([.V34]*1+[.V33]*2+[.V32]*3+[.V31]*3+[.V30]*2+[.V29]*1+[.V28]*1+[.V27]*1)/14+RAND()*0.08-0.08/2+[.N35]" office:value-type="float" office:value="20.5235188569223">
            <text:p>20,5235188569</text:p>
          </table:table-cell>
          <table:table-cell table:formula="of:=ROUND(([.O35]-[.P35])*12)/12" office:value-type="float" office:value="0.5">
            <text:p>0,50</text:p>
          </table:table-cell>
          <table:table-cell table:formula="of:=IF([.Y34]&gt;0;TRUNC([.R34]+[.Q35]*800);[.R34])" office:value-type="float" office:value="2931">
            <text:p>2931</text:p>
          </table:table-cell>
          <table:table-cell table:formula="of:=((([.Q35]*[.Q35]*10000)/256*[.$B$5]+[.$B$6]*256)*[.Q35]*100+[.R35]*[.$B$7])/256/256+0" office:value-type="float" office:value="3.32147789001465">
            <text:p>3,32</text:p>
          </table:table-cell>
          <table:table-cell table:formula="of:=IF([.S35]&gt;30;30;IF([.S35]&lt;-30;-30;IF([.S35]&gt;=[.T34];TRUNC([.S35]+1/4);TRUNC([.S35]+3/4))))" office:value-type="float" office:value="3">
            <text:p>3</text:p>
          </table:table-cell>
          <table:table-cell table:formula="of:=IF([.T35]&gt;[.T34];[.T35]-[.$U$3];[.T35]+[.$U$3])-[.$Z$4]" office:value-type="float" office:value="-1.66">
            <text:p>-1,66</text:p>
          </table:table-cell>
          <table:table-cell table:formula="of:=IF([.U35]&gt;0;IF([.U35]&gt;3;3*0.25;[.U35]*0.25);IF([.U35]&lt;-3;-3*0.16;[.U35]*0.16))/3" office:value-type="float" office:value="-0.0885333333333334">
            <text:p>-0,0885333333</text:p>
          </table:table-cell>
          <table:table-cell table:formula="of:=IF([.O35]=[.O34];IF([.W34]&lt;=0;0;[.W34]-1);[.$Z$3])" office:value-type="float" office:value="0">
            <text:p>0</text:p>
          </table:table-cell>
          <table:table-cell table:formula="of:=IF([.W35]&gt;0;IF([.O35]&lt;&gt;[.O34];[.$F$5];[.X34]);IF(OR([.O35]&lt;&gt;[.O34];[.Q35]*[.Q34]&lt;=0);[.$F$5];IF(ABS([.Q35])&gt;=ABS([.Q33]);IF([.X34]&lt;0;[.X34];[.X34]-TRUNC(ABS([.Q35])*100/25)-1);[.X34])))" office:value-type="float" office:value="35">
            <text:p>35</text:p>
          </table:table-cell>
          <table:table-cell table:formula="of:=IF(AND([.W35]=0;OR([.Q35]*[.Q34]&lt;=0;AND(ABS([.Q35])&gt;ABS([.Q34]);[.X35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2">
            <text:p>1,2</text:p>
          </table:table-cell>
          <table:table-cell table:formula="of:=(([.I36]*[.I36]*10000)*[.$B$5]/256+[.$B$6]*256)*[.I36]*100/256/256" office:value-type="float" office:value="8.2818603515625">
            <text:p>8,2818603516</text:p>
          </table:table-cell>
          <table:table-cell table:formula="of:=[.K35]+[.$B$8]*5/60" office:value-type="float" office:value="128">
            <text:p>128</text:p>
          </table:table-cell>
          <table:table-cell table:style-name="ce7" table:number-columns-repeated="2"/>
          <table:table-cell/>
          <table:table-cell table:formula="of:=[.O35]" office:value-type="float" office:value="21">
            <text:p>21,00</text:p>
          </table:table-cell>
          <table:table-cell table:formula="of:=[.P35]+([.V35]*1+[.V34]*2+[.V33]*3+[.V32]*3+[.V31]*2+[.V30]*1+[.V29]*1+[.V28]*1)/14+RAND()*0.08-0.08/2+[.N36]" office:value-type="float" office:value="20.3933426103356">
            <text:p>20,3933426103</text:p>
          </table:table-cell>
          <table:table-cell table:formula="of:=ROUND(([.O36]-[.P36])*12)/12" office:value-type="float" office:value="0.583333333333333">
            <text:p>0,58</text:p>
          </table:table-cell>
          <table:table-cell table:formula="of:=IF([.Y35]&gt;0;TRUNC([.R35]+[.Q36]*800);[.R35])" office:value-type="float" office:value="3397">
            <text:p>3397</text:p>
          </table:table-cell>
          <table:table-cell table:formula="of:=((([.Q36]*[.Q36]*10000)/256*[.$B$5]+[.$B$6]*256)*[.Q36]*100+[.R36]*[.$B$7])/256/256+0" office:value-type="float" office:value="4.00218289869803">
            <text:p>4,00</text:p>
          </table:table-cell>
          <table:table-cell table:formula="of:=IF([.S36]&gt;30;30;IF([.S36]&lt;-30;-30;IF([.S36]&gt;=[.T35];TRUNC([.S36]+1/4);TRUNC([.S36]+3/4))))" office:value-type="float" office:value="4">
            <text:p>4</text:p>
          </table:table-cell>
          <table:table-cell table:formula="of:=IF([.T36]&gt;[.T35];[.T36]-[.$U$3];[.T36]+[.$U$3])-[.$Z$4]" office:value-type="float" office:value="-0.660000000000001">
            <text:p>-0,66</text:p>
          </table:table-cell>
          <table:table-cell table:formula="of:=IF([.U36]&gt;0;IF([.U36]&gt;3;3*0.25;[.U36]*0.25);IF([.U36]&lt;-3;-3*0.16;[.U36]*0.16))/3" office:value-type="float" office:value="-0.0352">
            <text:p>-0,0352</text:p>
          </table:table-cell>
          <table:table-cell table:formula="of:=IF([.O36]=[.O35];IF([.W35]&lt;=0;0;[.W35]-1);[.$Z$3])" office:value-type="float" office:value="0">
            <text:p>0</text:p>
          </table:table-cell>
          <table:table-cell table:formula="of:=IF([.W36]&gt;0;IF([.O36]&lt;&gt;[.O35];[.$F$5];[.X35]);IF(OR([.O36]&lt;&gt;[.O35];[.Q36]*[.Q35]&lt;=0);[.$F$5];IF(ABS([.Q36])&gt;=ABS([.Q34]);IF([.X35]&lt;0;[.X35];[.X35]-TRUNC(ABS([.Q36])*100/25)-1);[.X35])))" office:value-type="float" office:value="32">
            <text:p>32</text:p>
          </table:table-cell>
          <table:table-cell table:formula="of:=IF(AND([.W36]=0;OR([.Q36]*[.Q35]&lt;=0;AND(ABS([.Q36])&gt;ABS([.Q35]);[.X36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3">
            <text:p>1,3</text:p>
          </table:table-cell>
          <table:table-cell table:formula="of:=(([.I37]*[.I37]*10000)*[.$B$5]/256+[.$B$6]*256)*[.I37]*100/256/256" office:value-type="float" office:value="9.82436180114746">
            <text:p>9,8243618011</text:p>
          </table:table-cell>
          <table:table-cell table:formula="of:=[.K36]+[.$B$8]*5/60" office:value-type="float" office:value="132">
            <text:p>132</text:p>
          </table:table-cell>
          <table:table-cell table:style-name="ce7" table:number-columns-repeated="2"/>
          <table:table-cell/>
          <table:table-cell table:formula="of:=[.O36]" office:value-type="float" office:value="21">
            <text:p>21,00</text:p>
          </table:table-cell>
          <table:table-cell table:formula="of:=[.P36]+([.V36]*1+[.V35]*2+[.V34]*3+[.V33]*3+[.V32]*2+[.V31]*1+[.V30]*1+[.V29]*1)/14+RAND()*0.08-0.08/2+[.N37]" office:value-type="float" office:value="20.290316395893">
            <text:p>20,2903163959</text:p>
          </table:table-cell>
          <table:table-cell table:formula="of:=ROUND(([.O37]-[.P37])*12)/12" office:value-type="float" office:value="0.75">
            <text:p>0,75</text:p>
          </table:table-cell>
          <table:table-cell table:formula="of:=IF([.Y36]&gt;0;TRUNC([.R36]+[.Q37]*800);[.R36])" office:value-type="float" office:value="3997">
            <text:p>3997</text:p>
          </table:table-cell>
          <table:table-cell table:formula="of:=((([.Q37]*[.Q37]*10000)/256*[.$B$5]+[.$B$6]*256)*[.Q37]*100+[.R37]*[.$B$7])/256/256+0" office:value-type="float" office:value="5.40182137489319">
            <text:p>5,40</text:p>
          </table:table-cell>
          <table:table-cell table:formula="of:=IF([.S37]&gt;30;30;IF([.S37]&lt;-30;-30;IF([.S37]&gt;=[.T36];TRUNC([.S37]+1/4);TRUNC([.S37]+3/4))))" office:value-type="float" office:value="5">
            <text:p>5</text:p>
          </table:table-cell>
          <table:table-cell table:formula="of:=IF([.T37]&gt;[.T36];[.T37]-[.$U$3];[.T37]+[.$U$3])-[.$Z$4]" office:value-type="float" office:value="0.34">
            <text:p>0,34</text:p>
          </table:table-cell>
          <table:table-cell table:formula="of:=IF([.U37]&gt;0;IF([.U37]&gt;3;3*0.25;[.U37]*0.25);IF([.U37]&lt;-3;-3*0.16;[.U37]*0.16))/3" office:value-type="float" office:value="0.0283333333333333">
            <text:p>0,0283333333</text:p>
          </table:table-cell>
          <table:table-cell table:formula="of:=IF([.O37]=[.O36];IF([.W36]&lt;=0;0;[.W36]-1);[.$Z$3])" office:value-type="float" office:value="0">
            <text:p>0</text:p>
          </table:table-cell>
          <table:table-cell table:formula="of:=IF([.W37]&gt;0;IF([.O37]&lt;&gt;[.O36];[.$F$5];[.X36]);IF(OR([.O37]&lt;&gt;[.O36];[.Q37]*[.Q36]&lt;=0);[.$F$5];IF(ABS([.Q37])&gt;=ABS([.Q35]);IF([.X36]&lt;0;[.X36];[.X36]-TRUNC(ABS([.Q37])*100/25)-1);[.X36])))" office:value-type="float" office:value="28">
            <text:p>28</text:p>
          </table:table-cell>
          <table:table-cell table:formula="of:=IF(AND([.W37]=0;OR([.Q37]*[.Q36]&lt;=0;AND(ABS([.Q37])&gt;ABS([.Q36]);[.X37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4">
            <text:p>1,4</text:p>
          </table:table-cell>
          <table:table-cell table:formula="of:=(([.I38]*[.I38]*10000)*[.$B$5]/256+[.$B$6]*256)*[.I38]*100/256/256" office:value-type="float" office:value="11.5714263916016">
            <text:p>11,5714263916</text:p>
          </table:table-cell>
          <table:table-cell table:formula="of:=[.K37]+[.$B$8]*5/60" office:value-type="float" office:value="136">
            <text:p>136</text:p>
          </table:table-cell>
          <table:table-cell table:style-name="ce7" table:number-columns-repeated="2"/>
          <table:table-cell/>
          <table:table-cell table:formula="of:=[.O37]" office:value-type="float" office:value="21">
            <text:p>21,00</text:p>
          </table:table-cell>
          <table:table-cell table:formula="of:=[.P37]+([.V37]*1+[.V36]*2+[.V35]*3+[.V34]*3+[.V33]*2+[.V32]*1+[.V31]*1+[.V30]*1)/14+RAND()*0.08-0.08/2+[.N38]" office:value-type="float" office:value="20.1855540815276">
            <text:p>20,1855540815</text:p>
          </table:table-cell>
          <table:table-cell table:formula="of:=ROUND(([.O38]-[.P38])*12)/12" office:value-type="float" office:value="0.833333333333333">
            <text:p>0,83</text:p>
          </table:table-cell>
          <table:table-cell table:formula="of:=IF([.Y37]&gt;0;TRUNC([.R37]+[.Q38]*800);[.R37])" office:value-type="float" office:value="4663">
            <text:p>4663</text:p>
          </table:table-cell>
          <table:table-cell table:formula="of:=((([.Q38]*[.Q38]*10000)/256*[.$B$5]+[.$B$6]*256)*[.Q38]*100+[.R38]*[.$B$7])/256/256+0" office:value-type="float" office:value="6.398732997753">
            <text:p>6,40</text:p>
          </table:table-cell>
          <table:table-cell table:formula="of:=IF([.S38]&gt;30;30;IF([.S38]&lt;-30;-30;IF([.S38]&gt;=[.T37];TRUNC([.S38]+1/4);TRUNC([.S38]+3/4))))" office:value-type="float" office:value="6">
            <text:p>6</text:p>
          </table:table-cell>
          <table:table-cell table:formula="of:=IF([.T38]&gt;[.T37];[.T38]-[.$U$3];[.T38]+[.$U$3])-[.$Z$4]" office:value-type="float" office:value="1.34">
            <text:p>1,34</text:p>
          </table:table-cell>
          <table:table-cell table:formula="of:=IF([.U38]&gt;0;IF([.U38]&gt;3;3*0.25;[.U38]*0.25);IF([.U38]&lt;-3;-3*0.16;[.U38]*0.16))/3" office:value-type="float" office:value="0.111666666666667">
            <text:p>0,1116666667</text:p>
          </table:table-cell>
          <table:table-cell table:formula="of:=IF([.O38]=[.O37];IF([.W37]&lt;=0;0;[.W37]-1);[.$Z$3])" office:value-type="float" office:value="0">
            <text:p>0</text:p>
          </table:table-cell>
          <table:table-cell table:formula="of:=IF([.W38]&gt;0;IF([.O38]&lt;&gt;[.O37];[.$F$5];[.X37]);IF(OR([.O38]&lt;&gt;[.O37];[.Q38]*[.Q37]&lt;=0);[.$F$5];IF(ABS([.Q38])&gt;=ABS([.Q36]);IF([.X37]&lt;0;[.X37];[.X37]-TRUNC(ABS([.Q38])*100/25)-1);[.X37])))" office:value-type="float" office:value="24">
            <text:p>24</text:p>
          </table:table-cell>
          <table:table-cell table:formula="of:=IF(AND([.W38]=0;OR([.Q38]*[.Q37]&lt;=0;AND(ABS([.Q38])&gt;ABS([.Q37]);[.X38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5">
            <text:p>1,5</text:p>
          </table:table-cell>
          <table:table-cell table:formula="of:=(([.I39]*[.I39]*10000)*[.$B$5]/256+[.$B$6]*256)*[.I39]*100/256/256" office:value-type="float" office:value="13.5387897491455">
            <text:p>13,5387897491</text:p>
          </table:table-cell>
          <table:table-cell table:formula="of:=[.K38]+[.$B$8]*5/60" office:value-type="float" office:value="140">
            <text:p>140</text:p>
          </table:table-cell>
          <table:table-cell table:style-name="ce7" table:number-columns-repeated="2"/>
          <table:table-cell/>
          <table:table-cell table:formula="of:=[.O38]" office:value-type="float" office:value="21">
            <text:p>21,00</text:p>
          </table:table-cell>
          <table:table-cell table:formula="of:=[.P38]+([.V38]*1+[.V37]*2+[.V36]*3+[.V35]*3+[.V34]*2+[.V33]*1+[.V32]*1+[.V31]*1)/14+RAND()*0.08-0.08/2+[.N39]" office:value-type="float" office:value="20.1313258267076">
            <text:p>20,1313258267</text:p>
          </table:table-cell>
          <table:table-cell table:formula="of:=ROUND(([.O39]-[.P39])*12)/12" office:value-type="float" office:value="0.833333333333333">
            <text:p>0,83</text:p>
          </table:table-cell>
          <table:table-cell table:formula="of:=IF([.Y38]&gt;0;TRUNC([.R38]+[.Q39]*800);[.R38])" office:value-type="float" office:value="5329">
            <text:p>5329</text:p>
          </table:table-cell>
          <table:table-cell table:formula="of:=((([.Q39]*[.Q39]*10000)/256*[.$B$5]+[.$B$6]*256)*[.Q39]*100+[.R39]*[.$B$7])/256/256+0" office:value-type="float" office:value="6.723928310253">
            <text:p>6,72</text:p>
          </table:table-cell>
          <table:table-cell table:formula="of:=IF([.S39]&gt;30;30;IF([.S39]&lt;-30;-30;IF([.S39]&gt;=[.T38];TRUNC([.S39]+1/4);TRUNC([.S39]+3/4))))" office:value-type="float" office:value="6">
            <text:p>6</text:p>
          </table:table-cell>
          <table:table-cell table:formula="of:=IF([.T39]&gt;[.T38];[.T39]-[.$U$3];[.T39]+[.$U$3])-[.$Z$4]" office:value-type="float" office:value="1.78">
            <text:p>1,78</text:p>
          </table:table-cell>
          <table:table-cell table:formula="of:=IF([.U39]&gt;0;IF([.U39]&gt;3;3*0.25;[.U39]*0.25);IF([.U39]&lt;-3;-3*0.16;[.U39]*0.16))/3" office:value-type="float" office:value="0.148333333333333">
            <text:p>0,1483333333</text:p>
          </table:table-cell>
          <table:table-cell table:formula="of:=IF([.O39]=[.O38];IF([.W38]&lt;=0;0;[.W38]-1);[.$Z$3])" office:value-type="float" office:value="0">
            <text:p>0</text:p>
          </table:table-cell>
          <table:table-cell table:formula="of:=IF([.W39]&gt;0;IF([.O39]&lt;&gt;[.O38];[.$F$5];[.X38]);IF(OR([.O39]&lt;&gt;[.O38];[.Q39]*[.Q38]&lt;=0);[.$F$5];IF(ABS([.Q39])&gt;=ABS([.Q37]);IF([.X38]&lt;0;[.X38];[.X38]-TRUNC(ABS([.Q39])*100/25)-1);[.X38])))" office:value-type="float" office:value="20">
            <text:p>20</text:p>
          </table:table-cell>
          <table:table-cell table:formula="of:=IF(AND([.W39]=0;OR([.Q39]*[.Q38]&lt;=0;AND(ABS([.Q39])&gt;ABS([.Q38]);[.X3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6">
            <text:p>1,6</text:p>
          </table:table-cell>
          <table:table-cell table:formula="of:=(([.I40]*[.I40]*10000)*[.$B$5]/256+[.$B$6]*256)*[.I40]*100/256/256" office:value-type="float" office:value="15.7421875">
            <text:p>15,7421875</text:p>
          </table:table-cell>
          <table:table-cell table:formula="of:=[.K39]+[.$B$8]*5/60" office:value-type="float" office:value="144">
            <text:p>144</text:p>
          </table:table-cell>
          <table:table-cell table:style-name="ce7" table:number-columns-repeated="2"/>
          <table:table-cell/>
          <table:table-cell table:formula="of:=[.O39]" office:value-type="float" office:value="21">
            <text:p>21,00</text:p>
          </table:table-cell>
          <table:table-cell table:formula="of:=[.P39]+([.V39]*1+[.V38]*2+[.V37]*3+[.V36]*3+[.V35]*2+[.V34]*1+[.V33]*1+[.V32]*1)/14+RAND()*0.08-0.08/2+[.N40]" office:value-type="float" office:value="20.1259916912237">
            <text:p>20,1259916912</text:p>
          </table:table-cell>
          <table:table-cell table:formula="of:=ROUND(([.O40]-[.P40])*12)/12" office:value-type="float" office:value="0.833333333333333">
            <text:p>0,83</text:p>
          </table:table-cell>
          <table:table-cell table:formula="of:=IF([.Y39]&gt;0;TRUNC([.R39]+[.Q40]*800);[.R39])" office:value-type="float" office:value="5329">
            <text:p>5329</text:p>
          </table:table-cell>
          <table:table-cell table:formula="of:=((([.Q40]*[.Q40]*10000)/256*[.$B$5]+[.$B$6]*256)*[.Q40]*100+[.R40]*[.$B$7])/256/256+0" office:value-type="float" office:value="6.723928310253">
            <text:p>6,72</text:p>
          </table:table-cell>
          <table:table-cell table:formula="of:=IF([.S40]&gt;30;30;IF([.S40]&lt;-30;-30;IF([.S40]&gt;=[.T39];TRUNC([.S40]+1/4);TRUNC([.S40]+3/4))))" office:value-type="float" office:value="6">
            <text:p>6</text:p>
          </table:table-cell>
          <table:table-cell table:formula="of:=IF([.T40]&gt;[.T39];[.T40]-[.$U$3];[.T40]+[.$U$3])-[.$Z$4]" office:value-type="float" office:value="1.78">
            <text:p>1,78</text:p>
          </table:table-cell>
          <table:table-cell table:formula="of:=IF([.U40]&gt;0;IF([.U40]&gt;3;3*0.25;[.U40]*0.25);IF([.U40]&lt;-3;-3*0.16;[.U40]*0.16))/3" office:value-type="float" office:value="0.148333333333333">
            <text:p>0,1483333333</text:p>
          </table:table-cell>
          <table:table-cell table:formula="of:=IF([.O40]=[.O39];IF([.W39]&lt;=0;0;[.W39]-1);[.$Z$3])" office:value-type="float" office:value="0">
            <text:p>0</text:p>
          </table:table-cell>
          <table:table-cell table:formula="of:=IF([.W40]&gt;0;IF([.O40]&lt;&gt;[.O39];[.$F$5];[.X39]);IF(OR([.O40]&lt;&gt;[.O39];[.Q40]*[.Q39]&lt;=0);[.$F$5];IF(ABS([.Q40])&gt;=ABS([.Q38]);IF([.X39]&lt;0;[.X39];[.X39]-TRUNC(ABS([.Q40])*100/25)-1);[.X39])))" office:value-type="float" office:value="16">
            <text:p>16</text:p>
          </table:table-cell>
          <table:table-cell table:formula="of:=IF(AND([.W40]=0;OR([.Q40]*[.Q39]&lt;=0;AND(ABS([.Q40])&gt;ABS([.Q39]);[.X4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7">
            <text:p>1,7</text:p>
          </table:table-cell>
          <table:table-cell table:formula="of:=(([.I41]*[.I41]*10000)*[.$B$5]/256+[.$B$6]*256)*[.I41]*100/256/256" office:value-type="float" office:value="18.1973552703857">
            <text:p>18,1973552704</text:p>
          </table:table-cell>
          <table:table-cell table:formula="of:=[.K40]+[.$B$8]*5/60" office:value-type="float" office:value="148">
            <text:p>148</text:p>
          </table:table-cell>
          <table:table-cell table:style-name="ce7" table:number-columns-repeated="2"/>
          <table:table-cell/>
          <table:table-cell table:formula="of:=[.O40]" office:value-type="float" office:value="21">
            <text:p>21,00</text:p>
          </table:table-cell>
          <table:table-cell table:formula="of:=[.P40]+([.V40]*1+[.V39]*2+[.V38]*3+[.V37]*3+[.V36]*2+[.V35]*1+[.V34]*1+[.V33]*1)/14+RAND()*0.08-0.08/2+[.N41]" office:value-type="float" office:value="20.1901186696804">
            <text:p>20,1901186697</text:p>
          </table:table-cell>
          <table:table-cell table:formula="of:=ROUND(([.O41]-[.P41])*12)/12" office:value-type="float" office:value="0.833333333333333">
            <text:p>0,83</text:p>
          </table:table-cell>
          <table:table-cell table:formula="of:=IF([.Y40]&gt;0;TRUNC([.R40]+[.Q41]*800);[.R40])" office:value-type="float" office:value="5329">
            <text:p>5329</text:p>
          </table:table-cell>
          <table:table-cell table:formula="of:=((([.Q41]*[.Q41]*10000)/256*[.$B$5]+[.$B$6]*256)*[.Q41]*100+[.R41]*[.$B$7])/256/256+0" office:value-type="float" office:value="6.723928310253">
            <text:p>6,72</text:p>
          </table:table-cell>
          <table:table-cell table:formula="of:=IF([.S41]&gt;30;30;IF([.S41]&lt;-30;-30;IF([.S41]&gt;=[.T40];TRUNC([.S41]+1/4);TRUNC([.S41]+3/4))))" office:value-type="float" office:value="6">
            <text:p>6</text:p>
          </table:table-cell>
          <table:table-cell table:formula="of:=IF([.T41]&gt;[.T40];[.T41]-[.$U$3];[.T41]+[.$U$3])-[.$Z$4]" office:value-type="float" office:value="1.78">
            <text:p>1,78</text:p>
          </table:table-cell>
          <table:table-cell table:formula="of:=IF([.U41]&gt;0;IF([.U41]&gt;3;3*0.25;[.U41]*0.25);IF([.U41]&lt;-3;-3*0.16;[.U41]*0.16))/3" office:value-type="float" office:value="0.148333333333333">
            <text:p>0,1483333333</text:p>
          </table:table-cell>
          <table:table-cell table:formula="of:=IF([.O41]=[.O40];IF([.W40]&lt;=0;0;[.W40]-1);[.$Z$3])" office:value-type="float" office:value="0">
            <text:p>0</text:p>
          </table:table-cell>
          <table:table-cell table:formula="of:=IF([.W41]&gt;0;IF([.O41]&lt;&gt;[.O40];[.$F$5];[.X40]);IF(OR([.O41]&lt;&gt;[.O40];[.Q41]*[.Q40]&lt;=0);[.$F$5];IF(ABS([.Q41])&gt;=ABS([.Q39]);IF([.X40]&lt;0;[.X40];[.X40]-TRUNC(ABS([.Q41])*100/25)-1);[.X40])))" office:value-type="float" office:value="12">
            <text:p>12</text:p>
          </table:table-cell>
          <table:table-cell table:formula="of:=IF(AND([.W41]=0;OR([.Q41]*[.Q40]&lt;=0;AND(ABS([.Q41])&gt;ABS([.Q40]);[.X4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8">
            <text:p>1,8</text:p>
          </table:table-cell>
          <table:table-cell table:formula="of:=(([.I42]*[.I42]*10000)*[.$B$5]/256+[.$B$6]*256)*[.I42]*100/256/256" office:value-type="float" office:value="20.9200286865234">
            <text:p>20,9200286865</text:p>
          </table:table-cell>
          <table:table-cell table:formula="of:=[.K41]+[.$B$8]*5/60" office:value-type="float" office:value="152">
            <text:p>152</text:p>
          </table:table-cell>
          <table:table-cell table:style-name="ce7" table:number-columns-repeated="2"/>
          <table:table-cell/>
          <table:table-cell table:formula="of:=[.O41]" office:value-type="float" office:value="21">
            <text:p>21,00</text:p>
          </table:table-cell>
          <table:table-cell table:formula="of:=[.P41]+([.V41]*1+[.V40]*2+[.V39]*3+[.V38]*3+[.V37]*2+[.V36]*1+[.V35]*1+[.V34]*1)/14+RAND()*0.08-0.08/2+[.N42]" office:value-type="float" office:value="20.2445539989136">
            <text:p>20,2445539989</text:p>
          </table:table-cell>
          <table:table-cell table:formula="of:=ROUND(([.O42]-[.P42])*12)/12" office:value-type="float" office:value="0.75">
            <text:p>0,75</text:p>
          </table:table-cell>
          <table:table-cell table:formula="of:=IF([.Y41]&gt;0;TRUNC([.R41]+[.Q42]*800);[.R41])" office:value-type="float" office:value="5329">
            <text:p>5329</text:p>
          </table:table-cell>
          <table:table-cell table:formula="of:=((([.Q42]*[.Q42]*10000)/256*[.$B$5]+[.$B$6]*256)*[.Q42]*100+[.R42]*[.$B$7])/256/256+0" office:value-type="float" office:value="6.05221199989319">
            <text:p>6,05</text:p>
          </table:table-cell>
          <table:table-cell table:formula="of:=IF([.S42]&gt;30;30;IF([.S42]&lt;-30;-30;IF([.S42]&gt;=[.T41];TRUNC([.S42]+1/4);TRUNC([.S42]+3/4))))" office:value-type="float" office:value="6">
            <text:p>6</text:p>
          </table:table-cell>
          <table:table-cell table:formula="of:=IF([.T42]&gt;[.T41];[.T42]-[.$U$3];[.T42]+[.$U$3])-[.$Z$4]" office:value-type="float" office:value="1.78">
            <text:p>1,78</text:p>
          </table:table-cell>
          <table:table-cell table:formula="of:=IF([.U42]&gt;0;IF([.U42]&gt;3;3*0.25;[.U42]*0.25);IF([.U42]&lt;-3;-3*0.16;[.U42]*0.16))/3" office:value-type="float" office:value="0.148333333333333">
            <text:p>0,1483333333</text:p>
          </table:table-cell>
          <table:table-cell table:formula="of:=IF([.O42]=[.O41];IF([.W41]&lt;=0;0;[.W41]-1);[.$Z$3])" office:value-type="float" office:value="0">
            <text:p>0</text:p>
          </table:table-cell>
          <table:table-cell table:formula="of:=IF([.W42]&gt;0;IF([.O42]&lt;&gt;[.O41];[.$F$5];[.X41]);IF(OR([.O42]&lt;&gt;[.O41];[.Q42]*[.Q41]&lt;=0);[.$F$5];IF(ABS([.Q42])&gt;=ABS([.Q40]);IF([.X41]&lt;0;[.X41];[.X41]-TRUNC(ABS([.Q42])*100/25)-1);[.X41])))" office:value-type="float" office:value="12">
            <text:p>12</text:p>
          </table:table-cell>
          <table:table-cell table:formula="of:=IF(AND([.W42]=0;OR([.Q42]*[.Q41]&lt;=0;AND(ABS([.Q42])&gt;ABS([.Q41]);[.X4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.9">
            <text:p>1,9</text:p>
          </table:table-cell>
          <table:table-cell table:formula="of:=(([.I43]*[.I43]*10000)*[.$B$5]/256+[.$B$6]*256)*[.I43]*100/256/256" office:value-type="float" office:value="23.9259433746338">
            <text:p>23,9259433746</text:p>
          </table:table-cell>
          <table:table-cell table:formula="of:=[.K42]+[.$B$8]*5/60" office:value-type="float" office:value="156">
            <text:p>156</text:p>
          </table:table-cell>
          <table:table-cell table:style-name="ce7" table:number-columns-repeated="2"/>
          <table:table-cell/>
          <table:table-cell table:formula="of:=[.O42]" office:value-type="float" office:value="21">
            <text:p>21,00</text:p>
          </table:table-cell>
          <table:table-cell table:formula="of:=[.P42]+([.V42]*1+[.V41]*2+[.V40]*3+[.V39]*3+[.V38]*2+[.V37]*1+[.V36]*1+[.V35]*1)/14+RAND()*0.08-0.08/2+[.N43]" office:value-type="float" office:value="20.3506098827456">
            <text:p>20,3506098827</text:p>
          </table:table-cell>
          <table:table-cell table:formula="of:=ROUND(([.O43]-[.P43])*12)/12" office:value-type="float" office:value="0.666666666666667">
            <text:p>0,67</text:p>
          </table:table-cell>
          <table:table-cell table:formula="of:=IF([.Y42]&gt;0;TRUNC([.R42]+[.Q43]*800);[.R42])" office:value-type="float" office:value="5329">
            <text:p>5329</text:p>
          </table:table-cell>
          <table:table-cell table:formula="of:=((([.Q43]*[.Q43]*10000)/256*[.$B$5]+[.$B$6]*256)*[.Q43]*100+[.R43]*[.$B$7])/256/256+0" office:value-type="float" office:value="5.46245207609954">
            <text:p>5,46</text:p>
          </table:table-cell>
          <table:table-cell table:formula="of:=IF([.S43]&gt;30;30;IF([.S43]&lt;-30;-30;IF([.S43]&gt;=[.T42];TRUNC([.S43]+1/4);TRUNC([.S43]+3/4))))" office:value-type="float" office:value="6">
            <text:p>6</text:p>
          </table:table-cell>
          <table:table-cell table:formula="of:=IF([.T43]&gt;[.T42];[.T43]-[.$U$3];[.T43]+[.$U$3])-[.$Z$4]" office:value-type="float" office:value="1.78">
            <text:p>1,78</text:p>
          </table:table-cell>
          <table:table-cell table:formula="of:=IF([.U43]&gt;0;IF([.U43]&gt;3;3*0.25;[.U43]*0.25);IF([.U43]&lt;-3;-3*0.16;[.U43]*0.16))/3" office:value-type="float" office:value="0.148333333333333">
            <text:p>0,1483333333</text:p>
          </table:table-cell>
          <table:table-cell table:formula="of:=IF([.O43]=[.O42];IF([.W42]&lt;=0;0;[.W42]-1);[.$Z$3])" office:value-type="float" office:value="0">
            <text:p>0</text:p>
          </table:table-cell>
          <table:table-cell table:formula="of:=IF([.W43]&gt;0;IF([.O43]&lt;&gt;[.O42];[.$F$5];[.X42]);IF(OR([.O43]&lt;&gt;[.O42];[.Q43]*[.Q42]&lt;=0);[.$F$5];IF(ABS([.Q43])&gt;=ABS([.Q41]);IF([.X42]&lt;0;[.X42];[.X42]-TRUNC(ABS([.Q43])*100/25)-1);[.X42])))" office:value-type="float" office:value="12">
            <text:p>12</text:p>
          </table:table-cell>
          <table:table-cell table:formula="of:=IF(AND([.W43]=0;OR([.Q43]*[.Q42]&lt;=0;AND(ABS([.Q43])&gt;ABS([.Q42]);[.X4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">
            <text:p>2</text:p>
          </table:table-cell>
          <table:table-cell table:formula="of:=(([.I44]*[.I44]*10000)*[.$B$5]/256+[.$B$6]*256)*[.I44]*100/256/256" office:value-type="float" office:value="27.2308349609375">
            <text:p>27,2308349609</text:p>
          </table:table-cell>
          <table:table-cell table:formula="of:=[.K43]+[.$B$8]*5/60" office:value-type="float" office:value="160">
            <text:p>160</text:p>
          </table:table-cell>
          <table:table-cell table:style-name="ce7" table:number-columns-repeated="2"/>
          <table:table-cell/>
          <table:table-cell table:formula="of:=[.O43]" office:value-type="float" office:value="21">
            <text:p>21,00</text:p>
          </table:table-cell>
          <table:table-cell table:formula="of:=[.P43]+([.V43]*1+[.V42]*2+[.V41]*3+[.V40]*3+[.V39]*2+[.V38]*1+[.V37]*1+[.V36]*1)/14+RAND()*0.08-0.08/2+[.N44]" office:value-type="float" office:value="20.4542523192818">
            <text:p>20,4542523193</text:p>
          </table:table-cell>
          <table:table-cell table:formula="of:=ROUND(([.O44]-[.P44])*12)/12" office:value-type="float" office:value="0.583333333333333">
            <text:p>0,58</text:p>
          </table:table-cell>
          <table:table-cell table:formula="of:=IF([.Y43]&gt;0;TRUNC([.R43]+[.Q44]*800);[.R43])" office:value-type="float" office:value="5329">
            <text:p>5329</text:p>
          </table:table-cell>
          <table:table-cell table:formula="of:=((([.Q44]*[.Q44]*10000)/256*[.$B$5]+[.$B$6]*256)*[.Q44]*100+[.R44]*[.$B$7])/256/256+0" office:value-type="float" office:value="4.94554227369803">
            <text:p>4,95</text:p>
          </table:table-cell>
          <table:table-cell table:formula="of:=IF([.S44]&gt;30;30;IF([.S44]&lt;-30;-30;IF([.S44]&gt;=[.T43];TRUNC([.S44]+1/4);TRUNC([.S44]+3/4))))" office:value-type="float" office:value="5">
            <text:p>5</text:p>
          </table:table-cell>
          <table:table-cell table:formula="of:=IF([.T44]&gt;[.T43];[.T44]-[.$U$3];[.T44]+[.$U$3])-[.$Z$4]" office:value-type="float" office:value="0.779999999999999">
            <text:p>0,78</text:p>
          </table:table-cell>
          <table:table-cell table:formula="of:=IF([.U44]&gt;0;IF([.U44]&gt;3;3*0.25;[.U44]*0.25);IF([.U44]&lt;-3;-3*0.16;[.U44]*0.16))/3" office:value-type="float" office:value="0.065">
            <text:p>0,065</text:p>
          </table:table-cell>
          <table:table-cell table:formula="of:=IF([.O44]=[.O43];IF([.W43]&lt;=0;0;[.W43]-1);[.$Z$3])" office:value-type="float" office:value="0">
            <text:p>0</text:p>
          </table:table-cell>
          <table:table-cell table:formula="of:=IF([.W44]&gt;0;IF([.O44]&lt;&gt;[.O43];[.$F$5];[.X43]);IF(OR([.O44]&lt;&gt;[.O43];[.Q44]*[.Q43]&lt;=0);[.$F$5];IF(ABS([.Q44])&gt;=ABS([.Q42]);IF([.X43]&lt;0;[.X43];[.X43]-TRUNC(ABS([.Q44])*100/25)-1);[.X43])))" office:value-type="float" office:value="12">
            <text:p>12</text:p>
          </table:table-cell>
          <table:table-cell table:formula="of:=IF(AND([.W44]=0;OR([.Q44]*[.Q43]&lt;=0;AND(ABS([.Q44])&gt;ABS([.Q43]);[.X44]&gt;0)));1;0)" office:value-type="float" office:value="0">
            <text:p>0</text:p>
          </table:table-cell>
          <table:table-cell/>
        </table:table-row>
        <table:table-row table:style-name="ro8">
          <table:table-cell table:style-name="ce5" office:value-type="string">
            <text:p>Extremely unstable system emulation test</text:p>
          </table:table-cell>
          <table:table-cell table:number-columns-repeated="13"/>
          <table:table-cell table:formula="of:=[.O44]" office:value-type="float" office:value="21">
            <text:p>21,00</text:p>
          </table:table-cell>
          <table:table-cell table:formula="of:=[.P44]+([.V44]*1+[.V43]*2+[.V42]*3+[.V41]*3+[.V40]*2+[.V39]*1+[.V38]*1+[.V37]*1)/14+RAND()*0.08-0.08/2+[.N45]" office:value-type="float" office:value="20.5665836684946">
            <text:p>20,5665836685</text:p>
          </table:table-cell>
          <table:table-cell table:formula="of:=ROUND(([.O45]-[.P45])*12)/12" office:value-type="float" office:value="0.416666666666667">
            <text:p>0,42</text:p>
          </table:table-cell>
          <table:table-cell table:formula="of:=IF([.Y44]&gt;0;TRUNC([.R44]+[.Q45]*800);[.R44])" office:value-type="float" office:value="5329">
            <text:p>5329</text:p>
          </table:table-cell>
          <table:table-cell table:formula="of:=((([.Q45]*[.Q45]*10000)/256*[.$B$5]+[.$B$6]*256)*[.Q45]*100+[.R45]*[.$B$7])/256/256+0" office:value-type="float" office:value="4.09384797237538">
            <text:p>4,09</text:p>
          </table:table-cell>
          <table:table-cell table:formula="of:=IF([.S45]&gt;30;30;IF([.S45]&lt;-30;-30;IF([.S45]&gt;=[.T44];TRUNC([.S45]+1/4);TRUNC([.S45]+3/4))))" office:value-type="float" office:value="4">
            <text:p>4</text:p>
          </table:table-cell>
          <table:table-cell table:formula="of:=IF([.T45]&gt;[.T44];[.T45]-[.$U$3];[.T45]+[.$U$3])-[.$Z$4]" office:value-type="float" office:value="-0.220000000000001">
            <text:p>-0,22</text:p>
          </table:table-cell>
          <table:table-cell table:formula="of:=IF([.U45]&gt;0;IF([.U45]&gt;3;3*0.25;[.U45]*0.25);IF([.U45]&lt;-3;-3*0.16;[.U45]*0.16))/3" office:value-type="float" office:value="-0.0117333333333334">
            <text:p>-0,0117333333</text:p>
          </table:table-cell>
          <table:table-cell table:formula="of:=IF([.O45]=[.O44];IF([.W44]&lt;=0;0;[.W44]-1);[.$Z$3])" office:value-type="float" office:value="0">
            <text:p>0</text:p>
          </table:table-cell>
          <table:table-cell table:formula="of:=IF([.W45]&gt;0;IF([.O45]&lt;&gt;[.O44];[.$F$5];[.X44]);IF(OR([.O45]&lt;&gt;[.O44];[.Q45]*[.Q44]&lt;=0);[.$F$5];IF(ABS([.Q45])&gt;=ABS([.Q43]);IF([.X44]&lt;0;[.X44];[.X44]-TRUNC(ABS([.Q45])*100/25)-1);[.X44])))" office:value-type="float" office:value="12">
            <text:p>12</text:p>
          </table:table-cell>
          <table:table-cell table:formula="of:=IF(AND([.W45]=0;OR([.Q45]*[.Q44]&lt;=0;AND(ABS([.Q45])&gt;ABS([.Q44]);[.X45]&gt;0)));1;0)" office:value-type="float" office:value="0">
            <text:p>0</text:p>
          </table:table-cell>
          <table:table-cell/>
        </table:table-row>
        <table:table-row table:style-name="ro2">
          <table:table-cell>
            <draw:frame table:end-cell-address="List1.O62" table:end-x="0.938cm" table:end-y="0.221cm" draw:z-index="1" draw:style-name="gr1" svg:width="33.672cm" svg:height="7.251cm" svg:x="0cm" svg:y="0.168cm">
              <draw:object draw:notify-on-update-of-ranges="List1.O2:List1.O2 List1.O4:List1.O251 List1.P2:List1.P2 List1.P4:List1.P251 List1.T2:List1.T2 List1.T4:List1.T2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 table:formula="of:=[.O45]" office:value-type="float" office:value="21">
            <text:p>21,00</text:p>
          </table:table-cell>
          <table:table-cell table:formula="of:=[.P45]+([.V45]*1+[.V44]*2+[.V43]*3+[.V42]*3+[.V41]*2+[.V40]*1+[.V39]*1+[.V38]*1)/14+RAND()*0.08-0.08/2+[.N46]" office:value-type="float" office:value="20.714719039159">
            <text:p>20,7147190392</text:p>
          </table:table-cell>
          <table:table-cell table:formula="of:=ROUND(([.O46]-[.P46])*12)/12" office:value-type="float" office:value="0.25">
            <text:p>0,25</text:p>
          </table:table-cell>
          <table:table-cell table:formula="of:=IF([.Y45]&gt;0;TRUNC([.R45]+[.Q46]*800);[.R45])" office:value-type="float" office:value="5329">
            <text:p>5329</text:p>
          </table:table-cell>
          <table:table-cell table:formula="of:=((([.Q46]*[.Q46]*10000)/256*[.$B$5]+[.$B$6]*256)*[.Q46]*100+[.R46]*[.$B$7])/256/256+0" office:value-type="float" office:value="3.42427897453308">
            <text:p>3,42</text:p>
          </table:table-cell>
          <table:table-cell table:formula="of:=IF([.S46]&gt;30;30;IF([.S46]&lt;-30;-30;IF([.S46]&gt;=[.T45];TRUNC([.S46]+1/4);TRUNC([.S46]+3/4))))" office:value-type="float" office:value="4">
            <text:p>4</text:p>
          </table:table-cell>
          <table:table-cell table:formula="of:=IF([.T46]&gt;[.T45];[.T46]-[.$U$3];[.T46]+[.$U$3])-[.$Z$4]" office:value-type="float" office:value="-0.220000000000001">
            <text:p>-0,22</text:p>
          </table:table-cell>
          <table:table-cell table:formula="of:=IF([.U46]&gt;0;IF([.U46]&gt;3;3*0.25;[.U46]*0.25);IF([.U46]&lt;-3;-3*0.16;[.U46]*0.16))/3" office:value-type="float" office:value="-0.0117333333333334">
            <text:p>-0,0117333333</text:p>
          </table:table-cell>
          <table:table-cell table:formula="of:=IF([.O46]=[.O45];IF([.W45]&lt;=0;0;[.W45]-1);[.$Z$3])" office:value-type="float" office:value="0">
            <text:p>0</text:p>
          </table:table-cell>
          <table:table-cell table:formula="of:=IF([.W46]&gt;0;IF([.O46]&lt;&gt;[.O45];[.$F$5];[.X45]);IF(OR([.O46]&lt;&gt;[.O45];[.Q46]*[.Q45]&lt;=0);[.$F$5];IF(ABS([.Q46])&gt;=ABS([.Q44]);IF([.X45]&lt;0;[.X45];[.X45]-TRUNC(ABS([.Q46])*100/25)-1);[.X45])))" office:value-type="float" office:value="12">
            <text:p>12</text:p>
          </table:table-cell>
          <table:table-cell table:formula="of:=IF(AND([.W46]=0;OR([.Q46]*[.Q45]&lt;=0;AND(ABS([.Q46])&gt;ABS([.Q45]);[.X4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46]" office:value-type="float" office:value="21">
            <text:p>21,00</text:p>
          </table:table-cell>
          <table:table-cell table:formula="of:=[.P46]+([.V46]*1+[.V45]*2+[.V44]*3+[.V43]*3+[.V42]*2+[.V41]*1+[.V40]*1+[.V39]*1)/14+RAND()*0.08-0.08/2+[.N47]" office:value-type="float" office:value="20.7850862412726">
            <text:p>20,7850862413</text:p>
          </table:table-cell>
          <table:table-cell table:formula="of:=ROUND(([.O47]-[.P47])*12)/12" office:value-type="float" office:value="0.25">
            <text:p>0,25</text:p>
          </table:table-cell>
          <table:table-cell table:formula="of:=IF([.Y46]&gt;0;TRUNC([.R46]+[.Q47]*800);[.R46])" office:value-type="float" office:value="5329">
            <text:p>5329</text:p>
          </table:table-cell>
          <table:table-cell table:formula="of:=((([.Q47]*[.Q47]*10000)/256*[.$B$5]+[.$B$6]*256)*[.Q47]*100+[.R47]*[.$B$7])/256/256+0" office:value-type="float" office:value="3.42427897453308">
            <text:p>3,42</text:p>
          </table:table-cell>
          <table:table-cell table:formula="of:=IF([.S47]&gt;30;30;IF([.S47]&lt;-30;-30;IF([.S47]&gt;=[.T46];TRUNC([.S47]+1/4);TRUNC([.S47]+3/4))))" office:value-type="float" office:value="4">
            <text:p>4</text:p>
          </table:table-cell>
          <table:table-cell table:formula="of:=IF([.T47]&gt;[.T46];[.T47]-[.$U$3];[.T47]+[.$U$3])-[.$Z$4]" office:value-type="float" office:value="-0.220000000000001">
            <text:p>-0,22</text:p>
          </table:table-cell>
          <table:table-cell table:formula="of:=IF([.U47]&gt;0;IF([.U47]&gt;3;3*0.25;[.U47]*0.25);IF([.U47]&lt;-3;-3*0.16;[.U47]*0.16))/3" office:value-type="float" office:value="-0.0117333333333334">
            <text:p>-0,0117333333</text:p>
          </table:table-cell>
          <table:table-cell table:formula="of:=IF([.O47]=[.O46];IF([.W46]&lt;=0;0;[.W46]-1);[.$Z$3])" office:value-type="float" office:value="0">
            <text:p>0</text:p>
          </table:table-cell>
          <table:table-cell table:formula="of:=IF([.W47]&gt;0;IF([.O47]&lt;&gt;[.O46];[.$F$5];[.X46]);IF(OR([.O47]&lt;&gt;[.O46];[.Q47]*[.Q46]&lt;=0);[.$F$5];IF(ABS([.Q47])&gt;=ABS([.Q45]);IF([.X46]&lt;0;[.X46];[.X46]-TRUNC(ABS([.Q47])*100/25)-1);[.X46])))" office:value-type="float" office:value="12">
            <text:p>12</text:p>
          </table:table-cell>
          <table:table-cell table:formula="of:=IF(AND([.W47]=0;OR([.Q47]*[.Q46]&lt;=0;AND(ABS([.Q47])&gt;ABS([.Q46]);[.X4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47]" office:value-type="float" office:value="21">
            <text:p>21,00</text:p>
          </table:table-cell>
          <table:table-cell table:formula="of:=[.P47]+([.V47]*1+[.V46]*2+[.V45]*3+[.V44]*3+[.V43]*2+[.V42]*1+[.V41]*1+[.V40]*1)/14+RAND()*0.08-0.08/2+[.N48]" office:value-type="float" office:value="20.875719914963">
            <text:p>20,875719915</text:p>
          </table:table-cell>
          <table:table-cell table:formula="of:=ROUND(([.O48]-[.P48])*12)/12" office:value-type="float" office:value="0.0833333333333333">
            <text:p>0,08</text:p>
          </table:table-cell>
          <table:table-cell table:formula="of:=IF([.Y47]&gt;0;TRUNC([.R47]+[.Q48]*800);[.R47])" office:value-type="float" office:value="5329">
            <text:p>5329</text:p>
          </table:table-cell>
          <table:table-cell table:formula="of:=((([.Q48]*[.Q48]*10000)/256*[.$B$5]+[.$B$6]*256)*[.Q48]*100+[.R48]*[.$B$7])/256/256+0" office:value-type="float" office:value="2.863985158779">
            <text:p>2,86</text:p>
          </table:table-cell>
          <table:table-cell table:formula="of:=IF([.S48]&gt;30;30;IF([.S48]&lt;-30;-30;IF([.S48]&gt;=[.T47];TRUNC([.S48]+1/4);TRUNC([.S48]+3/4))))" office:value-type="float" office:value="3">
            <text:p>3</text:p>
          </table:table-cell>
          <table:table-cell table:formula="of:=IF([.T48]&gt;[.T47];[.T48]-[.$U$3];[.T48]+[.$U$3])-[.$Z$4]" office:value-type="float" office:value="-1.22">
            <text:p>-1,22</text:p>
          </table:table-cell>
          <table:table-cell table:formula="of:=IF([.U48]&gt;0;IF([.U48]&gt;3;3*0.25;[.U48]*0.25);IF([.U48]&lt;-3;-3*0.16;[.U48]*0.16))/3" office:value-type="float" office:value="-0.0650666666666667">
            <text:p>-0,0650666667</text:p>
          </table:table-cell>
          <table:table-cell table:formula="of:=IF([.O48]=[.O47];IF([.W47]&lt;=0;0;[.W47]-1);[.$Z$3])" office:value-type="float" office:value="0">
            <text:p>0</text:p>
          </table:table-cell>
          <table:table-cell table:formula="of:=IF([.W48]&gt;0;IF([.O48]&lt;&gt;[.O47];[.$F$5];[.X47]);IF(OR([.O48]&lt;&gt;[.O47];[.Q48]*[.Q47]&lt;=0);[.$F$5];IF(ABS([.Q48])&gt;=ABS([.Q46]);IF([.X47]&lt;0;[.X47];[.X47]-TRUNC(ABS([.Q48])*100/25)-1);[.X47])))" office:value-type="float" office:value="12">
            <text:p>12</text:p>
          </table:table-cell>
          <table:table-cell table:formula="of:=IF(AND([.W48]=0;OR([.Q48]*[.Q47]&lt;=0;AND(ABS([.Q48])&gt;ABS([.Q47]);[.X4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48]" office:value-type="float" office:value="21">
            <text:p>21,00</text:p>
          </table:table-cell>
          <table:table-cell table:formula="of:=[.P48]+([.V48]*1+[.V47]*2+[.V46]*3+[.V45]*3+[.V44]*2+[.V43]*1+[.V42]*1+[.V41]*1)/14+RAND()*0.08-0.08/2+[.N49]" office:value-type="float" office:value="20.8865206673029">
            <text:p>20,8865206673</text:p>
          </table:table-cell>
          <table:table-cell table:formula="of:=ROUND(([.O49]-[.P49])*12)/12" office:value-type="float" office:value="0.0833333333333333">
            <text:p>0,08</text:p>
          </table:table-cell>
          <table:table-cell table:formula="of:=IF([.Y48]&gt;0;TRUNC([.R48]+[.Q49]*800);[.R48])" office:value-type="float" office:value="5329">
            <text:p>5329</text:p>
          </table:table-cell>
          <table:table-cell table:formula="of:=((([.Q49]*[.Q49]*10000)/256*[.$B$5]+[.$B$6]*256)*[.Q49]*100+[.R49]*[.$B$7])/256/256+0" office:value-type="float" office:value="2.863985158779">
            <text:p>2,86</text:p>
          </table:table-cell>
          <table:table-cell table:formula="of:=IF([.S49]&gt;30;30;IF([.S49]&lt;-30;-30;IF([.S49]&gt;=[.T48];TRUNC([.S49]+1/4);TRUNC([.S49]+3/4))))" office:value-type="float" office:value="3">
            <text:p>3</text:p>
          </table:table-cell>
          <table:table-cell table:formula="of:=IF([.T49]&gt;[.T48];[.T49]-[.$U$3];[.T49]+[.$U$3])-[.$Z$4]" office:value-type="float" office:value="-1.22">
            <text:p>-1,22</text:p>
          </table:table-cell>
          <table:table-cell table:formula="of:=IF([.U49]&gt;0;IF([.U49]&gt;3;3*0.25;[.U49]*0.25);IF([.U49]&lt;-3;-3*0.16;[.U49]*0.16))/3" office:value-type="float" office:value="-0.0650666666666667">
            <text:p>-0,0650666667</text:p>
          </table:table-cell>
          <table:table-cell table:formula="of:=IF([.O49]=[.O48];IF([.W48]&lt;=0;0;[.W48]-1);[.$Z$3])" office:value-type="float" office:value="0">
            <text:p>0</text:p>
          </table:table-cell>
          <table:table-cell table:formula="of:=IF([.W49]&gt;0;IF([.O49]&lt;&gt;[.O48];[.$F$5];[.X48]);IF(OR([.O49]&lt;&gt;[.O48];[.Q49]*[.Q48]&lt;=0);[.$F$5];IF(ABS([.Q49])&gt;=ABS([.Q47]);IF([.X48]&lt;0;[.X48];[.X48]-TRUNC(ABS([.Q49])*100/25)-1);[.X48])))" office:value-type="float" office:value="12">
            <text:p>12</text:p>
          </table:table-cell>
          <table:table-cell table:formula="of:=IF(AND([.W49]=0;OR([.Q49]*[.Q48]&lt;=0;AND(ABS([.Q49])&gt;ABS([.Q48]);[.X4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49]" office:value-type="float" office:value="21">
            <text:p>21,00</text:p>
          </table:table-cell>
          <table:table-cell table:formula="of:=[.P49]+([.V49]*1+[.V48]*2+[.V47]*3+[.V46]*3+[.V45]*2+[.V44]*1+[.V43]*1+[.V42]*1)/14+RAND()*0.08-0.08/2+[.N50]" office:value-type="float" office:value="20.9294456099713">
            <text:p>20,92944561</text:p>
          </table:table-cell>
          <table:table-cell table:formula="of:=ROUND(([.O50]-[.P50])*12)/12" office:value-type="float" office:value="0.0833333333333333">
            <text:p>0,08</text:p>
          </table:table-cell>
          <table:table-cell table:formula="of:=IF([.Y49]&gt;0;TRUNC([.R49]+[.Q50]*800);[.R49])" office:value-type="float" office:value="5329">
            <text:p>5329</text:p>
          </table:table-cell>
          <table:table-cell table:formula="of:=((([.Q50]*[.Q50]*10000)/256*[.$B$5]+[.$B$6]*256)*[.Q50]*100+[.R50]*[.$B$7])/256/256+0" office:value-type="float" office:value="2.863985158779">
            <text:p>2,86</text:p>
          </table:table-cell>
          <table:table-cell table:formula="of:=IF([.S50]&gt;30;30;IF([.S50]&lt;-30;-30;IF([.S50]&gt;=[.T49];TRUNC([.S50]+1/4);TRUNC([.S50]+3/4))))" office:value-type="float" office:value="3">
            <text:p>3</text:p>
          </table:table-cell>
          <table:table-cell table:formula="of:=IF([.T50]&gt;[.T49];[.T50]-[.$U$3];[.T50]+[.$U$3])-[.$Z$4]" office:value-type="float" office:value="-1.22">
            <text:p>-1,22</text:p>
          </table:table-cell>
          <table:table-cell table:formula="of:=IF([.U50]&gt;0;IF([.U50]&gt;3;3*0.25;[.U50]*0.25);IF([.U50]&lt;-3;-3*0.16;[.U50]*0.16))/3" office:value-type="float" office:value="-0.0650666666666667">
            <text:p>-0,0650666667</text:p>
          </table:table-cell>
          <table:table-cell table:formula="of:=IF([.O50]=[.O49];IF([.W49]&lt;=0;0;[.W49]-1);[.$Z$3])" office:value-type="float" office:value="0">
            <text:p>0</text:p>
          </table:table-cell>
          <table:table-cell table:formula="of:=IF([.W50]&gt;0;IF([.O50]&lt;&gt;[.O49];[.$F$5];[.X49]);IF(OR([.O50]&lt;&gt;[.O49];[.Q50]*[.Q49]&lt;=0);[.$F$5];IF(ABS([.Q50])&gt;=ABS([.Q48]);IF([.X49]&lt;0;[.X49];[.X49]-TRUNC(ABS([.Q50])*100/25)-1);[.X49])))" office:value-type="float" office:value="11">
            <text:p>11</text:p>
          </table:table-cell>
          <table:table-cell table:formula="of:=IF(AND([.W50]=0;OR([.Q50]*[.Q49]&lt;=0;AND(ABS([.Q50])&gt;ABS([.Q49]);[.X5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0]" office:value-type="float" office:value="21">
            <text:p>21,00</text:p>
          </table:table-cell>
          <table:table-cell table:formula="of:=[.P50]+([.V50]*1+[.V49]*2+[.V48]*3+[.V47]*3+[.V46]*2+[.V45]*1+[.V44]*1+[.V43]*1)/14+RAND()*0.08-0.08/2+[.N51]" office:value-type="float" office:value="20.9316731106826">
            <text:p>20,9316731107</text:p>
          </table:table-cell>
          <table:table-cell table:formula="of:=ROUND(([.O51]-[.P51])*12)/12" office:value-type="float" office:value="0.0833333333333333">
            <text:p>0,08</text:p>
          </table:table-cell>
          <table:table-cell table:formula="of:=IF([.Y50]&gt;0;TRUNC([.R50]+[.Q51]*800);[.R50])" office:value-type="float" office:value="5329">
            <text:p>5329</text:p>
          </table:table-cell>
          <table:table-cell table:formula="of:=((([.Q51]*[.Q51]*10000)/256*[.$B$5]+[.$B$6]*256)*[.Q51]*100+[.R51]*[.$B$7])/256/256+0" office:value-type="float" office:value="2.863985158779">
            <text:p>2,86</text:p>
          </table:table-cell>
          <table:table-cell table:formula="of:=IF([.S51]&gt;30;30;IF([.S51]&lt;-30;-30;IF([.S51]&gt;=[.T50];TRUNC([.S51]+1/4);TRUNC([.S51]+3/4))))" office:value-type="float" office:value="3">
            <text:p>3</text:p>
          </table:table-cell>
          <table:table-cell table:formula="of:=IF([.T51]&gt;[.T50];[.T51]-[.$U$3];[.T51]+[.$U$3])-[.$Z$4]" office:value-type="float" office:value="-1.22">
            <text:p>-1,22</text:p>
          </table:table-cell>
          <table:table-cell table:formula="of:=IF([.U51]&gt;0;IF([.U51]&gt;3;3*0.25;[.U51]*0.25);IF([.U51]&lt;-3;-3*0.16;[.U51]*0.16))/3" office:value-type="float" office:value="-0.0650666666666667">
            <text:p>-0,0650666667</text:p>
          </table:table-cell>
          <table:table-cell table:formula="of:=IF([.O51]=[.O50];IF([.W50]&lt;=0;0;[.W50]-1);[.$Z$3])" office:value-type="float" office:value="0">
            <text:p>0</text:p>
          </table:table-cell>
          <table:table-cell table:formula="of:=IF([.W51]&gt;0;IF([.O51]&lt;&gt;[.O50];[.$F$5];[.X50]);IF(OR([.O51]&lt;&gt;[.O50];[.Q51]*[.Q50]&lt;=0);[.$F$5];IF(ABS([.Q51])&gt;=ABS([.Q49]);IF([.X50]&lt;0;[.X50];[.X50]-TRUNC(ABS([.Q51])*100/25)-1);[.X50])))" office:value-type="float" office:value="10">
            <text:p>10</text:p>
          </table:table-cell>
          <table:table-cell table:formula="of:=IF(AND([.W51]=0;OR([.Q51]*[.Q50]&lt;=0;AND(ABS([.Q51])&gt;ABS([.Q50]);[.X5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1]" office:value-type="float" office:value="21">
            <text:p>21,00</text:p>
          </table:table-cell>
          <table:table-cell table:formula="of:=[.P51]+([.V51]*1+[.V50]*2+[.V49]*3+[.V48]*3+[.V47]*2+[.V46]*1+[.V45]*1+[.V44]*1)/14+RAND()*0.08-0.08/2+[.N52]" office:value-type="float" office:value="20.8557926619366">
            <text:p>20,8557926619</text:p>
          </table:table-cell>
          <table:table-cell table:formula="of:=ROUND(([.O52]-[.P52])*12)/12" office:value-type="float" office:value="0.166666666666667">
            <text:p>0,17</text:p>
          </table:table-cell>
          <table:table-cell table:formula="of:=IF([.Y51]&gt;0;TRUNC([.R51]+[.Q52]*800);[.R51])" office:value-type="float" office:value="5329">
            <text:p>5329</text:p>
          </table:table-cell>
          <table:table-cell table:formula="of:=((([.Q52]*[.Q52]*10000)/256*[.$B$5]+[.$B$6]*256)*[.Q52]*100+[.R52]*[.$B$7])/256/256+0" office:value-type="float" office:value="3.13502580148202">
            <text:p>3,14</text:p>
          </table:table-cell>
          <table:table-cell table:formula="of:=IF([.S52]&gt;30;30;IF([.S52]&lt;-30;-30;IF([.S52]&gt;=[.T51];TRUNC([.S52]+1/4);TRUNC([.S52]+3/4))))" office:value-type="float" office:value="3">
            <text:p>3</text:p>
          </table:table-cell>
          <table:table-cell table:formula="of:=IF([.T52]&gt;[.T51];[.T52]-[.$U$3];[.T52]+[.$U$3])-[.$Z$4]" office:value-type="float" office:value="-1.22">
            <text:p>-1,22</text:p>
          </table:table-cell>
          <table:table-cell table:formula="of:=IF([.U52]&gt;0;IF([.U52]&gt;3;3*0.25;[.U52]*0.25);IF([.U52]&lt;-3;-3*0.16;[.U52]*0.16))/3" office:value-type="float" office:value="-0.0650666666666667">
            <text:p>-0,0650666667</text:p>
          </table:table-cell>
          <table:table-cell table:formula="of:=IF([.O52]=[.O51];IF([.W51]&lt;=0;0;[.W51]-1);[.$Z$3])" office:value-type="float" office:value="0">
            <text:p>0</text:p>
          </table:table-cell>
          <table:table-cell table:formula="of:=IF([.W52]&gt;0;IF([.O52]&lt;&gt;[.O51];[.$F$5];[.X51]);IF(OR([.O52]&lt;&gt;[.O51];[.Q52]*[.Q51]&lt;=0);[.$F$5];IF(ABS([.Q52])&gt;=ABS([.Q50]);IF([.X51]&lt;0;[.X51];[.X51]-TRUNC(ABS([.Q52])*100/25)-1);[.X51])))" office:value-type="float" office:value="9">
            <text:p>9</text:p>
          </table:table-cell>
          <table:table-cell table:formula="of:=IF(AND([.W52]=0;OR([.Q52]*[.Q51]&lt;=0;AND(ABS([.Q52])&gt;ABS([.Q51]);[.X52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2]" office:value-type="float" office:value="21">
            <text:p>21,00</text:p>
          </table:table-cell>
          <table:table-cell table:formula="of:=[.P52]+([.V52]*1+[.V51]*2+[.V50]*3+[.V49]*3+[.V48]*2+[.V47]*1+[.V46]*1+[.V45]*1)/14+RAND()*0.08-0.08/2+[.N53]" office:value-type="float" office:value="20.7956415689893">
            <text:p>20,795641569</text:p>
          </table:table-cell>
          <table:table-cell table:formula="of:=ROUND(([.O53]-[.P53])*12)/12" office:value-type="float" office:value="0.166666666666667">
            <text:p>0,17</text:p>
          </table:table-cell>
          <table:table-cell table:formula="of:=IF([.Y52]&gt;0;TRUNC([.R52]+[.Q53]*800);[.R52])" office:value-type="float" office:value="5462">
            <text:p>5462</text:p>
          </table:table-cell>
          <table:table-cell table:formula="of:=((([.Q53]*[.Q53]*10000)/256*[.$B$5]+[.$B$6]*256)*[.Q53]*100+[.R53]*[.$B$7])/256/256+0" office:value-type="float" office:value="3.19996720773202">
            <text:p>3,20</text:p>
          </table:table-cell>
          <table:table-cell table:formula="of:=IF([.S53]&gt;30;30;IF([.S53]&lt;-30;-30;IF([.S53]&gt;=[.T52];TRUNC([.S53]+1/4);TRUNC([.S53]+3/4))))" office:value-type="float" office:value="3">
            <text:p>3</text:p>
          </table:table-cell>
          <table:table-cell table:formula="of:=IF([.T53]&gt;[.T52];[.T53]-[.$U$3];[.T53]+[.$U$3])-[.$Z$4]" office:value-type="float" office:value="-1.22">
            <text:p>-1,22</text:p>
          </table:table-cell>
          <table:table-cell table:formula="of:=IF([.U53]&gt;0;IF([.U53]&gt;3;3*0.25;[.U53]*0.25);IF([.U53]&lt;-3;-3*0.16;[.U53]*0.16))/3" office:value-type="float" office:value="-0.0650666666666667">
            <text:p>-0,0650666667</text:p>
          </table:table-cell>
          <table:table-cell table:formula="of:=IF([.O53]=[.O52];IF([.W52]&lt;=0;0;[.W52]-1);[.$Z$3])" office:value-type="float" office:value="0">
            <text:p>0</text:p>
          </table:table-cell>
          <table:table-cell table:formula="of:=IF([.W53]&gt;0;IF([.O53]&lt;&gt;[.O52];[.$F$5];[.X52]);IF(OR([.O53]&lt;&gt;[.O52];[.Q53]*[.Q52]&lt;=0);[.$F$5];IF(ABS([.Q53])&gt;=ABS([.Q51]);IF([.X52]&lt;0;[.X52];[.X52]-TRUNC(ABS([.Q53])*100/25)-1);[.X52])))" office:value-type="float" office:value="8">
            <text:p>8</text:p>
          </table:table-cell>
          <table:table-cell table:formula="of:=IF(AND([.W53]=0;OR([.Q53]*[.Q52]&lt;=0;AND(ABS([.Q53])&gt;ABS([.Q52]);[.X5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3]" office:value-type="float" office:value="21">
            <text:p>21,00</text:p>
          </table:table-cell>
          <table:table-cell table:formula="of:=[.P53]+([.V53]*1+[.V52]*2+[.V51]*3+[.V50]*3+[.V49]*2+[.V48]*1+[.V47]*1+[.V46]*1)/14+RAND()*0.08-0.08/2+[.N54]" office:value-type="float" office:value="20.6998962241376">
            <text:p>20,6998962241</text:p>
          </table:table-cell>
          <table:table-cell table:formula="of:=ROUND(([.O54]-[.P54])*12)/12" office:value-type="float" office:value="0.333333333333333">
            <text:p>0,33</text:p>
          </table:table-cell>
          <table:table-cell table:formula="of:=IF([.Y53]&gt;0;TRUNC([.R53]+[.Q54]*800);[.R53])" office:value-type="float" office:value="5462">
            <text:p>5462</text:p>
          </table:table-cell>
          <table:table-cell table:formula="of:=((([.Q54]*[.Q54]*10000)/256*[.$B$5]+[.$B$6]*256)*[.Q54]*100+[.R54]*[.$B$7])/256/256+0" office:value-type="float" office:value="3.80579234935619">
            <text:p>3,81</text:p>
          </table:table-cell>
          <table:table-cell table:formula="of:=IF([.S54]&gt;30;30;IF([.S54]&lt;-30;-30;IF([.S54]&gt;=[.T53];TRUNC([.S54]+1/4);TRUNC([.S54]+3/4))))" office:value-type="float" office:value="4">
            <text:p>4</text:p>
          </table:table-cell>
          <table:table-cell table:formula="of:=IF([.T54]&gt;[.T53];[.T54]-[.$U$3];[.T54]+[.$U$3])-[.$Z$4]" office:value-type="float" office:value="-0.660000000000001">
            <text:p>-0,66</text:p>
          </table:table-cell>
          <table:table-cell table:formula="of:=IF([.U54]&gt;0;IF([.U54]&gt;3;3*0.25;[.U54]*0.25);IF([.U54]&lt;-3;-3*0.16;[.U54]*0.16))/3" office:value-type="float" office:value="-0.0352">
            <text:p>-0,0352</text:p>
          </table:table-cell>
          <table:table-cell table:formula="of:=IF([.O54]=[.O53];IF([.W53]&lt;=0;0;[.W53]-1);[.$Z$3])" office:value-type="float" office:value="0">
            <text:p>0</text:p>
          </table:table-cell>
          <table:table-cell table:formula="of:=IF([.W54]&gt;0;IF([.O54]&lt;&gt;[.O53];[.$F$5];[.X53]);IF(OR([.O54]&lt;&gt;[.O53];[.Q54]*[.Q53]&lt;=0);[.$F$5];IF(ABS([.Q54])&gt;=ABS([.Q52]);IF([.X53]&lt;0;[.X53];[.X53]-TRUNC(ABS([.Q54])*100/25)-1);[.X53])))" office:value-type="float" office:value="6">
            <text:p>6</text:p>
          </table:table-cell>
          <table:table-cell table:formula="of:=IF(AND([.W54]=0;OR([.Q54]*[.Q53]&lt;=0;AND(ABS([.Q54])&gt;ABS([.Q53]);[.X54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4]" office:value-type="float" office:value="21">
            <text:p>21,00</text:p>
          </table:table-cell>
          <table:table-cell table:formula="of:=[.P54]+([.V54]*1+[.V53]*2+[.V52]*3+[.V51]*3+[.V50]*2+[.V49]*1+[.V48]*1+[.V47]*1)/14+RAND()*0.08-0.08/2+[.N55]" office:value-type="float" office:value="20.6738354730571">
            <text:p>20,6738354731</text:p>
          </table:table-cell>
          <table:table-cell table:formula="of:=ROUND(([.O55]-[.P55])*12)/12" office:value-type="float" office:value="0.333333333333333">
            <text:p>0,33</text:p>
          </table:table-cell>
          <table:table-cell table:formula="of:=IF([.Y54]&gt;0;TRUNC([.R54]+[.Q55]*800);[.R54])" office:value-type="float" office:value="5728">
            <text:p>5728</text:p>
          </table:table-cell>
          <table:table-cell table:formula="of:=((([.Q55]*[.Q55]*10000)/256*[.$B$5]+[.$B$6]*256)*[.Q55]*100+[.R55]*[.$B$7])/256/256+0" office:value-type="float" office:value="3.93567516185619">
            <text:p>3,94</text:p>
          </table:table-cell>
          <table:table-cell table:formula="of:=IF([.S55]&gt;30;30;IF([.S55]&lt;-30;-30;IF([.S55]&gt;=[.T54];TRUNC([.S55]+1/4);TRUNC([.S55]+3/4))))" office:value-type="float" office:value="4">
            <text:p>4</text:p>
          </table:table-cell>
          <table:table-cell table:formula="of:=IF([.T55]&gt;[.T54];[.T55]-[.$U$3];[.T55]+[.$U$3])-[.$Z$4]" office:value-type="float" office:value="-0.220000000000001">
            <text:p>-0,22</text:p>
          </table:table-cell>
          <table:table-cell table:formula="of:=IF([.U55]&gt;0;IF([.U55]&gt;3;3*0.25;[.U55]*0.25);IF([.U55]&lt;-3;-3*0.16;[.U55]*0.16))/3" office:value-type="float" office:value="-0.0117333333333334">
            <text:p>-0,0117333333</text:p>
          </table:table-cell>
          <table:table-cell table:formula="of:=IF([.O55]=[.O54];IF([.W54]&lt;=0;0;[.W54]-1);[.$Z$3])" office:value-type="float" office:value="0">
            <text:p>0</text:p>
          </table:table-cell>
          <table:table-cell table:formula="of:=IF([.W55]&gt;0;IF([.O55]&lt;&gt;[.O54];[.$F$5];[.X54]);IF(OR([.O55]&lt;&gt;[.O54];[.Q55]*[.Q54]&lt;=0);[.$F$5];IF(ABS([.Q55])&gt;=ABS([.Q53]);IF([.X54]&lt;0;[.X54];[.X54]-TRUNC(ABS([.Q55])*100/25)-1);[.X54])))" office:value-type="float" office:value="4">
            <text:p>4</text:p>
          </table:table-cell>
          <table:table-cell table:formula="of:=IF(AND([.W55]=0;OR([.Q55]*[.Q54]&lt;=0;AND(ABS([.Q55])&gt;ABS([.Q54]);[.X5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5]" office:value-type="float" office:value="21">
            <text:p>21,00</text:p>
          </table:table-cell>
          <table:table-cell table:formula="of:=[.P55]+([.V55]*1+[.V54]*2+[.V53]*3+[.V52]*3+[.V51]*2+[.V50]*1+[.V49]*1+[.V48]*1)/14+RAND()*0.08-0.08/2+[.N56]" office:value-type="float" office:value="20.6241086242915">
            <text:p>20,6241086243</text:p>
          </table:table-cell>
          <table:table-cell table:formula="of:=ROUND(([.O56]-[.P56])*12)/12" office:value-type="float" office:value="0.416666666666667">
            <text:p>0,42</text:p>
          </table:table-cell>
          <table:table-cell table:formula="of:=IF([.Y55]&gt;0;TRUNC([.R55]+[.Q56]*800);[.R55])" office:value-type="float" office:value="5728">
            <text:p>5728</text:p>
          </table:table-cell>
          <table:table-cell table:formula="of:=((([.Q56]*[.Q56]*10000)/256*[.$B$5]+[.$B$6]*256)*[.Q56]*100+[.R56]*[.$B$7])/256/256+0" office:value-type="float" office:value="4.28867219112538">
            <text:p>4,29</text:p>
          </table:table-cell>
          <table:table-cell table:formula="of:=IF([.S56]&gt;30;30;IF([.S56]&lt;-30;-30;IF([.S56]&gt;=[.T55];TRUNC([.S56]+1/4);TRUNC([.S56]+3/4))))" office:value-type="float" office:value="4">
            <text:p>4</text:p>
          </table:table-cell>
          <table:table-cell table:formula="of:=IF([.T56]&gt;[.T55];[.T56]-[.$U$3];[.T56]+[.$U$3])-[.$Z$4]" office:value-type="float" office:value="-0.220000000000001">
            <text:p>-0,22</text:p>
          </table:table-cell>
          <table:table-cell table:formula="of:=IF([.U56]&gt;0;IF([.U56]&gt;3;3*0.25;[.U56]*0.25);IF([.U56]&lt;-3;-3*0.16;[.U56]*0.16))/3" office:value-type="float" office:value="-0.0117333333333334">
            <text:p>-0,0117333333</text:p>
          </table:table-cell>
          <table:table-cell table:formula="of:=IF([.O56]=[.O55];IF([.W55]&lt;=0;0;[.W55]-1);[.$Z$3])" office:value-type="float" office:value="0">
            <text:p>0</text:p>
          </table:table-cell>
          <table:table-cell table:formula="of:=IF([.W56]&gt;0;IF([.O56]&lt;&gt;[.O55];[.$F$5];[.X55]);IF(OR([.O56]&lt;&gt;[.O55];[.Q56]*[.Q55]&lt;=0);[.$F$5];IF(ABS([.Q56])&gt;=ABS([.Q54]);IF([.X55]&lt;0;[.X55];[.X55]-TRUNC(ABS([.Q56])*100/25)-1);[.X55])))" office:value-type="float" office:value="2">
            <text:p>2</text:p>
          </table:table-cell>
          <table:table-cell table:formula="of:=IF(AND([.W56]=0;OR([.Q56]*[.Q55]&lt;=0;AND(ABS([.Q56])&gt;ABS([.Q55]);[.X56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56]" office:value-type="float" office:value="21">
            <text:p>21,00</text:p>
          </table:table-cell>
          <table:table-cell table:formula="of:=[.P56]+([.V56]*1+[.V55]*2+[.V54]*3+[.V53]*3+[.V52]*2+[.V51]*1+[.V50]*1+[.V49]*1)/14+RAND()*0.08-0.08/2+[.N57]" office:value-type="float" office:value="20.6025928923093">
            <text:p>20,6025928923</text:p>
          </table:table-cell>
          <table:table-cell table:formula="of:=ROUND(([.O57]-[.P57])*12)/12" office:value-type="float" office:value="0.416666666666667">
            <text:p>0,42</text:p>
          </table:table-cell>
          <table:table-cell table:formula="of:=IF([.Y56]&gt;0;TRUNC([.R56]+[.Q57]*800);[.R56])" office:value-type="float" office:value="6061">
            <text:p>6061</text:p>
          </table:table-cell>
          <table:table-cell table:formula="of:=((([.Q57]*[.Q57]*10000)/256*[.$B$5]+[.$B$6]*256)*[.Q57]*100+[.R57]*[.$B$7])/256/256+0" office:value-type="float" office:value="4.45126984737538">
            <text:p>4,45</text:p>
          </table:table-cell>
          <table:table-cell table:formula="of:=IF([.S57]&gt;30;30;IF([.S57]&lt;-30;-30;IF([.S57]&gt;=[.T56];TRUNC([.S57]+1/4);TRUNC([.S57]+3/4))))" office:value-type="float" office:value="4">
            <text:p>4</text:p>
          </table:table-cell>
          <table:table-cell table:formula="of:=IF([.T57]&gt;[.T56];[.T57]-[.$U$3];[.T57]+[.$U$3])-[.$Z$4]" office:value-type="float" office:value="-0.220000000000001">
            <text:p>-0,22</text:p>
          </table:table-cell>
          <table:table-cell table:formula="of:=IF([.U57]&gt;0;IF([.U57]&gt;3;3*0.25;[.U57]*0.25);IF([.U57]&lt;-3;-3*0.16;[.U57]*0.16))/3" office:value-type="float" office:value="-0.0117333333333334">
            <text:p>-0,0117333333</text:p>
          </table:table-cell>
          <table:table-cell table:formula="of:=IF([.O57]=[.O56];IF([.W56]&lt;=0;0;[.W56]-1);[.$Z$3])" office:value-type="float" office:value="0">
            <text:p>0</text:p>
          </table:table-cell>
          <table:table-cell table:formula="of:=IF([.W57]&gt;0;IF([.O57]&lt;&gt;[.O56];[.$F$5];[.X56]);IF(OR([.O57]&lt;&gt;[.O56];[.Q57]*[.Q56]&lt;=0);[.$F$5];IF(ABS([.Q57])&gt;=ABS([.Q55]);IF([.X56]&lt;0;[.X56];[.X56]-TRUNC(ABS([.Q57])*100/25)-1);[.X56])))" office:value-type="float" office:value="0">
            <text:p>0</text:p>
          </table:table-cell>
          <table:table-cell table:formula="of:=IF(AND([.W57]=0;OR([.Q57]*[.Q56]&lt;=0;AND(ABS([.Q57])&gt;ABS([.Q56]);[.X5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7]" office:value-type="float" office:value="21">
            <text:p>21,00</text:p>
          </table:table-cell>
          <table:table-cell table:formula="of:=[.P57]+([.V57]*1+[.V56]*2+[.V55]*3+[.V54]*3+[.V53]*2+[.V52]*1+[.V51]*1+[.V50]*1)/14+RAND()*0.08-0.08/2+[.N58]" office:value-type="float" office:value="20.5297400017323">
            <text:p>20,5297400017</text:p>
          </table:table-cell>
          <table:table-cell table:formula="of:=ROUND(([.O58]-[.P58])*12)/12" office:value-type="float" office:value="0.5">
            <text:p>0,50</text:p>
          </table:table-cell>
          <table:table-cell table:formula="of:=IF([.Y57]&gt;0;TRUNC([.R57]+[.Q58]*800);[.R57])" office:value-type="float" office:value="6061">
            <text:p>6061</text:p>
          </table:table-cell>
          <table:table-cell table:formula="of:=((([.Q58]*[.Q58]*10000)/256*[.$B$5]+[.$B$6]*256)*[.Q58]*100+[.R58]*[.$B$7])/256/256+0" office:value-type="float" office:value="4.84979820251465">
            <text:p>4,85</text:p>
          </table:table-cell>
          <table:table-cell table:formula="of:=IF([.S58]&gt;30;30;IF([.S58]&lt;-30;-30;IF([.S58]&gt;=[.T57];TRUNC([.S58]+1/4);TRUNC([.S58]+3/4))))" office:value-type="float" office:value="5">
            <text:p>5</text:p>
          </table:table-cell>
          <table:table-cell table:formula="of:=IF([.T58]&gt;[.T57];[.T58]-[.$U$3];[.T58]+[.$U$3])-[.$Z$4]" office:value-type="float" office:value="0.34">
            <text:p>0,34</text:p>
          </table:table-cell>
          <table:table-cell table:formula="of:=IF([.U58]&gt;0;IF([.U58]&gt;3;3*0.25;[.U58]*0.25);IF([.U58]&lt;-3;-3*0.16;[.U58]*0.16))/3" office:value-type="float" office:value="0.0283333333333333">
            <text:p>0,0283333333</text:p>
          </table:table-cell>
          <table:table-cell table:formula="of:=IF([.O58]=[.O57];IF([.W57]&lt;=0;0;[.W57]-1);[.$Z$3])" office:value-type="float" office:value="0">
            <text:p>0</text:p>
          </table:table-cell>
          <table:table-cell table:formula="of:=IF([.W58]&gt;0;IF([.O58]&lt;&gt;[.O57];[.$F$5];[.X57]);IF(OR([.O58]&lt;&gt;[.O57];[.Q58]*[.Q57]&lt;=0);[.$F$5];IF(ABS([.Q58])&gt;=ABS([.Q56]);IF([.X57]&lt;0;[.X57];[.X57]-TRUNC(ABS([.Q58])*100/25)-1);[.X57])))" office:value-type="float" office:value="-3">
            <text:p>-3</text:p>
          </table:table-cell>
          <table:table-cell table:formula="of:=IF(AND([.W58]=0;OR([.Q58]*[.Q57]&lt;=0;AND(ABS([.Q58])&gt;ABS([.Q57]);[.X5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8]" office:value-type="float" office:value="21">
            <text:p>21,00</text:p>
          </table:table-cell>
          <table:table-cell table:formula="of:=[.P58]+([.V58]*1+[.V57]*2+[.V56]*3+[.V55]*3+[.V54]*2+[.V53]*1+[.V52]*1+[.V51]*1)/14+RAND()*0.08-0.08/2+[.N59]" office:value-type="float" office:value="20.5056298802049">
            <text:p>20,5056298802</text:p>
          </table:table-cell>
          <table:table-cell table:formula="of:=ROUND(([.O59]-[.P59])*12)/12" office:value-type="float" office:value="0.5">
            <text:p>0,50</text:p>
          </table:table-cell>
          <table:table-cell table:formula="of:=IF([.Y58]&gt;0;TRUNC([.R58]+[.Q59]*800);[.R58])" office:value-type="float" office:value="6061">
            <text:p>6061</text:p>
          </table:table-cell>
          <table:table-cell table:formula="of:=((([.Q59]*[.Q59]*10000)/256*[.$B$5]+[.$B$6]*256)*[.Q59]*100+[.R59]*[.$B$7])/256/256+0" office:value-type="float" office:value="4.84979820251465">
            <text:p>4,85</text:p>
          </table:table-cell>
          <table:table-cell table:formula="of:=IF([.S59]&gt;30;30;IF([.S59]&lt;-30;-30;IF([.S59]&gt;=[.T58];TRUNC([.S59]+1/4);TRUNC([.S59]+3/4))))" office:value-type="float" office:value="5">
            <text:p>5</text:p>
          </table:table-cell>
          <table:table-cell table:formula="of:=IF([.T59]&gt;[.T58];[.T59]-[.$U$3];[.T59]+[.$U$3])-[.$Z$4]" office:value-type="float" office:value="0.779999999999999">
            <text:p>0,78</text:p>
          </table:table-cell>
          <table:table-cell table:formula="of:=IF([.U59]&gt;0;IF([.U59]&gt;3;3*0.25;[.U59]*0.25);IF([.U59]&lt;-3;-3*0.16;[.U59]*0.16))/3" office:value-type="float" office:value="0.065">
            <text:p>0,065</text:p>
          </table:table-cell>
          <table:table-cell table:formula="of:=IF([.O59]=[.O58];IF([.W58]&lt;=0;0;[.W58]-1);[.$Z$3])" office:value-type="float" office:value="0">
            <text:p>0</text:p>
          </table:table-cell>
          <table:table-cell table:formula="of:=IF([.W59]&gt;0;IF([.O59]&lt;&gt;[.O58];[.$F$5];[.X58]);IF(OR([.O59]&lt;&gt;[.O58];[.Q59]*[.Q58]&lt;=0);[.$F$5];IF(ABS([.Q59])&gt;=ABS([.Q57]);IF([.X58]&lt;0;[.X58];[.X58]-TRUNC(ABS([.Q59])*100/25)-1);[.X58])))" office:value-type="float" office:value="-3">
            <text:p>-3</text:p>
          </table:table-cell>
          <table:table-cell table:formula="of:=IF(AND([.W59]=0;OR([.Q59]*[.Q58]&lt;=0;AND(ABS([.Q59])&gt;ABS([.Q58]);[.X5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59]" office:value-type="float" office:value="21">
            <text:p>21,00</text:p>
          </table:table-cell>
          <table:table-cell table:formula="of:=[.P59]+([.V59]*1+[.V58]*2+[.V57]*3+[.V56]*3+[.V55]*2+[.V54]*1+[.V53]*1+[.V52]*1)/14+RAND()*0.08-0.08/2+[.N60]" office:value-type="float" office:value="20.4653667426513">
            <text:p>20,4653667427</text:p>
          </table:table-cell>
          <table:table-cell table:formula="of:=ROUND(([.O60]-[.P60])*12)/12" office:value-type="float" office:value="0.5">
            <text:p>0,50</text:p>
          </table:table-cell>
          <table:table-cell table:formula="of:=IF([.Y59]&gt;0;TRUNC([.R59]+[.Q60]*800);[.R59])" office:value-type="float" office:value="6061">
            <text:p>6061</text:p>
          </table:table-cell>
          <table:table-cell table:formula="of:=((([.Q60]*[.Q60]*10000)/256*[.$B$5]+[.$B$6]*256)*[.Q60]*100+[.R60]*[.$B$7])/256/256+0" office:value-type="float" office:value="4.84979820251465">
            <text:p>4,85</text:p>
          </table:table-cell>
          <table:table-cell table:formula="of:=IF([.S60]&gt;30;30;IF([.S60]&lt;-30;-30;IF([.S60]&gt;=[.T59];TRUNC([.S60]+1/4);TRUNC([.S60]+3/4))))" office:value-type="float" office:value="5">
            <text:p>5</text:p>
          </table:table-cell>
          <table:table-cell table:formula="of:=IF([.T60]&gt;[.T59];[.T60]-[.$U$3];[.T60]+[.$U$3])-[.$Z$4]" office:value-type="float" office:value="0.779999999999999">
            <text:p>0,78</text:p>
          </table:table-cell>
          <table:table-cell table:formula="of:=IF([.U60]&gt;0;IF([.U60]&gt;3;3*0.25;[.U60]*0.25);IF([.U60]&lt;-3;-3*0.16;[.U60]*0.16))/3" office:value-type="float" office:value="0.065">
            <text:p>0,065</text:p>
          </table:table-cell>
          <table:table-cell table:formula="of:=IF([.O60]=[.O59];IF([.W59]&lt;=0;0;[.W59]-1);[.$Z$3])" office:value-type="float" office:value="0">
            <text:p>0</text:p>
          </table:table-cell>
          <table:table-cell table:formula="of:=IF([.W60]&gt;0;IF([.O60]&lt;&gt;[.O59];[.$F$5];[.X59]);IF(OR([.O60]&lt;&gt;[.O59];[.Q60]*[.Q59]&lt;=0);[.$F$5];IF(ABS([.Q60])&gt;=ABS([.Q58]);IF([.X59]&lt;0;[.X59];[.X59]-TRUNC(ABS([.Q60])*100/25)-1);[.X59])))" office:value-type="float" office:value="-3">
            <text:p>-3</text:p>
          </table:table-cell>
          <table:table-cell table:formula="of:=IF(AND([.W60]=0;OR([.Q60]*[.Q59]&lt;=0;AND(ABS([.Q60])&gt;ABS([.Q59]);[.X6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60]" office:value-type="float" office:value="21">
            <text:p>21,00</text:p>
          </table:table-cell>
          <table:table-cell table:formula="of:=[.P60]+([.V60]*1+[.V59]*2+[.V58]*3+[.V57]*3+[.V56]*2+[.V55]*1+[.V54]*1+[.V53]*1)/14+RAND()*0.08-0.08/2+[.N61]" office:value-type="float" office:value="20.4592774666316">
            <text:p>20,4592774666</text:p>
          </table:table-cell>
          <table:table-cell table:formula="of:=ROUND(([.O61]-[.P61])*12)/12" office:value-type="float" office:value="0.5">
            <text:p>0,50</text:p>
          </table:table-cell>
          <table:table-cell table:formula="of:=IF([.Y60]&gt;0;TRUNC([.R60]+[.Q61]*800);[.R60])" office:value-type="float" office:value="6061">
            <text:p>6061</text:p>
          </table:table-cell>
          <table:table-cell table:formula="of:=((([.Q61]*[.Q61]*10000)/256*[.$B$5]+[.$B$6]*256)*[.Q61]*100+[.R61]*[.$B$7])/256/256+0" office:value-type="float" office:value="4.84979820251465">
            <text:p>4,85</text:p>
          </table:table-cell>
          <table:table-cell table:formula="of:=IF([.S61]&gt;30;30;IF([.S61]&lt;-30;-30;IF([.S61]&gt;=[.T60];TRUNC([.S61]+1/4);TRUNC([.S61]+3/4))))" office:value-type="float" office:value="5">
            <text:p>5</text:p>
          </table:table-cell>
          <table:table-cell table:formula="of:=IF([.T61]&gt;[.T60];[.T61]-[.$U$3];[.T61]+[.$U$3])-[.$Z$4]" office:value-type="float" office:value="0.779999999999999">
            <text:p>0,78</text:p>
          </table:table-cell>
          <table:table-cell table:formula="of:=IF([.U61]&gt;0;IF([.U61]&gt;3;3*0.25;[.U61]*0.25);IF([.U61]&lt;-3;-3*0.16;[.U61]*0.16))/3" office:value-type="float" office:value="0.065">
            <text:p>0,065</text:p>
          </table:table-cell>
          <table:table-cell table:formula="of:=IF([.O61]=[.O60];IF([.W60]&lt;=0;0;[.W60]-1);[.$Z$3])" office:value-type="float" office:value="0">
            <text:p>0</text:p>
          </table:table-cell>
          <table:table-cell table:formula="of:=IF([.W61]&gt;0;IF([.O61]&lt;&gt;[.O60];[.$F$5];[.X60]);IF(OR([.O61]&lt;&gt;[.O60];[.Q61]*[.Q60]&lt;=0);[.$F$5];IF(ABS([.Q61])&gt;=ABS([.Q59]);IF([.X60]&lt;0;[.X60];[.X60]-TRUNC(ABS([.Q61])*100/25)-1);[.X60])))" office:value-type="float" office:value="-3">
            <text:p>-3</text:p>
          </table:table-cell>
          <table:table-cell table:formula="of:=IF(AND([.W61]=0;OR([.Q61]*[.Q60]&lt;=0;AND(ABS([.Q61])&gt;ABS([.Q60]);[.X6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61]" office:value-type="float" office:value="21">
            <text:p>21,00</text:p>
          </table:table-cell>
          <table:table-cell table:formula="of:=[.P61]+([.V61]*1+[.V60]*2+[.V59]*3+[.V58]*3+[.V57]*2+[.V56]*1+[.V55]*1+[.V54]*1)/14+RAND()*0.08-0.08/2+[.N62]" office:value-type="float" office:value="20.5042096703752">
            <text:p>20,5042096704</text:p>
          </table:table-cell>
          <table:table-cell table:formula="of:=ROUND(([.O62]-[.P62])*12)/12" office:value-type="float" office:value="0.5">
            <text:p>0,50</text:p>
          </table:table-cell>
          <table:table-cell table:formula="of:=IF([.Y61]&gt;0;TRUNC([.R61]+[.Q62]*800);[.R61])" office:value-type="float" office:value="6061">
            <text:p>6061</text:p>
          </table:table-cell>
          <table:table-cell table:formula="of:=((([.Q62]*[.Q62]*10000)/256*[.$B$5]+[.$B$6]*256)*[.Q62]*100+[.R62]*[.$B$7])/256/256+0" office:value-type="float" office:value="4.84979820251465">
            <text:p>4,85</text:p>
          </table:table-cell>
          <table:table-cell table:formula="of:=IF([.S62]&gt;30;30;IF([.S62]&lt;-30;-30;IF([.S62]&gt;=[.T61];TRUNC([.S62]+1/4);TRUNC([.S62]+3/4))))" office:value-type="float" office:value="5">
            <text:p>5</text:p>
          </table:table-cell>
          <table:table-cell table:formula="of:=IF([.T62]&gt;[.T61];[.T62]-[.$U$3];[.T62]+[.$U$3])-[.$Z$4]" office:value-type="float" office:value="0.779999999999999">
            <text:p>0,78</text:p>
          </table:table-cell>
          <table:table-cell table:formula="of:=IF([.U62]&gt;0;IF([.U62]&gt;3;3*0.25;[.U62]*0.25);IF([.U62]&lt;-3;-3*0.16;[.U62]*0.16))/3" office:value-type="float" office:value="0.065">
            <text:p>0,065</text:p>
          </table:table-cell>
          <table:table-cell table:formula="of:=IF([.O62]=[.O61];IF([.W61]&lt;=0;0;[.W61]-1);[.$Z$3])" office:value-type="float" office:value="0">
            <text:p>0</text:p>
          </table:table-cell>
          <table:table-cell table:formula="of:=IF([.W62]&gt;0;IF([.O62]&lt;&gt;[.O61];[.$F$5];[.X61]);IF(OR([.O62]&lt;&gt;[.O61];[.Q62]*[.Q61]&lt;=0);[.$F$5];IF(ABS([.Q62])&gt;=ABS([.Q60]);IF([.X61]&lt;0;[.X61];[.X61]-TRUNC(ABS([.Q62])*100/25)-1);[.X61])))" office:value-type="float" office:value="-3">
            <text:p>-3</text:p>
          </table:table-cell>
          <table:table-cell table:formula="of:=IF(AND([.W62]=0;OR([.Q62]*[.Q61]&lt;=0;AND(ABS([.Q62])&gt;ABS([.Q61]);[.X6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62]" office:value-type="float" office:value="21">
            <text:p>21,00</text:p>
          </table:table-cell>
          <table:table-cell table:formula="of:=[.P62]+([.V62]*1+[.V61]*2+[.V60]*3+[.V59]*3+[.V58]*2+[.V57]*1+[.V56]*1+[.V55]*1)/14+RAND()*0.08-0.08/2+[.N63]" office:value-type="float" office:value="20.5143595417138">
            <text:p>20,5143595417</text:p>
          </table:table-cell>
          <table:table-cell table:formula="of:=ROUND(([.O63]-[.P63])*12)/12" office:value-type="float" office:value="0.5">
            <text:p>0,50</text:p>
          </table:table-cell>
          <table:table-cell table:formula="of:=IF([.Y62]&gt;0;TRUNC([.R62]+[.Q63]*800);[.R62])" office:value-type="float" office:value="6061">
            <text:p>6061</text:p>
          </table:table-cell>
          <table:table-cell table:formula="of:=((([.Q63]*[.Q63]*10000)/256*[.$B$5]+[.$B$6]*256)*[.Q63]*100+[.R63]*[.$B$7])/256/256+0" office:value-type="float" office:value="4.84979820251465">
            <text:p>4,85</text:p>
          </table:table-cell>
          <table:table-cell table:formula="of:=IF([.S63]&gt;30;30;IF([.S63]&lt;-30;-30;IF([.S63]&gt;=[.T62];TRUNC([.S63]+1/4);TRUNC([.S63]+3/4))))" office:value-type="float" office:value="5">
            <text:p>5</text:p>
          </table:table-cell>
          <table:table-cell table:formula="of:=IF([.T63]&gt;[.T62];[.T63]-[.$U$3];[.T63]+[.$U$3])-[.$Z$4]" office:value-type="float" office:value="0.779999999999999">
            <text:p>0,78</text:p>
          </table:table-cell>
          <table:table-cell table:formula="of:=IF([.U63]&gt;0;IF([.U63]&gt;3;3*0.25;[.U63]*0.25);IF([.U63]&lt;-3;-3*0.16;[.U63]*0.16))/3" office:value-type="float" office:value="0.065">
            <text:p>0,065</text:p>
          </table:table-cell>
          <table:table-cell table:formula="of:=IF([.O63]=[.O62];IF([.W62]&lt;=0;0;[.W62]-1);[.$Z$3])" office:value-type="float" office:value="0">
            <text:p>0</text:p>
          </table:table-cell>
          <table:table-cell table:formula="of:=IF([.W63]&gt;0;IF([.O63]&lt;&gt;[.O62];[.$F$5];[.X62]);IF(OR([.O63]&lt;&gt;[.O62];[.Q63]*[.Q62]&lt;=0);[.$F$5];IF(ABS([.Q63])&gt;=ABS([.Q61]);IF([.X62]&lt;0;[.X62];[.X62]-TRUNC(ABS([.Q63])*100/25)-1);[.X62])))" office:value-type="float" office:value="-3">
            <text:p>-3</text:p>
          </table:table-cell>
          <table:table-cell table:formula="of:=IF(AND([.W63]=0;OR([.Q63]*[.Q62]&lt;=0;AND(ABS([.Q63])&gt;ABS([.Q62]);[.X6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3]" office:value-type="float" office:value="21">
            <text:p>21,00</text:p>
          </table:table-cell>
          <table:table-cell table:formula="of:=[.P63]+([.V63]*1+[.V62]*2+[.V61]*3+[.V60]*3+[.V59]*2+[.V58]*1+[.V57]*1+[.V56]*1)/14+RAND()*0.08-0.08/2+[.N64]" office:value-type="float" office:value="20.5976608999543">
            <text:p>20,5976609</text:p>
          </table:table-cell>
          <table:table-cell table:formula="of:=ROUND(([.O64]-[.P64])*12)/12" office:value-type="float" office:value="0.416666666666667">
            <text:p>0,42</text:p>
          </table:table-cell>
          <table:table-cell table:formula="of:=IF([.Y63]&gt;0;TRUNC([.R63]+[.Q64]*800);[.R63])" office:value-type="float" office:value="6061">
            <text:p>6061</text:p>
          </table:table-cell>
          <table:table-cell table:formula="of:=((([.Q64]*[.Q64]*10000)/256*[.$B$5]+[.$B$6]*256)*[.Q64]*100+[.R64]*[.$B$7])/256/256+0" office:value-type="float" office:value="4.45126984737538">
            <text:p>4,45</text:p>
          </table:table-cell>
          <table:table-cell table:formula="of:=IF([.S64]&gt;30;30;IF([.S64]&lt;-30;-30;IF([.S64]&gt;=[.T63];TRUNC([.S64]+1/4);TRUNC([.S64]+3/4))))" office:value-type="float" office:value="5">
            <text:p>5</text:p>
          </table:table-cell>
          <table:table-cell table:formula="of:=IF([.T64]&gt;[.T63];[.T64]-[.$U$3];[.T64]+[.$U$3])-[.$Z$4]" office:value-type="float" office:value="0.779999999999999">
            <text:p>0,78</text:p>
          </table:table-cell>
          <table:table-cell table:formula="of:=IF([.U64]&gt;0;IF([.U64]&gt;3;3*0.25;[.U64]*0.25);IF([.U64]&lt;-3;-3*0.16;[.U64]*0.16))/3" office:value-type="float" office:value="0.065">
            <text:p>0,065</text:p>
          </table:table-cell>
          <table:table-cell table:formula="of:=IF([.O64]=[.O63];IF([.W63]&lt;=0;0;[.W63]-1);[.$Z$3])" office:value-type="float" office:value="0">
            <text:p>0</text:p>
          </table:table-cell>
          <table:table-cell table:formula="of:=IF([.W64]&gt;0;IF([.O64]&lt;&gt;[.O63];[.$F$5];[.X63]);IF(OR([.O64]&lt;&gt;[.O63];[.Q64]*[.Q63]&lt;=0);[.$F$5];IF(ABS([.Q64])&gt;=ABS([.Q62]);IF([.X63]&lt;0;[.X63];[.X63]-TRUNC(ABS([.Q64])*100/25)-1);[.X63])))" office:value-type="float" office:value="-3">
            <text:p>-3</text:p>
          </table:table-cell>
          <table:table-cell table:formula="of:=IF(AND([.W64]=0;OR([.Q64]*[.Q63]&lt;=0;AND(ABS([.Q64])&gt;ABS([.Q63]);[.X6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4]" office:value-type="float" office:value="21">
            <text:p>21,00</text:p>
          </table:table-cell>
          <table:table-cell table:formula="of:=[.P64]+([.V64]*1+[.V63]*2+[.V62]*3+[.V61]*3+[.V60]*2+[.V59]*1+[.V58]*1+[.V57]*1)/14+RAND()*0.08-0.08/2+[.N65]" office:value-type="float" office:value="20.6805537281893">
            <text:p>20,6805537282</text:p>
          </table:table-cell>
          <table:table-cell table:formula="of:=ROUND(([.O65]-[.P65])*12)/12" office:value-type="float" office:value="0.333333333333333">
            <text:p>0,33</text:p>
          </table:table-cell>
          <table:table-cell table:formula="of:=IF([.Y64]&gt;0;TRUNC([.R64]+[.Q65]*800);[.R64])" office:value-type="float" office:value="6061">
            <text:p>6061</text:p>
          </table:table-cell>
          <table:table-cell table:formula="of:=((([.Q65]*[.Q65]*10000)/256*[.$B$5]+[.$B$6]*256)*[.Q65]*100+[.R65]*[.$B$7])/256/256+0" office:value-type="float" office:value="4.09827281810619">
            <text:p>4,10</text:p>
          </table:table-cell>
          <table:table-cell table:formula="of:=IF([.S65]&gt;30;30;IF([.S65]&lt;-30;-30;IF([.S65]&gt;=[.T64];TRUNC([.S65]+1/4);TRUNC([.S65]+3/4))))" office:value-type="float" office:value="4">
            <text:p>4</text:p>
          </table:table-cell>
          <table:table-cell table:formula="of:=IF([.T65]&gt;[.T64];[.T65]-[.$U$3];[.T65]+[.$U$3])-[.$Z$4]" office:value-type="float" office:value="-0.220000000000001">
            <text:p>-0,22</text:p>
          </table:table-cell>
          <table:table-cell table:formula="of:=IF([.U65]&gt;0;IF([.U65]&gt;3;3*0.25;[.U65]*0.25);IF([.U65]&lt;-3;-3*0.16;[.U65]*0.16))/3" office:value-type="float" office:value="-0.0117333333333334">
            <text:p>-0,0117333333</text:p>
          </table:table-cell>
          <table:table-cell table:formula="of:=IF([.O65]=[.O64];IF([.W64]&lt;=0;0;[.W64]-1);[.$Z$3])" office:value-type="float" office:value="0">
            <text:p>0</text:p>
          </table:table-cell>
          <table:table-cell table:formula="of:=IF([.W65]&gt;0;IF([.O65]&lt;&gt;[.O64];[.$F$5];[.X64]);IF(OR([.O65]&lt;&gt;[.O64];[.Q65]*[.Q64]&lt;=0);[.$F$5];IF(ABS([.Q65])&gt;=ABS([.Q63]);IF([.X64]&lt;0;[.X64];[.X64]-TRUNC(ABS([.Q65])*100/25)-1);[.X64])))" office:value-type="float" office:value="-3">
            <text:p>-3</text:p>
          </table:table-cell>
          <table:table-cell table:formula="of:=IF(AND([.W65]=0;OR([.Q65]*[.Q64]&lt;=0;AND(ABS([.Q65])&gt;ABS([.Q64]);[.X6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5]" office:value-type="float" office:value="21">
            <text:p>21,00</text:p>
          </table:table-cell>
          <table:table-cell table:formula="of:=[.P65]+([.V65]*1+[.V64]*2+[.V63]*3+[.V62]*3+[.V61]*2+[.V60]*1+[.V59]*1+[.V58]*1)/14+RAND()*0.08-0.08/2+[.N66]" office:value-type="float" office:value="20.7529222821645">
            <text:p>20,7529222822</text:p>
          </table:table-cell>
          <table:table-cell table:formula="of:=ROUND(([.O66]-[.P66])*12)/12" office:value-type="float" office:value="0.25">
            <text:p>0,25</text:p>
          </table:table-cell>
          <table:table-cell table:formula="of:=IF([.Y65]&gt;0;TRUNC([.R65]+[.Q66]*800);[.R65])" office:value-type="float" office:value="6061">
            <text:p>6061</text:p>
          </table:table-cell>
          <table:table-cell table:formula="of:=((([.Q66]*[.Q66]*10000)/256*[.$B$5]+[.$B$6]*256)*[.Q66]*100+[.R66]*[.$B$7])/256/256+0" office:value-type="float" office:value="3.78170084953308">
            <text:p>3,78</text:p>
          </table:table-cell>
          <table:table-cell table:formula="of:=IF([.S66]&gt;30;30;IF([.S66]&lt;-30;-30;IF([.S66]&gt;=[.T65];TRUNC([.S66]+1/4);TRUNC([.S66]+3/4))))" office:value-type="float" office:value="4">
            <text:p>4</text:p>
          </table:table-cell>
          <table:table-cell table:formula="of:=IF([.T66]&gt;[.T65];[.T66]-[.$U$3];[.T66]+[.$U$3])-[.$Z$4]" office:value-type="float" office:value="-0.220000000000001">
            <text:p>-0,22</text:p>
          </table:table-cell>
          <table:table-cell table:formula="of:=IF([.U66]&gt;0;IF([.U66]&gt;3;3*0.25;[.U66]*0.25);IF([.U66]&lt;-3;-3*0.16;[.U66]*0.16))/3" office:value-type="float" office:value="-0.0117333333333334">
            <text:p>-0,0117333333</text:p>
          </table:table-cell>
          <table:table-cell table:formula="of:=IF([.O66]=[.O65];IF([.W65]&lt;=0;0;[.W65]-1);[.$Z$3])" office:value-type="float" office:value="0">
            <text:p>0</text:p>
          </table:table-cell>
          <table:table-cell table:formula="of:=IF([.W66]&gt;0;IF([.O66]&lt;&gt;[.O65];[.$F$5];[.X65]);IF(OR([.O66]&lt;&gt;[.O65];[.Q66]*[.Q65]&lt;=0);[.$F$5];IF(ABS([.Q66])&gt;=ABS([.Q64]);IF([.X65]&lt;0;[.X65];[.X65]-TRUNC(ABS([.Q66])*100/25)-1);[.X65])))" office:value-type="float" office:value="-3">
            <text:p>-3</text:p>
          </table:table-cell>
          <table:table-cell table:formula="of:=IF(AND([.W66]=0;OR([.Q66]*[.Q65]&lt;=0;AND(ABS([.Q66])&gt;ABS([.Q65]);[.X6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6]" office:value-type="float" office:value="21">
            <text:p>21,00</text:p>
          </table:table-cell>
          <table:table-cell table:formula="of:=[.P66]+([.V66]*1+[.V65]*2+[.V64]*3+[.V63]*3+[.V62]*2+[.V61]*1+[.V60]*1+[.V59]*1)/14+RAND()*0.08-0.08/2+[.N67]" office:value-type="float" office:value="20.8154902509611">
            <text:p>20,815490251</text:p>
          </table:table-cell>
          <table:table-cell table:formula="of:=ROUND(([.O67]-[.P67])*12)/12" office:value-type="float" office:value="0.166666666666667">
            <text:p>0,17</text:p>
          </table:table-cell>
          <table:table-cell table:formula="of:=IF([.Y66]&gt;0;TRUNC([.R66]+[.Q67]*800);[.R66])" office:value-type="float" office:value="6061">
            <text:p>6061</text:p>
          </table:table-cell>
          <table:table-cell table:formula="of:=((([.Q67]*[.Q67]*10000)/256*[.$B$5]+[.$B$6]*256)*[.Q67]*100+[.R67]*[.$B$7])/256/256+0" office:value-type="float" office:value="3.49244767648202">
            <text:p>3,49</text:p>
          </table:table-cell>
          <table:table-cell table:formula="of:=IF([.S67]&gt;30;30;IF([.S67]&lt;-30;-30;IF([.S67]&gt;=[.T66];TRUNC([.S67]+1/4);TRUNC([.S67]+3/4))))" office:value-type="float" office:value="4">
            <text:p>4</text:p>
          </table:table-cell>
          <table:table-cell table:formula="of:=IF([.T67]&gt;[.T66];[.T67]-[.$U$3];[.T67]+[.$U$3])-[.$Z$4]" office:value-type="float" office:value="-0.220000000000001">
            <text:p>-0,22</text:p>
          </table:table-cell>
          <table:table-cell table:formula="of:=IF([.U67]&gt;0;IF([.U67]&gt;3;3*0.25;[.U67]*0.25);IF([.U67]&lt;-3;-3*0.16;[.U67]*0.16))/3" office:value-type="float" office:value="-0.0117333333333334">
            <text:p>-0,0117333333</text:p>
          </table:table-cell>
          <table:table-cell table:formula="of:=IF([.O67]=[.O66];IF([.W66]&lt;=0;0;[.W66]-1);[.$Z$3])" office:value-type="float" office:value="0">
            <text:p>0</text:p>
          </table:table-cell>
          <table:table-cell table:formula="of:=IF([.W67]&gt;0;IF([.O67]&lt;&gt;[.O66];[.$F$5];[.X66]);IF(OR([.O67]&lt;&gt;[.O66];[.Q67]*[.Q66]&lt;=0);[.$F$5];IF(ABS([.Q67])&gt;=ABS([.Q65]);IF([.X66]&lt;0;[.X66];[.X66]-TRUNC(ABS([.Q67])*100/25)-1);[.X66])))" office:value-type="float" office:value="-3">
            <text:p>-3</text:p>
          </table:table-cell>
          <table:table-cell table:formula="of:=IF(AND([.W67]=0;OR([.Q67]*[.Q66]&lt;=0;AND(ABS([.Q67])&gt;ABS([.Q66]);[.X6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7]" office:value-type="float" office:value="21">
            <text:p>21,00</text:p>
          </table:table-cell>
          <table:table-cell table:formula="of:=[.P67]+([.V67]*1+[.V66]*2+[.V65]*3+[.V64]*3+[.V63]*2+[.V62]*1+[.V61]*1+[.V60]*1)/14+RAND()*0.08-0.08/2+[.N68]" office:value-type="float" office:value="20.8675616266583">
            <text:p>20,8675616267</text:p>
          </table:table-cell>
          <table:table-cell table:formula="of:=ROUND(([.O68]-[.P68])*12)/12" office:value-type="float" office:value="0.166666666666667">
            <text:p>0,17</text:p>
          </table:table-cell>
          <table:table-cell table:formula="of:=IF([.Y67]&gt;0;TRUNC([.R67]+[.Q68]*800);[.R67])" office:value-type="float" office:value="6061">
            <text:p>6061</text:p>
          </table:table-cell>
          <table:table-cell table:formula="of:=((([.Q68]*[.Q68]*10000)/256*[.$B$5]+[.$B$6]*256)*[.Q68]*100+[.R68]*[.$B$7])/256/256+0" office:value-type="float" office:value="3.49244767648202">
            <text:p>3,49</text:p>
          </table:table-cell>
          <table:table-cell table:formula="of:=IF([.S68]&gt;30;30;IF([.S68]&lt;-30;-30;IF([.S68]&gt;=[.T67];TRUNC([.S68]+1/4);TRUNC([.S68]+3/4))))" office:value-type="float" office:value="4">
            <text:p>4</text:p>
          </table:table-cell>
          <table:table-cell table:formula="of:=IF([.T68]&gt;[.T67];[.T68]-[.$U$3];[.T68]+[.$U$3])-[.$Z$4]" office:value-type="float" office:value="-0.220000000000001">
            <text:p>-0,22</text:p>
          </table:table-cell>
          <table:table-cell table:formula="of:=IF([.U68]&gt;0;IF([.U68]&gt;3;3*0.25;[.U68]*0.25);IF([.U68]&lt;-3;-3*0.16;[.U68]*0.16))/3" office:value-type="float" office:value="-0.0117333333333334">
            <text:p>-0,0117333333</text:p>
          </table:table-cell>
          <table:table-cell table:formula="of:=IF([.O68]=[.O67];IF([.W67]&lt;=0;0;[.W67]-1);[.$Z$3])" office:value-type="float" office:value="0">
            <text:p>0</text:p>
          </table:table-cell>
          <table:table-cell table:formula="of:=IF([.W68]&gt;0;IF([.O68]&lt;&gt;[.O67];[.$F$5];[.X67]);IF(OR([.O68]&lt;&gt;[.O67];[.Q68]*[.Q67]&lt;=0);[.$F$5];IF(ABS([.Q68])&gt;=ABS([.Q66]);IF([.X67]&lt;0;[.X67];[.X67]-TRUNC(ABS([.Q68])*100/25)-1);[.X67])))" office:value-type="float" office:value="-3">
            <text:p>-3</text:p>
          </table:table-cell>
          <table:table-cell table:formula="of:=IF(AND([.W68]=0;OR([.Q68]*[.Q67]&lt;=0;AND(ABS([.Q68])&gt;ABS([.Q67]);[.X6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68]" office:value-type="float" office:value="21">
            <text:p>21,00</text:p>
          </table:table-cell>
          <table:table-cell table:formula="of:=[.P68]+([.V68]*1+[.V67]*2+[.V66]*3+[.V65]*3+[.V64]*2+[.V63]*1+[.V62]*1+[.V61]*1)/14+RAND()*0.08-0.08/2+[.N69]" office:value-type="float" office:value="20.8634583424586">
            <text:p>20,8634583425</text:p>
          </table:table-cell>
          <table:table-cell table:formula="of:=ROUND(([.O69]-[.P69])*12)/12" office:value-type="float" office:value="0.166666666666667">
            <text:p>0,17</text:p>
          </table:table-cell>
          <table:table-cell table:formula="of:=IF([.Y68]&gt;0;TRUNC([.R68]+[.Q69]*800);[.R68])" office:value-type="float" office:value="6061">
            <text:p>6061</text:p>
          </table:table-cell>
          <table:table-cell table:formula="of:=((([.Q69]*[.Q69]*10000)/256*[.$B$5]+[.$B$6]*256)*[.Q69]*100+[.R69]*[.$B$7])/256/256+0" office:value-type="float" office:value="3.49244767648202">
            <text:p>3,49</text:p>
          </table:table-cell>
          <table:table-cell table:formula="of:=IF([.S69]&gt;30;30;IF([.S69]&lt;-30;-30;IF([.S69]&gt;=[.T68];TRUNC([.S69]+1/4);TRUNC([.S69]+3/4))))" office:value-type="float" office:value="4">
            <text:p>4</text:p>
          </table:table-cell>
          <table:table-cell table:formula="of:=IF([.T69]&gt;[.T68];[.T69]-[.$U$3];[.T69]+[.$U$3])-[.$Z$4]" office:value-type="float" office:value="-0.220000000000001">
            <text:p>-0,22</text:p>
          </table:table-cell>
          <table:table-cell table:formula="of:=IF([.U69]&gt;0;IF([.U69]&gt;3;3*0.25;[.U69]*0.25);IF([.U69]&lt;-3;-3*0.16;[.U69]*0.16))/3" office:value-type="float" office:value="-0.0117333333333334">
            <text:p>-0,0117333333</text:p>
          </table:table-cell>
          <table:table-cell table:formula="of:=IF([.O69]=[.O68];IF([.W68]&lt;=0;0;[.W68]-1);[.$Z$3])" office:value-type="float" office:value="0">
            <text:p>0</text:p>
          </table:table-cell>
          <table:table-cell table:formula="of:=IF([.W69]&gt;0;IF([.O69]&lt;&gt;[.O68];[.$F$5];[.X68]);IF(OR([.O69]&lt;&gt;[.O68];[.Q69]*[.Q68]&lt;=0);[.$F$5];IF(ABS([.Q69])&gt;=ABS([.Q67]);IF([.X68]&lt;0;[.X68];[.X68]-TRUNC(ABS([.Q69])*100/25)-1);[.X68])))" office:value-type="float" office:value="-3">
            <text:p>-3</text:p>
          </table:table-cell>
          <table:table-cell table:formula="of:=IF(AND([.W69]=0;OR([.Q69]*[.Q68]&lt;=0;AND(ABS([.Q69])&gt;ABS([.Q68]);[.X6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69]" office:value-type="float" office:value="21">
            <text:p>21,00</text:p>
          </table:table-cell>
          <table:table-cell table:formula="of:=[.P69]+([.V69]*1+[.V68]*2+[.V67]*3+[.V66]*3+[.V65]*2+[.V64]*1+[.V63]*1+[.V62]*1)/14+RAND()*0.08-0.08/2+[.N70]" office:value-type="float" office:value="20.8569932945305">
            <text:p>20,8569932945</text:p>
          </table:table-cell>
          <table:table-cell table:formula="of:=ROUND(([.O70]-[.P70])*12)/12" office:value-type="float" office:value="0.166666666666667">
            <text:p>0,17</text:p>
          </table:table-cell>
          <table:table-cell table:formula="of:=IF([.Y69]&gt;0;TRUNC([.R69]+[.Q70]*800);[.R69])" office:value-type="float" office:value="6061">
            <text:p>6061</text:p>
          </table:table-cell>
          <table:table-cell table:formula="of:=((([.Q70]*[.Q70]*10000)/256*[.$B$5]+[.$B$6]*256)*[.Q70]*100+[.R70]*[.$B$7])/256/256+0" office:value-type="float" office:value="3.49244767648202">
            <text:p>3,49</text:p>
          </table:table-cell>
          <table:table-cell table:formula="of:=IF([.S70]&gt;30;30;IF([.S70]&lt;-30;-30;IF([.S70]&gt;=[.T69];TRUNC([.S70]+1/4);TRUNC([.S70]+3/4))))" office:value-type="float" office:value="4">
            <text:p>4</text:p>
          </table:table-cell>
          <table:table-cell table:formula="of:=IF([.T70]&gt;[.T69];[.T70]-[.$U$3];[.T70]+[.$U$3])-[.$Z$4]" office:value-type="float" office:value="-0.220000000000001">
            <text:p>-0,22</text:p>
          </table:table-cell>
          <table:table-cell table:formula="of:=IF([.U70]&gt;0;IF([.U70]&gt;3;3*0.25;[.U70]*0.25);IF([.U70]&lt;-3;-3*0.16;[.U70]*0.16))/3" office:value-type="float" office:value="-0.0117333333333334">
            <text:p>-0,0117333333</text:p>
          </table:table-cell>
          <table:table-cell table:formula="of:=IF([.O70]=[.O69];IF([.W69]&lt;=0;0;[.W69]-1);[.$Z$3])" office:value-type="float" office:value="0">
            <text:p>0</text:p>
          </table:table-cell>
          <table:table-cell table:formula="of:=IF([.W70]&gt;0;IF([.O70]&lt;&gt;[.O69];[.$F$5];[.X69]);IF(OR([.O70]&lt;&gt;[.O69];[.Q70]*[.Q69]&lt;=0);[.$F$5];IF(ABS([.Q70])&gt;=ABS([.Q68]);IF([.X69]&lt;0;[.X69];[.X69]-TRUNC(ABS([.Q70])*100/25)-1);[.X69])))" office:value-type="float" office:value="-3">
            <text:p>-3</text:p>
          </table:table-cell>
          <table:table-cell table:formula="of:=IF(AND([.W70]=0;OR([.Q70]*[.Q69]&lt;=0;AND(ABS([.Q70])&gt;ABS([.Q69]);[.X7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0]" office:value-type="float" office:value="21">
            <text:p>21,00</text:p>
          </table:table-cell>
          <table:table-cell table:formula="of:=[.P70]+([.V70]*1+[.V69]*2+[.V68]*3+[.V67]*3+[.V66]*2+[.V65]*1+[.V64]*1+[.V63]*1)/14+RAND()*0.08-0.08/2+[.N71]" office:value-type="float" office:value="20.85140672522">
            <text:p>20,8514067252</text:p>
          </table:table-cell>
          <table:table-cell table:formula="of:=ROUND(([.O71]-[.P71])*12)/12" office:value-type="float" office:value="0.166666666666667">
            <text:p>0,17</text:p>
          </table:table-cell>
          <table:table-cell table:formula="of:=IF([.Y70]&gt;0;TRUNC([.R70]+[.Q71]*800);[.R70])" office:value-type="float" office:value="6061">
            <text:p>6061</text:p>
          </table:table-cell>
          <table:table-cell table:formula="of:=((([.Q71]*[.Q71]*10000)/256*[.$B$5]+[.$B$6]*256)*[.Q71]*100+[.R71]*[.$B$7])/256/256+0" office:value-type="float" office:value="3.49244767648202">
            <text:p>3,49</text:p>
          </table:table-cell>
          <table:table-cell table:formula="of:=IF([.S71]&gt;30;30;IF([.S71]&lt;-30;-30;IF([.S71]&gt;=[.T70];TRUNC([.S71]+1/4);TRUNC([.S71]+3/4))))" office:value-type="float" office:value="4">
            <text:p>4</text:p>
          </table:table-cell>
          <table:table-cell table:formula="of:=IF([.T71]&gt;[.T70];[.T71]-[.$U$3];[.T71]+[.$U$3])-[.$Z$4]" office:value-type="float" office:value="-0.220000000000001">
            <text:p>-0,22</text:p>
          </table:table-cell>
          <table:table-cell table:formula="of:=IF([.U71]&gt;0;IF([.U71]&gt;3;3*0.25;[.U71]*0.25);IF([.U71]&lt;-3;-3*0.16;[.U71]*0.16))/3" office:value-type="float" office:value="-0.0117333333333334">
            <text:p>-0,0117333333</text:p>
          </table:table-cell>
          <table:table-cell table:formula="of:=IF([.O71]=[.O70];IF([.W70]&lt;=0;0;[.W70]-1);[.$Z$3])" office:value-type="float" office:value="0">
            <text:p>0</text:p>
          </table:table-cell>
          <table:table-cell table:formula="of:=IF([.W71]&gt;0;IF([.O71]&lt;&gt;[.O70];[.$F$5];[.X70]);IF(OR([.O71]&lt;&gt;[.O70];[.Q71]*[.Q70]&lt;=0);[.$F$5];IF(ABS([.Q71])&gt;=ABS([.Q69]);IF([.X70]&lt;0;[.X70];[.X70]-TRUNC(ABS([.Q71])*100/25)-1);[.X70])))" office:value-type="float" office:value="-3">
            <text:p>-3</text:p>
          </table:table-cell>
          <table:table-cell table:formula="of:=IF(AND([.W71]=0;OR([.Q71]*[.Q70]&lt;=0;AND(ABS([.Q71])&gt;ABS([.Q70]);[.X7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1]" office:value-type="float" office:value="21">
            <text:p>21,00</text:p>
          </table:table-cell>
          <table:table-cell table:formula="of:=[.P71]+([.V71]*1+[.V70]*2+[.V69]*3+[.V68]*3+[.V67]*2+[.V66]*1+[.V65]*1+[.V64]*1)/14+RAND()*0.08-0.08/2+[.N72]" office:value-type="float" office:value="20.8206351813817">
            <text:p>20,8206351814</text:p>
          </table:table-cell>
          <table:table-cell table:formula="of:=ROUND(([.O72]-[.P72])*12)/12" office:value-type="float" office:value="0.166666666666667">
            <text:p>0,17</text:p>
          </table:table-cell>
          <table:table-cell table:formula="of:=IF([.Y71]&gt;0;TRUNC([.R71]+[.Q72]*800);[.R71])" office:value-type="float" office:value="6061">
            <text:p>6061</text:p>
          </table:table-cell>
          <table:table-cell table:formula="of:=((([.Q72]*[.Q72]*10000)/256*[.$B$5]+[.$B$6]*256)*[.Q72]*100+[.R72]*[.$B$7])/256/256+0" office:value-type="float" office:value="3.49244767648202">
            <text:p>3,49</text:p>
          </table:table-cell>
          <table:table-cell table:formula="of:=IF([.S72]&gt;30;30;IF([.S72]&lt;-30;-30;IF([.S72]&gt;=[.T71];TRUNC([.S72]+1/4);TRUNC([.S72]+3/4))))" office:value-type="float" office:value="4">
            <text:p>4</text:p>
          </table:table-cell>
          <table:table-cell table:formula="of:=IF([.T72]&gt;[.T71];[.T72]-[.$U$3];[.T72]+[.$U$3])-[.$Z$4]" office:value-type="float" office:value="-0.220000000000001">
            <text:p>-0,22</text:p>
          </table:table-cell>
          <table:table-cell table:formula="of:=IF([.U72]&gt;0;IF([.U72]&gt;3;3*0.25;[.U72]*0.25);IF([.U72]&lt;-3;-3*0.16;[.U72]*0.16))/3" office:value-type="float" office:value="-0.0117333333333334">
            <text:p>-0,0117333333</text:p>
          </table:table-cell>
          <table:table-cell table:formula="of:=IF([.O72]=[.O71];IF([.W71]&lt;=0;0;[.W71]-1);[.$Z$3])" office:value-type="float" office:value="0">
            <text:p>0</text:p>
          </table:table-cell>
          <table:table-cell table:formula="of:=IF([.W72]&gt;0;IF([.O72]&lt;&gt;[.O71];[.$F$5];[.X71]);IF(OR([.O72]&lt;&gt;[.O71];[.Q72]*[.Q71]&lt;=0);[.$F$5];IF(ABS([.Q72])&gt;=ABS([.Q70]);IF([.X71]&lt;0;[.X71];[.X71]-TRUNC(ABS([.Q72])*100/25)-1);[.X71])))" office:value-type="float" office:value="-3">
            <text:p>-3</text:p>
          </table:table-cell>
          <table:table-cell table:formula="of:=IF(AND([.W72]=0;OR([.Q72]*[.Q71]&lt;=0;AND(ABS([.Q72])&gt;ABS([.Q71]);[.X7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2]" office:value-type="float" office:value="21">
            <text:p>21,00</text:p>
          </table:table-cell>
          <table:table-cell table:formula="of:=[.P72]+([.V72]*1+[.V71]*2+[.V70]*3+[.V69]*3+[.V68]*2+[.V67]*1+[.V66]*1+[.V65]*1)/14+RAND()*0.08-0.08/2+[.N73]" office:value-type="float" office:value="20.819586415105">
            <text:p>20,8195864151</text:p>
          </table:table-cell>
          <table:table-cell table:formula="of:=ROUND(([.O73]-[.P73])*12)/12" office:value-type="float" office:value="0.166666666666667">
            <text:p>0,17</text:p>
          </table:table-cell>
          <table:table-cell table:formula="of:=IF([.Y72]&gt;0;TRUNC([.R72]+[.Q73]*800);[.R72])" office:value-type="float" office:value="6061">
            <text:p>6061</text:p>
          </table:table-cell>
          <table:table-cell table:formula="of:=((([.Q73]*[.Q73]*10000)/256*[.$B$5]+[.$B$6]*256)*[.Q73]*100+[.R73]*[.$B$7])/256/256+0" office:value-type="float" office:value="3.49244767648202">
            <text:p>3,49</text:p>
          </table:table-cell>
          <table:table-cell table:formula="of:=IF([.S73]&gt;30;30;IF([.S73]&lt;-30;-30;IF([.S73]&gt;=[.T72];TRUNC([.S73]+1/4);TRUNC([.S73]+3/4))))" office:value-type="float" office:value="4">
            <text:p>4</text:p>
          </table:table-cell>
          <table:table-cell table:formula="of:=IF([.T73]&gt;[.T72];[.T73]-[.$U$3];[.T73]+[.$U$3])-[.$Z$4]" office:value-type="float" office:value="-0.220000000000001">
            <text:p>-0,22</text:p>
          </table:table-cell>
          <table:table-cell table:formula="of:=IF([.U73]&gt;0;IF([.U73]&gt;3;3*0.25;[.U73]*0.25);IF([.U73]&lt;-3;-3*0.16;[.U73]*0.16))/3" office:value-type="float" office:value="-0.0117333333333334">
            <text:p>-0,0117333333</text:p>
          </table:table-cell>
          <table:table-cell table:formula="of:=IF([.O73]=[.O72];IF([.W72]&lt;=0;0;[.W72]-1);[.$Z$3])" office:value-type="float" office:value="0">
            <text:p>0</text:p>
          </table:table-cell>
          <table:table-cell table:formula="of:=IF([.W73]&gt;0;IF([.O73]&lt;&gt;[.O72];[.$F$5];[.X72]);IF(OR([.O73]&lt;&gt;[.O72];[.Q73]*[.Q72]&lt;=0);[.$F$5];IF(ABS([.Q73])&gt;=ABS([.Q71]);IF([.X72]&lt;0;[.X72];[.X72]-TRUNC(ABS([.Q73])*100/25)-1);[.X72])))" office:value-type="float" office:value="-3">
            <text:p>-3</text:p>
          </table:table-cell>
          <table:table-cell table:formula="of:=IF(AND([.W73]=0;OR([.Q73]*[.Q72]&lt;=0;AND(ABS([.Q73])&gt;ABS([.Q72]);[.X7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3]" office:value-type="float" office:value="21">
            <text:p>21,00</text:p>
          </table:table-cell>
          <table:table-cell table:formula="of:=[.P73]+([.V73]*1+[.V72]*2+[.V71]*3+[.V70]*3+[.V69]*2+[.V68]*1+[.V67]*1+[.V66]*1)/14+RAND()*0.08-0.08/2+[.N74]" office:value-type="float" office:value="20.8445985868066">
            <text:p>20,8445985868</text:p>
          </table:table-cell>
          <table:table-cell table:formula="of:=ROUND(([.O74]-[.P74])*12)/12" office:value-type="float" office:value="0.166666666666667">
            <text:p>0,17</text:p>
          </table:table-cell>
          <table:table-cell table:formula="of:=IF([.Y73]&gt;0;TRUNC([.R73]+[.Q74]*800);[.R73])" office:value-type="float" office:value="6061">
            <text:p>6061</text:p>
          </table:table-cell>
          <table:table-cell table:formula="of:=((([.Q74]*[.Q74]*10000)/256*[.$B$5]+[.$B$6]*256)*[.Q74]*100+[.R74]*[.$B$7])/256/256+0" office:value-type="float" office:value="3.49244767648202">
            <text:p>3,49</text:p>
          </table:table-cell>
          <table:table-cell table:formula="of:=IF([.S74]&gt;30;30;IF([.S74]&lt;-30;-30;IF([.S74]&gt;=[.T73];TRUNC([.S74]+1/4);TRUNC([.S74]+3/4))))" office:value-type="float" office:value="4">
            <text:p>4</text:p>
          </table:table-cell>
          <table:table-cell table:formula="of:=IF([.T74]&gt;[.T73];[.T74]-[.$U$3];[.T74]+[.$U$3])-[.$Z$4]" office:value-type="float" office:value="-0.220000000000001">
            <text:p>-0,22</text:p>
          </table:table-cell>
          <table:table-cell table:formula="of:=IF([.U74]&gt;0;IF([.U74]&gt;3;3*0.25;[.U74]*0.25);IF([.U74]&lt;-3;-3*0.16;[.U74]*0.16))/3" office:value-type="float" office:value="-0.0117333333333334">
            <text:p>-0,0117333333</text:p>
          </table:table-cell>
          <table:table-cell table:formula="of:=IF([.O74]=[.O73];IF([.W73]&lt;=0;0;[.W73]-1);[.$Z$3])" office:value-type="float" office:value="0">
            <text:p>0</text:p>
          </table:table-cell>
          <table:table-cell table:formula="of:=IF([.W74]&gt;0;IF([.O74]&lt;&gt;[.O73];[.$F$5];[.X73]);IF(OR([.O74]&lt;&gt;[.O73];[.Q74]*[.Q73]&lt;=0);[.$F$5];IF(ABS([.Q74])&gt;=ABS([.Q72]);IF([.X73]&lt;0;[.X73];[.X73]-TRUNC(ABS([.Q74])*100/25)-1);[.X73])))" office:value-type="float" office:value="-3">
            <text:p>-3</text:p>
          </table:table-cell>
          <table:table-cell table:formula="of:=IF(AND([.W74]=0;OR([.Q74]*[.Q73]&lt;=0;AND(ABS([.Q74])&gt;ABS([.Q73]);[.X7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4]" office:value-type="float" office:value="21">
            <text:p>21,00</text:p>
          </table:table-cell>
          <table:table-cell table:formula="of:=[.P74]+([.V74]*1+[.V73]*2+[.V72]*3+[.V71]*3+[.V70]*2+[.V69]*1+[.V68]*1+[.V67]*1)/14+RAND()*0.08-0.08/2+[.N75]" office:value-type="float" office:value="20.8279551937902">
            <text:p>20,8279551938</text:p>
          </table:table-cell>
          <table:table-cell table:formula="of:=ROUND(([.O75]-[.P75])*12)/12" office:value-type="float" office:value="0.166666666666667">
            <text:p>0,17</text:p>
          </table:table-cell>
          <table:table-cell table:formula="of:=IF([.Y74]&gt;0;TRUNC([.R74]+[.Q75]*800);[.R74])" office:value-type="float" office:value="6061">
            <text:p>6061</text:p>
          </table:table-cell>
          <table:table-cell table:formula="of:=((([.Q75]*[.Q75]*10000)/256*[.$B$5]+[.$B$6]*256)*[.Q75]*100+[.R75]*[.$B$7])/256/256+0" office:value-type="float" office:value="3.49244767648202">
            <text:p>3,49</text:p>
          </table:table-cell>
          <table:table-cell table:formula="of:=IF([.S75]&gt;30;30;IF([.S75]&lt;-30;-30;IF([.S75]&gt;=[.T74];TRUNC([.S75]+1/4);TRUNC([.S75]+3/4))))" office:value-type="float" office:value="4">
            <text:p>4</text:p>
          </table:table-cell>
          <table:table-cell table:formula="of:=IF([.T75]&gt;[.T74];[.T75]-[.$U$3];[.T75]+[.$U$3])-[.$Z$4]" office:value-type="float" office:value="-0.220000000000001">
            <text:p>-0,22</text:p>
          </table:table-cell>
          <table:table-cell table:formula="of:=IF([.U75]&gt;0;IF([.U75]&gt;3;3*0.25;[.U75]*0.25);IF([.U75]&lt;-3;-3*0.16;[.U75]*0.16))/3" office:value-type="float" office:value="-0.0117333333333334">
            <text:p>-0,0117333333</text:p>
          </table:table-cell>
          <table:table-cell table:formula="of:=IF([.O75]=[.O74];IF([.W74]&lt;=0;0;[.W74]-1);[.$Z$3])" office:value-type="float" office:value="0">
            <text:p>0</text:p>
          </table:table-cell>
          <table:table-cell table:formula="of:=IF([.W75]&gt;0;IF([.O75]&lt;&gt;[.O74];[.$F$5];[.X74]);IF(OR([.O75]&lt;&gt;[.O74];[.Q75]*[.Q74]&lt;=0);[.$F$5];IF(ABS([.Q75])&gt;=ABS([.Q73]);IF([.X74]&lt;0;[.X74];[.X74]-TRUNC(ABS([.Q75])*100/25)-1);[.X74])))" office:value-type="float" office:value="-3">
            <text:p>-3</text:p>
          </table:table-cell>
          <table:table-cell table:formula="of:=IF(AND([.W75]=0;OR([.Q75]*[.Q74]&lt;=0;AND(ABS([.Q75])&gt;ABS([.Q74]);[.X7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5]" office:value-type="float" office:value="21">
            <text:p>21,00</text:p>
          </table:table-cell>
          <table:table-cell table:formula="of:=[.P75]+([.V75]*1+[.V74]*2+[.V73]*3+[.V72]*3+[.V71]*2+[.V70]*1+[.V69]*1+[.V68]*1)/14+RAND()*0.08-0.08/2+[.N76]" office:value-type="float" office:value="20.8480473005359">
            <text:p>20,8480473005</text:p>
          </table:table-cell>
          <table:table-cell table:formula="of:=ROUND(([.O76]-[.P76])*12)/12" office:value-type="float" office:value="0.166666666666667">
            <text:p>0,17</text:p>
          </table:table-cell>
          <table:table-cell table:formula="of:=IF([.Y75]&gt;0;TRUNC([.R75]+[.Q76]*800);[.R75])" office:value-type="float" office:value="6061">
            <text:p>6061</text:p>
          </table:table-cell>
          <table:table-cell table:formula="of:=((([.Q76]*[.Q76]*10000)/256*[.$B$5]+[.$B$6]*256)*[.Q76]*100+[.R76]*[.$B$7])/256/256+0" office:value-type="float" office:value="3.49244767648202">
            <text:p>3,49</text:p>
          </table:table-cell>
          <table:table-cell table:formula="of:=IF([.S76]&gt;30;30;IF([.S76]&lt;-30;-30;IF([.S76]&gt;=[.T75];TRUNC([.S76]+1/4);TRUNC([.S76]+3/4))))" office:value-type="float" office:value="4">
            <text:p>4</text:p>
          </table:table-cell>
          <table:table-cell table:formula="of:=IF([.T76]&gt;[.T75];[.T76]-[.$U$3];[.T76]+[.$U$3])-[.$Z$4]" office:value-type="float" office:value="-0.220000000000001">
            <text:p>-0,22</text:p>
          </table:table-cell>
          <table:table-cell table:formula="of:=IF([.U76]&gt;0;IF([.U76]&gt;3;3*0.25;[.U76]*0.25);IF([.U76]&lt;-3;-3*0.16;[.U76]*0.16))/3" office:value-type="float" office:value="-0.0117333333333334">
            <text:p>-0,0117333333</text:p>
          </table:table-cell>
          <table:table-cell table:formula="of:=IF([.O76]=[.O75];IF([.W75]&lt;=0;0;[.W75]-1);[.$Z$3])" office:value-type="float" office:value="0">
            <text:p>0</text:p>
          </table:table-cell>
          <table:table-cell table:formula="of:=IF([.W76]&gt;0;IF([.O76]&lt;&gt;[.O75];[.$F$5];[.X75]);IF(OR([.O76]&lt;&gt;[.O75];[.Q76]*[.Q75]&lt;=0);[.$F$5];IF(ABS([.Q76])&gt;=ABS([.Q74]);IF([.X75]&lt;0;[.X75];[.X75]-TRUNC(ABS([.Q76])*100/25)-1);[.X75])))" office:value-type="float" office:value="-3">
            <text:p>-3</text:p>
          </table:table-cell>
          <table:table-cell table:formula="of:=IF(AND([.W76]=0;OR([.Q76]*[.Q75]&lt;=0;AND(ABS([.Q76])&gt;ABS([.Q75]);[.X7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6]" office:value-type="float" office:value="21">
            <text:p>21,00</text:p>
          </table:table-cell>
          <table:table-cell table:formula="of:=[.P76]+([.V76]*1+[.V75]*2+[.V74]*3+[.V73]*3+[.V72]*2+[.V71]*1+[.V70]*1+[.V69]*1)/14+RAND()*0.08-0.08/2+[.N77]" office:value-type="float" office:value="20.8588186524256">
            <text:p>20,8588186524</text:p>
          </table:table-cell>
          <table:table-cell table:formula="of:=ROUND(([.O77]-[.P77])*12)/12" office:value-type="float" office:value="0.166666666666667">
            <text:p>0,17</text:p>
          </table:table-cell>
          <table:table-cell table:formula="of:=IF([.Y76]&gt;0;TRUNC([.R76]+[.Q77]*800);[.R76])" office:value-type="float" office:value="6061">
            <text:p>6061</text:p>
          </table:table-cell>
          <table:table-cell table:formula="of:=((([.Q77]*[.Q77]*10000)/256*[.$B$5]+[.$B$6]*256)*[.Q77]*100+[.R77]*[.$B$7])/256/256+0" office:value-type="float" office:value="3.49244767648202">
            <text:p>3,49</text:p>
          </table:table-cell>
          <table:table-cell table:formula="of:=IF([.S77]&gt;30;30;IF([.S77]&lt;-30;-30;IF([.S77]&gt;=[.T76];TRUNC([.S77]+1/4);TRUNC([.S77]+3/4))))" office:value-type="float" office:value="4">
            <text:p>4</text:p>
          </table:table-cell>
          <table:table-cell table:formula="of:=IF([.T77]&gt;[.T76];[.T77]-[.$U$3];[.T77]+[.$U$3])-[.$Z$4]" office:value-type="float" office:value="-0.220000000000001">
            <text:p>-0,22</text:p>
          </table:table-cell>
          <table:table-cell table:formula="of:=IF([.U77]&gt;0;IF([.U77]&gt;3;3*0.25;[.U77]*0.25);IF([.U77]&lt;-3;-3*0.16;[.U77]*0.16))/3" office:value-type="float" office:value="-0.0117333333333334">
            <text:p>-0,0117333333</text:p>
          </table:table-cell>
          <table:table-cell table:formula="of:=IF([.O77]=[.O76];IF([.W76]&lt;=0;0;[.W76]-1);[.$Z$3])" office:value-type="float" office:value="0">
            <text:p>0</text:p>
          </table:table-cell>
          <table:table-cell table:formula="of:=IF([.W77]&gt;0;IF([.O77]&lt;&gt;[.O76];[.$F$5];[.X76]);IF(OR([.O77]&lt;&gt;[.O76];[.Q77]*[.Q76]&lt;=0);[.$F$5];IF(ABS([.Q77])&gt;=ABS([.Q75]);IF([.X76]&lt;0;[.X76];[.X76]-TRUNC(ABS([.Q77])*100/25)-1);[.X76])))" office:value-type="float" office:value="-3">
            <text:p>-3</text:p>
          </table:table-cell>
          <table:table-cell table:formula="of:=IF(AND([.W77]=0;OR([.Q77]*[.Q76]&lt;=0;AND(ABS([.Q77])&gt;ABS([.Q76]);[.X7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7]" office:value-type="float" office:value="21">
            <text:p>21,00</text:p>
          </table:table-cell>
          <table:table-cell table:formula="of:=[.P77]+([.V77]*1+[.V76]*2+[.V75]*3+[.V74]*3+[.V73]*2+[.V72]*1+[.V71]*1+[.V70]*1)/14+RAND()*0.08-0.08/2+[.N78]" office:value-type="float" office:value="20.856366271084">
            <text:p>20,8563662711</text:p>
          </table:table-cell>
          <table:table-cell table:formula="of:=ROUND(([.O78]-[.P78])*12)/12" office:value-type="float" office:value="0.166666666666667">
            <text:p>0,17</text:p>
          </table:table-cell>
          <table:table-cell table:formula="of:=IF([.Y77]&gt;0;TRUNC([.R77]+[.Q78]*800);[.R77])" office:value-type="float" office:value="6061">
            <text:p>6061</text:p>
          </table:table-cell>
          <table:table-cell table:formula="of:=((([.Q78]*[.Q78]*10000)/256*[.$B$5]+[.$B$6]*256)*[.Q78]*100+[.R78]*[.$B$7])/256/256+0" office:value-type="float" office:value="3.49244767648202">
            <text:p>3,49</text:p>
          </table:table-cell>
          <table:table-cell table:formula="of:=IF([.S78]&gt;30;30;IF([.S78]&lt;-30;-30;IF([.S78]&gt;=[.T77];TRUNC([.S78]+1/4);TRUNC([.S78]+3/4))))" office:value-type="float" office:value="4">
            <text:p>4</text:p>
          </table:table-cell>
          <table:table-cell table:formula="of:=IF([.T78]&gt;[.T77];[.T78]-[.$U$3];[.T78]+[.$U$3])-[.$Z$4]" office:value-type="float" office:value="-0.220000000000001">
            <text:p>-0,22</text:p>
          </table:table-cell>
          <table:table-cell table:formula="of:=IF([.U78]&gt;0;IF([.U78]&gt;3;3*0.25;[.U78]*0.25);IF([.U78]&lt;-3;-3*0.16;[.U78]*0.16))/3" office:value-type="float" office:value="-0.0117333333333334">
            <text:p>-0,0117333333</text:p>
          </table:table-cell>
          <table:table-cell table:formula="of:=IF([.O78]=[.O77];IF([.W77]&lt;=0;0;[.W77]-1);[.$Z$3])" office:value-type="float" office:value="0">
            <text:p>0</text:p>
          </table:table-cell>
          <table:table-cell table:formula="of:=IF([.W78]&gt;0;IF([.O78]&lt;&gt;[.O77];[.$F$5];[.X77]);IF(OR([.O78]&lt;&gt;[.O77];[.Q78]*[.Q77]&lt;=0);[.$F$5];IF(ABS([.Q78])&gt;=ABS([.Q76]);IF([.X77]&lt;0;[.X77];[.X77]-TRUNC(ABS([.Q78])*100/25)-1);[.X77])))" office:value-type="float" office:value="-3">
            <text:p>-3</text:p>
          </table:table-cell>
          <table:table-cell table:formula="of:=IF(AND([.W78]=0;OR([.Q78]*[.Q77]&lt;=0;AND(ABS([.Q78])&gt;ABS([.Q77]);[.X7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8]" office:value-type="float" office:value="21">
            <text:p>21,00</text:p>
          </table:table-cell>
          <table:table-cell table:formula="of:=[.P78]+([.V78]*1+[.V77]*2+[.V76]*3+[.V75]*3+[.V74]*2+[.V73]*1+[.V72]*1+[.V71]*1)/14+RAND()*0.08-0.08/2+[.N79]" office:value-type="float" office:value="20.8652158610438">
            <text:p>20,865215861</text:p>
          </table:table-cell>
          <table:table-cell table:formula="of:=ROUND(([.O79]-[.P79])*12)/12" office:value-type="float" office:value="0.166666666666667">
            <text:p>0,17</text:p>
          </table:table-cell>
          <table:table-cell table:formula="of:=IF([.Y78]&gt;0;TRUNC([.R78]+[.Q79]*800);[.R78])" office:value-type="float" office:value="6061">
            <text:p>6061</text:p>
          </table:table-cell>
          <table:table-cell table:formula="of:=((([.Q79]*[.Q79]*10000)/256*[.$B$5]+[.$B$6]*256)*[.Q79]*100+[.R79]*[.$B$7])/256/256+0" office:value-type="float" office:value="3.49244767648202">
            <text:p>3,49</text:p>
          </table:table-cell>
          <table:table-cell table:formula="of:=IF([.S79]&gt;30;30;IF([.S79]&lt;-30;-30;IF([.S79]&gt;=[.T78];TRUNC([.S79]+1/4);TRUNC([.S79]+3/4))))" office:value-type="float" office:value="4">
            <text:p>4</text:p>
          </table:table-cell>
          <table:table-cell table:formula="of:=IF([.T79]&gt;[.T78];[.T79]-[.$U$3];[.T79]+[.$U$3])-[.$Z$4]" office:value-type="float" office:value="-0.220000000000001">
            <text:p>-0,22</text:p>
          </table:table-cell>
          <table:table-cell table:formula="of:=IF([.U79]&gt;0;IF([.U79]&gt;3;3*0.25;[.U79]*0.25);IF([.U79]&lt;-3;-3*0.16;[.U79]*0.16))/3" office:value-type="float" office:value="-0.0117333333333334">
            <text:p>-0,0117333333</text:p>
          </table:table-cell>
          <table:table-cell table:formula="of:=IF([.O79]=[.O78];IF([.W78]&lt;=0;0;[.W78]-1);[.$Z$3])" office:value-type="float" office:value="0">
            <text:p>0</text:p>
          </table:table-cell>
          <table:table-cell table:formula="of:=IF([.W79]&gt;0;IF([.O79]&lt;&gt;[.O78];[.$F$5];[.X78]);IF(OR([.O79]&lt;&gt;[.O78];[.Q79]*[.Q78]&lt;=0);[.$F$5];IF(ABS([.Q79])&gt;=ABS([.Q77]);IF([.X78]&lt;0;[.X78];[.X78]-TRUNC(ABS([.Q79])*100/25)-1);[.X78])))" office:value-type="float" office:value="-3">
            <text:p>-3</text:p>
          </table:table-cell>
          <table:table-cell table:formula="of:=IF(AND([.W79]=0;OR([.Q79]*[.Q78]&lt;=0;AND(ABS([.Q79])&gt;ABS([.Q78]);[.X7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79]" office:value-type="float" office:value="21">
            <text:p>21,00</text:p>
          </table:table-cell>
          <table:table-cell table:formula="of:=[.P79]+([.V79]*1+[.V78]*2+[.V77]*3+[.V76]*3+[.V75]*2+[.V74]*1+[.V73]*1+[.V72]*1)/14+RAND()*0.08-0.08/2+[.N80]" office:value-type="float" office:value="20.8170689176544">
            <text:p>20,8170689177</text:p>
          </table:table-cell>
          <table:table-cell table:formula="of:=ROUND(([.O80]-[.P80])*12)/12" office:value-type="float" office:value="0.166666666666667">
            <text:p>0,17</text:p>
          </table:table-cell>
          <table:table-cell table:formula="of:=IF([.Y79]&gt;0;TRUNC([.R79]+[.Q80]*800);[.R79])" office:value-type="float" office:value="6061">
            <text:p>6061</text:p>
          </table:table-cell>
          <table:table-cell table:formula="of:=((([.Q80]*[.Q80]*10000)/256*[.$B$5]+[.$B$6]*256)*[.Q80]*100+[.R80]*[.$B$7])/256/256+0" office:value-type="float" office:value="3.49244767648202">
            <text:p>3,49</text:p>
          </table:table-cell>
          <table:table-cell table:formula="of:=IF([.S80]&gt;30;30;IF([.S80]&lt;-30;-30;IF([.S80]&gt;=[.T79];TRUNC([.S80]+1/4);TRUNC([.S80]+3/4))))" office:value-type="float" office:value="4">
            <text:p>4</text:p>
          </table:table-cell>
          <table:table-cell table:formula="of:=IF([.T80]&gt;[.T79];[.T80]-[.$U$3];[.T80]+[.$U$3])-[.$Z$4]" office:value-type="float" office:value="-0.220000000000001">
            <text:p>-0,22</text:p>
          </table:table-cell>
          <table:table-cell table:formula="of:=IF([.U80]&gt;0;IF([.U80]&gt;3;3*0.25;[.U80]*0.25);IF([.U80]&lt;-3;-3*0.16;[.U80]*0.16))/3" office:value-type="float" office:value="-0.0117333333333334">
            <text:p>-0,0117333333</text:p>
          </table:table-cell>
          <table:table-cell table:formula="of:=IF([.O80]=[.O79];IF([.W79]&lt;=0;0;[.W79]-1);[.$Z$3])" office:value-type="float" office:value="0">
            <text:p>0</text:p>
          </table:table-cell>
          <table:table-cell table:formula="of:=IF([.W80]&gt;0;IF([.O80]&lt;&gt;[.O79];[.$F$5];[.X79]);IF(OR([.O80]&lt;&gt;[.O79];[.Q80]*[.Q79]&lt;=0);[.$F$5];IF(ABS([.Q80])&gt;=ABS([.Q78]);IF([.X79]&lt;0;[.X79];[.X79]-TRUNC(ABS([.Q80])*100/25)-1);[.X79])))" office:value-type="float" office:value="-3">
            <text:p>-3</text:p>
          </table:table-cell>
          <table:table-cell table:formula="of:=IF(AND([.W80]=0;OR([.Q80]*[.Q79]&lt;=0;AND(ABS([.Q80])&gt;ABS([.Q79]);[.X8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80]" office:value-type="float" office:value="21">
            <text:p>21,00</text:p>
          </table:table-cell>
          <table:table-cell table:formula="of:=[.P80]+([.V80]*1+[.V79]*2+[.V78]*3+[.V77]*3+[.V76]*2+[.V75]*1+[.V74]*1+[.V73]*1)/14+RAND()*0.08-0.08/2+[.N81]" office:value-type="float" office:value="20.8123557646955">
            <text:p>20,8123557647</text:p>
          </table:table-cell>
          <table:table-cell table:formula="of:=ROUND(([.O81]-[.P81])*12)/12" office:value-type="float" office:value="0.166666666666667">
            <text:p>0,17</text:p>
          </table:table-cell>
          <table:table-cell table:formula="of:=IF([.Y80]&gt;0;TRUNC([.R80]+[.Q81]*800);[.R80])" office:value-type="float" office:value="6061">
            <text:p>6061</text:p>
          </table:table-cell>
          <table:table-cell table:formula="of:=((([.Q81]*[.Q81]*10000)/256*[.$B$5]+[.$B$6]*256)*[.Q81]*100+[.R81]*[.$B$7])/256/256+0" office:value-type="float" office:value="3.49244767648202">
            <text:p>3,49</text:p>
          </table:table-cell>
          <table:table-cell table:formula="of:=IF([.S81]&gt;30;30;IF([.S81]&lt;-30;-30;IF([.S81]&gt;=[.T80];TRUNC([.S81]+1/4);TRUNC([.S81]+3/4))))" office:value-type="float" office:value="4">
            <text:p>4</text:p>
          </table:table-cell>
          <table:table-cell table:formula="of:=IF([.T81]&gt;[.T80];[.T81]-[.$U$3];[.T81]+[.$U$3])-[.$Z$4]" office:value-type="float" office:value="-0.220000000000001">
            <text:p>-0,22</text:p>
          </table:table-cell>
          <table:table-cell table:formula="of:=IF([.U81]&gt;0;IF([.U81]&gt;3;3*0.25;[.U81]*0.25);IF([.U81]&lt;-3;-3*0.16;[.U81]*0.16))/3" office:value-type="float" office:value="-0.0117333333333334">
            <text:p>-0,0117333333</text:p>
          </table:table-cell>
          <table:table-cell table:formula="of:=IF([.O81]=[.O80];IF([.W80]&lt;=0;0;[.W80]-1);[.$Z$3])" office:value-type="float" office:value="0">
            <text:p>0</text:p>
          </table:table-cell>
          <table:table-cell table:formula="of:=IF([.W81]&gt;0;IF([.O81]&lt;&gt;[.O80];[.$F$5];[.X80]);IF(OR([.O81]&lt;&gt;[.O80];[.Q81]*[.Q80]&lt;=0);[.$F$5];IF(ABS([.Q81])&gt;=ABS([.Q79]);IF([.X80]&lt;0;[.X80];[.X80]-TRUNC(ABS([.Q81])*100/25)-1);[.X80])))" office:value-type="float" office:value="-3">
            <text:p>-3</text:p>
          </table:table-cell>
          <table:table-cell table:formula="of:=IF(AND([.W81]=0;OR([.Q81]*[.Q80]&lt;=0;AND(ABS([.Q81])&gt;ABS([.Q80]);[.X8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81]" office:value-type="float" office:value="21">
            <text:p>21,00</text:p>
          </table:table-cell>
          <table:table-cell table:formula="of:=[.P81]+([.V81]*1+[.V80]*2+[.V79]*3+[.V78]*3+[.V77]*2+[.V76]*1+[.V75]*1+[.V74]*1)/14+RAND()*0.08-0.08/2+[.N82]" office:value-type="float" office:value="20.8011090458427">
            <text:p>20,8011090458</text:p>
          </table:table-cell>
          <table:table-cell table:formula="of:=ROUND(([.O82]-[.P82])*12)/12" office:value-type="float" office:value="0.166666666666667">
            <text:p>0,17</text:p>
          </table:table-cell>
          <table:table-cell table:formula="of:=IF([.Y81]&gt;0;TRUNC([.R81]+[.Q82]*800);[.R81])" office:value-type="float" office:value="6061">
            <text:p>6061</text:p>
          </table:table-cell>
          <table:table-cell table:formula="of:=((([.Q82]*[.Q82]*10000)/256*[.$B$5]+[.$B$6]*256)*[.Q82]*100+[.R82]*[.$B$7])/256/256+0" office:value-type="float" office:value="3.49244767648202">
            <text:p>3,49</text:p>
          </table:table-cell>
          <table:table-cell table:formula="of:=IF([.S82]&gt;30;30;IF([.S82]&lt;-30;-30;IF([.S82]&gt;=[.T81];TRUNC([.S82]+1/4);TRUNC([.S82]+3/4))))" office:value-type="float" office:value="4">
            <text:p>4</text:p>
          </table:table-cell>
          <table:table-cell table:formula="of:=IF([.T82]&gt;[.T81];[.T82]-[.$U$3];[.T82]+[.$U$3])-[.$Z$4]" office:value-type="float" office:value="-0.220000000000001">
            <text:p>-0,22</text:p>
          </table:table-cell>
          <table:table-cell table:formula="of:=IF([.U82]&gt;0;IF([.U82]&gt;3;3*0.25;[.U82]*0.25);IF([.U82]&lt;-3;-3*0.16;[.U82]*0.16))/3" office:value-type="float" office:value="-0.0117333333333334">
            <text:p>-0,0117333333</text:p>
          </table:table-cell>
          <table:table-cell table:formula="of:=IF([.O82]=[.O81];IF([.W81]&lt;=0;0;[.W81]-1);[.$Z$3])" office:value-type="float" office:value="0">
            <text:p>0</text:p>
          </table:table-cell>
          <table:table-cell table:formula="of:=IF([.W82]&gt;0;IF([.O82]&lt;&gt;[.O81];[.$F$5];[.X81]);IF(OR([.O82]&lt;&gt;[.O81];[.Q82]*[.Q81]&lt;=0);[.$F$5];IF(ABS([.Q82])&gt;=ABS([.Q80]);IF([.X81]&lt;0;[.X81];[.X81]-TRUNC(ABS([.Q82])*100/25)-1);[.X81])))" office:value-type="float" office:value="-3">
            <text:p>-3</text:p>
          </table:table-cell>
          <table:table-cell table:formula="of:=IF(AND([.W82]=0;OR([.Q82]*[.Q81]&lt;=0;AND(ABS([.Q82])&gt;ABS([.Q81]);[.X8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82]" office:value-type="float" office:value="21">
            <text:p>21,00</text:p>
          </table:table-cell>
          <table:table-cell table:formula="of:=[.P82]+([.V82]*1+[.V81]*2+[.V80]*3+[.V79]*3+[.V78]*2+[.V77]*1+[.V76]*1+[.V75]*1)/14+RAND()*0.08-0.08/2+[.N83]" office:value-type="float" office:value="20.7576197489455">
            <text:p>20,7576197489</text:p>
          </table:table-cell>
          <table:table-cell table:formula="of:=ROUND(([.O83]-[.P83])*12)/12" office:value-type="float" office:value="0.25">
            <text:p>0,25</text:p>
          </table:table-cell>
          <table:table-cell table:formula="of:=IF([.Y82]&gt;0;TRUNC([.R82]+[.Q83]*800);[.R82])" office:value-type="float" office:value="6061">
            <text:p>6061</text:p>
          </table:table-cell>
          <table:table-cell table:formula="of:=((([.Q83]*[.Q83]*10000)/256*[.$B$5]+[.$B$6]*256)*[.Q83]*100+[.R83]*[.$B$7])/256/256+0" office:value-type="float" office:value="3.78170084953308">
            <text:p>3,78</text:p>
          </table:table-cell>
          <table:table-cell table:formula="of:=IF([.S83]&gt;30;30;IF([.S83]&lt;-30;-30;IF([.S83]&gt;=[.T82];TRUNC([.S83]+1/4);TRUNC([.S83]+3/4))))" office:value-type="float" office:value="4">
            <text:p>4</text:p>
          </table:table-cell>
          <table:table-cell table:formula="of:=IF([.T83]&gt;[.T82];[.T83]-[.$U$3];[.T83]+[.$U$3])-[.$Z$4]" office:value-type="float" office:value="-0.220000000000001">
            <text:p>-0,22</text:p>
          </table:table-cell>
          <table:table-cell table:formula="of:=IF([.U83]&gt;0;IF([.U83]&gt;3;3*0.25;[.U83]*0.25);IF([.U83]&lt;-3;-3*0.16;[.U83]*0.16))/3" office:value-type="float" office:value="-0.0117333333333334">
            <text:p>-0,0117333333</text:p>
          </table:table-cell>
          <table:table-cell table:formula="of:=IF([.O83]=[.O82];IF([.W82]&lt;=0;0;[.W82]-1);[.$Z$3])" office:value-type="float" office:value="0">
            <text:p>0</text:p>
          </table:table-cell>
          <table:table-cell table:formula="of:=IF([.W83]&gt;0;IF([.O83]&lt;&gt;[.O82];[.$F$5];[.X82]);IF(OR([.O83]&lt;&gt;[.O82];[.Q83]*[.Q82]&lt;=0);[.$F$5];IF(ABS([.Q83])&gt;=ABS([.Q81]);IF([.X82]&lt;0;[.X82];[.X82]-TRUNC(ABS([.Q83])*100/25)-1);[.X82])))" office:value-type="float" office:value="-3">
            <text:p>-3</text:p>
          </table:table-cell>
          <table:table-cell table:formula="of:=IF(AND([.W83]=0;OR([.Q83]*[.Q82]&lt;=0;AND(ABS([.Q83])&gt;ABS([.Q82]);[.X8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83]" office:value-type="float" office:value="21">
            <text:p>21,00</text:p>
          </table:table-cell>
          <table:table-cell table:formula="of:=[.P83]+([.V83]*1+[.V82]*2+[.V81]*3+[.V80]*3+[.V79]*2+[.V78]*1+[.V77]*1+[.V76]*1)/14+RAND()*0.08-0.08/2+[.N84]" office:value-type="float" office:value="20.7063935982773">
            <text:p>20,7063935983</text:p>
          </table:table-cell>
          <table:table-cell table:formula="of:=ROUND(([.O84]-[.P84])*12)/12" office:value-type="float" office:value="0.333333333333333">
            <text:p>0,33</text:p>
          </table:table-cell>
          <table:table-cell table:formula="of:=IF([.Y83]&gt;0;TRUNC([.R83]+[.Q84]*800);[.R83])" office:value-type="float" office:value="6061">
            <text:p>6061</text:p>
          </table:table-cell>
          <table:table-cell table:formula="of:=((([.Q84]*[.Q84]*10000)/256*[.$B$5]+[.$B$6]*256)*[.Q84]*100+[.R84]*[.$B$7])/256/256+0" office:value-type="float" office:value="4.09827281810619">
            <text:p>4,10</text:p>
          </table:table-cell>
          <table:table-cell table:formula="of:=IF([.S84]&gt;30;30;IF([.S84]&lt;-30;-30;IF([.S84]&gt;=[.T83];TRUNC([.S84]+1/4);TRUNC([.S84]+3/4))))" office:value-type="float" office:value="4">
            <text:p>4</text:p>
          </table:table-cell>
          <table:table-cell table:formula="of:=IF([.T84]&gt;[.T83];[.T84]-[.$U$3];[.T84]+[.$U$3])-[.$Z$4]" office:value-type="float" office:value="-0.220000000000001">
            <text:p>-0,22</text:p>
          </table:table-cell>
          <table:table-cell table:formula="of:=IF([.U84]&gt;0;IF([.U84]&gt;3;3*0.25;[.U84]*0.25);IF([.U84]&lt;-3;-3*0.16;[.U84]*0.16))/3" office:value-type="float" office:value="-0.0117333333333334">
            <text:p>-0,0117333333</text:p>
          </table:table-cell>
          <table:table-cell table:formula="of:=IF([.O84]=[.O83];IF([.W83]&lt;=0;0;[.W83]-1);[.$Z$3])" office:value-type="float" office:value="0">
            <text:p>0</text:p>
          </table:table-cell>
          <table:table-cell table:formula="of:=IF([.W84]&gt;0;IF([.O84]&lt;&gt;[.O83];[.$F$5];[.X83]);IF(OR([.O84]&lt;&gt;[.O83];[.Q84]*[.Q83]&lt;=0);[.$F$5];IF(ABS([.Q84])&gt;=ABS([.Q82]);IF([.X83]&lt;0;[.X83];[.X83]-TRUNC(ABS([.Q84])*100/25)-1);[.X83])))" office:value-type="float" office:value="-3">
            <text:p>-3</text:p>
          </table:table-cell>
          <table:table-cell table:formula="of:=IF(AND([.W84]=0;OR([.Q84]*[.Q83]&lt;=0;AND(ABS([.Q84])&gt;ABS([.Q83]);[.X8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84]" office:value-type="float" office:value="21">
            <text:p>21,00</text:p>
          </table:table-cell>
          <table:table-cell table:formula="of:=[.P84]+([.V84]*1+[.V83]*2+[.V82]*3+[.V81]*3+[.V80]*2+[.V79]*1+[.V78]*1+[.V77]*1)/14+RAND()*0.08-0.08/2+[.N85]" office:value-type="float" office:value="20.6968491536205">
            <text:p>20,6968491536</text:p>
          </table:table-cell>
          <table:table-cell table:formula="of:=ROUND(([.O85]-[.P85])*12)/12" office:value-type="float" office:value="0.333333333333333">
            <text:p>0,33</text:p>
          </table:table-cell>
          <table:table-cell table:formula="of:=IF([.Y84]&gt;0;TRUNC([.R84]+[.Q85]*800);[.R84])" office:value-type="float" office:value="6061">
            <text:p>6061</text:p>
          </table:table-cell>
          <table:table-cell table:formula="of:=((([.Q85]*[.Q85]*10000)/256*[.$B$5]+[.$B$6]*256)*[.Q85]*100+[.R85]*[.$B$7])/256/256+0" office:value-type="float" office:value="4.09827281810619">
            <text:p>4,10</text:p>
          </table:table-cell>
          <table:table-cell table:formula="of:=IF([.S85]&gt;30;30;IF([.S85]&lt;-30;-30;IF([.S85]&gt;=[.T84];TRUNC([.S85]+1/4);TRUNC([.S85]+3/4))))" office:value-type="float" office:value="4">
            <text:p>4</text:p>
          </table:table-cell>
          <table:table-cell table:formula="of:=IF([.T85]&gt;[.T84];[.T85]-[.$U$3];[.T85]+[.$U$3])-[.$Z$4]" office:value-type="float" office:value="-0.220000000000001">
            <text:p>-0,22</text:p>
          </table:table-cell>
          <table:table-cell table:formula="of:=IF([.U85]&gt;0;IF([.U85]&gt;3;3*0.25;[.U85]*0.25);IF([.U85]&lt;-3;-3*0.16;[.U85]*0.16))/3" office:value-type="float" office:value="-0.0117333333333334">
            <text:p>-0,0117333333</text:p>
          </table:table-cell>
          <table:table-cell table:formula="of:=IF([.O85]=[.O84];IF([.W84]&lt;=0;0;[.W84]-1);[.$Z$3])" office:value-type="float" office:value="0">
            <text:p>0</text:p>
          </table:table-cell>
          <table:table-cell table:formula="of:=IF([.W85]&gt;0;IF([.O85]&lt;&gt;[.O84];[.$F$5];[.X84]);IF(OR([.O85]&lt;&gt;[.O84];[.Q85]*[.Q84]&lt;=0);[.$F$5];IF(ABS([.Q85])&gt;=ABS([.Q83]);IF([.X84]&lt;0;[.X84];[.X84]-TRUNC(ABS([.Q85])*100/25)-1);[.X84])))" office:value-type="float" office:value="-3">
            <text:p>-3</text:p>
          </table:table-cell>
          <table:table-cell table:formula="of:=IF(AND([.W85]=0;OR([.Q85]*[.Q84]&lt;=0;AND(ABS([.Q85])&gt;ABS([.Q84]);[.X8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5]" office:value-type="float" office:value="21">
            <text:p>21,00</text:p>
          </table:table-cell>
          <table:table-cell table:formula="of:=[.P85]+([.V85]*1+[.V84]*2+[.V83]*3+[.V82]*3+[.V81]*2+[.V80]*1+[.V79]*1+[.V78]*1)/14+RAND()*0.08-0.08/2+[.N86]" office:value-type="float" office:value="20.6464229151666">
            <text:p>20,6464229152</text:p>
          </table:table-cell>
          <table:table-cell table:formula="of:=ROUND(([.O86]-[.P86])*12)/12" office:value-type="float" office:value="0.333333333333333">
            <text:p>0,33</text:p>
          </table:table-cell>
          <table:table-cell table:formula="of:=IF([.Y85]&gt;0;TRUNC([.R85]+[.Q86]*800);[.R85])" office:value-type="float" office:value="6061">
            <text:p>6061</text:p>
          </table:table-cell>
          <table:table-cell table:formula="of:=((([.Q86]*[.Q86]*10000)/256*[.$B$5]+[.$B$6]*256)*[.Q86]*100+[.R86]*[.$B$7])/256/256+0" office:value-type="float" office:value="4.09827281810619">
            <text:p>4,10</text:p>
          </table:table-cell>
          <table:table-cell table:formula="of:=IF([.S86]&gt;30;30;IF([.S86]&lt;-30;-30;IF([.S86]&gt;=[.T85];TRUNC([.S86]+1/4);TRUNC([.S86]+3/4))))" office:value-type="float" office:value="4">
            <text:p>4</text:p>
          </table:table-cell>
          <table:table-cell table:formula="of:=IF([.T86]&gt;[.T85];[.T86]-[.$U$3];[.T86]+[.$U$3])-[.$Z$4]" office:value-type="float" office:value="-0.220000000000001">
            <text:p>-0,22</text:p>
          </table:table-cell>
          <table:table-cell table:formula="of:=IF([.U86]&gt;0;IF([.U86]&gt;3;3*0.25;[.U86]*0.25);IF([.U86]&lt;-3;-3*0.16;[.U86]*0.16))/3" office:value-type="float" office:value="-0.0117333333333334">
            <text:p>-0,0117333333</text:p>
          </table:table-cell>
          <table:table-cell table:formula="of:=IF([.O86]=[.O85];IF([.W85]&lt;=0;0;[.W85]-1);[.$Z$3])" office:value-type="float" office:value="0">
            <text:p>0</text:p>
          </table:table-cell>
          <table:table-cell table:formula="of:=IF([.W86]&gt;0;IF([.O86]&lt;&gt;[.O85];[.$F$5];[.X85]);IF(OR([.O86]&lt;&gt;[.O85];[.Q86]*[.Q85]&lt;=0);[.$F$5];IF(ABS([.Q86])&gt;=ABS([.Q84]);IF([.X85]&lt;0;[.X85];[.X85]-TRUNC(ABS([.Q86])*100/25)-1);[.X85])))" office:value-type="float" office:value="-3">
            <text:p>-3</text:p>
          </table:table-cell>
          <table:table-cell table:formula="of:=IF(AND([.W86]=0;OR([.Q86]*[.Q85]&lt;=0;AND(ABS([.Q86])&gt;ABS([.Q85]);[.X8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6]" office:value-type="float" office:value="21">
            <text:p>21,00</text:p>
          </table:table-cell>
          <table:table-cell table:formula="of:=[.P86]+([.V86]*1+[.V85]*2+[.V84]*3+[.V83]*3+[.V82]*2+[.V81]*1+[.V80]*1+[.V79]*1)/14+RAND()*0.08-0.08/2+[.N87]" office:value-type="float" office:value="20.6424603919605">
            <text:p>20,642460392</text:p>
          </table:table-cell>
          <table:table-cell table:formula="of:=ROUND(([.O87]-[.P87])*12)/12" office:value-type="float" office:value="0.333333333333333">
            <text:p>0,33</text:p>
          </table:table-cell>
          <table:table-cell table:formula="of:=IF([.Y86]&gt;0;TRUNC([.R86]+[.Q87]*800);[.R86])" office:value-type="float" office:value="6061">
            <text:p>6061</text:p>
          </table:table-cell>
          <table:table-cell table:formula="of:=((([.Q87]*[.Q87]*10000)/256*[.$B$5]+[.$B$6]*256)*[.Q87]*100+[.R87]*[.$B$7])/256/256+0" office:value-type="float" office:value="4.09827281810619">
            <text:p>4,10</text:p>
          </table:table-cell>
          <table:table-cell table:formula="of:=IF([.S87]&gt;30;30;IF([.S87]&lt;-30;-30;IF([.S87]&gt;=[.T86];TRUNC([.S87]+1/4);TRUNC([.S87]+3/4))))" office:value-type="float" office:value="4">
            <text:p>4</text:p>
          </table:table-cell>
          <table:table-cell table:formula="of:=IF([.T87]&gt;[.T86];[.T87]-[.$U$3];[.T87]+[.$U$3])-[.$Z$4]" office:value-type="float" office:value="-0.220000000000001">
            <text:p>-0,22</text:p>
          </table:table-cell>
          <table:table-cell table:formula="of:=IF([.U87]&gt;0;IF([.U87]&gt;3;3*0.25;[.U87]*0.25);IF([.U87]&lt;-3;-3*0.16;[.U87]*0.16))/3" office:value-type="float" office:value="-0.0117333333333334">
            <text:p>-0,0117333333</text:p>
          </table:table-cell>
          <table:table-cell table:formula="of:=IF([.O87]=[.O86];IF([.W86]&lt;=0;0;[.W86]-1);[.$Z$3])" office:value-type="float" office:value="0">
            <text:p>0</text:p>
          </table:table-cell>
          <table:table-cell table:formula="of:=IF([.W87]&gt;0;IF([.O87]&lt;&gt;[.O86];[.$F$5];[.X86]);IF(OR([.O87]&lt;&gt;[.O86];[.Q87]*[.Q86]&lt;=0);[.$F$5];IF(ABS([.Q87])&gt;=ABS([.Q85]);IF([.X86]&lt;0;[.X86];[.X86]-TRUNC(ABS([.Q87])*100/25)-1);[.X86])))" office:value-type="float" office:value="-3">
            <text:p>-3</text:p>
          </table:table-cell>
          <table:table-cell table:formula="of:=IF(AND([.W87]=0;OR([.Q87]*[.Q86]&lt;=0;AND(ABS([.Q87])&gt;ABS([.Q86]);[.X8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7]" office:value-type="float" office:value="21">
            <text:p>21,00</text:p>
          </table:table-cell>
          <table:table-cell table:formula="of:=[.P87]+([.V87]*1+[.V86]*2+[.V85]*3+[.V84]*3+[.V83]*2+[.V82]*1+[.V81]*1+[.V80]*1)/14+RAND()*0.08-0.08/2+[.N88]" office:value-type="float" office:value="20.6186383105596">
            <text:p>20,6186383106</text:p>
          </table:table-cell>
          <table:table-cell table:formula="of:=ROUND(([.O88]-[.P88])*12)/12" office:value-type="float" office:value="0.416666666666667">
            <text:p>0,42</text:p>
          </table:table-cell>
          <table:table-cell table:formula="of:=IF([.Y87]&gt;0;TRUNC([.R87]+[.Q88]*800);[.R87])" office:value-type="float" office:value="6061">
            <text:p>6061</text:p>
          </table:table-cell>
          <table:table-cell table:formula="of:=((([.Q88]*[.Q88]*10000)/256*[.$B$5]+[.$B$6]*256)*[.Q88]*100+[.R88]*[.$B$7])/256/256+0" office:value-type="float" office:value="4.45126984737538">
            <text:p>4,45</text:p>
          </table:table-cell>
          <table:table-cell table:formula="of:=IF([.S88]&gt;30;30;IF([.S88]&lt;-30;-30;IF([.S88]&gt;=[.T87];TRUNC([.S88]+1/4);TRUNC([.S88]+3/4))))" office:value-type="float" office:value="4">
            <text:p>4</text:p>
          </table:table-cell>
          <table:table-cell table:formula="of:=IF([.T88]&gt;[.T87];[.T88]-[.$U$3];[.T88]+[.$U$3])-[.$Z$4]" office:value-type="float" office:value="-0.220000000000001">
            <text:p>-0,22</text:p>
          </table:table-cell>
          <table:table-cell table:formula="of:=IF([.U88]&gt;0;IF([.U88]&gt;3;3*0.25;[.U88]*0.25);IF([.U88]&lt;-3;-3*0.16;[.U88]*0.16))/3" office:value-type="float" office:value="-0.0117333333333334">
            <text:p>-0,0117333333</text:p>
          </table:table-cell>
          <table:table-cell table:formula="of:=IF([.O88]=[.O87];IF([.W87]&lt;=0;0;[.W87]-1);[.$Z$3])" office:value-type="float" office:value="0">
            <text:p>0</text:p>
          </table:table-cell>
          <table:table-cell table:formula="of:=IF([.W88]&gt;0;IF([.O88]&lt;&gt;[.O87];[.$F$5];[.X87]);IF(OR([.O88]&lt;&gt;[.O87];[.Q88]*[.Q87]&lt;=0);[.$F$5];IF(ABS([.Q88])&gt;=ABS([.Q86]);IF([.X87]&lt;0;[.X87];[.X87]-TRUNC(ABS([.Q88])*100/25)-1);[.X87])))" office:value-type="float" office:value="-3">
            <text:p>-3</text:p>
          </table:table-cell>
          <table:table-cell table:formula="of:=IF(AND([.W88]=0;OR([.Q88]*[.Q87]&lt;=0;AND(ABS([.Q88])&gt;ABS([.Q87]);[.X8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8]" office:value-type="float" office:value="21">
            <text:p>21,00</text:p>
          </table:table-cell>
          <table:table-cell table:formula="of:=[.P88]+([.V88]*1+[.V87]*2+[.V86]*3+[.V85]*3+[.V84]*2+[.V83]*1+[.V82]*1+[.V81]*1)/14+RAND()*0.08-0.08/2+[.N89]" office:value-type="float" office:value="20.5711687053755">
            <text:p>20,5711687054</text:p>
          </table:table-cell>
          <table:table-cell table:formula="of:=ROUND(([.O89]-[.P89])*12)/12" office:value-type="float" office:value="0.416666666666667">
            <text:p>0,42</text:p>
          </table:table-cell>
          <table:table-cell table:formula="of:=IF([.Y88]&gt;0;TRUNC([.R88]+[.Q89]*800);[.R88])" office:value-type="float" office:value="6061">
            <text:p>6061</text:p>
          </table:table-cell>
          <table:table-cell table:formula="of:=((([.Q89]*[.Q89]*10000)/256*[.$B$5]+[.$B$6]*256)*[.Q89]*100+[.R89]*[.$B$7])/256/256+0" office:value-type="float" office:value="4.45126984737538">
            <text:p>4,45</text:p>
          </table:table-cell>
          <table:table-cell table:formula="of:=IF([.S89]&gt;30;30;IF([.S89]&lt;-30;-30;IF([.S89]&gt;=[.T88];TRUNC([.S89]+1/4);TRUNC([.S89]+3/4))))" office:value-type="float" office:value="4">
            <text:p>4</text:p>
          </table:table-cell>
          <table:table-cell table:formula="of:=IF([.T89]&gt;[.T88];[.T89]-[.$U$3];[.T89]+[.$U$3])-[.$Z$4]" office:value-type="float" office:value="-0.220000000000001">
            <text:p>-0,22</text:p>
          </table:table-cell>
          <table:table-cell table:formula="of:=IF([.U89]&gt;0;IF([.U89]&gt;3;3*0.25;[.U89]*0.25);IF([.U89]&lt;-3;-3*0.16;[.U89]*0.16))/3" office:value-type="float" office:value="-0.0117333333333334">
            <text:p>-0,0117333333</text:p>
          </table:table-cell>
          <table:table-cell table:formula="of:=IF([.O89]=[.O88];IF([.W88]&lt;=0;0;[.W88]-1);[.$Z$3])" office:value-type="float" office:value="0">
            <text:p>0</text:p>
          </table:table-cell>
          <table:table-cell table:formula="of:=IF([.W89]&gt;0;IF([.O89]&lt;&gt;[.O88];[.$F$5];[.X88]);IF(OR([.O89]&lt;&gt;[.O88];[.Q89]*[.Q88]&lt;=0);[.$F$5];IF(ABS([.Q89])&gt;=ABS([.Q87]);IF([.X88]&lt;0;[.X88];[.X88]-TRUNC(ABS([.Q89])*100/25)-1);[.X88])))" office:value-type="float" office:value="-3">
            <text:p>-3</text:p>
          </table:table-cell>
          <table:table-cell table:formula="of:=IF(AND([.W89]=0;OR([.Q89]*[.Q88]&lt;=0;AND(ABS([.Q89])&gt;ABS([.Q88]);[.X8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89]" office:value-type="float" office:value="21">
            <text:p>21,00</text:p>
          </table:table-cell>
          <table:table-cell table:formula="of:=[.P89]+([.V89]*1+[.V88]*2+[.V87]*3+[.V86]*3+[.V85]*2+[.V84]*1+[.V83]*1+[.V82]*1)/14+RAND()*0.08-0.08/2+[.N90]" office:value-type="float" office:value="20.5267484415943">
            <text:p>20,5267484416</text:p>
          </table:table-cell>
          <table:table-cell table:formula="of:=ROUND(([.O90]-[.P90])*12)/12" office:value-type="float" office:value="0.5">
            <text:p>0,50</text:p>
          </table:table-cell>
          <table:table-cell table:formula="of:=IF([.Y89]&gt;0;TRUNC([.R89]+[.Q90]*800);[.R89])" office:value-type="float" office:value="6061">
            <text:p>6061</text:p>
          </table:table-cell>
          <table:table-cell table:formula="of:=((([.Q90]*[.Q90]*10000)/256*[.$B$5]+[.$B$6]*256)*[.Q90]*100+[.R90]*[.$B$7])/256/256+0" office:value-type="float" office:value="4.84979820251465">
            <text:p>4,85</text:p>
          </table:table-cell>
          <table:table-cell table:formula="of:=IF([.S90]&gt;30;30;IF([.S90]&lt;-30;-30;IF([.S90]&gt;=[.T89];TRUNC([.S90]+1/4);TRUNC([.S90]+3/4))))" office:value-type="float" office:value="5">
            <text:p>5</text:p>
          </table:table-cell>
          <table:table-cell table:formula="of:=IF([.T90]&gt;[.T89];[.T90]-[.$U$3];[.T90]+[.$U$3])-[.$Z$4]" office:value-type="float" office:value="0.34">
            <text:p>0,34</text:p>
          </table:table-cell>
          <table:table-cell table:formula="of:=IF([.U90]&gt;0;IF([.U90]&gt;3;3*0.25;[.U90]*0.25);IF([.U90]&lt;-3;-3*0.16;[.U90]*0.16))/3" office:value-type="float" office:value="0.0283333333333333">
            <text:p>0,0283333333</text:p>
          </table:table-cell>
          <table:table-cell table:formula="of:=IF([.O90]=[.O89];IF([.W89]&lt;=0;0;[.W89]-1);[.$Z$3])" office:value-type="float" office:value="0">
            <text:p>0</text:p>
          </table:table-cell>
          <table:table-cell table:formula="of:=IF([.W90]&gt;0;IF([.O90]&lt;&gt;[.O89];[.$F$5];[.X89]);IF(OR([.O90]&lt;&gt;[.O89];[.Q90]*[.Q89]&lt;=0);[.$F$5];IF(ABS([.Q90])&gt;=ABS([.Q88]);IF([.X89]&lt;0;[.X89];[.X89]-TRUNC(ABS([.Q90])*100/25)-1);[.X89])))" office:value-type="float" office:value="-3">
            <text:p>-3</text:p>
          </table:table-cell>
          <table:table-cell table:formula="of:=IF(AND([.W90]=0;OR([.Q90]*[.Q89]&lt;=0;AND(ABS([.Q90])&gt;ABS([.Q89]);[.X9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0]" office:value-type="float" office:value="21">
            <text:p>21,00</text:p>
          </table:table-cell>
          <table:table-cell table:formula="of:=[.P90]+([.V90]*1+[.V89]*2+[.V88]*3+[.V87]*3+[.V86]*2+[.V85]*1+[.V84]*1+[.V83]*1)/14+RAND()*0.08-0.08/2+[.N91]" office:value-type="float" office:value="20.5153489369628">
            <text:p>20,515348937</text:p>
          </table:table-cell>
          <table:table-cell table:formula="of:=ROUND(([.O91]-[.P91])*12)/12" office:value-type="float" office:value="0.5">
            <text:p>0,50</text:p>
          </table:table-cell>
          <table:table-cell table:formula="of:=IF([.Y90]&gt;0;TRUNC([.R90]+[.Q91]*800);[.R90])" office:value-type="float" office:value="6061">
            <text:p>6061</text:p>
          </table:table-cell>
          <table:table-cell table:formula="of:=((([.Q91]*[.Q91]*10000)/256*[.$B$5]+[.$B$6]*256)*[.Q91]*100+[.R91]*[.$B$7])/256/256+0" office:value-type="float" office:value="4.84979820251465">
            <text:p>4,85</text:p>
          </table:table-cell>
          <table:table-cell table:formula="of:=IF([.S91]&gt;30;30;IF([.S91]&lt;-30;-30;IF([.S91]&gt;=[.T90];TRUNC([.S91]+1/4);TRUNC([.S91]+3/4))))" office:value-type="float" office:value="5">
            <text:p>5</text:p>
          </table:table-cell>
          <table:table-cell table:formula="of:=IF([.T91]&gt;[.T90];[.T91]-[.$U$3];[.T91]+[.$U$3])-[.$Z$4]" office:value-type="float" office:value="0.779999999999999">
            <text:p>0,78</text:p>
          </table:table-cell>
          <table:table-cell table:formula="of:=IF([.U91]&gt;0;IF([.U91]&gt;3;3*0.25;[.U91]*0.25);IF([.U91]&lt;-3;-3*0.16;[.U91]*0.16))/3" office:value-type="float" office:value="0.065">
            <text:p>0,065</text:p>
          </table:table-cell>
          <table:table-cell table:formula="of:=IF([.O91]=[.O90];IF([.W90]&lt;=0;0;[.W90]-1);[.$Z$3])" office:value-type="float" office:value="0">
            <text:p>0</text:p>
          </table:table-cell>
          <table:table-cell table:formula="of:=IF([.W91]&gt;0;IF([.O91]&lt;&gt;[.O90];[.$F$5];[.X90]);IF(OR([.O91]&lt;&gt;[.O90];[.Q91]*[.Q90]&lt;=0);[.$F$5];IF(ABS([.Q91])&gt;=ABS([.Q89]);IF([.X90]&lt;0;[.X90];[.X90]-TRUNC(ABS([.Q91])*100/25)-1);[.X90])))" office:value-type="float" office:value="-3">
            <text:p>-3</text:p>
          </table:table-cell>
          <table:table-cell table:formula="of:=IF(AND([.W91]=0;OR([.Q91]*[.Q90]&lt;=0;AND(ABS([.Q91])&gt;ABS([.Q90]);[.X9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1]" office:value-type="float" office:value="21">
            <text:p>21,00</text:p>
          </table:table-cell>
          <table:table-cell table:formula="of:=[.P91]+([.V91]*1+[.V90]*2+[.V89]*3+[.V88]*3+[.V87]*2+[.V86]*1+[.V85]*1+[.V84]*1)/14+RAND()*0.08-0.08/2+[.N92]" office:value-type="float" office:value="20.5051852938542">
            <text:p>20,5051852939</text:p>
          </table:table-cell>
          <table:table-cell table:formula="of:=ROUND(([.O92]-[.P92])*12)/12" office:value-type="float" office:value="0.5">
            <text:p>0,50</text:p>
          </table:table-cell>
          <table:table-cell table:formula="of:=IF([.Y91]&gt;0;TRUNC([.R91]+[.Q92]*800);[.R91])" office:value-type="float" office:value="6061">
            <text:p>6061</text:p>
          </table:table-cell>
          <table:table-cell table:formula="of:=((([.Q92]*[.Q92]*10000)/256*[.$B$5]+[.$B$6]*256)*[.Q92]*100+[.R92]*[.$B$7])/256/256+0" office:value-type="float" office:value="4.84979820251465">
            <text:p>4,85</text:p>
          </table:table-cell>
          <table:table-cell table:formula="of:=IF([.S92]&gt;30;30;IF([.S92]&lt;-30;-30;IF([.S92]&gt;=[.T91];TRUNC([.S92]+1/4);TRUNC([.S92]+3/4))))" office:value-type="float" office:value="5">
            <text:p>5</text:p>
          </table:table-cell>
          <table:table-cell table:formula="of:=IF([.T92]&gt;[.T91];[.T92]-[.$U$3];[.T92]+[.$U$3])-[.$Z$4]" office:value-type="float" office:value="0.779999999999999">
            <text:p>0,78</text:p>
          </table:table-cell>
          <table:table-cell table:formula="of:=IF([.U92]&gt;0;IF([.U92]&gt;3;3*0.25;[.U92]*0.25);IF([.U92]&lt;-3;-3*0.16;[.U92]*0.16))/3" office:value-type="float" office:value="0.065">
            <text:p>0,065</text:p>
          </table:table-cell>
          <table:table-cell table:formula="of:=IF([.O92]=[.O91];IF([.W91]&lt;=0;0;[.W91]-1);[.$Z$3])" office:value-type="float" office:value="0">
            <text:p>0</text:p>
          </table:table-cell>
          <table:table-cell table:formula="of:=IF([.W92]&gt;0;IF([.O92]&lt;&gt;[.O91];[.$F$5];[.X91]);IF(OR([.O92]&lt;&gt;[.O91];[.Q92]*[.Q91]&lt;=0);[.$F$5];IF(ABS([.Q92])&gt;=ABS([.Q90]);IF([.X91]&lt;0;[.X91];[.X91]-TRUNC(ABS([.Q92])*100/25)-1);[.X91])))" office:value-type="float" office:value="-3">
            <text:p>-3</text:p>
          </table:table-cell>
          <table:table-cell table:formula="of:=IF(AND([.W92]=0;OR([.Q92]*[.Q91]&lt;=0;AND(ABS([.Q92])&gt;ABS([.Q91]);[.X9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2]" office:value-type="float" office:value="21">
            <text:p>21,00</text:p>
          </table:table-cell>
          <table:table-cell table:formula="of:=[.P92]+([.V92]*1+[.V91]*2+[.V90]*3+[.V89]*3+[.V88]*2+[.V87]*1+[.V86]*1+[.V85]*1)/14+RAND()*0.08-0.08/2+[.N93]" office:value-type="float" office:value="20.5426639004833">
            <text:p>20,5426639005</text:p>
          </table:table-cell>
          <table:table-cell table:formula="of:=ROUND(([.O93]-[.P93])*12)/12" office:value-type="float" office:value="0.416666666666667">
            <text:p>0,42</text:p>
          </table:table-cell>
          <table:table-cell table:formula="of:=IF([.Y92]&gt;0;TRUNC([.R92]+[.Q93]*800);[.R92])" office:value-type="float" office:value="6061">
            <text:p>6061</text:p>
          </table:table-cell>
          <table:table-cell table:formula="of:=((([.Q93]*[.Q93]*10000)/256*[.$B$5]+[.$B$6]*256)*[.Q93]*100+[.R93]*[.$B$7])/256/256+0" office:value-type="float" office:value="4.45126984737538">
            <text:p>4,45</text:p>
          </table:table-cell>
          <table:table-cell table:formula="of:=IF([.S93]&gt;30;30;IF([.S93]&lt;-30;-30;IF([.S93]&gt;=[.T92];TRUNC([.S93]+1/4);TRUNC([.S93]+3/4))))" office:value-type="float" office:value="5">
            <text:p>5</text:p>
          </table:table-cell>
          <table:table-cell table:formula="of:=IF([.T93]&gt;[.T92];[.T93]-[.$U$3];[.T93]+[.$U$3])-[.$Z$4]" office:value-type="float" office:value="0.779999999999999">
            <text:p>0,78</text:p>
          </table:table-cell>
          <table:table-cell table:formula="of:=IF([.U93]&gt;0;IF([.U93]&gt;3;3*0.25;[.U93]*0.25);IF([.U93]&lt;-3;-3*0.16;[.U93]*0.16))/3" office:value-type="float" office:value="0.065">
            <text:p>0,065</text:p>
          </table:table-cell>
          <table:table-cell table:formula="of:=IF([.O93]=[.O92];IF([.W92]&lt;=0;0;[.W92]-1);[.$Z$3])" office:value-type="float" office:value="0">
            <text:p>0</text:p>
          </table:table-cell>
          <table:table-cell table:formula="of:=IF([.W93]&gt;0;IF([.O93]&lt;&gt;[.O92];[.$F$5];[.X92]);IF(OR([.O93]&lt;&gt;[.O92];[.Q93]*[.Q92]&lt;=0);[.$F$5];IF(ABS([.Q93])&gt;=ABS([.Q91]);IF([.X92]&lt;0;[.X92];[.X92]-TRUNC(ABS([.Q93])*100/25)-1);[.X92])))" office:value-type="float" office:value="-3">
            <text:p>-3</text:p>
          </table:table-cell>
          <table:table-cell table:formula="of:=IF(AND([.W93]=0;OR([.Q93]*[.Q92]&lt;=0;AND(ABS([.Q93])&gt;ABS([.Q92]);[.X9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3]" office:value-type="float" office:value="21">
            <text:p>21,00</text:p>
          </table:table-cell>
          <table:table-cell table:formula="of:=[.P93]+([.V93]*1+[.V92]*2+[.V91]*3+[.V90]*3+[.V89]*2+[.V88]*1+[.V87]*1+[.V86]*1)/14+RAND()*0.08-0.08/2+[.N94]" office:value-type="float" office:value="20.5767047433808">
            <text:p>20,5767047434</text:p>
          </table:table-cell>
          <table:table-cell table:formula="of:=ROUND(([.O94]-[.P94])*12)/12" office:value-type="float" office:value="0.416666666666667">
            <text:p>0,42</text:p>
          </table:table-cell>
          <table:table-cell table:formula="of:=IF([.Y93]&gt;0;TRUNC([.R93]+[.Q94]*800);[.R93])" office:value-type="float" office:value="6061">
            <text:p>6061</text:p>
          </table:table-cell>
          <table:table-cell table:formula="of:=((([.Q94]*[.Q94]*10000)/256*[.$B$5]+[.$B$6]*256)*[.Q94]*100+[.R94]*[.$B$7])/256/256+0" office:value-type="float" office:value="4.45126984737538">
            <text:p>4,45</text:p>
          </table:table-cell>
          <table:table-cell table:formula="of:=IF([.S94]&gt;30;30;IF([.S94]&lt;-30;-30;IF([.S94]&gt;=[.T93];TRUNC([.S94]+1/4);TRUNC([.S94]+3/4))))" office:value-type="float" office:value="5">
            <text:p>5</text:p>
          </table:table-cell>
          <table:table-cell table:formula="of:=IF([.T94]&gt;[.T93];[.T94]-[.$U$3];[.T94]+[.$U$3])-[.$Z$4]" office:value-type="float" office:value="0.779999999999999">
            <text:p>0,78</text:p>
          </table:table-cell>
          <table:table-cell table:formula="of:=IF([.U94]&gt;0;IF([.U94]&gt;3;3*0.25;[.U94]*0.25);IF([.U94]&lt;-3;-3*0.16;[.U94]*0.16))/3" office:value-type="float" office:value="0.065">
            <text:p>0,065</text:p>
          </table:table-cell>
          <table:table-cell table:formula="of:=IF([.O94]=[.O93];IF([.W93]&lt;=0;0;[.W93]-1);[.$Z$3])" office:value-type="float" office:value="0">
            <text:p>0</text:p>
          </table:table-cell>
          <table:table-cell table:formula="of:=IF([.W94]&gt;0;IF([.O94]&lt;&gt;[.O93];[.$F$5];[.X93]);IF(OR([.O94]&lt;&gt;[.O93];[.Q94]*[.Q93]&lt;=0);[.$F$5];IF(ABS([.Q94])&gt;=ABS([.Q92]);IF([.X93]&lt;0;[.X93];[.X93]-TRUNC(ABS([.Q94])*100/25)-1);[.X93])))" office:value-type="float" office:value="-3">
            <text:p>-3</text:p>
          </table:table-cell>
          <table:table-cell table:formula="of:=IF(AND([.W94]=0;OR([.Q94]*[.Q93]&lt;=0;AND(ABS([.Q94])&gt;ABS([.Q93]);[.X9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4]" office:value-type="float" office:value="21">
            <text:p>21,00</text:p>
          </table:table-cell>
          <table:table-cell table:formula="of:=[.P94]+([.V94]*1+[.V93]*2+[.V92]*3+[.V91]*3+[.V90]*2+[.V89]*1+[.V88]*1+[.V87]*1)/14+RAND()*0.08-0.08/2+[.N95]" office:value-type="float" office:value="20.6022710299414">
            <text:p>20,6022710299</text:p>
          </table:table-cell>
          <table:table-cell table:formula="of:=ROUND(([.O95]-[.P95])*12)/12" office:value-type="float" office:value="0.416666666666667">
            <text:p>0,42</text:p>
          </table:table-cell>
          <table:table-cell table:formula="of:=IF([.Y94]&gt;0;TRUNC([.R94]+[.Q95]*800);[.R94])" office:value-type="float" office:value="6061">
            <text:p>6061</text:p>
          </table:table-cell>
          <table:table-cell table:formula="of:=((([.Q95]*[.Q95]*10000)/256*[.$B$5]+[.$B$6]*256)*[.Q95]*100+[.R95]*[.$B$7])/256/256+0" office:value-type="float" office:value="4.45126984737538">
            <text:p>4,45</text:p>
          </table:table-cell>
          <table:table-cell table:formula="of:=IF([.S95]&gt;30;30;IF([.S95]&lt;-30;-30;IF([.S95]&gt;=[.T94];TRUNC([.S95]+1/4);TRUNC([.S95]+3/4))))" office:value-type="float" office:value="5">
            <text:p>5</text:p>
          </table:table-cell>
          <table:table-cell table:formula="of:=IF([.T95]&gt;[.T94];[.T95]-[.$U$3];[.T95]+[.$U$3])-[.$Z$4]" office:value-type="float" office:value="0.779999999999999">
            <text:p>0,78</text:p>
          </table:table-cell>
          <table:table-cell table:formula="of:=IF([.U95]&gt;0;IF([.U95]&gt;3;3*0.25;[.U95]*0.25);IF([.U95]&lt;-3;-3*0.16;[.U95]*0.16))/3" office:value-type="float" office:value="0.065">
            <text:p>0,065</text:p>
          </table:table-cell>
          <table:table-cell table:formula="of:=IF([.O95]=[.O94];IF([.W94]&lt;=0;0;[.W94]-1);[.$Z$3])" office:value-type="float" office:value="0">
            <text:p>0</text:p>
          </table:table-cell>
          <table:table-cell table:formula="of:=IF([.W95]&gt;0;IF([.O95]&lt;&gt;[.O94];[.$F$5];[.X94]);IF(OR([.O95]&lt;&gt;[.O94];[.Q95]*[.Q94]&lt;=0);[.$F$5];IF(ABS([.Q95])&gt;=ABS([.Q93]);IF([.X94]&lt;0;[.X94];[.X94]-TRUNC(ABS([.Q95])*100/25)-1);[.X94])))" office:value-type="float" office:value="-3">
            <text:p>-3</text:p>
          </table:table-cell>
          <table:table-cell table:formula="of:=IF(AND([.W95]=0;OR([.Q95]*[.Q94]&lt;=0;AND(ABS([.Q95])&gt;ABS([.Q94]);[.X9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5]" office:value-type="float" office:value="21">
            <text:p>21,00</text:p>
          </table:table-cell>
          <table:table-cell table:formula="of:=[.P95]+([.V95]*1+[.V94]*2+[.V93]*3+[.V92]*3+[.V91]*2+[.V90]*1+[.V89]*1+[.V88]*1)/14+RAND()*0.08-0.08/2+[.N96]" office:value-type="float" office:value="20.6638662743665">
            <text:p>20,6638662744</text:p>
          </table:table-cell>
          <table:table-cell table:formula="of:=ROUND(([.O96]-[.P96])*12)/12" office:value-type="float" office:value="0.333333333333333">
            <text:p>0,33</text:p>
          </table:table-cell>
          <table:table-cell table:formula="of:=IF([.Y95]&gt;0;TRUNC([.R95]+[.Q96]*800);[.R95])" office:value-type="float" office:value="6061">
            <text:p>6061</text:p>
          </table:table-cell>
          <table:table-cell table:formula="of:=((([.Q96]*[.Q96]*10000)/256*[.$B$5]+[.$B$6]*256)*[.Q96]*100+[.R96]*[.$B$7])/256/256+0" office:value-type="float" office:value="4.09827281810619">
            <text:p>4,10</text:p>
          </table:table-cell>
          <table:table-cell table:formula="of:=IF([.S96]&gt;30;30;IF([.S96]&lt;-30;-30;IF([.S96]&gt;=[.T95];TRUNC([.S96]+1/4);TRUNC([.S96]+3/4))))" office:value-type="float" office:value="4">
            <text:p>4</text:p>
          </table:table-cell>
          <table:table-cell table:formula="of:=IF([.T96]&gt;[.T95];[.T96]-[.$U$3];[.T96]+[.$U$3])-[.$Z$4]" office:value-type="float" office:value="-0.220000000000001">
            <text:p>-0,22</text:p>
          </table:table-cell>
          <table:table-cell table:formula="of:=IF([.U96]&gt;0;IF([.U96]&gt;3;3*0.25;[.U96]*0.25);IF([.U96]&lt;-3;-3*0.16;[.U96]*0.16))/3" office:value-type="float" office:value="-0.0117333333333334">
            <text:p>-0,0117333333</text:p>
          </table:table-cell>
          <table:table-cell table:formula="of:=IF([.O96]=[.O95];IF([.W95]&lt;=0;0;[.W95]-1);[.$Z$3])" office:value-type="float" office:value="0">
            <text:p>0</text:p>
          </table:table-cell>
          <table:table-cell table:formula="of:=IF([.W96]&gt;0;IF([.O96]&lt;&gt;[.O95];[.$F$5];[.X95]);IF(OR([.O96]&lt;&gt;[.O95];[.Q96]*[.Q95]&lt;=0);[.$F$5];IF(ABS([.Q96])&gt;=ABS([.Q94]);IF([.X95]&lt;0;[.X95];[.X95]-TRUNC(ABS([.Q96])*100/25)-1);[.X95])))" office:value-type="float" office:value="-3">
            <text:p>-3</text:p>
          </table:table-cell>
          <table:table-cell table:formula="of:=IF(AND([.W96]=0;OR([.Q96]*[.Q95]&lt;=0;AND(ABS([.Q96])&gt;ABS([.Q95]);[.X9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6]" office:value-type="float" office:value="21">
            <text:p>21,00</text:p>
          </table:table-cell>
          <table:table-cell table:formula="of:=[.P96]+([.V96]*1+[.V95]*2+[.V94]*3+[.V93]*3+[.V92]*2+[.V91]*1+[.V90]*1+[.V89]*1)/14+RAND()*0.08-0.08/2+[.N97]" office:value-type="float" office:value="20.6950566236575">
            <text:p>20,6950566237</text:p>
          </table:table-cell>
          <table:table-cell table:formula="of:=ROUND(([.O97]-[.P97])*12)/12" office:value-type="float" office:value="0.333333333333333">
            <text:p>0,33</text:p>
          </table:table-cell>
          <table:table-cell table:formula="of:=IF([.Y96]&gt;0;TRUNC([.R96]+[.Q97]*800);[.R96])" office:value-type="float" office:value="6061">
            <text:p>6061</text:p>
          </table:table-cell>
          <table:table-cell table:formula="of:=((([.Q97]*[.Q97]*10000)/256*[.$B$5]+[.$B$6]*256)*[.Q97]*100+[.R97]*[.$B$7])/256/256+0" office:value-type="float" office:value="4.09827281810619">
            <text:p>4,10</text:p>
          </table:table-cell>
          <table:table-cell table:formula="of:=IF([.S97]&gt;30;30;IF([.S97]&lt;-30;-30;IF([.S97]&gt;=[.T96];TRUNC([.S97]+1/4);TRUNC([.S97]+3/4))))" office:value-type="float" office:value="4">
            <text:p>4</text:p>
          </table:table-cell>
          <table:table-cell table:formula="of:=IF([.T97]&gt;[.T96];[.T97]-[.$U$3];[.T97]+[.$U$3])-[.$Z$4]" office:value-type="float" office:value="-0.220000000000001">
            <text:p>-0,22</text:p>
          </table:table-cell>
          <table:table-cell table:formula="of:=IF([.U97]&gt;0;IF([.U97]&gt;3;3*0.25;[.U97]*0.25);IF([.U97]&lt;-3;-3*0.16;[.U97]*0.16))/3" office:value-type="float" office:value="-0.0117333333333334">
            <text:p>-0,0117333333</text:p>
          </table:table-cell>
          <table:table-cell table:formula="of:=IF([.O97]=[.O96];IF([.W96]&lt;=0;0;[.W96]-1);[.$Z$3])" office:value-type="float" office:value="0">
            <text:p>0</text:p>
          </table:table-cell>
          <table:table-cell table:formula="of:=IF([.W97]&gt;0;IF([.O97]&lt;&gt;[.O96];[.$F$5];[.X96]);IF(OR([.O97]&lt;&gt;[.O96];[.Q97]*[.Q96]&lt;=0);[.$F$5];IF(ABS([.Q97])&gt;=ABS([.Q95]);IF([.X96]&lt;0;[.X96];[.X96]-TRUNC(ABS([.Q97])*100/25)-1);[.X96])))" office:value-type="float" office:value="-3">
            <text:p>-3</text:p>
          </table:table-cell>
          <table:table-cell table:formula="of:=IF(AND([.W97]=0;OR([.Q97]*[.Q96]&lt;=0;AND(ABS([.Q97])&gt;ABS([.Q96]);[.X9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97]" office:value-type="float" office:value="21">
            <text:p>21,00</text:p>
          </table:table-cell>
          <table:table-cell table:formula="of:=[.P97]+([.V97]*1+[.V96]*2+[.V95]*3+[.V94]*3+[.V93]*2+[.V92]*1+[.V91]*1+[.V90]*1)/14+RAND()*0.08-0.08/2+[.N98]" office:value-type="float" office:value="20.7772527838138">
            <text:p>20,7772527838</text:p>
          </table:table-cell>
          <table:table-cell table:formula="of:=ROUND(([.O98]-[.P98])*12)/12" office:value-type="float" office:value="0.25">
            <text:p>0,25</text:p>
          </table:table-cell>
          <table:table-cell table:formula="of:=IF([.Y97]&gt;0;TRUNC([.R97]+[.Q98]*800);[.R97])" office:value-type="float" office:value="6061">
            <text:p>6061</text:p>
          </table:table-cell>
          <table:table-cell table:formula="of:=((([.Q98]*[.Q98]*10000)/256*[.$B$5]+[.$B$6]*256)*[.Q98]*100+[.R98]*[.$B$7])/256/256+0" office:value-type="float" office:value="3.78170084953308">
            <text:p>3,78</text:p>
          </table:table-cell>
          <table:table-cell table:formula="of:=IF([.S98]&gt;30;30;IF([.S98]&lt;-30;-30;IF([.S98]&gt;=[.T97];TRUNC([.S98]+1/4);TRUNC([.S98]+3/4))))" office:value-type="float" office:value="4">
            <text:p>4</text:p>
          </table:table-cell>
          <table:table-cell table:formula="of:=IF([.T98]&gt;[.T97];[.T98]-[.$U$3];[.T98]+[.$U$3])-[.$Z$4]" office:value-type="float" office:value="-0.220000000000001">
            <text:p>-0,22</text:p>
          </table:table-cell>
          <table:table-cell table:formula="of:=IF([.U98]&gt;0;IF([.U98]&gt;3;3*0.25;[.U98]*0.25);IF([.U98]&lt;-3;-3*0.16;[.U98]*0.16))/3" office:value-type="float" office:value="-0.0117333333333334">
            <text:p>-0,0117333333</text:p>
          </table:table-cell>
          <table:table-cell table:formula="of:=IF([.O98]=[.O97];IF([.W97]&lt;=0;0;[.W97]-1);[.$Z$3])" office:value-type="float" office:value="0">
            <text:p>0</text:p>
          </table:table-cell>
          <table:table-cell table:formula="of:=IF([.W98]&gt;0;IF([.O98]&lt;&gt;[.O97];[.$F$5];[.X97]);IF(OR([.O98]&lt;&gt;[.O97];[.Q98]*[.Q97]&lt;=0);[.$F$5];IF(ABS([.Q98])&gt;=ABS([.Q96]);IF([.X97]&lt;0;[.X97];[.X97]-TRUNC(ABS([.Q98])*100/25)-1);[.X97])))" office:value-type="float" office:value="-3">
            <text:p>-3</text:p>
          </table:table-cell>
          <table:table-cell table:formula="of:=IF(AND([.W98]=0;OR([.Q98]*[.Q97]&lt;=0;AND(ABS([.Q98])&gt;ABS([.Q97]);[.X9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98]" office:value-type="float" office:value="21">
            <text:p>21,00</text:p>
          </table:table-cell>
          <table:table-cell table:formula="of:=[.P98]+([.V98]*1+[.V97]*2+[.V96]*3+[.V95]*3+[.V94]*2+[.V93]*1+[.V92]*1+[.V91]*1)/14+RAND()*0.08-0.08/2+[.N99]" office:value-type="float" office:value="20.7995003563171">
            <text:p>20,7995003563</text:p>
          </table:table-cell>
          <table:table-cell table:formula="of:=ROUND(([.O99]-[.P99])*12)/12" office:value-type="float" office:value="0.166666666666667">
            <text:p>0,17</text:p>
          </table:table-cell>
          <table:table-cell table:formula="of:=IF([.Y98]&gt;0;TRUNC([.R98]+[.Q99]*800);[.R98])" office:value-type="float" office:value="6061">
            <text:p>6061</text:p>
          </table:table-cell>
          <table:table-cell table:formula="of:=((([.Q99]*[.Q99]*10000)/256*[.$B$5]+[.$B$6]*256)*[.Q99]*100+[.R99]*[.$B$7])/256/256+0" office:value-type="float" office:value="3.49244767648202">
            <text:p>3,49</text:p>
          </table:table-cell>
          <table:table-cell table:formula="of:=IF([.S99]&gt;30;30;IF([.S99]&lt;-30;-30;IF([.S99]&gt;=[.T98];TRUNC([.S99]+1/4);TRUNC([.S99]+3/4))))" office:value-type="float" office:value="4">
            <text:p>4</text:p>
          </table:table-cell>
          <table:table-cell table:formula="of:=IF([.T99]&gt;[.T98];[.T99]-[.$U$3];[.T99]+[.$U$3])-[.$Z$4]" office:value-type="float" office:value="-0.220000000000001">
            <text:p>-0,22</text:p>
          </table:table-cell>
          <table:table-cell table:formula="of:=IF([.U99]&gt;0;IF([.U99]&gt;3;3*0.25;[.U99]*0.25);IF([.U99]&lt;-3;-3*0.16;[.U99]*0.16))/3" office:value-type="float" office:value="-0.0117333333333334">
            <text:p>-0,0117333333</text:p>
          </table:table-cell>
          <table:table-cell table:formula="of:=IF([.O99]=[.O98];IF([.W98]&lt;=0;0;[.W98]-1);[.$Z$3])" office:value-type="float" office:value="0">
            <text:p>0</text:p>
          </table:table-cell>
          <table:table-cell table:formula="of:=IF([.W99]&gt;0;IF([.O99]&lt;&gt;[.O98];[.$F$5];[.X98]);IF(OR([.O99]&lt;&gt;[.O98];[.Q99]*[.Q98]&lt;=0);[.$F$5];IF(ABS([.Q99])&gt;=ABS([.Q97]);IF([.X98]&lt;0;[.X98];[.X98]-TRUNC(ABS([.Q99])*100/25)-1);[.X98])))" office:value-type="float" office:value="-3">
            <text:p>-3</text:p>
          </table:table-cell>
          <table:table-cell table:formula="of:=IF(AND([.W99]=0;OR([.Q99]*[.Q98]&lt;=0;AND(ABS([.Q99])&gt;ABS([.Q98]);[.X9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99]" office:value-type="float" office:value="21">
            <text:p>21,00</text:p>
          </table:table-cell>
          <table:table-cell table:formula="of:=[.P99]+([.V99]*1+[.V98]*2+[.V97]*3+[.V96]*3+[.V95]*2+[.V94]*1+[.V93]*1+[.V92]*1)/14+RAND()*0.08-0.08/2+[.N100]" office:value-type="float" office:value="20.8151683737892">
            <text:p>20,8151683738</text:p>
          </table:table-cell>
          <table:table-cell table:formula="of:=ROUND(([.O100]-[.P100])*12)/12" office:value-type="float" office:value="0.166666666666667">
            <text:p>0,17</text:p>
          </table:table-cell>
          <table:table-cell table:formula="of:=IF([.Y99]&gt;0;TRUNC([.R99]+[.Q100]*800);[.R99])" office:value-type="float" office:value="6061">
            <text:p>6061</text:p>
          </table:table-cell>
          <table:table-cell table:formula="of:=((([.Q100]*[.Q100]*10000)/256*[.$B$5]+[.$B$6]*256)*[.Q100]*100+[.R100]*[.$B$7])/256/256+0" office:value-type="float" office:value="3.49244767648202">
            <text:p>3,49</text:p>
          </table:table-cell>
          <table:table-cell table:formula="of:=IF([.S100]&gt;30;30;IF([.S100]&lt;-30;-30;IF([.S100]&gt;=[.T99];TRUNC([.S100]+1/4);TRUNC([.S100]+3/4))))" office:value-type="float" office:value="4">
            <text:p>4</text:p>
          </table:table-cell>
          <table:table-cell table:formula="of:=IF([.T100]&gt;[.T99];[.T100]-[.$U$3];[.T100]+[.$U$3])-[.$Z$4]" office:value-type="float" office:value="-0.220000000000001">
            <text:p>-0,22</text:p>
          </table:table-cell>
          <table:table-cell table:formula="of:=IF([.U100]&gt;0;IF([.U100]&gt;3;3*0.25;[.U100]*0.25);IF([.U100]&lt;-3;-3*0.16;[.U100]*0.16))/3" office:value-type="float" office:value="-0.0117333333333334">
            <text:p>-0,0117333333</text:p>
          </table:table-cell>
          <table:table-cell table:formula="of:=IF([.O100]=[.O99];IF([.W99]&lt;=0;0;[.W99]-1);[.$Z$3])" office:value-type="float" office:value="0">
            <text:p>0</text:p>
          </table:table-cell>
          <table:table-cell table:formula="of:=IF([.W100]&gt;0;IF([.O100]&lt;&gt;[.O99];[.$F$5];[.X99]);IF(OR([.O100]&lt;&gt;[.O99];[.Q100]*[.Q99]&lt;=0);[.$F$5];IF(ABS([.Q100])&gt;=ABS([.Q98]);IF([.X99]&lt;0;[.X99];[.X99]-TRUNC(ABS([.Q100])*100/25)-1);[.X99])))" office:value-type="float" office:value="-3">
            <text:p>-3</text:p>
          </table:table-cell>
          <table:table-cell table:formula="of:=IF(AND([.W100]=0;OR([.Q100]*[.Q99]&lt;=0;AND(ABS([.Q100])&gt;ABS([.Q99]);[.X10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00]" office:value-type="float" office:value="21">
            <text:p>21,00</text:p>
          </table:table-cell>
          <table:table-cell table:formula="of:=[.P100]+([.V100]*1+[.V99]*2+[.V98]*3+[.V97]*3+[.V96]*2+[.V95]*1+[.V94]*1+[.V93]*1)/14+RAND()*0.08-0.08/2+[.N101]" office:value-type="float" office:value="20.8049613907793">
            <text:p>20,8049613908</text:p>
          </table:table-cell>
          <table:table-cell table:formula="of:=ROUND(([.O101]-[.P101])*12)/12" office:value-type="float" office:value="0.166666666666667">
            <text:p>0,17</text:p>
          </table:table-cell>
          <table:table-cell table:formula="of:=IF([.Y100]&gt;0;TRUNC([.R100]+[.Q101]*800);[.R100])" office:value-type="float" office:value="6061">
            <text:p>6061</text:p>
          </table:table-cell>
          <table:table-cell table:formula="of:=((([.Q101]*[.Q101]*10000)/256*[.$B$5]+[.$B$6]*256)*[.Q101]*100+[.R101]*[.$B$7])/256/256+0" office:value-type="float" office:value="3.49244767648202">
            <text:p>3,49</text:p>
          </table:table-cell>
          <table:table-cell table:formula="of:=IF([.S101]&gt;30;30;IF([.S101]&lt;-30;-30;IF([.S101]&gt;=[.T100];TRUNC([.S101]+1/4);TRUNC([.S101]+3/4))))" office:value-type="float" office:value="4">
            <text:p>4</text:p>
          </table:table-cell>
          <table:table-cell table:formula="of:=IF([.T101]&gt;[.T100];[.T101]-[.$U$3];[.T101]+[.$U$3])-[.$Z$4]" office:value-type="float" office:value="-0.220000000000001">
            <text:p>-0,22</text:p>
          </table:table-cell>
          <table:table-cell table:formula="of:=IF([.U101]&gt;0;IF([.U101]&gt;3;3*0.25;[.U101]*0.25);IF([.U101]&lt;-3;-3*0.16;[.U101]*0.16))/3" office:value-type="float" office:value="-0.0117333333333334">
            <text:p>-0,0117333333</text:p>
          </table:table-cell>
          <table:table-cell table:formula="of:=IF([.O101]=[.O100];IF([.W100]&lt;=0;0;[.W100]-1);[.$Z$3])" office:value-type="float" office:value="0">
            <text:p>0</text:p>
          </table:table-cell>
          <table:table-cell table:formula="of:=IF([.W101]&gt;0;IF([.O101]&lt;&gt;[.O100];[.$F$5];[.X100]);IF(OR([.O101]&lt;&gt;[.O100];[.Q101]*[.Q100]&lt;=0);[.$F$5];IF(ABS([.Q101])&gt;=ABS([.Q99]);IF([.X100]&lt;0;[.X100];[.X100]-TRUNC(ABS([.Q101])*100/25)-1);[.X100])))" office:value-type="float" office:value="-3">
            <text:p>-3</text:p>
          </table:table-cell>
          <table:table-cell table:formula="of:=IF(AND([.W101]=0;OR([.Q101]*[.Q100]&lt;=0;AND(ABS([.Q101])&gt;ABS([.Q100]);[.X10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01]" office:value-type="float" office:value="21">
            <text:p>21,00</text:p>
          </table:table-cell>
          <table:table-cell table:formula="of:=[.P101]+([.V101]*1+[.V100]*2+[.V99]*3+[.V98]*3+[.V97]*2+[.V96]*1+[.V95]*1+[.V94]*1)/14+RAND()*0.08-0.08/2+[.N102]" office:value-type="float" office:value="20.8295081082951">
            <text:p>20,8295081083</text:p>
          </table:table-cell>
          <table:table-cell table:formula="of:=ROUND(([.O102]-[.P102])*12)/12" office:value-type="float" office:value="0.166666666666667">
            <text:p>0,17</text:p>
          </table:table-cell>
          <table:table-cell table:formula="of:=IF([.Y101]&gt;0;TRUNC([.R101]+[.Q102]*800);[.R101])" office:value-type="float" office:value="6061">
            <text:p>6061</text:p>
          </table:table-cell>
          <table:table-cell table:formula="of:=((([.Q102]*[.Q102]*10000)/256*[.$B$5]+[.$B$6]*256)*[.Q102]*100+[.R102]*[.$B$7])/256/256+0" office:value-type="float" office:value="3.49244767648202">
            <text:p>3,49</text:p>
          </table:table-cell>
          <table:table-cell table:formula="of:=IF([.S102]&gt;30;30;IF([.S102]&lt;-30;-30;IF([.S102]&gt;=[.T101];TRUNC([.S102]+1/4);TRUNC([.S102]+3/4))))" office:value-type="float" office:value="4">
            <text:p>4</text:p>
          </table:table-cell>
          <table:table-cell table:formula="of:=IF([.T102]&gt;[.T101];[.T102]-[.$U$3];[.T102]+[.$U$3])-[.$Z$4]" office:value-type="float" office:value="-0.220000000000001">
            <text:p>-0,22</text:p>
          </table:table-cell>
          <table:table-cell table:formula="of:=IF([.U102]&gt;0;IF([.U102]&gt;3;3*0.25;[.U102]*0.25);IF([.U102]&lt;-3;-3*0.16;[.U102]*0.16))/3" office:value-type="float" office:value="-0.0117333333333334">
            <text:p>-0,0117333333</text:p>
          </table:table-cell>
          <table:table-cell table:formula="of:=IF([.O102]=[.O101];IF([.W101]&lt;=0;0;[.W101]-1);[.$Z$3])" office:value-type="float" office:value="0">
            <text:p>0</text:p>
          </table:table-cell>
          <table:table-cell table:formula="of:=IF([.W102]&gt;0;IF([.O102]&lt;&gt;[.O101];[.$F$5];[.X101]);IF(OR([.O102]&lt;&gt;[.O101];[.Q102]*[.Q101]&lt;=0);[.$F$5];IF(ABS([.Q102])&gt;=ABS([.Q100]);IF([.X101]&lt;0;[.X101];[.X101]-TRUNC(ABS([.Q102])*100/25)-1);[.X101])))" office:value-type="float" office:value="-3">
            <text:p>-3</text:p>
          </table:table-cell>
          <table:table-cell table:formula="of:=IF(AND([.W102]=0;OR([.Q102]*[.Q101]&lt;=0;AND(ABS([.Q102])&gt;ABS([.Q101]);[.X10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02]" office:value-type="float" office:value="21">
            <text:p>21,00</text:p>
          </table:table-cell>
          <table:table-cell table:formula="of:=[.P102]+([.V102]*1+[.V101]*2+[.V100]*3+[.V99]*3+[.V98]*2+[.V97]*1+[.V96]*1+[.V95]*1)/14+RAND()*0.08-0.08/2+[.N103]" office:value-type="float" office:value="20.8387331533948">
            <text:p>20,8387331534</text:p>
          </table:table-cell>
          <table:table-cell table:formula="of:=ROUND(([.O103]-[.P103])*12)/12" office:value-type="float" office:value="0.166666666666667">
            <text:p>0,17</text:p>
          </table:table-cell>
          <table:table-cell table:formula="of:=IF([.Y102]&gt;0;TRUNC([.R102]+[.Q103]*800);[.R102])" office:value-type="float" office:value="6061">
            <text:p>6061</text:p>
          </table:table-cell>
          <table:table-cell table:formula="of:=((([.Q103]*[.Q103]*10000)/256*[.$B$5]+[.$B$6]*256)*[.Q103]*100+[.R103]*[.$B$7])/256/256+0" office:value-type="float" office:value="3.49244767648202">
            <text:p>3,49</text:p>
          </table:table-cell>
          <table:table-cell table:formula="of:=IF([.S103]&gt;30;30;IF([.S103]&lt;-30;-30;IF([.S103]&gt;=[.T102];TRUNC([.S103]+1/4);TRUNC([.S103]+3/4))))" office:value-type="float" office:value="4">
            <text:p>4</text:p>
          </table:table-cell>
          <table:table-cell table:formula="of:=IF([.T103]&gt;[.T102];[.T103]-[.$U$3];[.T103]+[.$U$3])-[.$Z$4]" office:value-type="float" office:value="-0.220000000000001">
            <text:p>-0,22</text:p>
          </table:table-cell>
          <table:table-cell table:formula="of:=IF([.U103]&gt;0;IF([.U103]&gt;3;3*0.25;[.U103]*0.25);IF([.U103]&lt;-3;-3*0.16;[.U103]*0.16))/3" office:value-type="float" office:value="-0.0117333333333334">
            <text:p>-0,0117333333</text:p>
          </table:table-cell>
          <table:table-cell table:formula="of:=IF([.O103]=[.O102];IF([.W102]&lt;=0;0;[.W102]-1);[.$Z$3])" office:value-type="float" office:value="0">
            <text:p>0</text:p>
          </table:table-cell>
          <table:table-cell table:formula="of:=IF([.W103]&gt;0;IF([.O103]&lt;&gt;[.O102];[.$F$5];[.X102]);IF(OR([.O103]&lt;&gt;[.O102];[.Q103]*[.Q102]&lt;=0);[.$F$5];IF(ABS([.Q103])&gt;=ABS([.Q101]);IF([.X102]&lt;0;[.X102];[.X102]-TRUNC(ABS([.Q103])*100/25)-1);[.X102])))" office:value-type="float" office:value="-3">
            <text:p>-3</text:p>
          </table:table-cell>
          <table:table-cell table:formula="of:=IF(AND([.W103]=0;OR([.Q103]*[.Q102]&lt;=0;AND(ABS([.Q103])&gt;ABS([.Q102]);[.X10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1">
            <text:p>0,10</text:p>
          </table:table-cell>
          <table:table-cell table:formula="of:=[.O103]" office:value-type="float" office:value="21">
            <text:p>21,00</text:p>
          </table:table-cell>
          <table:table-cell table:formula="of:=[.P103]+([.V103]*1+[.V102]*2+[.V101]*3+[.V100]*3+[.V99]*2+[.V98]*1+[.V97]*1+[.V96]*1)/14+RAND()*0.08-0.08/2+[.N104]" office:value-type="float" office:value="20.9627678802987">
            <text:p>20,9627678803</text:p>
          </table:table-cell>
          <table:table-cell table:formula="of:=ROUND(([.O104]-[.P104])*12)/12" office:value-type="float" office:value="0">
            <text:p>0,00</text:p>
          </table:table-cell>
          <table:table-cell table:formula="of:=IF([.Y103]&gt;0;TRUNC([.R103]+[.Q104]*800);[.R103])" office:value-type="float" office:value="6061">
            <text:p>6061</text:p>
          </table:table-cell>
          <table:table-cell table:formula="of:=((([.Q104]*[.Q104]*10000)/256*[.$B$5]+[.$B$6]*256)*[.Q104]*100+[.R104]*[.$B$7])/256/256+0" office:value-type="float" office:value="2.95947265625">
            <text:p>2,96</text:p>
          </table:table-cell>
          <table:table-cell table:formula="of:=IF([.S104]&gt;30;30;IF([.S104]&lt;-30;-30;IF([.S104]&gt;=[.T103];TRUNC([.S104]+1/4);TRUNC([.S104]+3/4))))" office:value-type="float" office:value="3">
            <text:p>3</text:p>
          </table:table-cell>
          <table:table-cell table:formula="of:=IF([.T104]&gt;[.T103];[.T104]-[.$U$3];[.T104]+[.$U$3])-[.$Z$4]" office:value-type="float" office:value="-1.22">
            <text:p>-1,22</text:p>
          </table:table-cell>
          <table:table-cell table:formula="of:=IF([.U104]&gt;0;IF([.U104]&gt;3;3*0.25;[.U104]*0.25);IF([.U104]&lt;-3;-3*0.16;[.U104]*0.16))/3" office:value-type="float" office:value="-0.0650666666666667">
            <text:p>-0,0650666667</text:p>
          </table:table-cell>
          <table:table-cell table:formula="of:=IF([.O104]=[.O103];IF([.W103]&lt;=0;0;[.W103]-1);[.$Z$3])" office:value-type="float" office:value="0">
            <text:p>0</text:p>
          </table:table-cell>
          <table:table-cell table:formula="of:=IF([.W104]&gt;0;IF([.O104]&lt;&gt;[.O103];[.$F$5];[.X103]);IF(OR([.O104]&lt;&gt;[.O103];[.Q104]*[.Q103]&lt;=0);[.$F$5];IF(ABS([.Q104])&gt;=ABS([.Q102]);IF([.X103]&lt;0;[.X103];[.X103]-TRUNC(ABS([.Q104])*100/25)-1);[.X103])))" office:value-type="float" office:value="40">
            <text:p>40</text:p>
          </table:table-cell>
          <table:table-cell table:formula="of:=IF(AND([.W104]=0;OR([.Q104]*[.Q103]&lt;=0;AND(ABS([.Q104])&gt;ABS([.Q103]);[.X104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2">
            <text:p>0,20</text:p>
          </table:table-cell>
          <table:table-cell table:formula="of:=[.O104]" office:value-type="float" office:value="21">
            <text:p>21,00</text:p>
          </table:table-cell>
          <table:table-cell table:formula="of:=[.P104]+([.V104]*1+[.V103]*2+[.V102]*3+[.V101]*3+[.V100]*2+[.V99]*1+[.V98]*1+[.V97]*1)/14+RAND()*0.08-0.08/2+[.N105]" office:value-type="float" office:value="21.169288674278">
            <text:p>21,1692886743</text:p>
          </table:table-cell>
          <table:table-cell table:formula="of:=ROUND(([.O105]-[.P105])*12)/12" office:value-type="float" office:value="-0.166666666666667">
            <text:p>-0,17</text:p>
          </table:table-cell>
          <table:table-cell table:formula="of:=IF([.Y104]&gt;0;TRUNC([.R104]+[.Q105]*800);[.R104])" office:value-type="float" office:value="5927">
            <text:p>5927</text:p>
          </table:table-cell>
          <table:table-cell table:formula="of:=((([.Q105]*[.Q105]*10000)/256*[.$B$5]+[.$B$6]*256)*[.Q105]*100+[.R105]*[.$B$7])/256/256+0" office:value-type="float" office:value="2.36106794851798">
            <text:p>2,36</text:p>
          </table:table-cell>
          <table:table-cell table:formula="of:=IF([.S105]&gt;30;30;IF([.S105]&lt;-30;-30;IF([.S105]&gt;=[.T104];TRUNC([.S105]+1/4);TRUNC([.S105]+3/4))))" office:value-type="float" office:value="3">
            <text:p>3</text:p>
          </table:table-cell>
          <table:table-cell table:formula="of:=IF([.T105]&gt;[.T104];[.T105]-[.$U$3];[.T105]+[.$U$3])-[.$Z$4]" office:value-type="float" office:value="-1.22">
            <text:p>-1,22</text:p>
          </table:table-cell>
          <table:table-cell table:formula="of:=IF([.U105]&gt;0;IF([.U105]&gt;3;3*0.25;[.U105]*0.25);IF([.U105]&lt;-3;-3*0.16;[.U105]*0.16))/3" office:value-type="float" office:value="-0.0650666666666667">
            <text:p>-0,0650666667</text:p>
          </table:table-cell>
          <table:table-cell table:formula="of:=IF([.O105]=[.O104];IF([.W104]&lt;=0;0;[.W104]-1);[.$Z$3])" office:value-type="float" office:value="0">
            <text:p>0</text:p>
          </table:table-cell>
          <table:table-cell table:formula="of:=IF([.W105]&gt;0;IF([.O105]&lt;&gt;[.O104];[.$F$5];[.X104]);IF(OR([.O105]&lt;&gt;[.O104];[.Q105]*[.Q104]&lt;=0);[.$F$5];IF(ABS([.Q105])&gt;=ABS([.Q103]);IF([.X104]&lt;0;[.X104];[.X104]-TRUNC(ABS([.Q105])*100/25)-1);[.X104])))" office:value-type="float" office:value="40">
            <text:p>40</text:p>
          </table:table-cell>
          <table:table-cell table:formula="of:=IF(AND([.W105]=0;OR([.Q105]*[.Q104]&lt;=0;AND(ABS([.Q105])&gt;ABS([.Q104]);[.X105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3">
            <text:p>0,30</text:p>
          </table:table-cell>
          <table:table-cell table:formula="of:=[.O105]" office:value-type="float" office:value="21">
            <text:p>21,00</text:p>
          </table:table-cell>
          <table:table-cell table:formula="of:=[.P105]+([.V105]*1+[.V104]*2+[.V103]*3+[.V102]*3+[.V101]*2+[.V100]*1+[.V99]*1+[.V98]*1)/14+RAND()*0.08-0.08/2+[.N106]" office:value-type="float" office:value="21.4166941358851">
            <text:p>21,4166941359</text:p>
          </table:table-cell>
          <table:table-cell table:formula="of:=ROUND(([.O106]-[.P106])*12)/12" office:value-type="float" office:value="-0.416666666666667">
            <text:p>-0,42</text:p>
          </table:table-cell>
          <table:table-cell table:formula="of:=IF([.Y105]&gt;0;TRUNC([.R105]+[.Q106]*800);[.R105])" office:value-type="float" office:value="5593">
            <text:p>5593</text:p>
          </table:table-cell>
          <table:table-cell table:formula="of:=((([.Q106]*[.Q106]*10000)/256*[.$B$5]+[.$B$6]*256)*[.Q106]*100+[.R106]*[.$B$7])/256/256+0" office:value-type="float" office:value="1.23915984012462">
            <text:p>1,24</text:p>
          </table:table-cell>
          <table:table-cell table:formula="of:=IF([.S106]&gt;30;30;IF([.S106]&lt;-30;-30;IF([.S106]&gt;=[.T105];TRUNC([.S106]+1/4);TRUNC([.S106]+3/4))))" office:value-type="float" office:value="1">
            <text:p>1</text:p>
          </table:table-cell>
          <table:table-cell table:formula="of:=IF([.T106]&gt;[.T105];[.T106]-[.$U$3];[.T106]+[.$U$3])-[.$Z$4]" office:value-type="float" office:value="-3.22">
            <text:p>-3,22</text:p>
          </table:table-cell>
          <table:table-cell table:formula="of:=IF([.U106]&gt;0;IF([.U106]&gt;3;3*0.25;[.U106]*0.25);IF([.U106]&lt;-3;-3*0.16;[.U106]*0.16))/3" office:value-type="float" office:value="-0.16">
            <text:p>-0,16</text:p>
          </table:table-cell>
          <table:table-cell table:formula="of:=IF([.O106]=[.O105];IF([.W105]&lt;=0;0;[.W105]-1);[.$Z$3])" office:value-type="float" office:value="0">
            <text:p>0</text:p>
          </table:table-cell>
          <table:table-cell table:formula="of:=IF([.W106]&gt;0;IF([.O106]&lt;&gt;[.O105];[.$F$5];[.X105]);IF(OR([.O106]&lt;&gt;[.O105];[.Q106]*[.Q105]&lt;=0);[.$F$5];IF(ABS([.Q106])&gt;=ABS([.Q104]);IF([.X105]&lt;0;[.X105];[.X105]-TRUNC(ABS([.Q106])*100/25)-1);[.X105])))" office:value-type="float" office:value="38">
            <text:p>38</text:p>
          </table:table-cell>
          <table:table-cell table:formula="of:=IF(AND([.W106]=0;OR([.Q106]*[.Q105]&lt;=0;AND(ABS([.Q106])&gt;ABS([.Q105]);[.X106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3">
            <text:p>0,30</text:p>
          </table:table-cell>
          <table:table-cell table:formula="of:=[.O106]" office:value-type="float" office:value="21">
            <text:p>21,00</text:p>
          </table:table-cell>
          <table:table-cell table:formula="of:=[.P106]+([.V106]*1+[.V105]*2+[.V104]*3+[.V103]*3+[.V102]*2+[.V101]*1+[.V100]*1+[.V99]*1)/14+RAND()*0.08-0.08/2+[.N107]" office:value-type="float" office:value="21.7029162076671">
            <text:p>21,7029162077</text:p>
          </table:table-cell>
          <table:table-cell table:formula="of:=ROUND(([.O107]-[.P107])*12)/12" office:value-type="float" office:value="-0.666666666666667">
            <text:p>-0,67</text:p>
          </table:table-cell>
          <table:table-cell table:formula="of:=IF([.Y106]&gt;0;TRUNC([.R106]+[.Q107]*800);[.R106])" office:value-type="float" office:value="5059">
            <text:p>5059</text:p>
          </table:table-cell>
          <table:table-cell table:formula="of:=((([.Q107]*[.Q107]*10000)/256*[.$B$5]+[.$B$6]*256)*[.Q107]*100+[.R107]*[.$B$7])/256/256+0" office:value-type="float" office:value="-0.390186451099537">
            <text:p>-0,39</text:p>
          </table:table-cell>
          <table:table-cell table:formula="of:=IF([.S107]&gt;30;30;IF([.S107]&lt;-30;-30;IF([.S107]&gt;=[.T106];TRUNC([.S107]+1/4);TRUNC([.S107]+3/4))))" office:value-type="float" office:value="0">
            <text:p>0</text:p>
          </table:table-cell>
          <table:table-cell table:formula="of:=IF([.T107]&gt;[.T106];[.T107]-[.$U$3];[.T107]+[.$U$3])-[.$Z$4]" office:value-type="float" office:value="-4.22">
            <text:p>-4,22</text:p>
          </table:table-cell>
          <table:table-cell table:formula="of:=IF([.U107]&gt;0;IF([.U107]&gt;3;3*0.25;[.U107]*0.25);IF([.U107]&lt;-3;-3*0.16;[.U107]*0.16))/3" office:value-type="float" office:value="-0.16">
            <text:p>-0,16</text:p>
          </table:table-cell>
          <table:table-cell table:formula="of:=IF([.O107]=[.O106];IF([.W106]&lt;=0;0;[.W106]-1);[.$Z$3])" office:value-type="float" office:value="0">
            <text:p>0</text:p>
          </table:table-cell>
          <table:table-cell table:formula="of:=IF([.W107]&gt;0;IF([.O107]&lt;&gt;[.O106];[.$F$5];[.X106]);IF(OR([.O107]&lt;&gt;[.O106];[.Q107]*[.Q106]&lt;=0);[.$F$5];IF(ABS([.Q107])&gt;=ABS([.Q105]);IF([.X106]&lt;0;[.X106];[.X106]-TRUNC(ABS([.Q107])*100/25)-1);[.X106])))" office:value-type="float" office:value="35">
            <text:p>35</text:p>
          </table:table-cell>
          <table:table-cell table:formula="of:=IF(AND([.W107]=0;OR([.Q107]*[.Q106]&lt;=0;AND(ABS([.Q107])&gt;ABS([.Q106]);[.X107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2">
            <text:p>0,20</text:p>
          </table:table-cell>
          <table:table-cell table:formula="of:=[.O107]" office:value-type="float" office:value="21">
            <text:p>21,00</text:p>
          </table:table-cell>
          <table:table-cell table:formula="of:=[.P107]+([.V107]*1+[.V106]*2+[.V105]*3+[.V104]*3+[.V103]*2+[.V102]*1+[.V101]*1+[.V100]*1)/14+RAND()*0.08-0.08/2+[.N108]" office:value-type="float" office:value="21.8411226392505">
            <text:p>21,8411226393</text:p>
          </table:table-cell>
          <table:table-cell table:formula="of:=ROUND(([.O108]-[.P108])*12)/12" office:value-type="float" office:value="-0.833333333333333">
            <text:p>-0,83</text:p>
          </table:table-cell>
          <table:table-cell table:formula="of:=IF([.Y107]&gt;0;TRUNC([.R107]+[.Q108]*800);[.R107])" office:value-type="float" office:value="4392">
            <text:p>4392</text:p>
          </table:table-cell>
          <table:table-cell table:formula="of:=((([.Q108]*[.Q108]*10000)/256*[.$B$5]+[.$B$6]*256)*[.Q108]*100+[.R108]*[.$B$7])/256/256+0" office:value-type="float" office:value="-1.977346279003">
            <text:p>-1,98</text:p>
          </table:table-cell>
          <table:table-cell table:formula="of:=IF([.S108]&gt;30;30;IF([.S108]&lt;-30;-30;IF([.S108]&gt;=[.T107];TRUNC([.S108]+1/4);TRUNC([.S108]+3/4))))" office:value-type="float" office:value="-1">
            <text:p>-1</text:p>
          </table:table-cell>
          <table:table-cell table:formula="of:=IF([.T108]&gt;[.T107];[.T108]-[.$U$3];[.T108]+[.$U$3])-[.$Z$4]" office:value-type="float" office:value="-5.22">
            <text:p>-5,22</text:p>
          </table:table-cell>
          <table:table-cell table:formula="of:=IF([.U108]&gt;0;IF([.U108]&gt;3;3*0.25;[.U108]*0.25);IF([.U108]&lt;-3;-3*0.16;[.U108]*0.16))/3" office:value-type="float" office:value="-0.16">
            <text:p>-0,16</text:p>
          </table:table-cell>
          <table:table-cell table:formula="of:=IF([.O108]=[.O107];IF([.W107]&lt;=0;0;[.W107]-1);[.$Z$3])" office:value-type="float" office:value="0">
            <text:p>0</text:p>
          </table:table-cell>
          <table:table-cell table:formula="of:=IF([.W108]&gt;0;IF([.O108]&lt;&gt;[.O107];[.$F$5];[.X107]);IF(OR([.O108]&lt;&gt;[.O107];[.Q108]*[.Q107]&lt;=0);[.$F$5];IF(ABS([.Q108])&gt;=ABS([.Q106]);IF([.X107]&lt;0;[.X107];[.X107]-TRUNC(ABS([.Q108])*100/25)-1);[.X107])))" office:value-type="float" office:value="31">
            <text:p>31</text:p>
          </table:table-cell>
          <table:table-cell table:formula="of:=IF(AND([.W108]=0;OR([.Q108]*[.Q107]&lt;=0;AND(ABS([.Q108])&gt;ABS([.Q107]);[.X108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office:value-type="float" office:value="0.1">
            <text:p>0,10</text:p>
          </table:table-cell>
          <table:table-cell table:formula="of:=[.O108]" office:value-type="float" office:value="21">
            <text:p>21,00</text:p>
          </table:table-cell>
          <table:table-cell table:formula="of:=[.P108]+([.V108]*1+[.V107]*2+[.V106]*3+[.V105]*3+[.V104]*2+[.V103]*1+[.V102]*1+[.V101]*1)/14+RAND()*0.08-0.08/2+[.N109]" office:value-type="float" office:value="21.8666471480874">
            <text:p>21,8666471481</text:p>
          </table:table-cell>
          <table:table-cell table:formula="of:=ROUND(([.O109]-[.P109])*12)/12" office:value-type="float" office:value="-0.833333333333333">
            <text:p>-0,83</text:p>
          </table:table-cell>
          <table:table-cell table:formula="of:=IF([.Y108]&gt;0;TRUNC([.R108]+[.Q109]*800);[.R108])" office:value-type="float" office:value="3725">
            <text:p>3725</text:p>
          </table:table-cell>
          <table:table-cell table:formula="of:=((([.Q109]*[.Q109]*10000)/256*[.$B$5]+[.$B$6]*256)*[.Q109]*100+[.R109]*[.$B$7])/256/256+0" office:value-type="float" office:value="-2.303029872753">
            <text:p>-2,30</text:p>
          </table:table-cell>
          <table:table-cell table:formula="of:=IF([.S109]&gt;30;30;IF([.S109]&lt;-30;-30;IF([.S109]&gt;=[.T108];TRUNC([.S109]+1/4);TRUNC([.S109]+3/4))))" office:value-type="float" office:value="-1">
            <text:p>-1</text:p>
          </table:table-cell>
          <table:table-cell table:formula="of:=IF([.T109]&gt;[.T108];[.T109]-[.$U$3];[.T109]+[.$U$3])-[.$Z$4]" office:value-type="float" office:value="-5.22">
            <text:p>-5,22</text:p>
          </table:table-cell>
          <table:table-cell table:formula="of:=IF([.U109]&gt;0;IF([.U109]&gt;3;3*0.25;[.U109]*0.25);IF([.U109]&lt;-3;-3*0.16;[.U109]*0.16))/3" office:value-type="float" office:value="-0.16">
            <text:p>-0,16</text:p>
          </table:table-cell>
          <table:table-cell table:formula="of:=IF([.O109]=[.O108];IF([.W108]&lt;=0;0;[.W108]-1);[.$Z$3])" office:value-type="float" office:value="0">
            <text:p>0</text:p>
          </table:table-cell>
          <table:table-cell table:formula="of:=IF([.W109]&gt;0;IF([.O109]&lt;&gt;[.O108];[.$F$5];[.X108]);IF(OR([.O109]&lt;&gt;[.O108];[.Q109]*[.Q108]&lt;=0);[.$F$5];IF(ABS([.Q109])&gt;=ABS([.Q107]);IF([.X108]&lt;0;[.X108];[.X108]-TRUNC(ABS([.Q109])*100/25)-1);[.X108])))" office:value-type="float" office:value="27">
            <text:p>27</text:p>
          </table:table-cell>
          <table:table-cell table:formula="of:=IF(AND([.W109]=0;OR([.Q109]*[.Q108]&lt;=0;AND(ABS([.Q109])&gt;ABS([.Q108]);[.X10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109]" office:value-type="float" office:value="21">
            <text:p>21,00</text:p>
          </table:table-cell>
          <table:table-cell table:formula="of:=[.P109]+([.V109]*1+[.V108]*2+[.V107]*3+[.V106]*3+[.V105]*2+[.V104]*1+[.V103]*1+[.V102]*1)/14+RAND()*0.08-0.08/2+[.N110]" office:value-type="float" office:value="21.7563473812577">
            <text:p>21,7563473813</text:p>
          </table:table-cell>
          <table:table-cell table:formula="of:=ROUND(([.O110]-[.P110])*12)/12" office:value-type="float" office:value="-0.75">
            <text:p>-0,75</text:p>
          </table:table-cell>
          <table:table-cell table:formula="of:=IF([.Y109]&gt;0;TRUNC([.R109]+[.Q110]*800);[.R109])" office:value-type="float" office:value="3725">
            <text:p>3725</text:p>
          </table:table-cell>
          <table:table-cell table:formula="of:=((([.Q110]*[.Q110]*10000)/256*[.$B$5]+[.$B$6]*256)*[.Q110]*100+[.R110]*[.$B$7])/256/256+0" office:value-type="float" office:value="-1.63131356239319">
            <text:p>-1,63</text:p>
          </table:table-cell>
          <table:table-cell table:formula="of:=IF([.S110]&gt;30;30;IF([.S110]&lt;-30;-30;IF([.S110]&gt;=[.T109];TRUNC([.S110]+1/4);TRUNC([.S110]+3/4))))" office:value-type="float" office:value="-0">
            <text:p>-0</text:p>
          </table:table-cell>
          <table:table-cell table:formula="of:=IF([.T110]&gt;[.T109];[.T110]-[.$U$3];[.T110]+[.$U$3])-[.$Z$4]" office:value-type="float" office:value="-4.66">
            <text:p>-4,66</text:p>
          </table:table-cell>
          <table:table-cell table:formula="of:=IF([.U110]&gt;0;IF([.U110]&gt;3;3*0.25;[.U110]*0.25);IF([.U110]&lt;-3;-3*0.16;[.U110]*0.16))/3" office:value-type="float" office:value="-0.16">
            <text:p>-0,16</text:p>
          </table:table-cell>
          <table:table-cell table:formula="of:=IF([.O110]=[.O109];IF([.W109]&lt;=0;0;[.W109]-1);[.$Z$3])" office:value-type="float" office:value="0">
            <text:p>0</text:p>
          </table:table-cell>
          <table:table-cell table:formula="of:=IF([.W110]&gt;0;IF([.O110]&lt;&gt;[.O109];[.$F$5];[.X109]);IF(OR([.O110]&lt;&gt;[.O109];[.Q110]*[.Q109]&lt;=0);[.$F$5];IF(ABS([.Q110])&gt;=ABS([.Q108]);IF([.X109]&lt;0;[.X109];[.X109]-TRUNC(ABS([.Q110])*100/25)-1);[.X109])))" office:value-type="float" office:value="27">
            <text:p>27</text:p>
          </table:table-cell>
          <table:table-cell table:formula="of:=IF(AND([.W110]=0;OR([.Q110]*[.Q109]&lt;=0;AND(ABS([.Q110])&gt;ABS([.Q109]);[.X11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110]" office:value-type="float" office:value="21">
            <text:p>21,00</text:p>
          </table:table-cell>
          <table:table-cell table:formula="of:=[.P110]+([.V110]*1+[.V109]*2+[.V108]*3+[.V107]*3+[.V106]*2+[.V105]*1+[.V104]*1+[.V103]*1)/14+RAND()*0.08-0.08/2+[.N111]" office:value-type="float" office:value="21.6286544885366">
            <text:p>21,6286544885</text:p>
          </table:table-cell>
          <table:table-cell table:formula="of:=ROUND(([.O111]-[.P111])*12)/12" office:value-type="float" office:value="-0.666666666666667">
            <text:p>-0,67</text:p>
          </table:table-cell>
          <table:table-cell table:formula="of:=IF([.Y110]&gt;0;TRUNC([.R110]+[.Q111]*800);[.R110])" office:value-type="float" office:value="3725">
            <text:p>3725</text:p>
          </table:table-cell>
          <table:table-cell table:formula="of:=((([.Q111]*[.Q111]*10000)/256*[.$B$5]+[.$B$6]*256)*[.Q111]*100+[.R111]*[.$B$7])/256/256+0" office:value-type="float" office:value="-1.04155363859954">
            <text:p>-1,04</text:p>
          </table:table-cell>
          <table:table-cell table:formula="of:=IF([.S111]&gt;30;30;IF([.S111]&lt;-30;-30;IF([.S111]&gt;=[.T110];TRUNC([.S111]+1/4);TRUNC([.S111]+3/4))))" office:value-type="float" office:value="-0">
            <text:p>-0</text:p>
          </table:table-cell>
          <table:table-cell table:formula="of:=IF([.T111]&gt;[.T110];[.T111]-[.$U$3];[.T111]+[.$U$3])-[.$Z$4]" office:value-type="float" office:value="-4.22">
            <text:p>-4,22</text:p>
          </table:table-cell>
          <table:table-cell table:formula="of:=IF([.U111]&gt;0;IF([.U111]&gt;3;3*0.25;[.U111]*0.25);IF([.U111]&lt;-3;-3*0.16;[.U111]*0.16))/3" office:value-type="float" office:value="-0.16">
            <text:p>-0,16</text:p>
          </table:table-cell>
          <table:table-cell table:formula="of:=IF([.O111]=[.O110];IF([.W110]&lt;=0;0;[.W110]-1);[.$Z$3])" office:value-type="float" office:value="0">
            <text:p>0</text:p>
          </table:table-cell>
          <table:table-cell table:formula="of:=IF([.W111]&gt;0;IF([.O111]&lt;&gt;[.O110];[.$F$5];[.X110]);IF(OR([.O111]&lt;&gt;[.O110];[.Q111]*[.Q110]&lt;=0);[.$F$5];IF(ABS([.Q111])&gt;=ABS([.Q109]);IF([.X110]&lt;0;[.X110];[.X110]-TRUNC(ABS([.Q111])*100/25)-1);[.X110])))" office:value-type="float" office:value="27">
            <text:p>27</text:p>
          </table:table-cell>
          <table:table-cell table:formula="of:=IF(AND([.W111]=0;OR([.Q111]*[.Q110]&lt;=0;AND(ABS([.Q111])&gt;ABS([.Q110]);[.X11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1]" office:value-type="float" office:value="21">
            <text:p>21,00</text:p>
          </table:table-cell>
          <table:table-cell table:formula="of:=[.P111]+([.V111]*1+[.V110]*2+[.V109]*3+[.V108]*3+[.V107]*2+[.V106]*1+[.V105]*1+[.V104]*1)/14+RAND()*0.08-0.08/2+[.N112]" office:value-type="float" office:value="21.4690848920336">
            <text:p>21,469084892</text:p>
          </table:table-cell>
          <table:table-cell table:formula="of:=ROUND(([.O112]-[.P112])*12)/12" office:value-type="float" office:value="-0.5">
            <text:p>-0,50</text:p>
          </table:table-cell>
          <table:table-cell table:formula="of:=IF([.Y111]&gt;0;TRUNC([.R111]+[.Q112]*800);[.R111])" office:value-type="float" office:value="3725">
            <text:p>3725</text:p>
          </table:table-cell>
          <table:table-cell table:formula="of:=((([.Q112]*[.Q112]*10000)/256*[.$B$5]+[.$B$6]*256)*[.Q112]*100+[.R112]*[.$B$7])/256/256+0" office:value-type="float" office:value="-0.0714778900146484">
            <text:p>-0,07</text:p>
          </table:table-cell>
          <table:table-cell table:formula="of:=IF([.S112]&gt;30;30;IF([.S112]&lt;-30;-30;IF([.S112]&gt;=[.T111];TRUNC([.S112]+1/4);TRUNC([.S112]+3/4))))" office:value-type="float" office:value="0">
            <text:p>0</text:p>
          </table:table-cell>
          <table:table-cell table:formula="of:=IF([.T112]&gt;[.T111];[.T112]-[.$U$3];[.T112]+[.$U$3])-[.$Z$4]" office:value-type="float" office:value="-4.22">
            <text:p>-4,22</text:p>
          </table:table-cell>
          <table:table-cell table:formula="of:=IF([.U112]&gt;0;IF([.U112]&gt;3;3*0.25;[.U112]*0.25);IF([.U112]&lt;-3;-3*0.16;[.U112]*0.16))/3" office:value-type="float" office:value="-0.16">
            <text:p>-0,16</text:p>
          </table:table-cell>
          <table:table-cell table:formula="of:=IF([.O112]=[.O111];IF([.W111]&lt;=0;0;[.W111]-1);[.$Z$3])" office:value-type="float" office:value="0">
            <text:p>0</text:p>
          </table:table-cell>
          <table:table-cell table:formula="of:=IF([.W112]&gt;0;IF([.O112]&lt;&gt;[.O111];[.$F$5];[.X111]);IF(OR([.O112]&lt;&gt;[.O111];[.Q112]*[.Q111]&lt;=0);[.$F$5];IF(ABS([.Q112])&gt;=ABS([.Q110]);IF([.X111]&lt;0;[.X111];[.X111]-TRUNC(ABS([.Q112])*100/25)-1);[.X111])))" office:value-type="float" office:value="27">
            <text:p>27</text:p>
          </table:table-cell>
          <table:table-cell table:formula="of:=IF(AND([.W112]=0;OR([.Q112]*[.Q111]&lt;=0;AND(ABS([.Q112])&gt;ABS([.Q111]);[.X11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2]" office:value-type="float" office:value="21">
            <text:p>21,00</text:p>
          </table:table-cell>
          <table:table-cell table:formula="of:=[.P112]+([.V112]*1+[.V111]*2+[.V110]*3+[.V109]*3+[.V108]*2+[.V107]*1+[.V106]*1+[.V105]*1)/14+RAND()*0.08-0.08/2+[.N113]" office:value-type="float" office:value="21.2845288825789">
            <text:p>21,2845288826</text:p>
          </table:table-cell>
          <table:table-cell table:formula="of:=ROUND(([.O113]-[.P113])*12)/12" office:value-type="float" office:value="-0.25">
            <text:p>-0,25</text:p>
          </table:table-cell>
          <table:table-cell table:formula="of:=IF([.Y112]&gt;0;TRUNC([.R112]+[.Q113]*800);[.R112])" office:value-type="float" office:value="3725">
            <text:p>3725</text:p>
          </table:table-cell>
          <table:table-cell table:formula="of:=((([.Q113]*[.Q113]*10000)/256*[.$B$5]+[.$B$6]*256)*[.Q113]*100+[.R113]*[.$B$7])/256/256+0" office:value-type="float" office:value="0.996619462966919">
            <text:p>1,00</text:p>
          </table:table-cell>
          <table:table-cell table:formula="of:=IF([.S113]&gt;30;30;IF([.S113]&lt;-30;-30;IF([.S113]&gt;=[.T112];TRUNC([.S113]+1/4);TRUNC([.S113]+3/4))))" office:value-type="float" office:value="1">
            <text:p>1</text:p>
          </table:table-cell>
          <table:table-cell table:formula="of:=IF([.T113]&gt;[.T112];[.T113]-[.$U$3];[.T113]+[.$U$3])-[.$Z$4]" office:value-type="float" office:value="-3.66">
            <text:p>-3,66</text:p>
          </table:table-cell>
          <table:table-cell table:formula="of:=IF([.U113]&gt;0;IF([.U113]&gt;3;3*0.25;[.U113]*0.25);IF([.U113]&lt;-3;-3*0.16;[.U113]*0.16))/3" office:value-type="float" office:value="-0.16">
            <text:p>-0,16</text:p>
          </table:table-cell>
          <table:table-cell table:formula="of:=IF([.O113]=[.O112];IF([.W112]&lt;=0;0;[.W112]-1);[.$Z$3])" office:value-type="float" office:value="0">
            <text:p>0</text:p>
          </table:table-cell>
          <table:table-cell table:formula="of:=IF([.W113]&gt;0;IF([.O113]&lt;&gt;[.O112];[.$F$5];[.X112]);IF(OR([.O113]&lt;&gt;[.O112];[.Q113]*[.Q112]&lt;=0);[.$F$5];IF(ABS([.Q113])&gt;=ABS([.Q111]);IF([.X112]&lt;0;[.X112];[.X112]-TRUNC(ABS([.Q113])*100/25)-1);[.X112])))" office:value-type="float" office:value="27">
            <text:p>27</text:p>
          </table:table-cell>
          <table:table-cell table:formula="of:=IF(AND([.W113]=0;OR([.Q113]*[.Q112]&lt;=0;AND(ABS([.Q113])&gt;ABS([.Q112]);[.X11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3]" office:value-type="float" office:value="21">
            <text:p>21,00</text:p>
          </table:table-cell>
          <table:table-cell table:formula="of:=[.P113]+([.V113]*1+[.V112]*2+[.V111]*3+[.V110]*3+[.V109]*2+[.V108]*1+[.V107]*1+[.V106]*1)/14+RAND()*0.08-0.08/2+[.N114]" office:value-type="float" office:value="21.1409276453415">
            <text:p>21,1409276453</text:p>
          </table:table-cell>
          <table:table-cell table:formula="of:=ROUND(([.O114]-[.P114])*12)/12" office:value-type="float" office:value="-0.166666666666667">
            <text:p>-0,17</text:p>
          </table:table-cell>
          <table:table-cell table:formula="of:=IF([.Y113]&gt;0;TRUNC([.R113]+[.Q114]*800);[.R113])" office:value-type="float" office:value="3725">
            <text:p>3725</text:p>
          </table:table-cell>
          <table:table-cell table:formula="of:=((([.Q114]*[.Q114]*10000)/256*[.$B$5]+[.$B$6]*256)*[.Q114]*100+[.R114]*[.$B$7])/256/256+0" office:value-type="float" office:value="1.28587263601798">
            <text:p>1,29</text:p>
          </table:table-cell>
          <table:table-cell table:formula="of:=IF([.S114]&gt;30;30;IF([.S114]&lt;-30;-30;IF([.S114]&gt;=[.T113];TRUNC([.S114]+1/4);TRUNC([.S114]+3/4))))" office:value-type="float" office:value="1">
            <text:p>1</text:p>
          </table:table-cell>
          <table:table-cell table:formula="of:=IF([.T114]&gt;[.T113];[.T114]-[.$U$3];[.T114]+[.$U$3])-[.$Z$4]" office:value-type="float" office:value="-3.22">
            <text:p>-3,22</text:p>
          </table:table-cell>
          <table:table-cell table:formula="of:=IF([.U114]&gt;0;IF([.U114]&gt;3;3*0.25;[.U114]*0.25);IF([.U114]&lt;-3;-3*0.16;[.U114]*0.16))/3" office:value-type="float" office:value="-0.16">
            <text:p>-0,16</text:p>
          </table:table-cell>
          <table:table-cell table:formula="of:=IF([.O114]=[.O113];IF([.W113]&lt;=0;0;[.W113]-1);[.$Z$3])" office:value-type="float" office:value="0">
            <text:p>0</text:p>
          </table:table-cell>
          <table:table-cell table:formula="of:=IF([.W114]&gt;0;IF([.O114]&lt;&gt;[.O113];[.$F$5];[.X113]);IF(OR([.O114]&lt;&gt;[.O113];[.Q114]*[.Q113]&lt;=0);[.$F$5];IF(ABS([.Q114])&gt;=ABS([.Q112]);IF([.X113]&lt;0;[.X113];[.X113]-TRUNC(ABS([.Q114])*100/25)-1);[.X113])))" office:value-type="float" office:value="27">
            <text:p>27</text:p>
          </table:table-cell>
          <table:table-cell table:formula="of:=IF(AND([.W114]=0;OR([.Q114]*[.Q113]&lt;=0;AND(ABS([.Q114])&gt;ABS([.Q113]);[.X11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14]" office:value-type="float" office:value="21">
            <text:p>21,00</text:p>
          </table:table-cell>
          <table:table-cell table:formula="of:=[.P114]+([.V114]*1+[.V113]*2+[.V112]*3+[.V111]*3+[.V110]*2+[.V109]*1+[.V108]*1+[.V107]*1)/14+RAND()*0.08-0.08/2+[.N115]" office:value-type="float" office:value="20.968303326779">
            <text:p>20,9683033268</text:p>
          </table:table-cell>
          <table:table-cell table:formula="of:=ROUND(([.O115]-[.P115])*12)/12" office:value-type="float" office:value="0">
            <text:p>0,00</text:p>
          </table:table-cell>
          <table:table-cell table:formula="of:=IF([.Y114]&gt;0;TRUNC([.R114]+[.Q115]*800);[.R114])" office:value-type="float" office:value="3725">
            <text:p>3725</text:p>
          </table:table-cell>
          <table:table-cell table:formula="of:=((([.Q115]*[.Q115]*10000)/256*[.$B$5]+[.$B$6]*256)*[.Q115]*100+[.R115]*[.$B$7])/256/256+0" office:value-type="float" office:value="1.81884765625">
            <text:p>1,82</text:p>
          </table:table-cell>
          <table:table-cell table:formula="of:=IF([.S115]&gt;30;30;IF([.S115]&lt;-30;-30;IF([.S115]&gt;=[.T114];TRUNC([.S115]+1/4);TRUNC([.S115]+3/4))))" office:value-type="float" office:value="2">
            <text:p>2</text:p>
          </table:table-cell>
          <table:table-cell table:formula="of:=IF([.T115]&gt;[.T114];[.T115]-[.$U$3];[.T115]+[.$U$3])-[.$Z$4]" office:value-type="float" office:value="-2.66">
            <text:p>-2,66</text:p>
          </table:table-cell>
          <table:table-cell table:formula="of:=IF([.U115]&gt;0;IF([.U115]&gt;3;3*0.25;[.U115]*0.25);IF([.U115]&lt;-3;-3*0.16;[.U115]*0.16))/3" office:value-type="float" office:value="-0.141866666666667">
            <text:p>-0,1418666667</text:p>
          </table:table-cell>
          <table:table-cell table:formula="of:=IF([.O115]=[.O114];IF([.W114]&lt;=0;0;[.W114]-1);[.$Z$3])" office:value-type="float" office:value="0">
            <text:p>0</text:p>
          </table:table-cell>
          <table:table-cell table:formula="of:=IF([.W115]&gt;0;IF([.O115]&lt;&gt;[.O114];[.$F$5];[.X114]);IF(OR([.O115]&lt;&gt;[.O114];[.Q115]*[.Q114]&lt;=0);[.$F$5];IF(ABS([.Q115])&gt;=ABS([.Q113]);IF([.X114]&lt;0;[.X114];[.X114]-TRUNC(ABS([.Q115])*100/25)-1);[.X114])))" office:value-type="float" office:value="40">
            <text:p>40</text:p>
          </table:table-cell>
          <table:table-cell table:formula="of:=IF(AND([.W115]=0;OR([.Q115]*[.Q114]&lt;=0;AND(ABS([.Q115])&gt;ABS([.Q114]);[.X115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5]" office:value-type="float" office:value="21">
            <text:p>21,00</text:p>
          </table:table-cell>
          <table:table-cell table:formula="of:=[.P115]+([.V115]*1+[.V114]*2+[.V113]*3+[.V112]*3+[.V111]*2+[.V110]*1+[.V109]*1+[.V108]*1)/14+RAND()*0.08-0.08/2+[.N116]" office:value-type="float" office:value="20.8204504917151">
            <text:p>20,8204504917</text:p>
          </table:table-cell>
          <table:table-cell table:formula="of:=ROUND(([.O116]-[.P116])*12)/12" office:value-type="float" office:value="0.166666666666667">
            <text:p>0,17</text:p>
          </table:table-cell>
          <table:table-cell table:formula="of:=IF([.Y115]&gt;0;TRUNC([.R115]+[.Q116]*800);[.R115])" office:value-type="float" office:value="3858">
            <text:p>3858</text:p>
          </table:table-cell>
          <table:table-cell table:formula="of:=((([.Q116]*[.Q116]*10000)/256*[.$B$5]+[.$B$6]*256)*[.Q116]*100+[.R116]*[.$B$7])/256/256+0" office:value-type="float" office:value="2.41676408273202">
            <text:p>2,42</text:p>
          </table:table-cell>
          <table:table-cell table:formula="of:=IF([.S116]&gt;30;30;IF([.S116]&lt;-30;-30;IF([.S116]&gt;=[.T115];TRUNC([.S116]+1/4);TRUNC([.S116]+3/4))))" office:value-type="float" office:value="2">
            <text:p>2</text:p>
          </table:table-cell>
          <table:table-cell table:formula="of:=IF([.T116]&gt;[.T115];[.T116]-[.$U$3];[.T116]+[.$U$3])-[.$Z$4]" office:value-type="float" office:value="-2.22">
            <text:p>-2,22</text:p>
          </table:table-cell>
          <table:table-cell table:formula="of:=IF([.U116]&gt;0;IF([.U116]&gt;3;3*0.25;[.U116]*0.25);IF([.U116]&lt;-3;-3*0.16;[.U116]*0.16))/3" office:value-type="float" office:value="-0.1184">
            <text:p>-0,1184</text:p>
          </table:table-cell>
          <table:table-cell table:formula="of:=IF([.O116]=[.O115];IF([.W115]&lt;=0;0;[.W115]-1);[.$Z$3])" office:value-type="float" office:value="0">
            <text:p>0</text:p>
          </table:table-cell>
          <table:table-cell table:formula="of:=IF([.W116]&gt;0;IF([.O116]&lt;&gt;[.O115];[.$F$5];[.X115]);IF(OR([.O116]&lt;&gt;[.O115];[.Q116]*[.Q115]&lt;=0);[.$F$5];IF(ABS([.Q116])&gt;=ABS([.Q114]);IF([.X115]&lt;0;[.X115];[.X115]-TRUNC(ABS([.Q116])*100/25)-1);[.X115])))" office:value-type="float" office:value="40">
            <text:p>40</text:p>
          </table:table-cell>
          <table:table-cell table:formula="of:=IF(AND([.W116]=0;OR([.Q116]*[.Q115]&lt;=0;AND(ABS([.Q116])&gt;ABS([.Q115]);[.X116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6]" office:value-type="float" office:value="21">
            <text:p>21,00</text:p>
          </table:table-cell>
          <table:table-cell table:formula="of:=[.P116]+([.V116]*1+[.V115]*2+[.V114]*3+[.V113]*3+[.V112]*2+[.V111]*1+[.V110]*1+[.V109]*1)/14+RAND()*0.08-0.08/2+[.N117]" office:value-type="float" office:value="20.6837182541563">
            <text:p>20,6837182542</text:p>
          </table:table-cell>
          <table:table-cell table:formula="of:=ROUND(([.O117]-[.P117])*12)/12" office:value-type="float" office:value="0.333333333333333">
            <text:p>0,33</text:p>
          </table:table-cell>
          <table:table-cell table:formula="of:=IF([.Y116]&gt;0;TRUNC([.R116]+[.Q117]*800);[.R116])" office:value-type="float" office:value="4124">
            <text:p>4124</text:p>
          </table:table-cell>
          <table:table-cell table:formula="of:=((([.Q117]*[.Q117]*10000)/256*[.$B$5]+[.$B$6]*256)*[.Q117]*100+[.R117]*[.$B$7])/256/256+0" office:value-type="float" office:value="3.15247203685619">
            <text:p>3,15</text:p>
          </table:table-cell>
          <table:table-cell table:formula="of:=IF([.S117]&gt;30;30;IF([.S117]&lt;-30;-30;IF([.S117]&gt;=[.T116];TRUNC([.S117]+1/4);TRUNC([.S117]+3/4))))" office:value-type="float" office:value="3">
            <text:p>3</text:p>
          </table:table-cell>
          <table:table-cell table:formula="of:=IF([.T117]&gt;[.T116];[.T117]-[.$U$3];[.T117]+[.$U$3])-[.$Z$4]" office:value-type="float" office:value="-1.66">
            <text:p>-1,66</text:p>
          </table:table-cell>
          <table:table-cell table:formula="of:=IF([.U117]&gt;0;IF([.U117]&gt;3;3*0.25;[.U117]*0.25);IF([.U117]&lt;-3;-3*0.16;[.U117]*0.16))/3" office:value-type="float" office:value="-0.0885333333333334">
            <text:p>-0,0885333333</text:p>
          </table:table-cell>
          <table:table-cell table:formula="of:=IF([.O117]=[.O116];IF([.W116]&lt;=0;0;[.W116]-1);[.$Z$3])" office:value-type="float" office:value="0">
            <text:p>0</text:p>
          </table:table-cell>
          <table:table-cell table:formula="of:=IF([.W117]&gt;0;IF([.O117]&lt;&gt;[.O116];[.$F$5];[.X116]);IF(OR([.O117]&lt;&gt;[.O116];[.Q117]*[.Q116]&lt;=0);[.$F$5];IF(ABS([.Q117])&gt;=ABS([.Q115]);IF([.X116]&lt;0;[.X116];[.X116]-TRUNC(ABS([.Q117])*100/25)-1);[.X116])))" office:value-type="float" office:value="38">
            <text:p>38</text:p>
          </table:table-cell>
          <table:table-cell table:formula="of:=IF(AND([.W117]=0;OR([.Q117]*[.Q116]&lt;=0;AND(ABS([.Q117])&gt;ABS([.Q116]);[.X117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7]" office:value-type="float" office:value="21">
            <text:p>21,00</text:p>
          </table:table-cell>
          <table:table-cell table:formula="of:=[.P117]+([.V117]*1+[.V116]*2+[.V115]*3+[.V114]*3+[.V113]*2+[.V112]*1+[.V111]*1+[.V110]*1)/14+RAND()*0.08-0.08/2+[.N118]" office:value-type="float" office:value="20.5737980790544">
            <text:p>20,5737980791</text:p>
          </table:table-cell>
          <table:table-cell table:formula="of:=ROUND(([.O118]-[.P118])*12)/12" office:value-type="float" office:value="0.416666666666667">
            <text:p>0,42</text:p>
          </table:table-cell>
          <table:table-cell table:formula="of:=IF([.Y117]&gt;0;TRUNC([.R117]+[.Q118]*800);[.R117])" office:value-type="float" office:value="4457">
            <text:p>4457</text:p>
          </table:table-cell>
          <table:table-cell table:formula="of:=((([.Q118]*[.Q118]*10000)/256*[.$B$5]+[.$B$6]*256)*[.Q118]*100+[.R118]*[.$B$7])/256/256+0" office:value-type="float" office:value="3.66806672237538">
            <text:p>3,67</text:p>
          </table:table-cell>
          <table:table-cell table:formula="of:=IF([.S118]&gt;30;30;IF([.S118]&lt;-30;-30;IF([.S118]&gt;=[.T117];TRUNC([.S118]+1/4);TRUNC([.S118]+3/4))))" office:value-type="float" office:value="3">
            <text:p>3</text:p>
          </table:table-cell>
          <table:table-cell table:formula="of:=IF([.T118]&gt;[.T117];[.T118]-[.$U$3];[.T118]+[.$U$3])-[.$Z$4]" office:value-type="float" office:value="-1.22">
            <text:p>-1,22</text:p>
          </table:table-cell>
          <table:table-cell table:formula="of:=IF([.U118]&gt;0;IF([.U118]&gt;3;3*0.25;[.U118]*0.25);IF([.U118]&lt;-3;-3*0.16;[.U118]*0.16))/3" office:value-type="float" office:value="-0.0650666666666667">
            <text:p>-0,0650666667</text:p>
          </table:table-cell>
          <table:table-cell table:formula="of:=IF([.O118]=[.O117];IF([.W117]&lt;=0;0;[.W117]-1);[.$Z$3])" office:value-type="float" office:value="0">
            <text:p>0</text:p>
          </table:table-cell>
          <table:table-cell table:formula="of:=IF([.W118]&gt;0;IF([.O118]&lt;&gt;[.O117];[.$F$5];[.X117]);IF(OR([.O118]&lt;&gt;[.O117];[.Q118]*[.Q117]&lt;=0);[.$F$5];IF(ABS([.Q118])&gt;=ABS([.Q116]);IF([.X117]&lt;0;[.X117];[.X117]-TRUNC(ABS([.Q118])*100/25)-1);[.X117])))" office:value-type="float" office:value="36">
            <text:p>36</text:p>
          </table:table-cell>
          <table:table-cell table:formula="of:=IF(AND([.W118]=0;OR([.Q118]*[.Q117]&lt;=0;AND(ABS([.Q118])&gt;ABS([.Q117]);[.X118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8]" office:value-type="float" office:value="21">
            <text:p>21,00</text:p>
          </table:table-cell>
          <table:table-cell table:formula="of:=[.P118]+([.V118]*1+[.V117]*2+[.V116]*3+[.V115]*3+[.V114]*2+[.V113]*1+[.V112]*1+[.V111]*1)/14+RAND()*0.08-0.08/2+[.N119]" office:value-type="float" office:value="20.4823517340554">
            <text:p>20,4823517341</text:p>
          </table:table-cell>
          <table:table-cell table:formula="of:=ROUND(([.O119]-[.P119])*12)/12" office:value-type="float" office:value="0.5">
            <text:p>0,50</text:p>
          </table:table-cell>
          <table:table-cell table:formula="of:=IF([.Y118]&gt;0;TRUNC([.R118]+[.Q119]*800);[.R118])" office:value-type="float" office:value="4857">
            <text:p>4857</text:p>
          </table:table-cell>
          <table:table-cell table:formula="of:=((([.Q119]*[.Q119]*10000)/256*[.$B$5]+[.$B$6]*256)*[.Q119]*100+[.R119]*[.$B$7])/256/256+0" office:value-type="float" office:value="4.26190757751465">
            <text:p>4,26</text:p>
          </table:table-cell>
          <table:table-cell table:formula="of:=IF([.S119]&gt;30;30;IF([.S119]&lt;-30;-30;IF([.S119]&gt;=[.T118];TRUNC([.S119]+1/4);TRUNC([.S119]+3/4))))" office:value-type="float" office:value="4">
            <text:p>4</text:p>
          </table:table-cell>
          <table:table-cell table:formula="of:=IF([.T119]&gt;[.T118];[.T119]-[.$U$3];[.T119]+[.$U$3])-[.$Z$4]" office:value-type="float" office:value="-0.660000000000001">
            <text:p>-0,66</text:p>
          </table:table-cell>
          <table:table-cell table:formula="of:=IF([.U119]&gt;0;IF([.U119]&gt;3;3*0.25;[.U119]*0.25);IF([.U119]&lt;-3;-3*0.16;[.U119]*0.16))/3" office:value-type="float" office:value="-0.0352">
            <text:p>-0,0352</text:p>
          </table:table-cell>
          <table:table-cell table:formula="of:=IF([.O119]=[.O118];IF([.W118]&lt;=0;0;[.W118]-1);[.$Z$3])" office:value-type="float" office:value="0">
            <text:p>0</text:p>
          </table:table-cell>
          <table:table-cell table:formula="of:=IF([.W119]&gt;0;IF([.O119]&lt;&gt;[.O118];[.$F$5];[.X118]);IF(OR([.O119]&lt;&gt;[.O118];[.Q119]*[.Q118]&lt;=0);[.$F$5];IF(ABS([.Q119])&gt;=ABS([.Q117]);IF([.X118]&lt;0;[.X118];[.X118]-TRUNC(ABS([.Q119])*100/25)-1);[.X118])))" office:value-type="float" office:value="33">
            <text:p>33</text:p>
          </table:table-cell>
          <table:table-cell table:formula="of:=IF(AND([.W119]=0;OR([.Q119]*[.Q118]&lt;=0;AND(ABS([.Q119])&gt;ABS([.Q118]);[.X119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19]" office:value-type="float" office:value="21">
            <text:p>21,00</text:p>
          </table:table-cell>
          <table:table-cell table:formula="of:=[.P119]+([.V119]*1+[.V118]*2+[.V117]*3+[.V116]*3+[.V115]*2+[.V114]*1+[.V113]*1+[.V112]*1)/14+RAND()*0.08-0.08/2+[.N120]" office:value-type="float" office:value="20.3936165579791">
            <text:p>20,393616558</text:p>
          </table:table-cell>
          <table:table-cell table:formula="of:=ROUND(([.O120]-[.P120])*12)/12" office:value-type="float" office:value="0.583333333333333">
            <text:p>0,58</text:p>
          </table:table-cell>
          <table:table-cell table:formula="of:=IF([.Y119]&gt;0;TRUNC([.R119]+[.Q120]*800);[.R119])" office:value-type="float" office:value="5323">
            <text:p>5323</text:p>
          </table:table-cell>
          <table:table-cell table:formula="of:=((([.Q120]*[.Q120]*10000)/256*[.$B$5]+[.$B$6]*256)*[.Q120]*100+[.R120]*[.$B$7])/256/256+0" office:value-type="float" office:value="4.94261258619803">
            <text:p>4,94</text:p>
          </table:table-cell>
          <table:table-cell table:formula="of:=IF([.S120]&gt;30;30;IF([.S120]&lt;-30;-30;IF([.S120]&gt;=[.T119];TRUNC([.S120]+1/4);TRUNC([.S120]+3/4))))" office:value-type="float" office:value="5">
            <text:p>5</text:p>
          </table:table-cell>
          <table:table-cell table:formula="of:=IF([.T120]&gt;[.T119];[.T120]-[.$U$3];[.T120]+[.$U$3])-[.$Z$4]" office:value-type="float" office:value="0.34">
            <text:p>0,34</text:p>
          </table:table-cell>
          <table:table-cell table:formula="of:=IF([.U120]&gt;0;IF([.U120]&gt;3;3*0.25;[.U120]*0.25);IF([.U120]&lt;-3;-3*0.16;[.U120]*0.16))/3" office:value-type="float" office:value="0.0283333333333333">
            <text:p>0,0283333333</text:p>
          </table:table-cell>
          <table:table-cell table:formula="of:=IF([.O120]=[.O119];IF([.W119]&lt;=0;0;[.W119]-1);[.$Z$3])" office:value-type="float" office:value="0">
            <text:p>0</text:p>
          </table:table-cell>
          <table:table-cell table:formula="of:=IF([.W120]&gt;0;IF([.O120]&lt;&gt;[.O119];[.$F$5];[.X119]);IF(OR([.O120]&lt;&gt;[.O119];[.Q120]*[.Q119]&lt;=0);[.$F$5];IF(ABS([.Q120])&gt;=ABS([.Q118]);IF([.X119]&lt;0;[.X119];[.X119]-TRUNC(ABS([.Q120])*100/25)-1);[.X119])))" office:value-type="float" office:value="30">
            <text:p>30</text:p>
          </table:table-cell>
          <table:table-cell table:formula="of:=IF(AND([.W120]=0;OR([.Q120]*[.Q119]&lt;=0;AND(ABS([.Q120])&gt;ABS([.Q119]);[.X120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0]" office:value-type="float" office:value="21">
            <text:p>21,00</text:p>
          </table:table-cell>
          <table:table-cell table:formula="of:=[.P120]+([.V120]*1+[.V119]*2+[.V118]*3+[.V117]*3+[.V116]*2+[.V115]*1+[.V114]*1+[.V113]*1)/14+RAND()*0.08-0.08/2+[.N121]" office:value-type="float" office:value="20.2702523095723">
            <text:p>20,2702523096</text:p>
          </table:table-cell>
          <table:table-cell table:formula="of:=ROUND(([.O121]-[.P121])*12)/12" office:value-type="float" office:value="0.75">
            <text:p>0,75</text:p>
          </table:table-cell>
          <table:table-cell table:formula="of:=IF([.Y120]&gt;0;TRUNC([.R120]+[.Q121]*800);[.R120])" office:value-type="float" office:value="5923">
            <text:p>5923</text:p>
          </table:table-cell>
          <table:table-cell table:formula="of:=((([.Q121]*[.Q121]*10000)/256*[.$B$5]+[.$B$6]*256)*[.Q121]*100+[.R121]*[.$B$7])/256/256+0" office:value-type="float" office:value="6.34225106239319">
            <text:p>6,34</text:p>
          </table:table-cell>
          <table:table-cell table:formula="of:=IF([.S121]&gt;30;30;IF([.S121]&lt;-30;-30;IF([.S121]&gt;=[.T120];TRUNC([.S121]+1/4);TRUNC([.S121]+3/4))))" office:value-type="float" office:value="6">
            <text:p>6</text:p>
          </table:table-cell>
          <table:table-cell table:formula="of:=IF([.T121]&gt;[.T120];[.T121]-[.$U$3];[.T121]+[.$U$3])-[.$Z$4]" office:value-type="float" office:value="1.34">
            <text:p>1,34</text:p>
          </table:table-cell>
          <table:table-cell table:formula="of:=IF([.U121]&gt;0;IF([.U121]&gt;3;3*0.25;[.U121]*0.25);IF([.U121]&lt;-3;-3*0.16;[.U121]*0.16))/3" office:value-type="float" office:value="0.111666666666667">
            <text:p>0,1116666667</text:p>
          </table:table-cell>
          <table:table-cell table:formula="of:=IF([.O121]=[.O120];IF([.W120]&lt;=0;0;[.W120]-1);[.$Z$3])" office:value-type="float" office:value="0">
            <text:p>0</text:p>
          </table:table-cell>
          <table:table-cell table:formula="of:=IF([.W121]&gt;0;IF([.O121]&lt;&gt;[.O120];[.$F$5];[.X120]);IF(OR([.O121]&lt;&gt;[.O120];[.Q121]*[.Q120]&lt;=0);[.$F$5];IF(ABS([.Q121])&gt;=ABS([.Q119]);IF([.X120]&lt;0;[.X120];[.X120]-TRUNC(ABS([.Q121])*100/25)-1);[.X120])))" office:value-type="float" office:value="26">
            <text:p>26</text:p>
          </table:table-cell>
          <table:table-cell table:formula="of:=IF(AND([.W121]=0;OR([.Q121]*[.Q120]&lt;=0;AND(ABS([.Q121])&gt;ABS([.Q120]);[.X121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1]" office:value-type="float" office:value="21">
            <text:p>21,00</text:p>
          </table:table-cell>
          <table:table-cell table:formula="of:=[.P121]+([.V121]*1+[.V120]*2+[.V119]*3+[.V118]*3+[.V117]*2+[.V116]*1+[.V115]*1+[.V114]*1)/14+RAND()*0.08-0.08/2+[.N122]" office:value-type="float" office:value="20.2143588408941">
            <text:p>20,2143588409</text:p>
          </table:table-cell>
          <table:table-cell table:formula="of:=ROUND(([.O122]-[.P122])*12)/12" office:value-type="float" office:value="0.75">
            <text:p>0,75</text:p>
          </table:table-cell>
          <table:table-cell table:formula="of:=IF([.Y121]&gt;0;TRUNC([.R121]+[.Q122]*800);[.R121])" office:value-type="float" office:value="6523">
            <text:p>6523</text:p>
          </table:table-cell>
          <table:table-cell table:formula="of:=((([.Q122]*[.Q122]*10000)/256*[.$B$5]+[.$B$6]*256)*[.Q122]*100+[.R122]*[.$B$7])/256/256+0" office:value-type="float" office:value="6.63521981239319">
            <text:p>6,64</text:p>
          </table:table-cell>
          <table:table-cell table:formula="of:=IF([.S122]&gt;30;30;IF([.S122]&lt;-30;-30;IF([.S122]&gt;=[.T121];TRUNC([.S122]+1/4);TRUNC([.S122]+3/4))))" office:value-type="float" office:value="6">
            <text:p>6</text:p>
          </table:table-cell>
          <table:table-cell table:formula="of:=IF([.T122]&gt;[.T121];[.T122]-[.$U$3];[.T122]+[.$U$3])-[.$Z$4]" office:value-type="float" office:value="1.78">
            <text:p>1,78</text:p>
          </table:table-cell>
          <table:table-cell table:formula="of:=IF([.U122]&gt;0;IF([.U122]&gt;3;3*0.25;[.U122]*0.25);IF([.U122]&lt;-3;-3*0.16;[.U122]*0.16))/3" office:value-type="float" office:value="0.148333333333333">
            <text:p>0,1483333333</text:p>
          </table:table-cell>
          <table:table-cell table:formula="of:=IF([.O122]=[.O121];IF([.W121]&lt;=0;0;[.W121]-1);[.$Z$3])" office:value-type="float" office:value="0">
            <text:p>0</text:p>
          </table:table-cell>
          <table:table-cell table:formula="of:=IF([.W122]&gt;0;IF([.O122]&lt;&gt;[.O121];[.$F$5];[.X121]);IF(OR([.O122]&lt;&gt;[.O121];[.Q122]*[.Q121]&lt;=0);[.$F$5];IF(ABS([.Q122])&gt;=ABS([.Q120]);IF([.X121]&lt;0;[.X121];[.X121]-TRUNC(ABS([.Q122])*100/25)-1);[.X121])))" office:value-type="float" office:value="22">
            <text:p>22</text:p>
          </table:table-cell>
          <table:table-cell table:formula="of:=IF(AND([.W122]=0;OR([.Q122]*[.Q121]&lt;=0;AND(ABS([.Q122])&gt;ABS([.Q121]);[.X12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2]" office:value-type="float" office:value="21">
            <text:p>21,00</text:p>
          </table:table-cell>
          <table:table-cell table:formula="of:=[.P122]+([.V122]*1+[.V121]*2+[.V120]*3+[.V119]*3+[.V118]*2+[.V117]*1+[.V116]*1+[.V115]*1)/14+RAND()*0.08-0.08/2+[.N123]" office:value-type="float" office:value="20.1775600217093">
            <text:p>20,1775600217</text:p>
          </table:table-cell>
          <table:table-cell table:formula="of:=ROUND(([.O123]-[.P123])*12)/12" office:value-type="float" office:value="0.833333333333333">
            <text:p>0,83</text:p>
          </table:table-cell>
          <table:table-cell table:formula="of:=IF([.Y122]&gt;0;TRUNC([.R122]+[.Q123]*800);[.R122])" office:value-type="float" office:value="6523">
            <text:p>6523</text:p>
          </table:table-cell>
          <table:table-cell table:formula="of:=((([.Q123]*[.Q123]*10000)/256*[.$B$5]+[.$B$6]*256)*[.Q123]*100+[.R123]*[.$B$7])/256/256+0" office:value-type="float" office:value="7.306936122753">
            <text:p>7,31</text:p>
          </table:table-cell>
          <table:table-cell table:formula="of:=IF([.S123]&gt;30;30;IF([.S123]&lt;-30;-30;IF([.S123]&gt;=[.T122];TRUNC([.S123]+1/4);TRUNC([.S123]+3/4))))" office:value-type="float" office:value="7">
            <text:p>7</text:p>
          </table:table-cell>
          <table:table-cell table:formula="of:=IF([.T123]&gt;[.T122];[.T123]-[.$U$3];[.T123]+[.$U$3])-[.$Z$4]" office:value-type="float" office:value="2.34">
            <text:p>2,34</text:p>
          </table:table-cell>
          <table:table-cell table:formula="of:=IF([.U123]&gt;0;IF([.U123]&gt;3;3*0.25;[.U123]*0.25);IF([.U123]&lt;-3;-3*0.16;[.U123]*0.16))/3" office:value-type="float" office:value="0.195">
            <text:p>0,195</text:p>
          </table:table-cell>
          <table:table-cell table:formula="of:=IF([.O123]=[.O122];IF([.W122]&lt;=0;0;[.W122]-1);[.$Z$3])" office:value-type="float" office:value="0">
            <text:p>0</text:p>
          </table:table-cell>
          <table:table-cell table:formula="of:=IF([.W123]&gt;0;IF([.O123]&lt;&gt;[.O122];[.$F$5];[.X122]);IF(OR([.O123]&lt;&gt;[.O122];[.Q123]*[.Q122]&lt;=0);[.$F$5];IF(ABS([.Q123])&gt;=ABS([.Q121]);IF([.X122]&lt;0;[.X122];[.X122]-TRUNC(ABS([.Q123])*100/25)-1);[.X122])))" office:value-type="float" office:value="18">
            <text:p>18</text:p>
          </table:table-cell>
          <table:table-cell table:formula="of:=IF(AND([.W123]=0;OR([.Q123]*[.Q122]&lt;=0;AND(ABS([.Q123])&gt;ABS([.Q122]);[.X123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23]" office:value-type="float" office:value="21">
            <text:p>21,00</text:p>
          </table:table-cell>
          <table:table-cell table:formula="of:=[.P123]+([.V123]*1+[.V122]*2+[.V121]*3+[.V120]*3+[.V119]*2+[.V118]*1+[.V117]*1+[.V116]*1)/14+RAND()*0.08-0.08/2+[.N124]" office:value-type="float" office:value="20.2448648561593">
            <text:p>20,2448648562</text:p>
          </table:table-cell>
          <table:table-cell table:formula="of:=ROUND(([.O124]-[.P124])*12)/12" office:value-type="float" office:value="0.75">
            <text:p>0,75</text:p>
          </table:table-cell>
          <table:table-cell table:formula="of:=IF([.Y123]&gt;0;TRUNC([.R123]+[.Q124]*800);[.R123])" office:value-type="float" office:value="7123">
            <text:p>7123</text:p>
          </table:table-cell>
          <table:table-cell table:formula="of:=((([.Q124]*[.Q124]*10000)/256*[.$B$5]+[.$B$6]*256)*[.Q124]*100+[.R124]*[.$B$7])/256/256+0" office:value-type="float" office:value="6.92818856239319">
            <text:p>6,93</text:p>
          </table:table-cell>
          <table:table-cell table:formula="of:=IF([.S124]&gt;30;30;IF([.S124]&lt;-30;-30;IF([.S124]&gt;=[.T123];TRUNC([.S124]+1/4);TRUNC([.S124]+3/4))))" office:value-type="float" office:value="7">
            <text:p>7</text:p>
          </table:table-cell>
          <table:table-cell table:formula="of:=IF([.T124]&gt;[.T123];[.T124]-[.$U$3];[.T124]+[.$U$3])-[.$Z$4]" office:value-type="float" office:value="2.78">
            <text:p>2,78</text:p>
          </table:table-cell>
          <table:table-cell table:formula="of:=IF([.U124]&gt;0;IF([.U124]&gt;3;3*0.25;[.U124]*0.25);IF([.U124]&lt;-3;-3*0.16;[.U124]*0.16))/3" office:value-type="float" office:value="0.231666666666667">
            <text:p>0,2316666667</text:p>
          </table:table-cell>
          <table:table-cell table:formula="of:=IF([.O124]=[.O123];IF([.W123]&lt;=0;0;[.W123]-1);[.$Z$3])" office:value-type="float" office:value="0">
            <text:p>0</text:p>
          </table:table-cell>
          <table:table-cell table:formula="of:=IF([.W124]&gt;0;IF([.O124]&lt;&gt;[.O123];[.$F$5];[.X123]);IF(OR([.O124]&lt;&gt;[.O123];[.Q124]*[.Q123]&lt;=0);[.$F$5];IF(ABS([.Q124])&gt;=ABS([.Q122]);IF([.X123]&lt;0;[.X123];[.X123]-TRUNC(ABS([.Q124])*100/25)-1);[.X123])))" office:value-type="float" office:value="14">
            <text:p>14</text:p>
          </table:table-cell>
          <table:table-cell table:formula="of:=IF(AND([.W124]=0;OR([.Q124]*[.Q123]&lt;=0;AND(ABS([.Q124])&gt;ABS([.Q123]);[.X12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4]" office:value-type="float" office:value="21">
            <text:p>21,00</text:p>
          </table:table-cell>
          <table:table-cell table:formula="of:=[.P124]+([.V124]*1+[.V123]*2+[.V122]*3+[.V121]*3+[.V120]*2+[.V119]*1+[.V118]*1+[.V117]*1)/14+RAND()*0.08-0.08/2+[.N125]" office:value-type="float" office:value="20.29608365895">
            <text:p>20,296083659</text:p>
          </table:table-cell>
          <table:table-cell table:formula="of:=ROUND(([.O125]-[.P125])*12)/12" office:value-type="float" office:value="0.666666666666667">
            <text:p>0,67</text:p>
          </table:table-cell>
          <table:table-cell table:formula="of:=IF([.Y124]&gt;0;TRUNC([.R124]+[.Q125]*800);[.R124])" office:value-type="float" office:value="7123">
            <text:p>7123</text:p>
          </table:table-cell>
          <table:table-cell table:formula="of:=((([.Q125]*[.Q125]*10000)/256*[.$B$5]+[.$B$6]*256)*[.Q125]*100+[.R125]*[.$B$7])/256/256+0" office:value-type="float" office:value="6.33842863859954">
            <text:p>6,34</text:p>
          </table:table-cell>
          <table:table-cell table:formula="of:=IF([.S125]&gt;30;30;IF([.S125]&lt;-30;-30;IF([.S125]&gt;=[.T124];TRUNC([.S125]+1/4);TRUNC([.S125]+3/4))))" office:value-type="float" office:value="7">
            <text:p>7</text:p>
          </table:table-cell>
          <table:table-cell table:formula="of:=IF([.T125]&gt;[.T124];[.T125]-[.$U$3];[.T125]+[.$U$3])-[.$Z$4]" office:value-type="float" office:value="2.78">
            <text:p>2,78</text:p>
          </table:table-cell>
          <table:table-cell table:formula="of:=IF([.U125]&gt;0;IF([.U125]&gt;3;3*0.25;[.U125]*0.25);IF([.U125]&lt;-3;-3*0.16;[.U125]*0.16))/3" office:value-type="float" office:value="0.231666666666667">
            <text:p>0,2316666667</text:p>
          </table:table-cell>
          <table:table-cell table:formula="of:=IF([.O125]=[.O124];IF([.W124]&lt;=0;0;[.W124]-1);[.$Z$3])" office:value-type="float" office:value="0">
            <text:p>0</text:p>
          </table:table-cell>
          <table:table-cell table:formula="of:=IF([.W125]&gt;0;IF([.O125]&lt;&gt;[.O124];[.$F$5];[.X124]);IF(OR([.O125]&lt;&gt;[.O124];[.Q125]*[.Q124]&lt;=0);[.$F$5];IF(ABS([.Q125])&gt;=ABS([.Q123]);IF([.X124]&lt;0;[.X124];[.X124]-TRUNC(ABS([.Q125])*100/25)-1);[.X124])))" office:value-type="float" office:value="14">
            <text:p>14</text:p>
          </table:table-cell>
          <table:table-cell table:formula="of:=IF(AND([.W125]=0;OR([.Q125]*[.Q124]&lt;=0;AND(ABS([.Q125])&gt;ABS([.Q124]);[.X12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5]" office:value-type="float" office:value="21">
            <text:p>21,00</text:p>
          </table:table-cell>
          <table:table-cell table:formula="of:=[.P125]+([.V125]*1+[.V124]*2+[.V123]*3+[.V122]*3+[.V121]*2+[.V120]*1+[.V119]*1+[.V118]*1)/14+RAND()*0.08-0.08/2+[.N126]" office:value-type="float" office:value="20.4246939834686">
            <text:p>20,4246939835</text:p>
          </table:table-cell>
          <table:table-cell table:formula="of:=ROUND(([.O126]-[.P126])*12)/12" office:value-type="float" office:value="0.583333333333333">
            <text:p>0,58</text:p>
          </table:table-cell>
          <table:table-cell table:formula="of:=IF([.Y125]&gt;0;TRUNC([.R125]+[.Q126]*800);[.R125])" office:value-type="float" office:value="7123">
            <text:p>7123</text:p>
          </table:table-cell>
          <table:table-cell table:formula="of:=((([.Q126]*[.Q126]*10000)/256*[.$B$5]+[.$B$6]*256)*[.Q126]*100+[.R126]*[.$B$7])/256/256+0" office:value-type="float" office:value="5.82151883619803">
            <text:p>5,82</text:p>
          </table:table-cell>
          <table:table-cell table:formula="of:=IF([.S126]&gt;30;30;IF([.S126]&lt;-30;-30;IF([.S126]&gt;=[.T125];TRUNC([.S126]+1/4);TRUNC([.S126]+3/4))))" office:value-type="float" office:value="6">
            <text:p>6</text:p>
          </table:table-cell>
          <table:table-cell table:formula="of:=IF([.T126]&gt;[.T125];[.T126]-[.$U$3];[.T126]+[.$U$3])-[.$Z$4]" office:value-type="float" office:value="1.78">
            <text:p>1,78</text:p>
          </table:table-cell>
          <table:table-cell table:formula="of:=IF([.U126]&gt;0;IF([.U126]&gt;3;3*0.25;[.U126]*0.25);IF([.U126]&lt;-3;-3*0.16;[.U126]*0.16))/3" office:value-type="float" office:value="0.148333333333333">
            <text:p>0,1483333333</text:p>
          </table:table-cell>
          <table:table-cell table:formula="of:=IF([.O126]=[.O125];IF([.W125]&lt;=0;0;[.W125]-1);[.$Z$3])" office:value-type="float" office:value="0">
            <text:p>0</text:p>
          </table:table-cell>
          <table:table-cell table:formula="of:=IF([.W126]&gt;0;IF([.O126]&lt;&gt;[.O125];[.$F$5];[.X125]);IF(OR([.O126]&lt;&gt;[.O125];[.Q126]*[.Q125]&lt;=0);[.$F$5];IF(ABS([.Q126])&gt;=ABS([.Q124]);IF([.X125]&lt;0;[.X125];[.X125]-TRUNC(ABS([.Q126])*100/25)-1);[.X125])))" office:value-type="float" office:value="14">
            <text:p>14</text:p>
          </table:table-cell>
          <table:table-cell table:formula="of:=IF(AND([.W126]=0;OR([.Q126]*[.Q125]&lt;=0;AND(ABS([.Q126])&gt;ABS([.Q125]);[.X12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6]" office:value-type="float" office:value="21">
            <text:p>21,00</text:p>
          </table:table-cell>
          <table:table-cell table:formula="of:=[.P126]+([.V126]*1+[.V125]*2+[.V124]*3+[.V123]*3+[.V122]*2+[.V121]*1+[.V120]*1+[.V119]*1)/14+RAND()*0.08-0.08/2+[.N127]" office:value-type="float" office:value="20.585308348058">
            <text:p>20,5853083481</text:p>
          </table:table-cell>
          <table:table-cell table:formula="of:=ROUND(([.O127]-[.P127])*12)/12" office:value-type="float" office:value="0.416666666666667">
            <text:p>0,42</text:p>
          </table:table-cell>
          <table:table-cell table:formula="of:=IF([.Y126]&gt;0;TRUNC([.R126]+[.Q127]*800);[.R126])" office:value-type="float" office:value="7123">
            <text:p>7123</text:p>
          </table:table-cell>
          <table:table-cell table:formula="of:=((([.Q127]*[.Q127]*10000)/256*[.$B$5]+[.$B$6]*256)*[.Q127]*100+[.R127]*[.$B$7])/256/256+0" office:value-type="float" office:value="4.96982453487538">
            <text:p>4,97</text:p>
          </table:table-cell>
          <table:table-cell table:formula="of:=IF([.S127]&gt;30;30;IF([.S127]&lt;-30;-30;IF([.S127]&gt;=[.T126];TRUNC([.S127]+1/4);TRUNC([.S127]+3/4))))" office:value-type="float" office:value="5">
            <text:p>5</text:p>
          </table:table-cell>
          <table:table-cell table:formula="of:=IF([.T127]&gt;[.T126];[.T127]-[.$U$3];[.T127]+[.$U$3])-[.$Z$4]" office:value-type="float" office:value="0.779999999999999">
            <text:p>0,78</text:p>
          </table:table-cell>
          <table:table-cell table:formula="of:=IF([.U127]&gt;0;IF([.U127]&gt;3;3*0.25;[.U127]*0.25);IF([.U127]&lt;-3;-3*0.16;[.U127]*0.16))/3" office:value-type="float" office:value="0.065">
            <text:p>0,065</text:p>
          </table:table-cell>
          <table:table-cell table:formula="of:=IF([.O127]=[.O126];IF([.W126]&lt;=0;0;[.W126]-1);[.$Z$3])" office:value-type="float" office:value="0">
            <text:p>0</text:p>
          </table:table-cell>
          <table:table-cell table:formula="of:=IF([.W127]&gt;0;IF([.O127]&lt;&gt;[.O126];[.$F$5];[.X126]);IF(OR([.O127]&lt;&gt;[.O126];[.Q127]*[.Q126]&lt;=0);[.$F$5];IF(ABS([.Q127])&gt;=ABS([.Q125]);IF([.X126]&lt;0;[.X126];[.X126]-TRUNC(ABS([.Q127])*100/25)-1);[.X126])))" office:value-type="float" office:value="14">
            <text:p>14</text:p>
          </table:table-cell>
          <table:table-cell table:formula="of:=IF(AND([.W127]=0;OR([.Q127]*[.Q126]&lt;=0;AND(ABS([.Q127])&gt;ABS([.Q126]);[.X12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office:value-type="float" office:value="18">
            <text:p>18,00</text:p>
          </table:table-cell>
          <table:table-cell table:formula="of:=[.P127]+([.V127]*1+[.V126]*2+[.V125]*3+[.V124]*3+[.V123]*2+[.V122]*1+[.V121]*1+[.V120]*1)/14+RAND()*0.08-0.08/2+[.N128]" office:value-type="float" office:value="20.7391889287111">
            <text:p>20,7391889287</text:p>
          </table:table-cell>
          <table:table-cell table:formula="of:=ROUND(([.O128]-[.P128])*12)/12" office:value-type="float" office:value="-2.75">
            <text:p>-2,75</text:p>
          </table:table-cell>
          <table:table-cell table:formula="of:=IF([.Y127]&gt;0;TRUNC([.R127]+[.Q128]*800);[.R127])" office:value-type="float" office:value="7123">
            <text:p>7123</text:p>
          </table:table-cell>
          <table:table-cell table:formula="of:=((([.Q128]*[.Q128]*10000)/256*[.$B$5]+[.$B$6]*256)*[.Q128]*100+[.R128]*[.$B$7])/256/256+0" office:value-type="float" office:value="-59.6576979160309">
            <text:p>-59,66</text:p>
          </table:table-cell>
          <table:table-cell table:formula="of:=IF([.S128]&gt;30;30;IF([.S128]&lt;-30;-30;IF([.S128]&gt;=[.T127];TRUNC([.S128]+1/4);TRUNC([.S128]+3/4))))" office:value-type="float" office:value="-30">
            <text:p>-30</text:p>
          </table:table-cell>
          <table:table-cell table:formula="of:=IF([.T128]&gt;[.T127];[.T128]-[.$U$3];[.T128]+[.$U$3])-[.$Z$4]" office:value-type="float" office:value="-34.22">
            <text:p>-34,22</text:p>
          </table:table-cell>
          <table:table-cell table:formula="of:=IF([.U128]&gt;0;IF([.U128]&gt;3;3*0.25;[.U128]*0.25);IF([.U128]&lt;-3;-3*0.16;[.U128]*0.16))/3" office:value-type="float" office:value="-0.16">
            <text:p>-0,16</text:p>
          </table:table-cell>
          <table:table-cell table:formula="of:=IF([.O128]=[.O127];IF([.W127]&lt;=0;0;[.W127]-1);[.$Z$3])" office:value-type="float" office:value="2">
            <text:p>2</text:p>
          </table:table-cell>
          <table:table-cell table:formula="of:=IF([.W128]&gt;0;IF([.O128]&lt;&gt;[.O127];[.$F$5];[.X127]);IF(OR([.O128]&lt;&gt;[.O127];[.Q128]*[.Q127]&lt;=0);[.$F$5];IF(ABS([.Q128])&gt;=ABS([.Q126]);IF([.X127]&lt;0;[.X127];[.X127]-TRUNC(ABS([.Q128])*100/25)-1);[.X127])))" office:value-type="float" office:value="40">
            <text:p>40</text:p>
          </table:table-cell>
          <table:table-cell table:formula="of:=IF(AND([.W128]=0;OR([.Q128]*[.Q127]&lt;=0;AND(ABS([.Q128])&gt;ABS([.Q127]);[.X12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8]" office:value-type="float" office:value="18">
            <text:p>18,00</text:p>
          </table:table-cell>
          <table:table-cell table:formula="of:=[.P128]+([.V128]*1+[.V127]*2+[.V126]*3+[.V125]*3+[.V124]*2+[.V123]*1+[.V122]*1+[.V121]*1)/14+RAND()*0.08-0.08/2+[.N129]" office:value-type="float" office:value="20.8749096991003">
            <text:p>20,8749096991</text:p>
          </table:table-cell>
          <table:table-cell table:formula="of:=ROUND(([.O129]-[.P129])*12)/12" office:value-type="float" office:value="-2.83333333333333">
            <text:p>-2,83</text:p>
          </table:table-cell>
          <table:table-cell table:formula="of:=IF([.Y128]&gt;0;TRUNC([.R128]+[.Q129]*800);[.R128])" office:value-type="float" office:value="7123">
            <text:p>7123</text:p>
          </table:table-cell>
          <table:table-cell table:formula="of:=((([.Q129]*[.Q129]*10000)/256*[.$B$5]+[.$B$6]*256)*[.Q129]*100+[.R129]*[.$B$7])/256/256+0" office:value-type="float" office:value="-65.028247056184">
            <text:p>-65,03</text:p>
          </table:table-cell>
          <table:table-cell table:formula="of:=IF([.S129]&gt;30;30;IF([.S129]&lt;-30;-30;IF([.S129]&gt;=[.T128];TRUNC([.S129]+1/4);TRUNC([.S129]+3/4))))" office:value-type="float" office:value="-30">
            <text:p>-30</text:p>
          </table:table-cell>
          <table:table-cell table:formula="of:=IF([.T129]&gt;[.T128];[.T129]-[.$U$3];[.T129]+[.$U$3])-[.$Z$4]" office:value-type="float" office:value="-34.22">
            <text:p>-34,22</text:p>
          </table:table-cell>
          <table:table-cell table:formula="of:=IF([.U129]&gt;0;IF([.U129]&gt;3;3*0.25;[.U129]*0.25);IF([.U129]&lt;-3;-3*0.16;[.U129]*0.16))/3" office:value-type="float" office:value="-0.16">
            <text:p>-0,16</text:p>
          </table:table-cell>
          <table:table-cell table:formula="of:=IF([.O129]=[.O128];IF([.W128]&lt;=0;0;[.W128]-1);[.$Z$3])" office:value-type="float" office:value="1">
            <text:p>1</text:p>
          </table:table-cell>
          <table:table-cell table:formula="of:=IF([.W129]&gt;0;IF([.O129]&lt;&gt;[.O128];[.$F$5];[.X128]);IF(OR([.O129]&lt;&gt;[.O128];[.Q129]*[.Q128]&lt;=0);[.$F$5];IF(ABS([.Q129])&gt;=ABS([.Q127]);IF([.X128]&lt;0;[.X128];[.X128]-TRUNC(ABS([.Q129])*100/25)-1);[.X128])))" office:value-type="float" office:value="40">
            <text:p>40</text:p>
          </table:table-cell>
          <table:table-cell table:formula="of:=IF(AND([.W129]=0;OR([.Q129]*[.Q128]&lt;=0;AND(ABS([.Q129])&gt;ABS([.Q128]);[.X12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29]" office:value-type="float" office:value="18">
            <text:p>18,00</text:p>
          </table:table-cell>
          <table:table-cell table:formula="of:=[.P129]+([.V129]*1+[.V128]*2+[.V127]*3+[.V126]*3+[.V125]*2+[.V124]*1+[.V123]*1+[.V122]*1)/14+RAND()*0.08-0.08/2+[.N130]" office:value-type="float" office:value="20.9874573504788">
            <text:p>20,9874573505</text:p>
          </table:table-cell>
          <table:table-cell table:formula="of:=ROUND(([.O130]-[.P130])*12)/12" office:value-type="float" office:value="-3">
            <text:p>-3,00</text:p>
          </table:table-cell>
          <table:table-cell table:formula="of:=IF([.Y129]&gt;0;TRUNC([.R129]+[.Q130]*800);[.R129])" office:value-type="float" office:value="7123">
            <text:p>7123</text:p>
          </table:table-cell>
          <table:table-cell table:formula="of:=((([.Q130]*[.Q130]*10000)/256*[.$B$5]+[.$B$6]*256)*[.Q130]*100+[.R130]*[.$B$7])/256/256+0" office:value-type="float" office:value="-76.7072906494141">
            <text:p>-76,71</text:p>
          </table:table-cell>
          <table:table-cell table:formula="of:=IF([.S130]&gt;30;30;IF([.S130]&lt;-30;-30;IF([.S130]&gt;=[.T129];TRUNC([.S130]+1/4);TRUNC([.S130]+3/4))))" office:value-type="float" office:value="-30">
            <text:p>-30</text:p>
          </table:table-cell>
          <table:table-cell table:formula="of:=IF([.T130]&gt;[.T129];[.T130]-[.$U$3];[.T130]+[.$U$3])-[.$Z$4]" office:value-type="float" office:value="-34.22">
            <text:p>-34,22</text:p>
          </table:table-cell>
          <table:table-cell table:formula="of:=IF([.U130]&gt;0;IF([.U130]&gt;3;3*0.25;[.U130]*0.25);IF([.U130]&lt;-3;-3*0.16;[.U130]*0.16))/3" office:value-type="float" office:value="-0.16">
            <text:p>-0,16</text:p>
          </table:table-cell>
          <table:table-cell table:formula="of:=IF([.O130]=[.O129];IF([.W129]&lt;=0;0;[.W129]-1);[.$Z$3])" office:value-type="float" office:value="0">
            <text:p>0</text:p>
          </table:table-cell>
          <table:table-cell table:formula="of:=IF([.W130]&gt;0;IF([.O130]&lt;&gt;[.O129];[.$F$5];[.X129]);IF(OR([.O130]&lt;&gt;[.O129];[.Q130]*[.Q129]&lt;=0);[.$F$5];IF(ABS([.Q130])&gt;=ABS([.Q128]);IF([.X129]&lt;0;[.X129];[.X129]-TRUNC(ABS([.Q130])*100/25)-1);[.X129])))" office:value-type="float" office:value="27">
            <text:p>27</text:p>
          </table:table-cell>
          <table:table-cell table:formula="of:=IF(AND([.W130]=0;OR([.Q130]*[.Q129]&lt;=0;AND(ABS([.Q130])&gt;ABS([.Q129]);[.X130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30]" office:value-type="float" office:value="18">
            <text:p>18,00</text:p>
          </table:table-cell>
          <table:table-cell table:formula="of:=[.P130]+([.V130]*1+[.V129]*2+[.V128]*3+[.V127]*3+[.V126]*2+[.V125]*1+[.V124]*1+[.V123]*1)/14+RAND()*0.08-0.08/2+[.N131]" office:value-type="float" office:value="21.0213345200698">
            <text:p>21,0213345201</text:p>
          </table:table-cell>
          <table:table-cell table:formula="of:=ROUND(([.O131]-[.P131])*12)/12" office:value-type="float" office:value="-3">
            <text:p>-3,00</text:p>
          </table:table-cell>
          <table:table-cell table:formula="of:=IF([.Y130]&gt;0;TRUNC([.R130]+[.Q131]*800);[.R130])" office:value-type="float" office:value="4723">
            <text:p>4723</text:p>
          </table:table-cell>
          <table:table-cell table:formula="of:=((([.Q131]*[.Q131]*10000)/256*[.$B$5]+[.$B$6]*256)*[.Q131]*100+[.R131]*[.$B$7])/256/256+0" office:value-type="float" office:value="-77.8791656494141">
            <text:p>-77,88</text:p>
          </table:table-cell>
          <table:table-cell table:formula="of:=IF([.S131]&gt;30;30;IF([.S131]&lt;-30;-30;IF([.S131]&gt;=[.T130];TRUNC([.S131]+1/4);TRUNC([.S131]+3/4))))" office:value-type="float" office:value="-30">
            <text:p>-30</text:p>
          </table:table-cell>
          <table:table-cell table:formula="of:=IF([.T131]&gt;[.T130];[.T131]-[.$U$3];[.T131]+[.$U$3])-[.$Z$4]" office:value-type="float" office:value="-34.22">
            <text:p>-34,22</text:p>
          </table:table-cell>
          <table:table-cell table:formula="of:=IF([.U131]&gt;0;IF([.U131]&gt;3;3*0.25;[.U131]*0.25);IF([.U131]&lt;-3;-3*0.16;[.U131]*0.16))/3" office:value-type="float" office:value="-0.16">
            <text:p>-0,16</text:p>
          </table:table-cell>
          <table:table-cell table:formula="of:=IF([.O131]=[.O130];IF([.W130]&lt;=0;0;[.W130]-1);[.$Z$3])" office:value-type="float" office:value="0">
            <text:p>0</text:p>
          </table:table-cell>
          <table:table-cell table:formula="of:=IF([.W131]&gt;0;IF([.O131]&lt;&gt;[.O130];[.$F$5];[.X130]);IF(OR([.O131]&lt;&gt;[.O130];[.Q131]*[.Q130]&lt;=0);[.$F$5];IF(ABS([.Q131])&gt;=ABS([.Q129]);IF([.X130]&lt;0;[.X130];[.X130]-TRUNC(ABS([.Q131])*100/25)-1);[.X130])))" office:value-type="float" office:value="14">
            <text:p>14</text:p>
          </table:table-cell>
          <table:table-cell table:formula="of:=IF(AND([.W131]=0;OR([.Q131]*[.Q130]&lt;=0;AND(ABS([.Q131])&gt;ABS([.Q130]);[.X13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1]" office:value-type="float" office:value="18">
            <text:p>18,00</text:p>
          </table:table-cell>
          <table:table-cell table:formula="of:=[.P131]+([.V131]*1+[.V130]*2+[.V129]*3+[.V128]*3+[.V127]*2+[.V126]*1+[.V125]*1+[.V124]*1)/14+RAND()*0.08-0.08/2+[.N132]" office:value-type="float" office:value="20.9873768789149">
            <text:p>20,9873768789</text:p>
          </table:table-cell>
          <table:table-cell table:formula="of:=ROUND(([.O132]-[.P132])*12)/12" office:value-type="float" office:value="-3">
            <text:p>-3,00</text:p>
          </table:table-cell>
          <table:table-cell table:formula="of:=IF([.Y131]&gt;0;TRUNC([.R131]+[.Q132]*800);[.R131])" office:value-type="float" office:value="4723">
            <text:p>4723</text:p>
          </table:table-cell>
          <table:table-cell table:formula="of:=((([.Q132]*[.Q132]*10000)/256*[.$B$5]+[.$B$6]*256)*[.Q132]*100+[.R132]*[.$B$7])/256/256+0" office:value-type="float" office:value="-77.8791656494141">
            <text:p>-77,88</text:p>
          </table:table-cell>
          <table:table-cell table:formula="of:=IF([.S132]&gt;30;30;IF([.S132]&lt;-30;-30;IF([.S132]&gt;=[.T131];TRUNC([.S132]+1/4);TRUNC([.S132]+3/4))))" office:value-type="float" office:value="-30">
            <text:p>-30</text:p>
          </table:table-cell>
          <table:table-cell table:formula="of:=IF([.T132]&gt;[.T131];[.T132]-[.$U$3];[.T132]+[.$U$3])-[.$Z$4]" office:value-type="float" office:value="-34.22">
            <text:p>-34,22</text:p>
          </table:table-cell>
          <table:table-cell table:formula="of:=IF([.U132]&gt;0;IF([.U132]&gt;3;3*0.25;[.U132]*0.25);IF([.U132]&lt;-3;-3*0.16;[.U132]*0.16))/3" office:value-type="float" office:value="-0.16">
            <text:p>-0,16</text:p>
          </table:table-cell>
          <table:table-cell table:formula="of:=IF([.O132]=[.O131];IF([.W131]&lt;=0;0;[.W131]-1);[.$Z$3])" office:value-type="float" office:value="0">
            <text:p>0</text:p>
          </table:table-cell>
          <table:table-cell table:formula="of:=IF([.W132]&gt;0;IF([.O132]&lt;&gt;[.O131];[.$F$5];[.X131]);IF(OR([.O132]&lt;&gt;[.O131];[.Q132]*[.Q131]&lt;=0);[.$F$5];IF(ABS([.Q132])&gt;=ABS([.Q130]);IF([.X131]&lt;0;[.X131];[.X131]-TRUNC(ABS([.Q132])*100/25)-1);[.X131])))" office:value-type="float" office:value="1">
            <text:p>1</text:p>
          </table:table-cell>
          <table:table-cell table:formula="of:=IF(AND([.W132]=0;OR([.Q132]*[.Q131]&lt;=0;AND(ABS([.Q132])&gt;ABS([.Q131]);[.X13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2]" office:value-type="float" office:value="18">
            <text:p>18,00</text:p>
          </table:table-cell>
          <table:table-cell table:formula="of:=[.P132]+([.V132]*1+[.V131]*2+[.V130]*3+[.V129]*3+[.V128]*2+[.V127]*1+[.V126]*1+[.V125]*1)/14+RAND()*0.08-0.08/2+[.N133]" office:value-type="float" office:value="20.9057188668568">
            <text:p>20,9057188669</text:p>
          </table:table-cell>
          <table:table-cell table:formula="of:=ROUND(([.O133]-[.P133])*12)/12" office:value-type="float" office:value="-2.91666666666667">
            <text:p>-2,92</text:p>
          </table:table-cell>
          <table:table-cell table:formula="of:=IF([.Y132]&gt;0;TRUNC([.R132]+[.Q133]*800);[.R132])" office:value-type="float" office:value="4723">
            <text:p>4723</text:p>
          </table:table-cell>
          <table:table-cell table:formula="of:=((([.Q133]*[.Q133]*10000)/256*[.$B$5]+[.$B$6]*256)*[.Q133]*100+[.R133]*[.$B$7])/256/256+0" office:value-type="float" office:value="-71.8802842122537">
            <text:p>-71,88</text:p>
          </table:table-cell>
          <table:table-cell table:formula="of:=IF([.S133]&gt;30;30;IF([.S133]&lt;-30;-30;IF([.S133]&gt;=[.T132];TRUNC([.S133]+1/4);TRUNC([.S133]+3/4))))" office:value-type="float" office:value="-30">
            <text:p>-30</text:p>
          </table:table-cell>
          <table:table-cell table:formula="of:=IF([.T133]&gt;[.T132];[.T133]-[.$U$3];[.T133]+[.$U$3])-[.$Z$4]" office:value-type="float" office:value="-34.22">
            <text:p>-34,22</text:p>
          </table:table-cell>
          <table:table-cell table:formula="of:=IF([.U133]&gt;0;IF([.U133]&gt;3;3*0.25;[.U133]*0.25);IF([.U133]&lt;-3;-3*0.16;[.U133]*0.16))/3" office:value-type="float" office:value="-0.16">
            <text:p>-0,16</text:p>
          </table:table-cell>
          <table:table-cell table:formula="of:=IF([.O133]=[.O132];IF([.W132]&lt;=0;0;[.W132]-1);[.$Z$3])" office:value-type="float" office:value="0">
            <text:p>0</text:p>
          </table:table-cell>
          <table:table-cell table:formula="of:=IF([.W133]&gt;0;IF([.O133]&lt;&gt;[.O132];[.$F$5];[.X132]);IF(OR([.O133]&lt;&gt;[.O132];[.Q133]*[.Q132]&lt;=0);[.$F$5];IF(ABS([.Q133])&gt;=ABS([.Q131]);IF([.X132]&lt;0;[.X132];[.X132]-TRUNC(ABS([.Q133])*100/25)-1);[.X132])))" office:value-type="float" office:value="1">
            <text:p>1</text:p>
          </table:table-cell>
          <table:table-cell table:formula="of:=IF(AND([.W133]=0;OR([.Q133]*[.Q132]&lt;=0;AND(ABS([.Q133])&gt;ABS([.Q132]);[.X13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3]" office:value-type="float" office:value="18">
            <text:p>18,00</text:p>
          </table:table-cell>
          <table:table-cell table:formula="of:=[.P133]+([.V133]*1+[.V132]*2+[.V131]*3+[.V130]*3+[.V129]*2+[.V128]*1+[.V127]*1+[.V126]*1)/14+RAND()*0.08-0.08/2+[.N134]" office:value-type="float" office:value="20.7795972720237">
            <text:p>20,779597272</text:p>
          </table:table-cell>
          <table:table-cell table:formula="of:=ROUND(([.O134]-[.P134])*12)/12" office:value-type="float" office:value="-2.75">
            <text:p>-2,75</text:p>
          </table:table-cell>
          <table:table-cell table:formula="of:=IF([.Y133]&gt;0;TRUNC([.R133]+[.Q134]*800);[.R133])" office:value-type="float" office:value="4723">
            <text:p>4723</text:p>
          </table:table-cell>
          <table:table-cell table:formula="of:=((([.Q134]*[.Q134]*10000)/256*[.$B$5]+[.$B$6]*256)*[.Q134]*100+[.R134]*[.$B$7])/256/256+0" office:value-type="float" office:value="-60.8295729160309">
            <text:p>-60,83</text:p>
          </table:table-cell>
          <table:table-cell table:formula="of:=IF([.S134]&gt;30;30;IF([.S134]&lt;-30;-30;IF([.S134]&gt;=[.T133];TRUNC([.S134]+1/4);TRUNC([.S134]+3/4))))" office:value-type="float" office:value="-30">
            <text:p>-30</text:p>
          </table:table-cell>
          <table:table-cell table:formula="of:=IF([.T134]&gt;[.T133];[.T134]-[.$U$3];[.T134]+[.$U$3])-[.$Z$4]" office:value-type="float" office:value="-34.22">
            <text:p>-34,22</text:p>
          </table:table-cell>
          <table:table-cell table:formula="of:=IF([.U134]&gt;0;IF([.U134]&gt;3;3*0.25;[.U134]*0.25);IF([.U134]&lt;-3;-3*0.16;[.U134]*0.16))/3" office:value-type="float" office:value="-0.16">
            <text:p>-0,16</text:p>
          </table:table-cell>
          <table:table-cell table:formula="of:=IF([.O134]=[.O133];IF([.W133]&lt;=0;0;[.W133]-1);[.$Z$3])" office:value-type="float" office:value="0">
            <text:p>0</text:p>
          </table:table-cell>
          <table:table-cell table:formula="of:=IF([.W134]&gt;0;IF([.O134]&lt;&gt;[.O133];[.$F$5];[.X133]);IF(OR([.O134]&lt;&gt;[.O133];[.Q134]*[.Q133]&lt;=0);[.$F$5];IF(ABS([.Q134])&gt;=ABS([.Q132]);IF([.X133]&lt;0;[.X133];[.X133]-TRUNC(ABS([.Q134])*100/25)-1);[.X133])))" office:value-type="float" office:value="1">
            <text:p>1</text:p>
          </table:table-cell>
          <table:table-cell table:formula="of:=IF(AND([.W134]=0;OR([.Q134]*[.Q133]&lt;=0;AND(ABS([.Q134])&gt;ABS([.Q133]);[.X13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4]" office:value-type="float" office:value="18">
            <text:p>18,00</text:p>
          </table:table-cell>
          <table:table-cell table:formula="of:=[.P134]+([.V134]*1+[.V133]*2+[.V132]*3+[.V131]*3+[.V130]*2+[.V129]*1+[.V128]*1+[.V127]*1)/14+RAND()*0.08-0.08/2+[.N135]" office:value-type="float" office:value="20.6473600720584">
            <text:p>20,6473600721</text:p>
          </table:table-cell>
          <table:table-cell table:formula="of:=ROUND(([.O135]-[.P135])*12)/12" office:value-type="float" office:value="-2.66666666666667">
            <text:p>-2,67</text:p>
          </table:table-cell>
          <table:table-cell table:formula="of:=IF([.Y134]&gt;0;TRUNC([.R134]+[.Q135]*800);[.R134])" office:value-type="float" office:value="4723">
            <text:p>4723</text:p>
          </table:table-cell>
          <table:table-cell table:formula="of:=((([.Q135]*[.Q135]*10000)/256*[.$B$5]+[.$B$6]*256)*[.Q135]*100+[.R135]*[.$B$7])/256/256+0" office:value-type="float" office:value="-55.7595305266204">
            <text:p>-55,76</text:p>
          </table:table-cell>
          <table:table-cell table:formula="of:=IF([.S135]&gt;30;30;IF([.S135]&lt;-30;-30;IF([.S135]&gt;=[.T134];TRUNC([.S135]+1/4);TRUNC([.S135]+3/4))))" office:value-type="float" office:value="-30">
            <text:p>-30</text:p>
          </table:table-cell>
          <table:table-cell table:formula="of:=IF([.T135]&gt;[.T134];[.T135]-[.$U$3];[.T135]+[.$U$3])-[.$Z$4]" office:value-type="float" office:value="-34.22">
            <text:p>-34,22</text:p>
          </table:table-cell>
          <table:table-cell table:formula="of:=IF([.U135]&gt;0;IF([.U135]&gt;3;3*0.25;[.U135]*0.25);IF([.U135]&lt;-3;-3*0.16;[.U135]*0.16))/3" office:value-type="float" office:value="-0.16">
            <text:p>-0,16</text:p>
          </table:table-cell>
          <table:table-cell table:formula="of:=IF([.O135]=[.O134];IF([.W134]&lt;=0;0;[.W134]-1);[.$Z$3])" office:value-type="float" office:value="0">
            <text:p>0</text:p>
          </table:table-cell>
          <table:table-cell table:formula="of:=IF([.W135]&gt;0;IF([.O135]&lt;&gt;[.O134];[.$F$5];[.X134]);IF(OR([.O135]&lt;&gt;[.O134];[.Q135]*[.Q134]&lt;=0);[.$F$5];IF(ABS([.Q135])&gt;=ABS([.Q133]);IF([.X134]&lt;0;[.X134];[.X134]-TRUNC(ABS([.Q135])*100/25)-1);[.X134])))" office:value-type="float" office:value="1">
            <text:p>1</text:p>
          </table:table-cell>
          <table:table-cell table:formula="of:=IF(AND([.W135]=0;OR([.Q135]*[.Q134]&lt;=0;AND(ABS([.Q135])&gt;ABS([.Q134]);[.X13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5]" office:value-type="float" office:value="18">
            <text:p>18,00</text:p>
          </table:table-cell>
          <table:table-cell table:formula="of:=[.P135]+([.V135]*1+[.V134]*2+[.V133]*3+[.V132]*3+[.V131]*2+[.V130]*1+[.V129]*1+[.V128]*1)/14+RAND()*0.08-0.08/2+[.N136]" office:value-type="float" office:value="20.4816942825511">
            <text:p>20,4816942826</text:p>
          </table:table-cell>
          <table:table-cell table:formula="of:=ROUND(([.O136]-[.P136])*12)/12" office:value-type="float" office:value="-2.5">
            <text:p>-2,50</text:p>
          </table:table-cell>
          <table:table-cell table:formula="of:=IF([.Y135]&gt;0;TRUNC([.R135]+[.Q136]*800);[.R135])" office:value-type="float" office:value="4723">
            <text:p>4723</text:p>
          </table:table-cell>
          <table:table-cell table:formula="of:=((([.Q136]*[.Q136]*10000)/256*[.$B$5]+[.$B$6]*256)*[.Q136]*100+[.R136]*[.$B$7])/256/256+0" office:value-type="float" office:value="-46.4845409393311">
            <text:p>-46,48</text:p>
          </table:table-cell>
          <table:table-cell table:formula="of:=IF([.S136]&gt;30;30;IF([.S136]&lt;-30;-30;IF([.S136]&gt;=[.T135];TRUNC([.S136]+1/4);TRUNC([.S136]+3/4))))" office:value-type="float" office:value="-30">
            <text:p>-30</text:p>
          </table:table-cell>
          <table:table-cell table:formula="of:=IF([.T136]&gt;[.T135];[.T136]-[.$U$3];[.T136]+[.$U$3])-[.$Z$4]" office:value-type="float" office:value="-34.22">
            <text:p>-34,22</text:p>
          </table:table-cell>
          <table:table-cell table:formula="of:=IF([.U136]&gt;0;IF([.U136]&gt;3;3*0.25;[.U136]*0.25);IF([.U136]&lt;-3;-3*0.16;[.U136]*0.16))/3" office:value-type="float" office:value="-0.16">
            <text:p>-0,16</text:p>
          </table:table-cell>
          <table:table-cell table:formula="of:=IF([.O136]=[.O135];IF([.W135]&lt;=0;0;[.W135]-1);[.$Z$3])" office:value-type="float" office:value="0">
            <text:p>0</text:p>
          </table:table-cell>
          <table:table-cell table:formula="of:=IF([.W136]&gt;0;IF([.O136]&lt;&gt;[.O135];[.$F$5];[.X135]);IF(OR([.O136]&lt;&gt;[.O135];[.Q136]*[.Q135]&lt;=0);[.$F$5];IF(ABS([.Q136])&gt;=ABS([.Q134]);IF([.X135]&lt;0;[.X135];[.X135]-TRUNC(ABS([.Q136])*100/25)-1);[.X135])))" office:value-type="float" office:value="1">
            <text:p>1</text:p>
          </table:table-cell>
          <table:table-cell table:formula="of:=IF(AND([.W136]=0;OR([.Q136]*[.Q135]&lt;=0;AND(ABS([.Q136])&gt;ABS([.Q135]);[.X13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6]" office:value-type="float" office:value="18">
            <text:p>18,00</text:p>
          </table:table-cell>
          <table:table-cell table:formula="of:=[.P136]+([.V136]*1+[.V135]*2+[.V134]*3+[.V133]*3+[.V132]*2+[.V131]*1+[.V130]*1+[.V129]*1)/14+RAND()*0.08-0.08/2+[.N137]" office:value-type="float" office:value="20.3280448159918">
            <text:p>20,328044816</text:p>
          </table:table-cell>
          <table:table-cell table:formula="of:=ROUND(([.O137]-[.P137])*12)/12" office:value-type="float" office:value="-2.33333333333333">
            <text:p>-2,33</text:p>
          </table:table-cell>
          <table:table-cell table:formula="of:=IF([.Y136]&gt;0;TRUNC([.R136]+[.Q137]*800);[.R136])" office:value-type="float" office:value="4723">
            <text:p>4723</text:p>
          </table:table-cell>
          <table:table-cell table:formula="of:=((([.Q137]*[.Q137]*10000)/256*[.$B$5]+[.$B$6]*256)*[.Q137]*100+[.R137]*[.$B$7])/256/256+0" office:value-type="float" office:value="-38.3023031729239">
            <text:p>-38,30</text:p>
          </table:table-cell>
          <table:table-cell table:formula="of:=IF([.S137]&gt;30;30;IF([.S137]&lt;-30;-30;IF([.S137]&gt;=[.T136];TRUNC([.S137]+1/4);TRUNC([.S137]+3/4))))" office:value-type="float" office:value="-30">
            <text:p>-30</text:p>
          </table:table-cell>
          <table:table-cell table:formula="of:=IF([.T137]&gt;[.T136];[.T137]-[.$U$3];[.T137]+[.$U$3])-[.$Z$4]" office:value-type="float" office:value="-34.22">
            <text:p>-34,22</text:p>
          </table:table-cell>
          <table:table-cell table:formula="of:=IF([.U137]&gt;0;IF([.U137]&gt;3;3*0.25;[.U137]*0.25);IF([.U137]&lt;-3;-3*0.16;[.U137]*0.16))/3" office:value-type="float" office:value="-0.16">
            <text:p>-0,16</text:p>
          </table:table-cell>
          <table:table-cell table:formula="of:=IF([.O137]=[.O136];IF([.W136]&lt;=0;0;[.W136]-1);[.$Z$3])" office:value-type="float" office:value="0">
            <text:p>0</text:p>
          </table:table-cell>
          <table:table-cell table:formula="of:=IF([.W137]&gt;0;IF([.O137]&lt;&gt;[.O136];[.$F$5];[.X136]);IF(OR([.O137]&lt;&gt;[.O136];[.Q137]*[.Q136]&lt;=0);[.$F$5];IF(ABS([.Q137])&gt;=ABS([.Q135]);IF([.X136]&lt;0;[.X136];[.X136]-TRUNC(ABS([.Q137])*100/25)-1);[.X136])))" office:value-type="float" office:value="1">
            <text:p>1</text:p>
          </table:table-cell>
          <table:table-cell table:formula="of:=IF(AND([.W137]=0;OR([.Q137]*[.Q136]&lt;=0;AND(ABS([.Q137])&gt;ABS([.Q136]);[.X13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7]" office:value-type="float" office:value="18">
            <text:p>18,00</text:p>
          </table:table-cell>
          <table:table-cell table:formula="of:=[.P137]+([.V137]*1+[.V136]*2+[.V135]*3+[.V134]*3+[.V133]*2+[.V132]*1+[.V131]*1+[.V130]*1)/14+RAND()*0.08-0.08/2+[.N138]" office:value-type="float" office:value="20.1673296878084">
            <text:p>20,1673296878</text:p>
          </table:table-cell>
          <table:table-cell table:formula="of:=ROUND(([.O138]-[.P138])*12)/12" office:value-type="float" office:value="-2.16666666666667">
            <text:p>-2,17</text:p>
          </table:table-cell>
          <table:table-cell table:formula="of:=IF([.Y137]&gt;0;TRUNC([.R137]+[.Q138]*800);[.R137])" office:value-type="float" office:value="4723">
            <text:p>4723</text:p>
          </table:table-cell>
          <table:table-cell table:formula="of:=((([.Q138]*[.Q138]*10000)/256*[.$B$5]+[.$B$6]*256)*[.Q138]*100+[.R138]*[.$B$7])/256/256+0" office:value-type="float" office:value="-31.1399671060068">
            <text:p>-31,14</text:p>
          </table:table-cell>
          <table:table-cell table:formula="of:=IF([.S138]&gt;30;30;IF([.S138]&lt;-30;-30;IF([.S138]&gt;=[.T137];TRUNC([.S138]+1/4);TRUNC([.S138]+3/4))))" office:value-type="float" office:value="-30">
            <text:p>-30</text:p>
          </table:table-cell>
          <table:table-cell table:formula="of:=IF([.T138]&gt;[.T137];[.T138]-[.$U$3];[.T138]+[.$U$3])-[.$Z$4]" office:value-type="float" office:value="-34.22">
            <text:p>-34,22</text:p>
          </table:table-cell>
          <table:table-cell table:formula="of:=IF([.U138]&gt;0;IF([.U138]&gt;3;3*0.25;[.U138]*0.25);IF([.U138]&lt;-3;-3*0.16;[.U138]*0.16))/3" office:value-type="float" office:value="-0.16">
            <text:p>-0,16</text:p>
          </table:table-cell>
          <table:table-cell table:formula="of:=IF([.O138]=[.O137];IF([.W137]&lt;=0;0;[.W137]-1);[.$Z$3])" office:value-type="float" office:value="0">
            <text:p>0</text:p>
          </table:table-cell>
          <table:table-cell table:formula="of:=IF([.W138]&gt;0;IF([.O138]&lt;&gt;[.O137];[.$F$5];[.X137]);IF(OR([.O138]&lt;&gt;[.O137];[.Q138]*[.Q137]&lt;=0);[.$F$5];IF(ABS([.Q138])&gt;=ABS([.Q136]);IF([.X137]&lt;0;[.X137];[.X137]-TRUNC(ABS([.Q138])*100/25)-1);[.X137])))" office:value-type="float" office:value="1">
            <text:p>1</text:p>
          </table:table-cell>
          <table:table-cell table:formula="of:=IF(AND([.W138]=0;OR([.Q138]*[.Q137]&lt;=0;AND(ABS([.Q138])&gt;ABS([.Q137]);[.X13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8]" office:value-type="float" office:value="18">
            <text:p>18,00</text:p>
          </table:table-cell>
          <table:table-cell table:formula="of:=[.P138]+([.V138]*1+[.V137]*2+[.V136]*3+[.V135]*3+[.V134]*2+[.V133]*1+[.V132]*1+[.V131]*1)/14+RAND()*0.08-0.08/2+[.N139]" office:value-type="float" office:value="20.0462322346836">
            <text:p>20,0462322347</text:p>
          </table:table-cell>
          <table:table-cell table:formula="of:=ROUND(([.O139]-[.P139])*12)/12" office:value-type="float" office:value="-2.08333333333333">
            <text:p>-2,08</text:p>
          </table:table-cell>
          <table:table-cell table:formula="of:=IF([.Y138]&gt;0;TRUNC([.R138]+[.Q139]*800);[.R138])" office:value-type="float" office:value="4723">
            <text:p>4723</text:p>
          </table:table-cell>
          <table:table-cell table:formula="of:=((([.Q139]*[.Q139]*10000)/256*[.$B$5]+[.$B$6]*256)*[.Q139]*100+[.R139]*[.$B$7])/256/256+0" office:value-type="float" office:value="-27.9184965469219">
            <text:p>-27,92</text:p>
          </table:table-cell>
          <table:table-cell table:formula="of:=IF([.S139]&gt;30;30;IF([.S139]&lt;-30;-30;IF([.S139]&gt;=[.T138];TRUNC([.S139]+1/4);TRUNC([.S139]+3/4))))" office:value-type="float" office:value="-27">
            <text:p>-27</text:p>
          </table:table-cell>
          <table:table-cell table:formula="of:=IF([.T139]&gt;[.T138];[.T139]-[.$U$3];[.T139]+[.$U$3])-[.$Z$4]" office:value-type="float" office:value="-31.66">
            <text:p>-31,66</text:p>
          </table:table-cell>
          <table:table-cell table:formula="of:=IF([.U139]&gt;0;IF([.U139]&gt;3;3*0.25;[.U139]*0.25);IF([.U139]&lt;-3;-3*0.16;[.U139]*0.16))/3" office:value-type="float" office:value="-0.16">
            <text:p>-0,16</text:p>
          </table:table-cell>
          <table:table-cell table:formula="of:=IF([.O139]=[.O138];IF([.W138]&lt;=0;0;[.W138]-1);[.$Z$3])" office:value-type="float" office:value="0">
            <text:p>0</text:p>
          </table:table-cell>
          <table:table-cell table:formula="of:=IF([.W139]&gt;0;IF([.O139]&lt;&gt;[.O138];[.$F$5];[.X138]);IF(OR([.O139]&lt;&gt;[.O138];[.Q139]*[.Q138]&lt;=0);[.$F$5];IF(ABS([.Q139])&gt;=ABS([.Q137]);IF([.X138]&lt;0;[.X138];[.X138]-TRUNC(ABS([.Q139])*100/25)-1);[.X138])))" office:value-type="float" office:value="1">
            <text:p>1</text:p>
          </table:table-cell>
          <table:table-cell table:formula="of:=IF(AND([.W139]=0;OR([.Q139]*[.Q138]&lt;=0;AND(ABS([.Q139])&gt;ABS([.Q138]);[.X13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39]" office:value-type="float" office:value="18">
            <text:p>18,00</text:p>
          </table:table-cell>
          <table:table-cell table:formula="of:=[.P139]+([.V139]*1+[.V138]*2+[.V137]*3+[.V136]*3+[.V135]*2+[.V134]*1+[.V133]*1+[.V132]*1)/14+RAND()*0.08-0.08/2+[.N140]" office:value-type="float" office:value="19.8724310865223">
            <text:p>19,8724310865</text:p>
          </table:table-cell>
          <table:table-cell table:formula="of:=ROUND(([.O140]-[.P140])*12)/12" office:value-type="float" office:value="-1.83333333333333">
            <text:p>-1,83</text:p>
          </table:table-cell>
          <table:table-cell table:formula="of:=IF([.Y139]&gt;0;TRUNC([.R139]+[.Q140]*800);[.R139])" office:value-type="float" office:value="4723">
            <text:p>4723</text:p>
          </table:table-cell>
          <table:table-cell table:formula="of:=((([.Q140]*[.Q140]*10000)/256*[.$B$5]+[.$B$6]*256)*[.Q140]*100+[.R140]*[.$B$7])/256/256+0" office:value-type="float" office:value="-19.583599585074">
            <text:p>-19,58</text:p>
          </table:table-cell>
          <table:table-cell table:formula="of:=IF([.S140]&gt;30;30;IF([.S140]&lt;-30;-30;IF([.S140]&gt;=[.T139];TRUNC([.S140]+1/4);TRUNC([.S140]+3/4))))" office:value-type="float" office:value="-19">
            <text:p>-19</text:p>
          </table:table-cell>
          <table:table-cell table:formula="of:=IF([.T140]&gt;[.T139];[.T140]-[.$U$3];[.T140]+[.$U$3])-[.$Z$4]" office:value-type="float" office:value="-23.66">
            <text:p>-23,66</text:p>
          </table:table-cell>
          <table:table-cell table:formula="of:=IF([.U140]&gt;0;IF([.U140]&gt;3;3*0.25;[.U140]*0.25);IF([.U140]&lt;-3;-3*0.16;[.U140]*0.16))/3" office:value-type="float" office:value="-0.16">
            <text:p>-0,16</text:p>
          </table:table-cell>
          <table:table-cell table:formula="of:=IF([.O140]=[.O139];IF([.W139]&lt;=0;0;[.W139]-1);[.$Z$3])" office:value-type="float" office:value="0">
            <text:p>0</text:p>
          </table:table-cell>
          <table:table-cell table:formula="of:=IF([.W140]&gt;0;IF([.O140]&lt;&gt;[.O139];[.$F$5];[.X139]);IF(OR([.O140]&lt;&gt;[.O139];[.Q140]*[.Q139]&lt;=0);[.$F$5];IF(ABS([.Q140])&gt;=ABS([.Q138]);IF([.X139]&lt;0;[.X139];[.X139]-TRUNC(ABS([.Q140])*100/25)-1);[.X139])))" office:value-type="float" office:value="1">
            <text:p>1</text:p>
          </table:table-cell>
          <table:table-cell table:formula="of:=IF(AND([.W140]=0;OR([.Q140]*[.Q139]&lt;=0;AND(ABS([.Q140])&gt;ABS([.Q139]);[.X14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0]" office:value-type="float" office:value="18">
            <text:p>18,00</text:p>
          </table:table-cell>
          <table:table-cell table:formula="of:=[.P140]+([.V140]*1+[.V139]*2+[.V138]*3+[.V137]*3+[.V136]*2+[.V135]*1+[.V134]*1+[.V133]*1)/14+RAND()*0.08-0.08/2+[.N141]" office:value-type="float" office:value="19.6798923820227">
            <text:p>19,679892382</text:p>
          </table:table-cell>
          <table:table-cell table:formula="of:=ROUND(([.O141]-[.P141])*12)/12" office:value-type="float" office:value="-1.66666666666667">
            <text:p>-1,67</text:p>
          </table:table-cell>
          <table:table-cell table:formula="of:=IF([.Y140]&gt;0;TRUNC([.R140]+[.Q141]*800);[.R140])" office:value-type="float" office:value="4723">
            <text:p>4723</text:p>
          </table:table-cell>
          <table:table-cell table:formula="of:=((([.Q141]*[.Q141]*10000)/256*[.$B$5]+[.$B$6]*256)*[.Q141]*100+[.R141]*[.$B$7])/256/256+0" office:value-type="float" office:value="-15.043867888274">
            <text:p>-15,04</text:p>
          </table:table-cell>
          <table:table-cell table:formula="of:=IF([.S141]&gt;30;30;IF([.S141]&lt;-30;-30;IF([.S141]&gt;=[.T140];TRUNC([.S141]+1/4);TRUNC([.S141]+3/4))))" office:value-type="float" office:value="-14">
            <text:p>-14</text:p>
          </table:table-cell>
          <table:table-cell table:formula="of:=IF([.T141]&gt;[.T140];[.T141]-[.$U$3];[.T141]+[.$U$3])-[.$Z$4]" office:value-type="float" office:value="-18.66">
            <text:p>-18,66</text:p>
          </table:table-cell>
          <table:table-cell table:formula="of:=IF([.U141]&gt;0;IF([.U141]&gt;3;3*0.25;[.U141]*0.25);IF([.U141]&lt;-3;-3*0.16;[.U141]*0.16))/3" office:value-type="float" office:value="-0.16">
            <text:p>-0,16</text:p>
          </table:table-cell>
          <table:table-cell table:formula="of:=IF([.O141]=[.O140];IF([.W140]&lt;=0;0;[.W140]-1);[.$Z$3])" office:value-type="float" office:value="0">
            <text:p>0</text:p>
          </table:table-cell>
          <table:table-cell table:formula="of:=IF([.W141]&gt;0;IF([.O141]&lt;&gt;[.O140];[.$F$5];[.X140]);IF(OR([.O141]&lt;&gt;[.O140];[.Q141]*[.Q140]&lt;=0);[.$F$5];IF(ABS([.Q141])&gt;=ABS([.Q139]);IF([.X140]&lt;0;[.X140];[.X140]-TRUNC(ABS([.Q141])*100/25)-1);[.X140])))" office:value-type="float" office:value="1">
            <text:p>1</text:p>
          </table:table-cell>
          <table:table-cell table:formula="of:=IF(AND([.W141]=0;OR([.Q141]*[.Q140]&lt;=0;AND(ABS([.Q141])&gt;ABS([.Q140]);[.X14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1]" office:value-type="float" office:value="18">
            <text:p>18,00</text:p>
          </table:table-cell>
          <table:table-cell table:formula="of:=[.P141]+([.V141]*1+[.V140]*2+[.V139]*3+[.V138]*3+[.V137]*2+[.V136]*1+[.V135]*1+[.V134]*1)/14+RAND()*0.08-0.08/2+[.N142]" office:value-type="float" office:value="19.5269496552243">
            <text:p>19,5269496552</text:p>
          </table:table-cell>
          <table:table-cell table:formula="of:=ROUND(([.O142]-[.P142])*12)/12" office:value-type="float" office:value="-1.5">
            <text:p>-1,50</text:p>
          </table:table-cell>
          <table:table-cell table:formula="of:=IF([.Y141]&gt;0;TRUNC([.R141]+[.Q142]*800);[.R141])" office:value-type="float" office:value="4723">
            <text:p>4723</text:p>
          </table:table-cell>
          <table:table-cell table:formula="of:=((([.Q142]*[.Q142]*10000)/256*[.$B$5]+[.$B$6]*256)*[.Q142]*100+[.R142]*[.$B$7])/256/256+0" office:value-type="float" office:value="-11.2326374053955">
            <text:p>-11,23</text:p>
          </table:table-cell>
          <table:table-cell table:formula="of:=IF([.S142]&gt;30;30;IF([.S142]&lt;-30;-30;IF([.S142]&gt;=[.T141];TRUNC([.S142]+1/4);TRUNC([.S142]+3/4))))" office:value-type="float" office:value="-10">
            <text:p>-10</text:p>
          </table:table-cell>
          <table:table-cell table:formula="of:=IF([.T142]&gt;[.T141];[.T142]-[.$U$3];[.T142]+[.$U$3])-[.$Z$4]" office:value-type="float" office:value="-14.66">
            <text:p>-14,66</text:p>
          </table:table-cell>
          <table:table-cell table:formula="of:=IF([.U142]&gt;0;IF([.U142]&gt;3;3*0.25;[.U142]*0.25);IF([.U142]&lt;-3;-3*0.16;[.U142]*0.16))/3" office:value-type="float" office:value="-0.16">
            <text:p>-0,16</text:p>
          </table:table-cell>
          <table:table-cell table:formula="of:=IF([.O142]=[.O141];IF([.W141]&lt;=0;0;[.W141]-1);[.$Z$3])" office:value-type="float" office:value="0">
            <text:p>0</text:p>
          </table:table-cell>
          <table:table-cell table:formula="of:=IF([.W142]&gt;0;IF([.O142]&lt;&gt;[.O141];[.$F$5];[.X141]);IF(OR([.O142]&lt;&gt;[.O141];[.Q142]*[.Q141]&lt;=0);[.$F$5];IF(ABS([.Q142])&gt;=ABS([.Q140]);IF([.X141]&lt;0;[.X141];[.X141]-TRUNC(ABS([.Q142])*100/25)-1);[.X141])))" office:value-type="float" office:value="1">
            <text:p>1</text:p>
          </table:table-cell>
          <table:table-cell table:formula="of:=IF(AND([.W142]=0;OR([.Q142]*[.Q141]&lt;=0;AND(ABS([.Q142])&gt;ABS([.Q141]);[.X14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2]" office:value-type="float" office:value="18">
            <text:p>18,00</text:p>
          </table:table-cell>
          <table:table-cell table:formula="of:=[.P142]+([.V142]*1+[.V141]*2+[.V140]*3+[.V139]*3+[.V138]*2+[.V137]*1+[.V136]*1+[.V135]*1)/14+RAND()*0.08-0.08/2+[.N143]" office:value-type="float" office:value="19.3800170057982">
            <text:p>19,3800170058</text:p>
          </table:table-cell>
          <table:table-cell table:formula="of:=ROUND(([.O143]-[.P143])*12)/12" office:value-type="float" office:value="-1.41666666666667">
            <text:p>-1,42</text:p>
          </table:table-cell>
          <table:table-cell table:formula="of:=IF([.Y142]&gt;0;TRUNC([.R142]+[.Q143]*800);[.R142])" office:value-type="float" office:value="4723">
            <text:p>4723</text:p>
          </table:table-cell>
          <table:table-cell table:formula="of:=((([.Q143]*[.Q143]*10000)/256*[.$B$5]+[.$B$6]*256)*[.Q143]*100+[.R143]*[.$B$7])/256/256+0" office:value-type="float" office:value="-9.57744445624175">
            <text:p>-9,58</text:p>
          </table:table-cell>
          <table:table-cell table:formula="of:=IF([.S143]&gt;30;30;IF([.S143]&lt;-30;-30;IF([.S143]&gt;=[.T142];TRUNC([.S143]+1/4);TRUNC([.S143]+3/4))))" office:value-type="float" office:value="-9">
            <text:p>-9</text:p>
          </table:table-cell>
          <table:table-cell table:formula="of:=IF([.T143]&gt;[.T142];[.T143]-[.$U$3];[.T143]+[.$U$3])-[.$Z$4]" office:value-type="float" office:value="-13.66">
            <text:p>-13,66</text:p>
          </table:table-cell>
          <table:table-cell table:formula="of:=IF([.U143]&gt;0;IF([.U143]&gt;3;3*0.25;[.U143]*0.25);IF([.U143]&lt;-3;-3*0.16;[.U143]*0.16))/3" office:value-type="float" office:value="-0.16">
            <text:p>-0,16</text:p>
          </table:table-cell>
          <table:table-cell table:formula="of:=IF([.O143]=[.O142];IF([.W142]&lt;=0;0;[.W142]-1);[.$Z$3])" office:value-type="float" office:value="0">
            <text:p>0</text:p>
          </table:table-cell>
          <table:table-cell table:formula="of:=IF([.W143]&gt;0;IF([.O143]&lt;&gt;[.O142];[.$F$5];[.X142]);IF(OR([.O143]&lt;&gt;[.O142];[.Q143]*[.Q142]&lt;=0);[.$F$5];IF(ABS([.Q143])&gt;=ABS([.Q141]);IF([.X142]&lt;0;[.X142];[.X142]-TRUNC(ABS([.Q143])*100/25)-1);[.X142])))" office:value-type="float" office:value="1">
            <text:p>1</text:p>
          </table:table-cell>
          <table:table-cell table:formula="of:=IF(AND([.W143]=0;OR([.Q143]*[.Q142]&lt;=0;AND(ABS([.Q143])&gt;ABS([.Q142]);[.X14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3]" office:value-type="float" office:value="18">
            <text:p>18,00</text:p>
          </table:table-cell>
          <table:table-cell table:formula="of:=[.P143]+([.V143]*1+[.V142]*2+[.V141]*3+[.V140]*3+[.V139]*2+[.V138]*1+[.V137]*1+[.V136]*1)/14+RAND()*0.08-0.08/2+[.N144]" office:value-type="float" office:value="19.1961413394629">
            <text:p>19,1961413395</text:p>
          </table:table-cell>
          <table:table-cell table:formula="of:=ROUND(([.O144]-[.P144])*12)/12" office:value-type="float" office:value="-1.16666666666667">
            <text:p>-1,17</text:p>
          </table:table-cell>
          <table:table-cell table:formula="of:=IF([.Y143]&gt;0;TRUNC([.R143]+[.Q144]*800);[.R143])" office:value-type="float" office:value="4723">
            <text:p>4723</text:p>
          </table:table-cell>
          <table:table-cell table:formula="of:=((([.Q144]*[.Q144]*10000)/256*[.$B$5]+[.$B$6]*256)*[.Q144]*100+[.R144]*[.$B$7])/256/256+0" office:value-type="float" office:value="-5.50427959583424">
            <text:p>-5,50</text:p>
          </table:table-cell>
          <table:table-cell table:formula="of:=IF([.S144]&gt;30;30;IF([.S144]&lt;-30;-30;IF([.S144]&gt;=[.T143];TRUNC([.S144]+1/4);TRUNC([.S144]+3/4))))" office:value-type="float" office:value="-5">
            <text:p>-5</text:p>
          </table:table-cell>
          <table:table-cell table:formula="of:=IF([.T144]&gt;[.T143];[.T144]-[.$U$3];[.T144]+[.$U$3])-[.$Z$4]" office:value-type="float" office:value="-9.66">
            <text:p>-9,66</text:p>
          </table:table-cell>
          <table:table-cell table:formula="of:=IF([.U144]&gt;0;IF([.U144]&gt;3;3*0.25;[.U144]*0.25);IF([.U144]&lt;-3;-3*0.16;[.U144]*0.16))/3" office:value-type="float" office:value="-0.16">
            <text:p>-0,16</text:p>
          </table:table-cell>
          <table:table-cell table:formula="of:=IF([.O144]=[.O143];IF([.W143]&lt;=0;0;[.W143]-1);[.$Z$3])" office:value-type="float" office:value="0">
            <text:p>0</text:p>
          </table:table-cell>
          <table:table-cell table:formula="of:=IF([.W144]&gt;0;IF([.O144]&lt;&gt;[.O143];[.$F$5];[.X143]);IF(OR([.O144]&lt;&gt;[.O143];[.Q144]*[.Q143]&lt;=0);[.$F$5];IF(ABS([.Q144])&gt;=ABS([.Q142]);IF([.X143]&lt;0;[.X143];[.X143]-TRUNC(ABS([.Q144])*100/25)-1);[.X143])))" office:value-type="float" office:value="1">
            <text:p>1</text:p>
          </table:table-cell>
          <table:table-cell table:formula="of:=IF(AND([.W144]=0;OR([.Q144]*[.Q143]&lt;=0;AND(ABS([.Q144])&gt;ABS([.Q143]);[.X14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4]" office:value-type="float" office:value="18">
            <text:p>18,00</text:p>
          </table:table-cell>
          <table:table-cell table:formula="of:=[.P144]+([.V144]*1+[.V143]*2+[.V142]*3+[.V141]*3+[.V140]*2+[.V139]*1+[.V138]*1+[.V137]*1)/14+RAND()*0.08-0.08/2+[.N145]" office:value-type="float" office:value="19.0195973754271">
            <text:p>19,0195973754</text:p>
          </table:table-cell>
          <table:table-cell table:formula="of:=ROUND(([.O145]-[.P145])*12)/12" office:value-type="float" office:value="-1">
            <text:p>-1,00</text:p>
          </table:table-cell>
          <table:table-cell table:formula="of:=IF([.Y144]&gt;0;TRUNC([.R144]+[.Q145]*800);[.R144])" office:value-type="float" office:value="4723">
            <text:p>4723</text:p>
          </table:table-cell>
          <table:table-cell table:formula="of:=((([.Q145]*[.Q145]*10000)/256*[.$B$5]+[.$B$6]*256)*[.Q145]*100+[.R145]*[.$B$7])/256/256+0" office:value-type="float" office:value="-3.44145202636719">
            <text:p>-3,44</text:p>
          </table:table-cell>
          <table:table-cell table:formula="of:=IF([.S145]&gt;30;30;IF([.S145]&lt;-30;-30;IF([.S145]&gt;=[.T144];TRUNC([.S145]+1/4);TRUNC([.S145]+3/4))))" office:value-type="float" office:value="-3">
            <text:p>-3</text:p>
          </table:table-cell>
          <table:table-cell table:formula="of:=IF([.T145]&gt;[.T144];[.T145]-[.$U$3];[.T145]+[.$U$3])-[.$Z$4]" office:value-type="float" office:value="-7.66">
            <text:p>-7,66</text:p>
          </table:table-cell>
          <table:table-cell table:formula="of:=IF([.U145]&gt;0;IF([.U145]&gt;3;3*0.25;[.U145]*0.25);IF([.U145]&lt;-3;-3*0.16;[.U145]*0.16))/3" office:value-type="float" office:value="-0.16">
            <text:p>-0,16</text:p>
          </table:table-cell>
          <table:table-cell table:formula="of:=IF([.O145]=[.O144];IF([.W144]&lt;=0;0;[.W144]-1);[.$Z$3])" office:value-type="float" office:value="0">
            <text:p>0</text:p>
          </table:table-cell>
          <table:table-cell table:formula="of:=IF([.W145]&gt;0;IF([.O145]&lt;&gt;[.O144];[.$F$5];[.X144]);IF(OR([.O145]&lt;&gt;[.O144];[.Q145]*[.Q144]&lt;=0);[.$F$5];IF(ABS([.Q145])&gt;=ABS([.Q143]);IF([.X144]&lt;0;[.X144];[.X144]-TRUNC(ABS([.Q145])*100/25)-1);[.X144])))" office:value-type="float" office:value="1">
            <text:p>1</text:p>
          </table:table-cell>
          <table:table-cell table:formula="of:=IF(AND([.W145]=0;OR([.Q145]*[.Q144]&lt;=0;AND(ABS([.Q145])&gt;ABS([.Q144]);[.X14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5]" office:value-type="float" office:value="18">
            <text:p>18,00</text:p>
          </table:table-cell>
          <table:table-cell table:formula="of:=[.P145]+([.V145]*1+[.V144]*2+[.V143]*3+[.V142]*3+[.V141]*2+[.V140]*1+[.V139]*1+[.V138]*1)/14+RAND()*0.08-0.08/2+[.N146]" office:value-type="float" office:value="18.8200404074385">
            <text:p>18,8200404074</text:p>
          </table:table-cell>
          <table:table-cell table:formula="of:=ROUND(([.O146]-[.P146])*12)/12" office:value-type="float" office:value="-0.833333333333333">
            <text:p>-0,83</text:p>
          </table:table-cell>
          <table:table-cell table:formula="of:=IF([.Y145]&gt;0;TRUNC([.R145]+[.Q146]*800);[.R145])" office:value-type="float" office:value="4723">
            <text:p>4723</text:p>
          </table:table-cell>
          <table:table-cell table:formula="of:=((([.Q146]*[.Q146]*10000)/256*[.$B$5]+[.$B$6]*256)*[.Q146]*100+[.R146]*[.$B$7])/256/256+0" office:value-type="float" office:value="-1.815725185253">
            <text:p>-1,82</text:p>
          </table:table-cell>
          <table:table-cell table:formula="of:=IF([.S146]&gt;30;30;IF([.S146]&lt;-30;-30;IF([.S146]&gt;=[.T145];TRUNC([.S146]+1/4);TRUNC([.S146]+3/4))))" office:value-type="float" office:value="-1">
            <text:p>-1</text:p>
          </table:table-cell>
          <table:table-cell table:formula="of:=IF([.T146]&gt;[.T145];[.T146]-[.$U$3];[.T146]+[.$U$3])-[.$Z$4]" office:value-type="float" office:value="-5.66">
            <text:p>-5,66</text:p>
          </table:table-cell>
          <table:table-cell table:formula="of:=IF([.U146]&gt;0;IF([.U146]&gt;3;3*0.25;[.U146]*0.25);IF([.U146]&lt;-3;-3*0.16;[.U146]*0.16))/3" office:value-type="float" office:value="-0.16">
            <text:p>-0,16</text:p>
          </table:table-cell>
          <table:table-cell table:formula="of:=IF([.O146]=[.O145];IF([.W145]&lt;=0;0;[.W145]-1);[.$Z$3])" office:value-type="float" office:value="0">
            <text:p>0</text:p>
          </table:table-cell>
          <table:table-cell table:formula="of:=IF([.W146]&gt;0;IF([.O146]&lt;&gt;[.O145];[.$F$5];[.X145]);IF(OR([.O146]&lt;&gt;[.O145];[.Q146]*[.Q145]&lt;=0);[.$F$5];IF(ABS([.Q146])&gt;=ABS([.Q144]);IF([.X145]&lt;0;[.X145];[.X145]-TRUNC(ABS([.Q146])*100/25)-1);[.X145])))" office:value-type="float" office:value="1">
            <text:p>1</text:p>
          </table:table-cell>
          <table:table-cell table:formula="of:=IF(AND([.W146]=0;OR([.Q146]*[.Q145]&lt;=0;AND(ABS([.Q146])&gt;ABS([.Q145]);[.X14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6]" office:value-type="float" office:value="18">
            <text:p>18,00</text:p>
          </table:table-cell>
          <table:table-cell table:formula="of:=[.P146]+([.V146]*1+[.V145]*2+[.V144]*3+[.V143]*3+[.V142]*2+[.V141]*1+[.V140]*1+[.V139]*1)/14+RAND()*0.08-0.08/2+[.N147]" office:value-type="float" office:value="18.6870166679441">
            <text:p>18,6870166679</text:p>
          </table:table-cell>
          <table:table-cell table:formula="of:=ROUND(([.O147]-[.P147])*12)/12" office:value-type="float" office:value="-0.666666666666667">
            <text:p>-0,67</text:p>
          </table:table-cell>
          <table:table-cell table:formula="of:=IF([.Y146]&gt;0;TRUNC([.R146]+[.Q147]*800);[.R146])" office:value-type="float" office:value="4723">
            <text:p>4723</text:p>
          </table:table-cell>
          <table:table-cell table:formula="of:=((([.Q147]*[.Q147]*10000)/256*[.$B$5]+[.$B$6]*256)*[.Q147]*100+[.R147]*[.$B$7])/256/256+0" office:value-type="float" office:value="-0.554248951099537">
            <text:p>-0,55</text:p>
          </table:table-cell>
          <table:table-cell table:formula="of:=IF([.S147]&gt;30;30;IF([.S147]&lt;-30;-30;IF([.S147]&gt;=[.T146];TRUNC([.S147]+1/4);TRUNC([.S147]+3/4))))" office:value-type="float" office:value="-0">
            <text:p>-0</text:p>
          </table:table-cell>
          <table:table-cell table:formula="of:=IF([.T147]&gt;[.T146];[.T147]-[.$U$3];[.T147]+[.$U$3])-[.$Z$4]" office:value-type="float" office:value="-4.66">
            <text:p>-4,66</text:p>
          </table:table-cell>
          <table:table-cell table:formula="of:=IF([.U147]&gt;0;IF([.U147]&gt;3;3*0.25;[.U147]*0.25);IF([.U147]&lt;-3;-3*0.16;[.U147]*0.16))/3" office:value-type="float" office:value="-0.16">
            <text:p>-0,16</text:p>
          </table:table-cell>
          <table:table-cell table:formula="of:=IF([.O147]=[.O146];IF([.W146]&lt;=0;0;[.W146]-1);[.$Z$3])" office:value-type="float" office:value="0">
            <text:p>0</text:p>
          </table:table-cell>
          <table:table-cell table:formula="of:=IF([.W147]&gt;0;IF([.O147]&lt;&gt;[.O146];[.$F$5];[.X146]);IF(OR([.O147]&lt;&gt;[.O146];[.Q147]*[.Q146]&lt;=0);[.$F$5];IF(ABS([.Q147])&gt;=ABS([.Q145]);IF([.X146]&lt;0;[.X146];[.X146]-TRUNC(ABS([.Q147])*100/25)-1);[.X146])))" office:value-type="float" office:value="1">
            <text:p>1</text:p>
          </table:table-cell>
          <table:table-cell table:formula="of:=IF(AND([.W147]=0;OR([.Q147]*[.Q146]&lt;=0;AND(ABS([.Q147])&gt;ABS([.Q146]);[.X14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7]" office:value-type="float" office:value="18">
            <text:p>18,00</text:p>
          </table:table-cell>
          <table:table-cell table:formula="of:=[.P147]+([.V147]*1+[.V146]*2+[.V145]*3+[.V144]*3+[.V143]*2+[.V142]*1+[.V141]*1+[.V140]*1)/14+RAND()*0.08-0.08/2+[.N148]" office:value-type="float" office:value="18.4881785615876">
            <text:p>18,4881785616</text:p>
          </table:table-cell>
          <table:table-cell table:formula="of:=ROUND(([.O148]-[.P148])*12)/12" office:value-type="float" office:value="-0.5">
            <text:p>-0,50</text:p>
          </table:table-cell>
          <table:table-cell table:formula="of:=IF([.Y147]&gt;0;TRUNC([.R147]+[.Q148]*800);[.R147])" office:value-type="float" office:value="4723">
            <text:p>4723</text:p>
          </table:table-cell>
          <table:table-cell table:formula="of:=((([.Q148]*[.Q148]*10000)/256*[.$B$5]+[.$B$6]*256)*[.Q148]*100+[.R148]*[.$B$7])/256/256+0" office:value-type="float" office:value="0.415826797485352">
            <text:p>0,42</text:p>
          </table:table-cell>
          <table:table-cell table:formula="of:=IF([.S148]&gt;30;30;IF([.S148]&lt;-30;-30;IF([.S148]&gt;=[.T147];TRUNC([.S148]+1/4);TRUNC([.S148]+3/4))))" office:value-type="float" office:value="0">
            <text:p>0</text:p>
          </table:table-cell>
          <table:table-cell table:formula="of:=IF([.T148]&gt;[.T147];[.T148]-[.$U$3];[.T148]+[.$U$3])-[.$Z$4]" office:value-type="float" office:value="-4.22">
            <text:p>-4,22</text:p>
          </table:table-cell>
          <table:table-cell table:formula="of:=IF([.U148]&gt;0;IF([.U148]&gt;3;3*0.25;[.U148]*0.25);IF([.U148]&lt;-3;-3*0.16;[.U148]*0.16))/3" office:value-type="float" office:value="-0.16">
            <text:p>-0,16</text:p>
          </table:table-cell>
          <table:table-cell table:formula="of:=IF([.O148]=[.O147];IF([.W147]&lt;=0;0;[.W147]-1);[.$Z$3])" office:value-type="float" office:value="0">
            <text:p>0</text:p>
          </table:table-cell>
          <table:table-cell table:formula="of:=IF([.W148]&gt;0;IF([.O148]&lt;&gt;[.O147];[.$F$5];[.X147]);IF(OR([.O148]&lt;&gt;[.O147];[.Q148]*[.Q147]&lt;=0);[.$F$5];IF(ABS([.Q148])&gt;=ABS([.Q146]);IF([.X147]&lt;0;[.X147];[.X147]-TRUNC(ABS([.Q148])*100/25)-1);[.X147])))" office:value-type="float" office:value="1">
            <text:p>1</text:p>
          </table:table-cell>
          <table:table-cell table:formula="of:=IF(AND([.W148]=0;OR([.Q148]*[.Q147]&lt;=0;AND(ABS([.Q148])&gt;ABS([.Q147]);[.X14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8]" office:value-type="float" office:value="18">
            <text:p>18,00</text:p>
          </table:table-cell>
          <table:table-cell table:formula="of:=[.P148]+([.V148]*1+[.V147]*2+[.V146]*3+[.V145]*3+[.V144]*2+[.V143]*1+[.V142]*1+[.V141]*1)/14+RAND()*0.08-0.08/2+[.N149]" office:value-type="float" office:value="18.3637680851638">
            <text:p>18,3637680852</text:p>
          </table:table-cell>
          <table:table-cell table:formula="of:=ROUND(([.O149]-[.P149])*12)/12" office:value-type="float" office:value="-0.333333333333333">
            <text:p>-0,33</text:p>
          </table:table-cell>
          <table:table-cell table:formula="of:=IF([.Y148]&gt;0;TRUNC([.R148]+[.Q149]*800);[.R148])" office:value-type="float" office:value="4723">
            <text:p>4723</text:p>
          </table:table-cell>
          <table:table-cell table:formula="of:=((([.Q149]*[.Q149]*10000)/256*[.$B$5]+[.$B$6]*256)*[.Q149]*100+[.R149]*[.$B$7])/256/256+0" office:value-type="float" office:value="1.16735218189381">
            <text:p>1,17</text:p>
          </table:table-cell>
          <table:table-cell table:formula="of:=IF([.S149]&gt;30;30;IF([.S149]&lt;-30;-30;IF([.S149]&gt;=[.T148];TRUNC([.S149]+1/4);TRUNC([.S149]+3/4))))" office:value-type="float" office:value="1">
            <text:p>1</text:p>
          </table:table-cell>
          <table:table-cell table:formula="of:=IF([.T149]&gt;[.T148];[.T149]-[.$U$3];[.T149]+[.$U$3])-[.$Z$4]" office:value-type="float" office:value="-3.66">
            <text:p>-3,66</text:p>
          </table:table-cell>
          <table:table-cell table:formula="of:=IF([.U149]&gt;0;IF([.U149]&gt;3;3*0.25;[.U149]*0.25);IF([.U149]&lt;-3;-3*0.16;[.U149]*0.16))/3" office:value-type="float" office:value="-0.16">
            <text:p>-0,16</text:p>
          </table:table-cell>
          <table:table-cell table:formula="of:=IF([.O149]=[.O148];IF([.W148]&lt;=0;0;[.W148]-1);[.$Z$3])" office:value-type="float" office:value="0">
            <text:p>0</text:p>
          </table:table-cell>
          <table:table-cell table:formula="of:=IF([.W149]&gt;0;IF([.O149]&lt;&gt;[.O148];[.$F$5];[.X148]);IF(OR([.O149]&lt;&gt;[.O148];[.Q149]*[.Q148]&lt;=0);[.$F$5];IF(ABS([.Q149])&gt;=ABS([.Q147]);IF([.X148]&lt;0;[.X148];[.X148]-TRUNC(ABS([.Q149])*100/25)-1);[.X148])))" office:value-type="float" office:value="1">
            <text:p>1</text:p>
          </table:table-cell>
          <table:table-cell table:formula="of:=IF(AND([.W149]=0;OR([.Q149]*[.Q148]&lt;=0;AND(ABS([.Q149])&gt;ABS([.Q148]);[.X14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49]" office:value-type="float" office:value="18">
            <text:p>18,00</text:p>
          </table:table-cell>
          <table:table-cell table:formula="of:=[.P149]+([.V149]*1+[.V148]*2+[.V147]*3+[.V146]*3+[.V145]*2+[.V144]*1+[.V143]*1+[.V142]*1)/14+RAND()*0.08-0.08/2+[.N150]" office:value-type="float" office:value="18.2295075244799">
            <text:p>18,2295075245</text:p>
          </table:table-cell>
          <table:table-cell table:formula="of:=ROUND(([.O150]-[.P150])*12)/12" office:value-type="float" office:value="-0.25">
            <text:p>-0,25</text:p>
          </table:table-cell>
          <table:table-cell table:formula="of:=IF([.Y149]&gt;0;TRUNC([.R149]+[.Q150]*800);[.R149])" office:value-type="float" office:value="4723">
            <text:p>4723</text:p>
          </table:table-cell>
          <table:table-cell table:formula="of:=((([.Q150]*[.Q150]*10000)/256*[.$B$5]+[.$B$6]*256)*[.Q150]*100+[.R150]*[.$B$7])/256/256+0" office:value-type="float" office:value="1.48392415046692">
            <text:p>1,48</text:p>
          </table:table-cell>
          <table:table-cell table:formula="of:=IF([.S150]&gt;30;30;IF([.S150]&lt;-30;-30;IF([.S150]&gt;=[.T149];TRUNC([.S150]+1/4);TRUNC([.S150]+3/4))))" office:value-type="float" office:value="1">
            <text:p>1</text:p>
          </table:table-cell>
          <table:table-cell table:formula="of:=IF([.T150]&gt;[.T149];[.T150]-[.$U$3];[.T150]+[.$U$3])-[.$Z$4]" office:value-type="float" office:value="-3.22">
            <text:p>-3,22</text:p>
          </table:table-cell>
          <table:table-cell table:formula="of:=IF([.U150]&gt;0;IF([.U150]&gt;3;3*0.25;[.U150]*0.25);IF([.U150]&lt;-3;-3*0.16;[.U150]*0.16))/3" office:value-type="float" office:value="-0.16">
            <text:p>-0,16</text:p>
          </table:table-cell>
          <table:table-cell table:formula="of:=IF([.O150]=[.O149];IF([.W149]&lt;=0;0;[.W149]-1);[.$Z$3])" office:value-type="float" office:value="0">
            <text:p>0</text:p>
          </table:table-cell>
          <table:table-cell table:formula="of:=IF([.W150]&gt;0;IF([.O150]&lt;&gt;[.O149];[.$F$5];[.X149]);IF(OR([.O150]&lt;&gt;[.O149];[.Q150]*[.Q149]&lt;=0);[.$F$5];IF(ABS([.Q150])&gt;=ABS([.Q148]);IF([.X149]&lt;0;[.X149];[.X149]-TRUNC(ABS([.Q150])*100/25)-1);[.X149])))" office:value-type="float" office:value="1">
            <text:p>1</text:p>
          </table:table-cell>
          <table:table-cell table:formula="of:=IF(AND([.W150]=0;OR([.Q150]*[.Q149]&lt;=0;AND(ABS([.Q150])&gt;ABS([.Q149]);[.X15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0]" office:value-type="float" office:value="18">
            <text:p>18,00</text:p>
          </table:table-cell>
          <table:table-cell table:formula="of:=[.P150]+([.V150]*1+[.V149]*2+[.V148]*3+[.V147]*3+[.V146]*2+[.V145]*1+[.V144]*1+[.V143]*1)/14+RAND()*0.08-0.08/2+[.N151]" office:value-type="float" office:value="18.0926390039518">
            <text:p>18,092639004</text:p>
          </table:table-cell>
          <table:table-cell table:formula="of:=ROUND(([.O151]-[.P151])*12)/12" office:value-type="float" office:value="-0.0833333333333333">
            <text:p>-0,08</text:p>
          </table:table-cell>
          <table:table-cell table:formula="of:=IF([.Y150]&gt;0;TRUNC([.R150]+[.Q151]*800);[.R150])" office:value-type="float" office:value="4723">
            <text:p>4723</text:p>
          </table:table-cell>
          <table:table-cell table:formula="of:=((([.Q151]*[.Q151]*10000)/256*[.$B$5]+[.$B$6]*256)*[.Q151]*100+[.R151]*[.$B$7])/256/256+0" office:value-type="float" office:value="2.044217966221">
            <text:p>2,04</text:p>
          </table:table-cell>
          <table:table-cell table:formula="of:=IF([.S151]&gt;30;30;IF([.S151]&lt;-30;-30;IF([.S151]&gt;=[.T150];TRUNC([.S151]+1/4);TRUNC([.S151]+3/4))))" office:value-type="float" office:value="2">
            <text:p>2</text:p>
          </table:table-cell>
          <table:table-cell table:formula="of:=IF([.T151]&gt;[.T150];[.T151]-[.$U$3];[.T151]+[.$U$3])-[.$Z$4]" office:value-type="float" office:value="-2.66">
            <text:p>-2,66</text:p>
          </table:table-cell>
          <table:table-cell table:formula="of:=IF([.U151]&gt;0;IF([.U151]&gt;3;3*0.25;[.U151]*0.25);IF([.U151]&lt;-3;-3*0.16;[.U151]*0.16))/3" office:value-type="float" office:value="-0.141866666666667">
            <text:p>-0,1418666667</text:p>
          </table:table-cell>
          <table:table-cell table:formula="of:=IF([.O151]=[.O150];IF([.W150]&lt;=0;0;[.W150]-1);[.$Z$3])" office:value-type="float" office:value="0">
            <text:p>0</text:p>
          </table:table-cell>
          <table:table-cell table:formula="of:=IF([.W151]&gt;0;IF([.O151]&lt;&gt;[.O150];[.$F$5];[.X150]);IF(OR([.O151]&lt;&gt;[.O150];[.Q151]*[.Q150]&lt;=0);[.$F$5];IF(ABS([.Q151])&gt;=ABS([.Q149]);IF([.X150]&lt;0;[.X150];[.X150]-TRUNC(ABS([.Q151])*100/25)-1);[.X150])))" office:value-type="float" office:value="1">
            <text:p>1</text:p>
          </table:table-cell>
          <table:table-cell table:formula="of:=IF(AND([.W151]=0;OR([.Q151]*[.Q150]&lt;=0;AND(ABS([.Q151])&gt;ABS([.Q150]);[.X15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1]" office:value-type="float" office:value="18">
            <text:p>18,00</text:p>
          </table:table-cell>
          <table:table-cell table:formula="of:=[.P151]+([.V151]*1+[.V150]*2+[.V149]*3+[.V148]*3+[.V147]*2+[.V146]*1+[.V145]*1+[.V144]*1)/14+RAND()*0.08-0.08/2+[.N152]" office:value-type="float" office:value="17.9719833267775">
            <text:p>17,9719833268</text:p>
          </table:table-cell>
          <table:table-cell table:formula="of:=ROUND(([.O152]-[.P152])*12)/12" office:value-type="float" office:value="0">
            <text:p>0,00</text:p>
          </table:table-cell>
          <table:table-cell table:formula="of:=IF([.Y151]&gt;0;TRUNC([.R151]+[.Q152]*800);[.R151])" office:value-type="float" office:value="4723">
            <text:p>4723</text:p>
          </table:table-cell>
          <table:table-cell table:formula="of:=((([.Q152]*[.Q152]*10000)/256*[.$B$5]+[.$B$6]*256)*[.Q152]*100+[.R152]*[.$B$7])/256/256+0" office:value-type="float" office:value="2.30615234375">
            <text:p>2,31</text:p>
          </table:table-cell>
          <table:table-cell table:formula="of:=IF([.S152]&gt;30;30;IF([.S152]&lt;-30;-30;IF([.S152]&gt;=[.T151];TRUNC([.S152]+1/4);TRUNC([.S152]+3/4))))" office:value-type="float" office:value="2">
            <text:p>2</text:p>
          </table:table-cell>
          <table:table-cell table:formula="of:=IF([.T152]&gt;[.T151];[.T152]-[.$U$3];[.T152]+[.$U$3])-[.$Z$4]" office:value-type="float" office:value="-2.22">
            <text:p>-2,22</text:p>
          </table:table-cell>
          <table:table-cell table:formula="of:=IF([.U152]&gt;0;IF([.U152]&gt;3;3*0.25;[.U152]*0.25);IF([.U152]&lt;-3;-3*0.16;[.U152]*0.16))/3" office:value-type="float" office:value="-0.1184">
            <text:p>-0,1184</text:p>
          </table:table-cell>
          <table:table-cell table:formula="of:=IF([.O152]=[.O151];IF([.W151]&lt;=0;0;[.W151]-1);[.$Z$3])" office:value-type="float" office:value="0">
            <text:p>0</text:p>
          </table:table-cell>
          <table:table-cell table:formula="of:=IF([.W152]&gt;0;IF([.O152]&lt;&gt;[.O151];[.$F$5];[.X151]);IF(OR([.O152]&lt;&gt;[.O151];[.Q152]*[.Q151]&lt;=0);[.$F$5];IF(ABS([.Q152])&gt;=ABS([.Q150]);IF([.X151]&lt;0;[.X151];[.X151]-TRUNC(ABS([.Q152])*100/25)-1);[.X151])))" office:value-type="float" office:value="40">
            <text:p>40</text:p>
          </table:table-cell>
          <table:table-cell table:formula="of:=IF(AND([.W152]=0;OR([.Q152]*[.Q151]&lt;=0;AND(ABS([.Q152])&gt;ABS([.Q151]);[.X152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2]" office:value-type="float" office:value="18">
            <text:p>18,00</text:p>
          </table:table-cell>
          <table:table-cell table:formula="of:=[.P152]+([.V152]*1+[.V151]*2+[.V150]*3+[.V149]*3+[.V148]*2+[.V147]*1+[.V146]*1+[.V145]*1)/14+RAND()*0.08-0.08/2+[.N153]" office:value-type="float" office:value="17.7995197736058">
            <text:p>17,7995197736</text:p>
          </table:table-cell>
          <table:table-cell table:formula="of:=ROUND(([.O153]-[.P153])*12)/12" office:value-type="float" office:value="0.166666666666667">
            <text:p>0,17</text:p>
          </table:table-cell>
          <table:table-cell table:formula="of:=IF([.Y152]&gt;0;TRUNC([.R152]+[.Q153]*800);[.R152])" office:value-type="float" office:value="4856">
            <text:p>4856</text:p>
          </table:table-cell>
          <table:table-cell table:formula="of:=((([.Q153]*[.Q153]*10000)/256*[.$B$5]+[.$B$6]*256)*[.Q153]*100+[.R153]*[.$B$7])/256/256+0" office:value-type="float" office:value="2.90406877023202">
            <text:p>2,90</text:p>
          </table:table-cell>
          <table:table-cell table:formula="of:=IF([.S153]&gt;30;30;IF([.S153]&lt;-30;-30;IF([.S153]&gt;=[.T152];TRUNC([.S153]+1/4);TRUNC([.S153]+3/4))))" office:value-type="float" office:value="3">
            <text:p>3</text:p>
          </table:table-cell>
          <table:table-cell table:formula="of:=IF([.T153]&gt;[.T152];[.T153]-[.$U$3];[.T153]+[.$U$3])-[.$Z$4]" office:value-type="float" office:value="-1.66">
            <text:p>-1,66</text:p>
          </table:table-cell>
          <table:table-cell table:formula="of:=IF([.U153]&gt;0;IF([.U153]&gt;3;3*0.25;[.U153]*0.25);IF([.U153]&lt;-3;-3*0.16;[.U153]*0.16))/3" office:value-type="float" office:value="-0.0885333333333334">
            <text:p>-0,0885333333</text:p>
          </table:table-cell>
          <table:table-cell table:formula="of:=IF([.O153]=[.O152];IF([.W152]&lt;=0;0;[.W152]-1);[.$Z$3])" office:value-type="float" office:value="0">
            <text:p>0</text:p>
          </table:table-cell>
          <table:table-cell table:formula="of:=IF([.W153]&gt;0;IF([.O153]&lt;&gt;[.O152];[.$F$5];[.X152]);IF(OR([.O153]&lt;&gt;[.O152];[.Q153]*[.Q152]&lt;=0);[.$F$5];IF(ABS([.Q153])&gt;=ABS([.Q151]);IF([.X152]&lt;0;[.X152];[.X152]-TRUNC(ABS([.Q153])*100/25)-1);[.X152])))" office:value-type="float" office:value="40">
            <text:p>40</text:p>
          </table:table-cell>
          <table:table-cell table:formula="of:=IF(AND([.W153]=0;OR([.Q153]*[.Q152]&lt;=0;AND(ABS([.Q153])&gt;ABS([.Q152]);[.X153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3]" office:value-type="float" office:value="18">
            <text:p>18,00</text:p>
          </table:table-cell>
          <table:table-cell table:formula="of:=[.P153]+([.V153]*1+[.V152]*2+[.V151]*3+[.V150]*3+[.V149]*2+[.V148]*1+[.V147]*1+[.V146]*1)/14+RAND()*0.08-0.08/2+[.N154]" office:value-type="float" office:value="17.6899191005596">
            <text:p>17,6899191006</text:p>
          </table:table-cell>
          <table:table-cell table:formula="of:=ROUND(([.O154]-[.P154])*12)/12" office:value-type="float" office:value="0.333333333333333">
            <text:p>0,33</text:p>
          </table:table-cell>
          <table:table-cell table:formula="of:=IF([.Y153]&gt;0;TRUNC([.R153]+[.Q154]*800);[.R153])" office:value-type="float" office:value="5122">
            <text:p>5122</text:p>
          </table:table-cell>
          <table:table-cell table:formula="of:=((([.Q154]*[.Q154]*10000)/256*[.$B$5]+[.$B$6]*256)*[.Q154]*100+[.R154]*[.$B$7])/256/256+0" office:value-type="float" office:value="3.63977672435619">
            <text:p>3,64</text:p>
          </table:table-cell>
          <table:table-cell table:formula="of:=IF([.S154]&gt;30;30;IF([.S154]&lt;-30;-30;IF([.S154]&gt;=[.T153];TRUNC([.S154]+1/4);TRUNC([.S154]+3/4))))" office:value-type="float" office:value="3">
            <text:p>3</text:p>
          </table:table-cell>
          <table:table-cell table:formula="of:=IF([.T154]&gt;[.T153];[.T154]-[.$U$3];[.T154]+[.$U$3])-[.$Z$4]" office:value-type="float" office:value="-1.22">
            <text:p>-1,22</text:p>
          </table:table-cell>
          <table:table-cell table:formula="of:=IF([.U154]&gt;0;IF([.U154]&gt;3;3*0.25;[.U154]*0.25);IF([.U154]&lt;-3;-3*0.16;[.U154]*0.16))/3" office:value-type="float" office:value="-0.0650666666666667">
            <text:p>-0,0650666667</text:p>
          </table:table-cell>
          <table:table-cell table:formula="of:=IF([.O154]=[.O153];IF([.W153]&lt;=0;0;[.W153]-1);[.$Z$3])" office:value-type="float" office:value="0">
            <text:p>0</text:p>
          </table:table-cell>
          <table:table-cell table:formula="of:=IF([.W154]&gt;0;IF([.O154]&lt;&gt;[.O153];[.$F$5];[.X153]);IF(OR([.O154]&lt;&gt;[.O153];[.Q154]*[.Q153]&lt;=0);[.$F$5];IF(ABS([.Q154])&gt;=ABS([.Q152]);IF([.X153]&lt;0;[.X153];[.X153]-TRUNC(ABS([.Q154])*100/25)-1);[.X153])))" office:value-type="float" office:value="38">
            <text:p>38</text:p>
          </table:table-cell>
          <table:table-cell table:formula="of:=IF(AND([.W154]=0;OR([.Q154]*[.Q153]&lt;=0;AND(ABS([.Q154])&gt;ABS([.Q153]);[.X154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4]" office:value-type="float" office:value="18">
            <text:p>18,00</text:p>
          </table:table-cell>
          <table:table-cell table:formula="of:=[.P154]+([.V154]*1+[.V153]*2+[.V152]*3+[.V151]*3+[.V150]*2+[.V149]*1+[.V148]*1+[.V147]*1)/14+RAND()*0.08-0.08/2+[.N155]" office:value-type="float" office:value="17.5844015911687">
            <text:p>17,5844015912</text:p>
          </table:table-cell>
          <table:table-cell table:formula="of:=ROUND(([.O155]-[.P155])*12)/12" office:value-type="float" office:value="0.416666666666667">
            <text:p>0,42</text:p>
          </table:table-cell>
          <table:table-cell table:formula="of:=IF([.Y154]&gt;0;TRUNC([.R154]+[.Q155]*800);[.R154])" office:value-type="float" office:value="5455">
            <text:p>5455</text:p>
          </table:table-cell>
          <table:table-cell table:formula="of:=((([.Q155]*[.Q155]*10000)/256*[.$B$5]+[.$B$6]*256)*[.Q155]*100+[.R155]*[.$B$7])/256/256+0" office:value-type="float" office:value="4.15537140987538">
            <text:p>4,16</text:p>
          </table:table-cell>
          <table:table-cell table:formula="of:=IF([.S155]&gt;30;30;IF([.S155]&lt;-30;-30;IF([.S155]&gt;=[.T154];TRUNC([.S155]+1/4);TRUNC([.S155]+3/4))))" office:value-type="float" office:value="4">
            <text:p>4</text:p>
          </table:table-cell>
          <table:table-cell table:formula="of:=IF([.T155]&gt;[.T154];[.T155]-[.$U$3];[.T155]+[.$U$3])-[.$Z$4]" office:value-type="float" office:value="-0.660000000000001">
            <text:p>-0,66</text:p>
          </table:table-cell>
          <table:table-cell table:formula="of:=IF([.U155]&gt;0;IF([.U155]&gt;3;3*0.25;[.U155]*0.25);IF([.U155]&lt;-3;-3*0.16;[.U155]*0.16))/3" office:value-type="float" office:value="-0.0352">
            <text:p>-0,0352</text:p>
          </table:table-cell>
          <table:table-cell table:formula="of:=IF([.O155]=[.O154];IF([.W154]&lt;=0;0;[.W154]-1);[.$Z$3])" office:value-type="float" office:value="0">
            <text:p>0</text:p>
          </table:table-cell>
          <table:table-cell table:formula="of:=IF([.W155]&gt;0;IF([.O155]&lt;&gt;[.O154];[.$F$5];[.X154]);IF(OR([.O155]&lt;&gt;[.O154];[.Q155]*[.Q154]&lt;=0);[.$F$5];IF(ABS([.Q155])&gt;=ABS([.Q153]);IF([.X154]&lt;0;[.X154];[.X154]-TRUNC(ABS([.Q155])*100/25)-1);[.X154])))" office:value-type="float" office:value="36">
            <text:p>36</text:p>
          </table:table-cell>
          <table:table-cell table:formula="of:=IF(AND([.W155]=0;OR([.Q155]*[.Q154]&lt;=0;AND(ABS([.Q155])&gt;ABS([.Q154]);[.X155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5]" office:value-type="float" office:value="18">
            <text:p>18,00</text:p>
          </table:table-cell>
          <table:table-cell table:formula="of:=[.P155]+([.V155]*1+[.V154]*2+[.V153]*3+[.V152]*3+[.V151]*2+[.V150]*1+[.V149]*1+[.V148]*1)/14+RAND()*0.08-0.08/2+[.N156]" office:value-type="float" office:value="17.4562092217773">
            <text:p>17,4562092218</text:p>
          </table:table-cell>
          <table:table-cell table:formula="of:=ROUND(([.O156]-[.P156])*12)/12" office:value-type="float" office:value="0.583333333333333">
            <text:p>0,58</text:p>
          </table:table-cell>
          <table:table-cell table:formula="of:=IF([.Y155]&gt;0;TRUNC([.R155]+[.Q156]*800);[.R155])" office:value-type="float" office:value="5921">
            <text:p>5921</text:p>
          </table:table-cell>
          <table:table-cell table:formula="of:=((([.Q156]*[.Q156]*10000)/256*[.$B$5]+[.$B$6]*256)*[.Q156]*100+[.R156]*[.$B$7])/256/256+0" office:value-type="float" office:value="5.23460477369803">
            <text:p>5,23</text:p>
          </table:table-cell>
          <table:table-cell table:formula="of:=IF([.S156]&gt;30;30;IF([.S156]&lt;-30;-30;IF([.S156]&gt;=[.T155];TRUNC([.S156]+1/4);TRUNC([.S156]+3/4))))" office:value-type="float" office:value="5">
            <text:p>5</text:p>
          </table:table-cell>
          <table:table-cell table:formula="of:=IF([.T156]&gt;[.T155];[.T156]-[.$U$3];[.T156]+[.$U$3])-[.$Z$4]" office:value-type="float" office:value="0.34">
            <text:p>0,34</text:p>
          </table:table-cell>
          <table:table-cell table:formula="of:=IF([.U156]&gt;0;IF([.U156]&gt;3;3*0.25;[.U156]*0.25);IF([.U156]&lt;-3;-3*0.16;[.U156]*0.16))/3" office:value-type="float" office:value="0.0283333333333333">
            <text:p>0,0283333333</text:p>
          </table:table-cell>
          <table:table-cell table:formula="of:=IF([.O156]=[.O155];IF([.W155]&lt;=0;0;[.W155]-1);[.$Z$3])" office:value-type="float" office:value="0">
            <text:p>0</text:p>
          </table:table-cell>
          <table:table-cell table:formula="of:=IF([.W156]&gt;0;IF([.O156]&lt;&gt;[.O155];[.$F$5];[.X155]);IF(OR([.O156]&lt;&gt;[.O155];[.Q156]*[.Q155]&lt;=0);[.$F$5];IF(ABS([.Q156])&gt;=ABS([.Q154]);IF([.X155]&lt;0;[.X155];[.X155]-TRUNC(ABS([.Q156])*100/25)-1);[.X155])))" office:value-type="float" office:value="33">
            <text:p>33</text:p>
          </table:table-cell>
          <table:table-cell table:formula="of:=IF(AND([.W156]=0;OR([.Q156]*[.Q155]&lt;=0;AND(ABS([.Q156])&gt;ABS([.Q155]);[.X156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6]" office:value-type="float" office:value="18">
            <text:p>18,00</text:p>
          </table:table-cell>
          <table:table-cell table:formula="of:=[.P156]+([.V156]*1+[.V155]*2+[.V154]*3+[.V153]*3+[.V152]*2+[.V151]*1+[.V150]*1+[.V149]*1)/14+RAND()*0.08-0.08/2+[.N157]" office:value-type="float" office:value="17.3604331590013">
            <text:p>17,360433159</text:p>
          </table:table-cell>
          <table:table-cell table:formula="of:=ROUND(([.O157]-[.P157])*12)/12" office:value-type="float" office:value="0.666666666666667">
            <text:p>0,67</text:p>
          </table:table-cell>
          <table:table-cell table:formula="of:=IF([.Y156]&gt;0;TRUNC([.R156]+[.Q157]*800);[.R156])" office:value-type="float" office:value="6454">
            <text:p>6454</text:p>
          </table:table-cell>
          <table:table-cell table:formula="of:=((([.Q157]*[.Q157]*10000)/256*[.$B$5]+[.$B$6]*256)*[.Q157]*100+[.R157]*[.$B$7])/256/256+0" office:value-type="float" office:value="6.01176848234954">
            <text:p>6,01</text:p>
          </table:table-cell>
          <table:table-cell table:formula="of:=IF([.S157]&gt;30;30;IF([.S157]&lt;-30;-30;IF([.S157]&gt;=[.T156];TRUNC([.S157]+1/4);TRUNC([.S157]+3/4))))" office:value-type="float" office:value="6">
            <text:p>6</text:p>
          </table:table-cell>
          <table:table-cell table:formula="of:=IF([.T157]&gt;[.T156];[.T157]-[.$U$3];[.T157]+[.$U$3])-[.$Z$4]" office:value-type="float" office:value="1.34">
            <text:p>1,34</text:p>
          </table:table-cell>
          <table:table-cell table:formula="of:=IF([.U157]&gt;0;IF([.U157]&gt;3;3*0.25;[.U157]*0.25);IF([.U157]&lt;-3;-3*0.16;[.U157]*0.16))/3" office:value-type="float" office:value="0.111666666666667">
            <text:p>0,1116666667</text:p>
          </table:table-cell>
          <table:table-cell table:formula="of:=IF([.O157]=[.O156];IF([.W156]&lt;=0;0;[.W156]-1);[.$Z$3])" office:value-type="float" office:value="0">
            <text:p>0</text:p>
          </table:table-cell>
          <table:table-cell table:formula="of:=IF([.W157]&gt;0;IF([.O157]&lt;&gt;[.O156];[.$F$5];[.X156]);IF(OR([.O157]&lt;&gt;[.O156];[.Q157]*[.Q156]&lt;=0);[.$F$5];IF(ABS([.Q157])&gt;=ABS([.Q155]);IF([.X156]&lt;0;[.X156];[.X156]-TRUNC(ABS([.Q157])*100/25)-1);[.X156])))" office:value-type="float" office:value="30">
            <text:p>30</text:p>
          </table:table-cell>
          <table:table-cell table:formula="of:=IF(AND([.W157]=0;OR([.Q157]*[.Q156]&lt;=0;AND(ABS([.Q157])&gt;ABS([.Q156]);[.X157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7]" office:value-type="float" office:value="18">
            <text:p>18,00</text:p>
          </table:table-cell>
          <table:table-cell table:formula="of:=[.P157]+([.V157]*1+[.V156]*2+[.V155]*3+[.V154]*3+[.V153]*2+[.V152]*1+[.V151]*1+[.V150]*1)/14+RAND()*0.08-0.08/2+[.N158]" office:value-type="float" office:value="17.2898157284855">
            <text:p>17,2898157285</text:p>
          </table:table-cell>
          <table:table-cell table:formula="of:=ROUND(([.O158]-[.P158])*12)/12" office:value-type="float" office:value="0.75">
            <text:p>0,75</text:p>
          </table:table-cell>
          <table:table-cell table:formula="of:=IF([.Y157]&gt;0;TRUNC([.R157]+[.Q158]*800);[.R157])" office:value-type="float" office:value="7054">
            <text:p>7054</text:p>
          </table:table-cell>
          <table:table-cell table:formula="of:=((([.Q158]*[.Q158]*10000)/256*[.$B$5]+[.$B$6]*256)*[.Q158]*100+[.R158]*[.$B$7])/256/256+0" office:value-type="float" office:value="6.89449715614319">
            <text:p>6,89</text:p>
          </table:table-cell>
          <table:table-cell table:formula="of:=IF([.S158]&gt;30;30;IF([.S158]&lt;-30;-30;IF([.S158]&gt;=[.T157];TRUNC([.S158]+1/4);TRUNC([.S158]+3/4))))" office:value-type="float" office:value="7">
            <text:p>7</text:p>
          </table:table-cell>
          <table:table-cell table:formula="of:=IF([.T158]&gt;[.T157];[.T158]-[.$U$3];[.T158]+[.$U$3])-[.$Z$4]" office:value-type="float" office:value="2.34">
            <text:p>2,34</text:p>
          </table:table-cell>
          <table:table-cell table:formula="of:=IF([.U158]&gt;0;IF([.U158]&gt;3;3*0.25;[.U158]*0.25);IF([.U158]&lt;-3;-3*0.16;[.U158]*0.16))/3" office:value-type="float" office:value="0.195">
            <text:p>0,195</text:p>
          </table:table-cell>
          <table:table-cell table:formula="of:=IF([.O158]=[.O157];IF([.W157]&lt;=0;0;[.W157]-1);[.$Z$3])" office:value-type="float" office:value="0">
            <text:p>0</text:p>
          </table:table-cell>
          <table:table-cell table:formula="of:=IF([.W158]&gt;0;IF([.O158]&lt;&gt;[.O157];[.$F$5];[.X157]);IF(OR([.O158]&lt;&gt;[.O157];[.Q158]*[.Q157]&lt;=0);[.$F$5];IF(ABS([.Q158])&gt;=ABS([.Q156]);IF([.X157]&lt;0;[.X157];[.X157]-TRUNC(ABS([.Q158])*100/25)-1);[.X157])))" office:value-type="float" office:value="26">
            <text:p>26</text:p>
          </table:table-cell>
          <table:table-cell table:formula="of:=IF(AND([.W158]=0;OR([.Q158]*[.Q157]&lt;=0;AND(ABS([.Q158])&gt;ABS([.Q157]);[.X158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58]" office:value-type="float" office:value="18">
            <text:p>18,00</text:p>
          </table:table-cell>
          <table:table-cell table:formula="of:=[.P158]+([.V158]*1+[.V157]*2+[.V156]*3+[.V155]*3+[.V154]*2+[.V153]*1+[.V152]*1+[.V151]*1)/14+RAND()*0.08-0.08/2+[.N159]" office:value-type="float" office:value="17.2868372730805">
            <text:p>17,2868372731</text:p>
          </table:table-cell>
          <table:table-cell table:formula="of:=ROUND(([.O159]-[.P159])*12)/12" office:value-type="float" office:value="0.75">
            <text:p>0,75</text:p>
          </table:table-cell>
          <table:table-cell table:formula="of:=IF([.Y158]&gt;0;TRUNC([.R158]+[.Q159]*800);[.R158])" office:value-type="float" office:value="7654">
            <text:p>7654</text:p>
          </table:table-cell>
          <table:table-cell table:formula="of:=((([.Q159]*[.Q159]*10000)/256*[.$B$5]+[.$B$6]*256)*[.Q159]*100+[.R159]*[.$B$7])/256/256+0" office:value-type="float" office:value="7.18746590614319">
            <text:p>7,19</text:p>
          </table:table-cell>
          <table:table-cell table:formula="of:=IF([.S159]&gt;30;30;IF([.S159]&lt;-30;-30;IF([.S159]&gt;=[.T158];TRUNC([.S159]+1/4);TRUNC([.S159]+3/4))))" office:value-type="float" office:value="7">
            <text:p>7</text:p>
          </table:table-cell>
          <table:table-cell table:formula="of:=IF([.T159]&gt;[.T158];[.T159]-[.$U$3];[.T159]+[.$U$3])-[.$Z$4]" office:value-type="float" office:value="2.78">
            <text:p>2,78</text:p>
          </table:table-cell>
          <table:table-cell table:formula="of:=IF([.U159]&gt;0;IF([.U159]&gt;3;3*0.25;[.U159]*0.25);IF([.U159]&lt;-3;-3*0.16;[.U159]*0.16))/3" office:value-type="float" office:value="0.231666666666667">
            <text:p>0,2316666667</text:p>
          </table:table-cell>
          <table:table-cell table:formula="of:=IF([.O159]=[.O158];IF([.W158]&lt;=0;0;[.W158]-1);[.$Z$3])" office:value-type="float" office:value="0">
            <text:p>0</text:p>
          </table:table-cell>
          <table:table-cell table:formula="of:=IF([.W159]&gt;0;IF([.O159]&lt;&gt;[.O158];[.$F$5];[.X158]);IF(OR([.O159]&lt;&gt;[.O158];[.Q159]*[.Q158]&lt;=0);[.$F$5];IF(ABS([.Q159])&gt;=ABS([.Q157]);IF([.X158]&lt;0;[.X158];[.X158]-TRUNC(ABS([.Q159])*100/25)-1);[.X158])))" office:value-type="float" office:value="22">
            <text:p>22</text:p>
          </table:table-cell>
          <table:table-cell table:formula="of:=IF(AND([.W159]=0;OR([.Q159]*[.Q158]&lt;=0;AND(ABS([.Q159])&gt;ABS([.Q158]);[.X15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59]" office:value-type="float" office:value="18">
            <text:p>18,00</text:p>
          </table:table-cell>
          <table:table-cell table:formula="of:=[.P159]+([.V159]*1+[.V158]*2+[.V157]*3+[.V156]*3+[.V155]*2+[.V154]*1+[.V153]*1+[.V152]*1)/14+RAND()*0.08-0.08/2+[.N160]" office:value-type="float" office:value="17.3576724568841">
            <text:p>17,3576724569</text:p>
          </table:table-cell>
          <table:table-cell table:formula="of:=ROUND(([.O160]-[.P160])*12)/12" office:value-type="float" office:value="0.666666666666667">
            <text:p>0,67</text:p>
          </table:table-cell>
          <table:table-cell table:formula="of:=IF([.Y159]&gt;0;TRUNC([.R159]+[.Q160]*800);[.R159])" office:value-type="float" office:value="7654">
            <text:p>7654</text:p>
          </table:table-cell>
          <table:table-cell table:formula="of:=((([.Q160]*[.Q160]*10000)/256*[.$B$5]+[.$B$6]*256)*[.Q160]*100+[.R160]*[.$B$7])/256/256+0" office:value-type="float" office:value="6.59770598234954">
            <text:p>6,60</text:p>
          </table:table-cell>
          <table:table-cell table:formula="of:=IF([.S160]&gt;30;30;IF([.S160]&lt;-30;-30;IF([.S160]&gt;=[.T159];TRUNC([.S160]+1/4);TRUNC([.S160]+3/4))))" office:value-type="float" office:value="7">
            <text:p>7</text:p>
          </table:table-cell>
          <table:table-cell table:formula="of:=IF([.T160]&gt;[.T159];[.T160]-[.$U$3];[.T160]+[.$U$3])-[.$Z$4]" office:value-type="float" office:value="2.78">
            <text:p>2,78</text:p>
          </table:table-cell>
          <table:table-cell table:formula="of:=IF([.U160]&gt;0;IF([.U160]&gt;3;3*0.25;[.U160]*0.25);IF([.U160]&lt;-3;-3*0.16;[.U160]*0.16))/3" office:value-type="float" office:value="0.231666666666667">
            <text:p>0,2316666667</text:p>
          </table:table-cell>
          <table:table-cell table:formula="of:=IF([.O160]=[.O159];IF([.W159]&lt;=0;0;[.W159]-1);[.$Z$3])" office:value-type="float" office:value="0">
            <text:p>0</text:p>
          </table:table-cell>
          <table:table-cell table:formula="of:=IF([.W160]&gt;0;IF([.O160]&lt;&gt;[.O159];[.$F$5];[.X159]);IF(OR([.O160]&lt;&gt;[.O159];[.Q160]*[.Q159]&lt;=0);[.$F$5];IF(ABS([.Q160])&gt;=ABS([.Q158]);IF([.X159]&lt;0;[.X159];[.X159]-TRUNC(ABS([.Q160])*100/25)-1);[.X159])))" office:value-type="float" office:value="22">
            <text:p>22</text:p>
          </table:table-cell>
          <table:table-cell table:formula="of:=IF(AND([.W160]=0;OR([.Q160]*[.Q159]&lt;=0;AND(ABS([.Q160])&gt;ABS([.Q159]);[.X16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0]" office:value-type="float" office:value="18">
            <text:p>18,00</text:p>
          </table:table-cell>
          <table:table-cell table:formula="of:=[.P160]+([.V160]*1+[.V159]*2+[.V158]*3+[.V157]*3+[.V156]*2+[.V155]*1+[.V154]*1+[.V153]*1)/14+RAND()*0.08-0.08/2+[.N161]" office:value-type="float" office:value="17.4320550586992">
            <text:p>17,4320550587</text:p>
          </table:table-cell>
          <table:table-cell table:formula="of:=ROUND(([.O161]-[.P161])*12)/12" office:value-type="float" office:value="0.583333333333333">
            <text:p>0,58</text:p>
          </table:table-cell>
          <table:table-cell table:formula="of:=IF([.Y160]&gt;0;TRUNC([.R160]+[.Q161]*800);[.R160])" office:value-type="float" office:value="7654">
            <text:p>7654</text:p>
          </table:table-cell>
          <table:table-cell table:formula="of:=((([.Q161]*[.Q161]*10000)/256*[.$B$5]+[.$B$6]*256)*[.Q161]*100+[.R161]*[.$B$7])/256/256+0" office:value-type="float" office:value="6.08079617994803">
            <text:p>6,08</text:p>
          </table:table-cell>
          <table:table-cell table:formula="of:=IF([.S161]&gt;30;30;IF([.S161]&lt;-30;-30;IF([.S161]&gt;=[.T160];TRUNC([.S161]+1/4);TRUNC([.S161]+3/4))))" office:value-type="float" office:value="6">
            <text:p>6</text:p>
          </table:table-cell>
          <table:table-cell table:formula="of:=IF([.T161]&gt;[.T160];[.T161]-[.$U$3];[.T161]+[.$U$3])-[.$Z$4]" office:value-type="float" office:value="1.78">
            <text:p>1,78</text:p>
          </table:table-cell>
          <table:table-cell table:formula="of:=IF([.U161]&gt;0;IF([.U161]&gt;3;3*0.25;[.U161]*0.25);IF([.U161]&lt;-3;-3*0.16;[.U161]*0.16))/3" office:value-type="float" office:value="0.148333333333333">
            <text:p>0,1483333333</text:p>
          </table:table-cell>
          <table:table-cell table:formula="of:=IF([.O161]=[.O160];IF([.W160]&lt;=0;0;[.W160]-1);[.$Z$3])" office:value-type="float" office:value="0">
            <text:p>0</text:p>
          </table:table-cell>
          <table:table-cell table:formula="of:=IF([.W161]&gt;0;IF([.O161]&lt;&gt;[.O160];[.$F$5];[.X160]);IF(OR([.O161]&lt;&gt;[.O160];[.Q161]*[.Q160]&lt;=0);[.$F$5];IF(ABS([.Q161])&gt;=ABS([.Q159]);IF([.X160]&lt;0;[.X160];[.X160]-TRUNC(ABS([.Q161])*100/25)-1);[.X160])))" office:value-type="float" office:value="22">
            <text:p>22</text:p>
          </table:table-cell>
          <table:table-cell table:formula="of:=IF(AND([.W161]=0;OR([.Q161]*[.Q160]&lt;=0;AND(ABS([.Q161])&gt;ABS([.Q160]);[.X16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1]" office:value-type="float" office:value="18">
            <text:p>18,00</text:p>
          </table:table-cell>
          <table:table-cell table:formula="of:=[.P161]+([.V161]*1+[.V160]*2+[.V159]*3+[.V158]*3+[.V157]*2+[.V156]*1+[.V155]*1+[.V154]*1)/14+RAND()*0.08-0.08/2+[.N162]" office:value-type="float" office:value="17.5611156776472">
            <text:p>17,5611156776</text:p>
          </table:table-cell>
          <table:table-cell table:formula="of:=ROUND(([.O162]-[.P162])*12)/12" office:value-type="float" office:value="0.416666666666667">
            <text:p>0,42</text:p>
          </table:table-cell>
          <table:table-cell table:formula="of:=IF([.Y161]&gt;0;TRUNC([.R161]+[.Q162]*800);[.R161])" office:value-type="float" office:value="7654">
            <text:p>7654</text:p>
          </table:table-cell>
          <table:table-cell table:formula="of:=((([.Q162]*[.Q162]*10000)/256*[.$B$5]+[.$B$6]*256)*[.Q162]*100+[.R162]*[.$B$7])/256/256+0" office:value-type="float" office:value="5.22910187862538">
            <text:p>5,23</text:p>
          </table:table-cell>
          <table:table-cell table:formula="of:=IF([.S162]&gt;30;30;IF([.S162]&lt;-30;-30;IF([.S162]&gt;=[.T161];TRUNC([.S162]+1/4);TRUNC([.S162]+3/4))))" office:value-type="float" office:value="5">
            <text:p>5</text:p>
          </table:table-cell>
          <table:table-cell table:formula="of:=IF([.T162]&gt;[.T161];[.T162]-[.$U$3];[.T162]+[.$U$3])-[.$Z$4]" office:value-type="float" office:value="0.779999999999999">
            <text:p>0,78</text:p>
          </table:table-cell>
          <table:table-cell table:formula="of:=IF([.U162]&gt;0;IF([.U162]&gt;3;3*0.25;[.U162]*0.25);IF([.U162]&lt;-3;-3*0.16;[.U162]*0.16))/3" office:value-type="float" office:value="0.065">
            <text:p>0,065</text:p>
          </table:table-cell>
          <table:table-cell table:formula="of:=IF([.O162]=[.O161];IF([.W161]&lt;=0;0;[.W161]-1);[.$Z$3])" office:value-type="float" office:value="0">
            <text:p>0</text:p>
          </table:table-cell>
          <table:table-cell table:formula="of:=IF([.W162]&gt;0;IF([.O162]&lt;&gt;[.O161];[.$F$5];[.X161]);IF(OR([.O162]&lt;&gt;[.O161];[.Q162]*[.Q161]&lt;=0);[.$F$5];IF(ABS([.Q162])&gt;=ABS([.Q160]);IF([.X161]&lt;0;[.X161];[.X161]-TRUNC(ABS([.Q162])*100/25)-1);[.X161])))" office:value-type="float" office:value="22">
            <text:p>22</text:p>
          </table:table-cell>
          <table:table-cell table:formula="of:=IF(AND([.W162]=0;OR([.Q162]*[.Q161]&lt;=0;AND(ABS([.Q162])&gt;ABS([.Q161]);[.X16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2]" office:value-type="float" office:value="18">
            <text:p>18,00</text:p>
          </table:table-cell>
          <table:table-cell table:formula="of:=[.P162]+([.V162]*1+[.V161]*2+[.V160]*3+[.V159]*3+[.V158]*2+[.V157]*1+[.V156]*1+[.V155]*1)/14+RAND()*0.08-0.08/2+[.N163]" office:value-type="float" office:value="17.7183884583911">
            <text:p>17,7183884584</text:p>
          </table:table-cell>
          <table:table-cell table:formula="of:=ROUND(([.O163]-[.P163])*12)/12" office:value-type="float" office:value="0.25">
            <text:p>0,25</text:p>
          </table:table-cell>
          <table:table-cell table:formula="of:=IF([.Y162]&gt;0;TRUNC([.R162]+[.Q163]*800);[.R162])" office:value-type="float" office:value="7654">
            <text:p>7654</text:p>
          </table:table-cell>
          <table:table-cell table:formula="of:=((([.Q163]*[.Q163]*10000)/256*[.$B$5]+[.$B$6]*256)*[.Q163]*100+[.R163]*[.$B$7])/256/256+0" office:value-type="float" office:value="4.55953288078308">
            <text:p>4,56</text:p>
          </table:table-cell>
          <table:table-cell table:formula="of:=IF([.S163]&gt;30;30;IF([.S163]&lt;-30;-30;IF([.S163]&gt;=[.T162];TRUNC([.S163]+1/4);TRUNC([.S163]+3/4))))" office:value-type="float" office:value="5">
            <text:p>5</text:p>
          </table:table-cell>
          <table:table-cell table:formula="of:=IF([.T163]&gt;[.T162];[.T163]-[.$U$3];[.T163]+[.$U$3])-[.$Z$4]" office:value-type="float" office:value="0.779999999999999">
            <text:p>0,78</text:p>
          </table:table-cell>
          <table:table-cell table:formula="of:=IF([.U163]&gt;0;IF([.U163]&gt;3;3*0.25;[.U163]*0.25);IF([.U163]&lt;-3;-3*0.16;[.U163]*0.16))/3" office:value-type="float" office:value="0.065">
            <text:p>0,065</text:p>
          </table:table-cell>
          <table:table-cell table:formula="of:=IF([.O163]=[.O162];IF([.W162]&lt;=0;0;[.W162]-1);[.$Z$3])" office:value-type="float" office:value="0">
            <text:p>0</text:p>
          </table:table-cell>
          <table:table-cell table:formula="of:=IF([.W163]&gt;0;IF([.O163]&lt;&gt;[.O162];[.$F$5];[.X162]);IF(OR([.O163]&lt;&gt;[.O162];[.Q163]*[.Q162]&lt;=0);[.$F$5];IF(ABS([.Q163])&gt;=ABS([.Q161]);IF([.X162]&lt;0;[.X162];[.X162]-TRUNC(ABS([.Q163])*100/25)-1);[.X162])))" office:value-type="float" office:value="22">
            <text:p>22</text:p>
          </table:table-cell>
          <table:table-cell table:formula="of:=IF(AND([.W163]=0;OR([.Q163]*[.Q162]&lt;=0;AND(ABS([.Q163])&gt;ABS([.Q162]);[.X16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3]" office:value-type="float" office:value="18">
            <text:p>18,00</text:p>
          </table:table-cell>
          <table:table-cell table:formula="of:=[.P163]+([.V163]*1+[.V162]*2+[.V161]*3+[.V160]*3+[.V159]*2+[.V158]*1+[.V157]*1+[.V156]*1)/14+RAND()*0.08-0.08/2+[.N164]" office:value-type="float" office:value="17.8915035243759">
            <text:p>17,8915035244</text:p>
          </table:table-cell>
          <table:table-cell table:formula="of:=ROUND(([.O164]-[.P164])*12)/12" office:value-type="float" office:value="0.0833333333333333">
            <text:p>0,08</text:p>
          </table:table-cell>
          <table:table-cell table:formula="of:=IF([.Y163]&gt;0;TRUNC([.R163]+[.Q164]*800);[.R163])" office:value-type="float" office:value="7654">
            <text:p>7654</text:p>
          </table:table-cell>
          <table:table-cell table:formula="of:=((([.Q164]*[.Q164]*10000)/256*[.$B$5]+[.$B$6]*256)*[.Q164]*100+[.R164]*[.$B$7])/256/256+0" office:value-type="float" office:value="3.999239065029">
            <text:p>4,00</text:p>
          </table:table-cell>
          <table:table-cell table:formula="of:=IF([.S164]&gt;30;30;IF([.S164]&lt;-30;-30;IF([.S164]&gt;=[.T163];TRUNC([.S164]+1/4);TRUNC([.S164]+3/4))))" office:value-type="float" office:value="4">
            <text:p>4</text:p>
          </table:table-cell>
          <table:table-cell table:formula="of:=IF([.T164]&gt;[.T163];[.T164]-[.$U$3];[.T164]+[.$U$3])-[.$Z$4]" office:value-type="float" office:value="-0.220000000000001">
            <text:p>-0,22</text:p>
          </table:table-cell>
          <table:table-cell table:formula="of:=IF([.U164]&gt;0;IF([.U164]&gt;3;3*0.25;[.U164]*0.25);IF([.U164]&lt;-3;-3*0.16;[.U164]*0.16))/3" office:value-type="float" office:value="-0.0117333333333334">
            <text:p>-0,0117333333</text:p>
          </table:table-cell>
          <table:table-cell table:formula="of:=IF([.O164]=[.O163];IF([.W163]&lt;=0;0;[.W163]-1);[.$Z$3])" office:value-type="float" office:value="0">
            <text:p>0</text:p>
          </table:table-cell>
          <table:table-cell table:formula="of:=IF([.W164]&gt;0;IF([.O164]&lt;&gt;[.O163];[.$F$5];[.X163]);IF(OR([.O164]&lt;&gt;[.O163];[.Q164]*[.Q163]&lt;=0);[.$F$5];IF(ABS([.Q164])&gt;=ABS([.Q162]);IF([.X163]&lt;0;[.X163];[.X163]-TRUNC(ABS([.Q164])*100/25)-1);[.X163])))" office:value-type="float" office:value="22">
            <text:p>22</text:p>
          </table:table-cell>
          <table:table-cell table:formula="of:=IF(AND([.W164]=0;OR([.Q164]*[.Q163]&lt;=0;AND(ABS([.Q164])&gt;ABS([.Q163]);[.X16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4]" office:value-type="float" office:value="18">
            <text:p>18,00</text:p>
          </table:table-cell>
          <table:table-cell table:formula="of:=[.P164]+([.V164]*1+[.V163]*2+[.V162]*3+[.V161]*3+[.V160]*2+[.V159]*1+[.V158]*1+[.V157]*1)/14+RAND()*0.08-0.08/2+[.N165]" office:value-type="float" office:value="18.0361235008717">
            <text:p>18,0361235009</text:p>
          </table:table-cell>
          <table:table-cell table:formula="of:=ROUND(([.O165]-[.P165])*12)/12" office:value-type="float" office:value="-0">
            <text:p>0,00</text:p>
          </table:table-cell>
          <table:table-cell table:formula="of:=IF([.Y164]&gt;0;TRUNC([.R164]+[.Q165]*800);[.R164])" office:value-type="float" office:value="7654">
            <text:p>7654</text:p>
          </table:table-cell>
          <table:table-cell table:formula="of:=((([.Q165]*[.Q165]*10000)/256*[.$B$5]+[.$B$6]*256)*[.Q165]*100+[.R165]*[.$B$7])/256/256+0" office:value-type="float" office:value="3.7373046875">
            <text:p>3,74</text:p>
          </table:table-cell>
          <table:table-cell table:formula="of:=IF([.S165]&gt;30;30;IF([.S165]&lt;-30;-30;IF([.S165]&gt;=[.T164];TRUNC([.S165]+1/4);TRUNC([.S165]+3/4))))" office:value-type="float" office:value="4">
            <text:p>4</text:p>
          </table:table-cell>
          <table:table-cell table:formula="of:=IF([.T165]&gt;[.T164];[.T165]-[.$U$3];[.T165]+[.$U$3])-[.$Z$4]" office:value-type="float" office:value="-0.220000000000001">
            <text:p>-0,22</text:p>
          </table:table-cell>
          <table:table-cell table:formula="of:=IF([.U165]&gt;0;IF([.U165]&gt;3;3*0.25;[.U165]*0.25);IF([.U165]&lt;-3;-3*0.16;[.U165]*0.16))/3" office:value-type="float" office:value="-0.0117333333333334">
            <text:p>-0,0117333333</text:p>
          </table:table-cell>
          <table:table-cell table:formula="of:=IF([.O165]=[.O164];IF([.W164]&lt;=0;0;[.W164]-1);[.$Z$3])" office:value-type="float" office:value="0">
            <text:p>0</text:p>
          </table:table-cell>
          <table:table-cell table:formula="of:=IF([.W165]&gt;0;IF([.O165]&lt;&gt;[.O164];[.$F$5];[.X164]);IF(OR([.O165]&lt;&gt;[.O164];[.Q165]*[.Q164]&lt;=0);[.$F$5];IF(ABS([.Q165])&gt;=ABS([.Q163]);IF([.X164]&lt;0;[.X164];[.X164]-TRUNC(ABS([.Q165])*100/25)-1);[.X164])))" office:value-type="float" office:value="40">
            <text:p>40</text:p>
          </table:table-cell>
          <table:table-cell table:formula="of:=IF(AND([.W165]=0;OR([.Q165]*[.Q164]&lt;=0;AND(ABS([.Q165])&gt;ABS([.Q164]);[.X165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5]" office:value-type="float" office:value="18">
            <text:p>18,00</text:p>
          </table:table-cell>
          <table:table-cell table:formula="of:=[.P165]+([.V165]*1+[.V164]*2+[.V163]*3+[.V162]*3+[.V161]*2+[.V160]*1+[.V159]*1+[.V158]*1)/14+RAND()*0.08-0.08/2+[.N166]" office:value-type="float" office:value="18.0981828912114">
            <text:p>18,0981828912</text:p>
          </table:table-cell>
          <table:table-cell table:formula="of:=ROUND(([.O166]-[.P166])*12)/12" office:value-type="float" office:value="-0.0833333333333333">
            <text:p>-0,08</text:p>
          </table:table-cell>
          <table:table-cell table:formula="of:=IF([.Y165]&gt;0;TRUNC([.R165]+[.Q166]*800);[.R165])" office:value-type="float" office:value="7587">
            <text:p>7587</text:p>
          </table:table-cell>
          <table:table-cell table:formula="of:=((([.Q166]*[.Q166]*10000)/256*[.$B$5]+[.$B$6]*256)*[.Q166]*100+[.R166]*[.$B$7])/256/256+0" office:value-type="float" office:value="3.442655466221">
            <text:p>3,44</text:p>
          </table:table-cell>
          <table:table-cell table:formula="of:=IF([.S166]&gt;30;30;IF([.S166]&lt;-30;-30;IF([.S166]&gt;=[.T165];TRUNC([.S166]+1/4);TRUNC([.S166]+3/4))))" office:value-type="float" office:value="4">
            <text:p>4</text:p>
          </table:table-cell>
          <table:table-cell table:formula="of:=IF([.T166]&gt;[.T165];[.T166]-[.$U$3];[.T166]+[.$U$3])-[.$Z$4]" office:value-type="float" office:value="-0.220000000000001">
            <text:p>-0,22</text:p>
          </table:table-cell>
          <table:table-cell table:formula="of:=IF([.U166]&gt;0;IF([.U166]&gt;3;3*0.25;[.U166]*0.25);IF([.U166]&lt;-3;-3*0.16;[.U166]*0.16))/3" office:value-type="float" office:value="-0.0117333333333334">
            <text:p>-0,0117333333</text:p>
          </table:table-cell>
          <table:table-cell table:formula="of:=IF([.O166]=[.O165];IF([.W165]&lt;=0;0;[.W165]-1);[.$Z$3])" office:value-type="float" office:value="0">
            <text:p>0</text:p>
          </table:table-cell>
          <table:table-cell table:formula="of:=IF([.W166]&gt;0;IF([.O166]&lt;&gt;[.O165];[.$F$5];[.X165]);IF(OR([.O166]&lt;&gt;[.O165];[.Q166]*[.Q165]&lt;=0);[.$F$5];IF(ABS([.Q166])&gt;=ABS([.Q164]);IF([.X165]&lt;0;[.X165];[.X165]-TRUNC(ABS([.Q166])*100/25)-1);[.X165])))" office:value-type="float" office:value="40">
            <text:p>40</text:p>
          </table:table-cell>
          <table:table-cell table:formula="of:=IF(AND([.W166]=0;OR([.Q166]*[.Q165]&lt;=0;AND(ABS([.Q166])&gt;ABS([.Q165]);[.X166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6]" office:value-type="float" office:value="18">
            <text:p>18,00</text:p>
          </table:table-cell>
          <table:table-cell table:formula="of:=[.P166]+([.V166]*1+[.V165]*2+[.V164]*3+[.V163]*3+[.V162]*2+[.V161]*1+[.V160]*1+[.V159]*1)/14+RAND()*0.08-0.08/2+[.N167]" office:value-type="float" office:value="18.1351274057841">
            <text:p>18,1351274058</text:p>
          </table:table-cell>
          <table:table-cell table:formula="of:=ROUND(([.O167]-[.P167])*12)/12" office:value-type="float" office:value="-0.166666666666667">
            <text:p>-0,17</text:p>
          </table:table-cell>
          <table:table-cell table:formula="of:=IF([.Y166]&gt;0;TRUNC([.R166]+[.Q167]*800);[.R166])" office:value-type="float" office:value="7453">
            <text:p>7453</text:p>
          </table:table-cell>
          <table:table-cell table:formula="of:=((([.Q167]*[.Q167]*10000)/256*[.$B$5]+[.$B$6]*256)*[.Q167]*100+[.R167]*[.$B$7])/256/256+0" office:value-type="float" office:value="3.10618513601798">
            <text:p>3,11</text:p>
          </table:table-cell>
          <table:table-cell table:formula="of:=IF([.S167]&gt;30;30;IF([.S167]&lt;-30;-30;IF([.S167]&gt;=[.T166];TRUNC([.S167]+1/4);TRUNC([.S167]+3/4))))" office:value-type="float" office:value="3">
            <text:p>3</text:p>
          </table:table-cell>
          <table:table-cell table:formula="of:=IF([.T167]&gt;[.T166];[.T167]-[.$U$3];[.T167]+[.$U$3])-[.$Z$4]" office:value-type="float" office:value="-1.22">
            <text:p>-1,22</text:p>
          </table:table-cell>
          <table:table-cell table:formula="of:=IF([.U167]&gt;0;IF([.U167]&gt;3;3*0.25;[.U167]*0.25);IF([.U167]&lt;-3;-3*0.16;[.U167]*0.16))/3" office:value-type="float" office:value="-0.0650666666666667">
            <text:p>-0,0650666667</text:p>
          </table:table-cell>
          <table:table-cell table:formula="of:=IF([.O167]=[.O166];IF([.W166]&lt;=0;0;[.W166]-1);[.$Z$3])" office:value-type="float" office:value="0">
            <text:p>0</text:p>
          </table:table-cell>
          <table:table-cell table:formula="of:=IF([.W167]&gt;0;IF([.O167]&lt;&gt;[.O166];[.$F$5];[.X166]);IF(OR([.O167]&lt;&gt;[.O166];[.Q167]*[.Q166]&lt;=0);[.$F$5];IF(ABS([.Q167])&gt;=ABS([.Q165]);IF([.X166]&lt;0;[.X166];[.X166]-TRUNC(ABS([.Q167])*100/25)-1);[.X166])))" office:value-type="float" office:value="39">
            <text:p>39</text:p>
          </table:table-cell>
          <table:table-cell table:formula="of:=IF(AND([.W167]=0;OR([.Q167]*[.Q166]&lt;=0;AND(ABS([.Q167])&gt;ABS([.Q166]);[.X167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67]" office:value-type="float" office:value="18">
            <text:p>18,00</text:p>
          </table:table-cell>
          <table:table-cell table:formula="of:=[.P167]+([.V167]*1+[.V166]*2+[.V165]*3+[.V164]*3+[.V163]*2+[.V162]*1+[.V161]*1+[.V160]*1)/14+RAND()*0.08-0.08/2+[.N168]" office:value-type="float" office:value="18.1501074395673">
            <text:p>18,1501074396</text:p>
          </table:table-cell>
          <table:table-cell table:formula="of:=ROUND(([.O168]-[.P168])*12)/12" office:value-type="float" office:value="-0.166666666666667">
            <text:p>-0,17</text:p>
          </table:table-cell>
          <table:table-cell table:formula="of:=IF([.Y167]&gt;0;TRUNC([.R167]+[.Q168]*800);[.R167])" office:value-type="float" office:value="7319">
            <text:p>7319</text:p>
          </table:table-cell>
          <table:table-cell table:formula="of:=((([.Q168]*[.Q168]*10000)/256*[.$B$5]+[.$B$6]*256)*[.Q168]*100+[.R168]*[.$B$7])/256/256+0" office:value-type="float" office:value="3.04075544851798">
            <text:p>3,04</text:p>
          </table:table-cell>
          <table:table-cell table:formula="of:=IF([.S168]&gt;30;30;IF([.S168]&lt;-30;-30;IF([.S168]&gt;=[.T167];TRUNC([.S168]+1/4);TRUNC([.S168]+3/4))))" office:value-type="float" office:value="3">
            <text:p>3</text:p>
          </table:table-cell>
          <table:table-cell table:formula="of:=IF([.T168]&gt;[.T167];[.T168]-[.$U$3];[.T168]+[.$U$3])-[.$Z$4]" office:value-type="float" office:value="-1.22">
            <text:p>-1,22</text:p>
          </table:table-cell>
          <table:table-cell table:formula="of:=IF([.U168]&gt;0;IF([.U168]&gt;3;3*0.25;[.U168]*0.25);IF([.U168]&lt;-3;-3*0.16;[.U168]*0.16))/3" office:value-type="float" office:value="-0.0650666666666667">
            <text:p>-0,0650666667</text:p>
          </table:table-cell>
          <table:table-cell table:formula="of:=IF([.O168]=[.O167];IF([.W167]&lt;=0;0;[.W167]-1);[.$Z$3])" office:value-type="float" office:value="0">
            <text:p>0</text:p>
          </table:table-cell>
          <table:table-cell table:formula="of:=IF([.W168]&gt;0;IF([.O168]&lt;&gt;[.O167];[.$F$5];[.X167]);IF(OR([.O168]&lt;&gt;[.O167];[.Q168]*[.Q167]&lt;=0);[.$F$5];IF(ABS([.Q168])&gt;=ABS([.Q166]);IF([.X167]&lt;0;[.X167];[.X167]-TRUNC(ABS([.Q168])*100/25)-1);[.X167])))" office:value-type="float" office:value="38">
            <text:p>38</text:p>
          </table:table-cell>
          <table:table-cell table:formula="of:=IF(AND([.W168]=0;OR([.Q168]*[.Q167]&lt;=0;AND(ABS([.Q168])&gt;ABS([.Q167]);[.X16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8]" office:value-type="float" office:value="18">
            <text:p>18,00</text:p>
          </table:table-cell>
          <table:table-cell table:formula="of:=[.P168]+([.V168]*1+[.V167]*2+[.V166]*3+[.V165]*3+[.V164]*2+[.V163]*1+[.V162]*1+[.V161]*1)/14+RAND()*0.08-0.08/2+[.N169]" office:value-type="float" office:value="18.1571278921998">
            <text:p>18,1571278922</text:p>
          </table:table-cell>
          <table:table-cell table:formula="of:=ROUND(([.O169]-[.P169])*12)/12" office:value-type="float" office:value="-0.166666666666667">
            <text:p>-0,17</text:p>
          </table:table-cell>
          <table:table-cell table:formula="of:=IF([.Y168]&gt;0;TRUNC([.R168]+[.Q169]*800);[.R168])" office:value-type="float" office:value="7319">
            <text:p>7319</text:p>
          </table:table-cell>
          <table:table-cell table:formula="of:=((([.Q169]*[.Q169]*10000)/256*[.$B$5]+[.$B$6]*256)*[.Q169]*100+[.R169]*[.$B$7])/256/256+0" office:value-type="float" office:value="3.04075544851798">
            <text:p>3,04</text:p>
          </table:table-cell>
          <table:table-cell table:formula="of:=IF([.S169]&gt;30;30;IF([.S169]&lt;-30;-30;IF([.S169]&gt;=[.T168];TRUNC([.S169]+1/4);TRUNC([.S169]+3/4))))" office:value-type="float" office:value="3">
            <text:p>3</text:p>
          </table:table-cell>
          <table:table-cell table:formula="of:=IF([.T169]&gt;[.T168];[.T169]-[.$U$3];[.T169]+[.$U$3])-[.$Z$4]" office:value-type="float" office:value="-1.22">
            <text:p>-1,22</text:p>
          </table:table-cell>
          <table:table-cell table:formula="of:=IF([.U169]&gt;0;IF([.U169]&gt;3;3*0.25;[.U169]*0.25);IF([.U169]&lt;-3;-3*0.16;[.U169]*0.16))/3" office:value-type="float" office:value="-0.0650666666666667">
            <text:p>-0,0650666667</text:p>
          </table:table-cell>
          <table:table-cell table:formula="of:=IF([.O169]=[.O168];IF([.W168]&lt;=0;0;[.W168]-1);[.$Z$3])" office:value-type="float" office:value="0">
            <text:p>0</text:p>
          </table:table-cell>
          <table:table-cell table:formula="of:=IF([.W169]&gt;0;IF([.O169]&lt;&gt;[.O168];[.$F$5];[.X168]);IF(OR([.O169]&lt;&gt;[.O168];[.Q169]*[.Q168]&lt;=0);[.$F$5];IF(ABS([.Q169])&gt;=ABS([.Q167]);IF([.X168]&lt;0;[.X168];[.X168]-TRUNC(ABS([.Q169])*100/25)-1);[.X168])))" office:value-type="float" office:value="37">
            <text:p>37</text:p>
          </table:table-cell>
          <table:table-cell table:formula="of:=IF(AND([.W169]=0;OR([.Q169]*[.Q168]&lt;=0;AND(ABS([.Q169])&gt;ABS([.Q168]);[.X16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69]" office:value-type="float" office:value="18">
            <text:p>18,00</text:p>
          </table:table-cell>
          <table:table-cell table:formula="of:=[.P169]+([.V169]*1+[.V168]*2+[.V167]*3+[.V166]*3+[.V165]*2+[.V164]*1+[.V163]*1+[.V162]*1)/14+RAND()*0.08-0.08/2+[.N170]" office:value-type="float" office:value="18.1074701917429">
            <text:p>18,1074701917</text:p>
          </table:table-cell>
          <table:table-cell table:formula="of:=ROUND(([.O170]-[.P170])*12)/12" office:value-type="float" office:value="-0.0833333333333333">
            <text:p>-0,08</text:p>
          </table:table-cell>
          <table:table-cell table:formula="of:=IF([.Y169]&gt;0;TRUNC([.R169]+[.Q170]*800);[.R169])" office:value-type="float" office:value="7319">
            <text:p>7319</text:p>
          </table:table-cell>
          <table:table-cell table:formula="of:=((([.Q170]*[.Q170]*10000)/256*[.$B$5]+[.$B$6]*256)*[.Q170]*100+[.R170]*[.$B$7])/256/256+0" office:value-type="float" office:value="3.311796091221">
            <text:p>3,31</text:p>
          </table:table-cell>
          <table:table-cell table:formula="of:=IF([.S170]&gt;30;30;IF([.S170]&lt;-30;-30;IF([.S170]&gt;=[.T169];TRUNC([.S170]+1/4);TRUNC([.S170]+3/4))))" office:value-type="float" office:value="3">
            <text:p>3</text:p>
          </table:table-cell>
          <table:table-cell table:formula="of:=IF([.T170]&gt;[.T169];[.T170]-[.$U$3];[.T170]+[.$U$3])-[.$Z$4]" office:value-type="float" office:value="-1.22">
            <text:p>-1,22</text:p>
          </table:table-cell>
          <table:table-cell table:formula="of:=IF([.U170]&gt;0;IF([.U170]&gt;3;3*0.25;[.U170]*0.25);IF([.U170]&lt;-3;-3*0.16;[.U170]*0.16))/3" office:value-type="float" office:value="-0.0650666666666667">
            <text:p>-0,0650666667</text:p>
          </table:table-cell>
          <table:table-cell table:formula="of:=IF([.O170]=[.O169];IF([.W169]&lt;=0;0;[.W169]-1);[.$Z$3])" office:value-type="float" office:value="0">
            <text:p>0</text:p>
          </table:table-cell>
          <table:table-cell table:formula="of:=IF([.W170]&gt;0;IF([.O170]&lt;&gt;[.O169];[.$F$5];[.X169]);IF(OR([.O170]&lt;&gt;[.O169];[.Q170]*[.Q169]&lt;=0);[.$F$5];IF(ABS([.Q170])&gt;=ABS([.Q168]);IF([.X169]&lt;0;[.X169];[.X169]-TRUNC(ABS([.Q170])*100/25)-1);[.X169])))" office:value-type="float" office:value="37">
            <text:p>37</text:p>
          </table:table-cell>
          <table:table-cell table:formula="of:=IF(AND([.W170]=0;OR([.Q170]*[.Q169]&lt;=0;AND(ABS([.Q170])&gt;ABS([.Q169]);[.X17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0]" office:value-type="float" office:value="18">
            <text:p>18,00</text:p>
          </table:table-cell>
          <table:table-cell table:formula="of:=[.P170]+([.V170]*1+[.V169]*2+[.V168]*3+[.V167]*3+[.V166]*2+[.V165]*1+[.V164]*1+[.V163]*1)/14+RAND()*0.08-0.08/2+[.N171]" office:value-type="float" office:value="18.0783919345078">
            <text:p>18,0783919345</text:p>
          </table:table-cell>
          <table:table-cell table:formula="of:=ROUND(([.O171]-[.P171])*12)/12" office:value-type="float" office:value="-0.0833333333333333">
            <text:p>-0,08</text:p>
          </table:table-cell>
          <table:table-cell table:formula="of:=IF([.Y170]&gt;0;TRUNC([.R170]+[.Q171]*800);[.R170])" office:value-type="float" office:value="7319">
            <text:p>7319</text:p>
          </table:table-cell>
          <table:table-cell table:formula="of:=((([.Q171]*[.Q171]*10000)/256*[.$B$5]+[.$B$6]*256)*[.Q171]*100+[.R171]*[.$B$7])/256/256+0" office:value-type="float" office:value="3.311796091221">
            <text:p>3,31</text:p>
          </table:table-cell>
          <table:table-cell table:formula="of:=IF([.S171]&gt;30;30;IF([.S171]&lt;-30;-30;IF([.S171]&gt;=[.T170];TRUNC([.S171]+1/4);TRUNC([.S171]+3/4))))" office:value-type="float" office:value="3">
            <text:p>3</text:p>
          </table:table-cell>
          <table:table-cell table:formula="of:=IF([.T171]&gt;[.T170];[.T171]-[.$U$3];[.T171]+[.$U$3])-[.$Z$4]" office:value-type="float" office:value="-1.22">
            <text:p>-1,22</text:p>
          </table:table-cell>
          <table:table-cell table:formula="of:=IF([.U171]&gt;0;IF([.U171]&gt;3;3*0.25;[.U171]*0.25);IF([.U171]&lt;-3;-3*0.16;[.U171]*0.16))/3" office:value-type="float" office:value="-0.0650666666666667">
            <text:p>-0,0650666667</text:p>
          </table:table-cell>
          <table:table-cell table:formula="of:=IF([.O171]=[.O170];IF([.W170]&lt;=0;0;[.W170]-1);[.$Z$3])" office:value-type="float" office:value="0">
            <text:p>0</text:p>
          </table:table-cell>
          <table:table-cell table:formula="of:=IF([.W171]&gt;0;IF([.O171]&lt;&gt;[.O170];[.$F$5];[.X170]);IF(OR([.O171]&lt;&gt;[.O170];[.Q171]*[.Q170]&lt;=0);[.$F$5];IF(ABS([.Q171])&gt;=ABS([.Q169]);IF([.X170]&lt;0;[.X170];[.X170]-TRUNC(ABS([.Q171])*100/25)-1);[.X170])))" office:value-type="float" office:value="37">
            <text:p>37</text:p>
          </table:table-cell>
          <table:table-cell table:formula="of:=IF(AND([.W171]=0;OR([.Q171]*[.Q170]&lt;=0;AND(ABS([.Q171])&gt;ABS([.Q170]);[.X17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1]" office:value-type="float" office:value="18">
            <text:p>18,00</text:p>
          </table:table-cell>
          <table:table-cell table:formula="of:=[.P171]+([.V171]*1+[.V170]*2+[.V169]*3+[.V168]*3+[.V167]*2+[.V166]*1+[.V165]*1+[.V164]*1)/14+RAND()*0.08-0.08/2+[.N172]" office:value-type="float" office:value="18.0400022540692">
            <text:p>18,0400022541</text:p>
          </table:table-cell>
          <table:table-cell table:formula="of:=ROUND(([.O172]-[.P172])*12)/12" office:value-type="float" office:value="-0">
            <text:p>0,00</text:p>
          </table:table-cell>
          <table:table-cell table:formula="of:=IF([.Y171]&gt;0;TRUNC([.R171]+[.Q172]*800);[.R171])" office:value-type="float" office:value="7319">
            <text:p>7319</text:p>
          </table:table-cell>
          <table:table-cell table:formula="of:=((([.Q172]*[.Q172]*10000)/256*[.$B$5]+[.$B$6]*256)*[.Q172]*100+[.R172]*[.$B$7])/256/256+0" office:value-type="float" office:value="3.57373046875">
            <text:p>3,57</text:p>
          </table:table-cell>
          <table:table-cell table:formula="of:=IF([.S172]&gt;30;30;IF([.S172]&lt;-30;-30;IF([.S172]&gt;=[.T171];TRUNC([.S172]+1/4);TRUNC([.S172]+3/4))))" office:value-type="float" office:value="3">
            <text:p>3</text:p>
          </table:table-cell>
          <table:table-cell table:formula="of:=IF([.T172]&gt;[.T171];[.T172]-[.$U$3];[.T172]+[.$U$3])-[.$Z$4]" office:value-type="float" office:value="-1.22">
            <text:p>-1,22</text:p>
          </table:table-cell>
          <table:table-cell table:formula="of:=IF([.U172]&gt;0;IF([.U172]&gt;3;3*0.25;[.U172]*0.25);IF([.U172]&lt;-3;-3*0.16;[.U172]*0.16))/3" office:value-type="float" office:value="-0.0650666666666667">
            <text:p>-0,0650666667</text:p>
          </table:table-cell>
          <table:table-cell table:formula="of:=IF([.O172]=[.O171];IF([.W171]&lt;=0;0;[.W171]-1);[.$Z$3])" office:value-type="float" office:value="0">
            <text:p>0</text:p>
          </table:table-cell>
          <table:table-cell table:formula="of:=IF([.W172]&gt;0;IF([.O172]&lt;&gt;[.O171];[.$F$5];[.X171]);IF(OR([.O172]&lt;&gt;[.O171];[.Q172]*[.Q171]&lt;=0);[.$F$5];IF(ABS([.Q172])&gt;=ABS([.Q170]);IF([.X171]&lt;0;[.X171];[.X171]-TRUNC(ABS([.Q172])*100/25)-1);[.X171])))" office:value-type="float" office:value="40">
            <text:p>40</text:p>
          </table:table-cell>
          <table:table-cell table:formula="of:=IF(AND([.W172]=0;OR([.Q172]*[.Q171]&lt;=0;AND(ABS([.Q172])&gt;ABS([.Q171]);[.X172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2]" office:value-type="float" office:value="18">
            <text:p>18,00</text:p>
          </table:table-cell>
          <table:table-cell table:formula="of:=[.P172]+([.V172]*1+[.V171]*2+[.V170]*3+[.V169]*3+[.V168]*2+[.V167]*1+[.V166]*1+[.V165]*1)/14+RAND()*0.08-0.08/2+[.N173]" office:value-type="float" office:value="18.0035827791949">
            <text:p>18,0035827792</text:p>
          </table:table-cell>
          <table:table-cell table:formula="of:=ROUND(([.O173]-[.P173])*12)/12" office:value-type="float" office:value="-0">
            <text:p>0,00</text:p>
          </table:table-cell>
          <table:table-cell table:formula="of:=IF([.Y172]&gt;0;TRUNC([.R172]+[.Q173]*800);[.R172])" office:value-type="float" office:value="7319">
            <text:p>7319</text:p>
          </table:table-cell>
          <table:table-cell table:formula="of:=((([.Q173]*[.Q173]*10000)/256*[.$B$5]+[.$B$6]*256)*[.Q173]*100+[.R173]*[.$B$7])/256/256+0" office:value-type="float" office:value="3.57373046875">
            <text:p>3,57</text:p>
          </table:table-cell>
          <table:table-cell table:formula="of:=IF([.S173]&gt;30;30;IF([.S173]&lt;-30;-30;IF([.S173]&gt;=[.T172];TRUNC([.S173]+1/4);TRUNC([.S173]+3/4))))" office:value-type="float" office:value="3">
            <text:p>3</text:p>
          </table:table-cell>
          <table:table-cell table:formula="of:=IF([.T173]&gt;[.T172];[.T173]-[.$U$3];[.T173]+[.$U$3])-[.$Z$4]" office:value-type="float" office:value="-1.22">
            <text:p>-1,22</text:p>
          </table:table-cell>
          <table:table-cell table:formula="of:=IF([.U173]&gt;0;IF([.U173]&gt;3;3*0.25;[.U173]*0.25);IF([.U173]&lt;-3;-3*0.16;[.U173]*0.16))/3" office:value-type="float" office:value="-0.0650666666666667">
            <text:p>-0,0650666667</text:p>
          </table:table-cell>
          <table:table-cell table:formula="of:=IF([.O173]=[.O172];IF([.W172]&lt;=0;0;[.W172]-1);[.$Z$3])" office:value-type="float" office:value="0">
            <text:p>0</text:p>
          </table:table-cell>
          <table:table-cell table:formula="of:=IF([.W173]&gt;0;IF([.O173]&lt;&gt;[.O172];[.$F$5];[.X172]);IF(OR([.O173]&lt;&gt;[.O172];[.Q173]*[.Q172]&lt;=0);[.$F$5];IF(ABS([.Q173])&gt;=ABS([.Q171]);IF([.X172]&lt;0;[.X172];[.X172]-TRUNC(ABS([.Q173])*100/25)-1);[.X172])))" office:value-type="float" office:value="40">
            <text:p>40</text:p>
          </table:table-cell>
          <table:table-cell table:formula="of:=IF(AND([.W173]=0;OR([.Q173]*[.Q172]&lt;=0;AND(ABS([.Q173])&gt;ABS([.Q172]);[.X173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3]" office:value-type="float" office:value="18">
            <text:p>18,00</text:p>
          </table:table-cell>
          <table:table-cell table:formula="of:=[.P173]+([.V173]*1+[.V172]*2+[.V171]*3+[.V170]*3+[.V169]*2+[.V168]*1+[.V167]*1+[.V166]*1)/14+RAND()*0.08-0.08/2+[.N174]" office:value-type="float" office:value="17.9268528249146">
            <text:p>17,9268528249</text:p>
          </table:table-cell>
          <table:table-cell table:formula="of:=ROUND(([.O174]-[.P174])*12)/12" office:value-type="float" office:value="0.0833333333333333">
            <text:p>0,08</text:p>
          </table:table-cell>
          <table:table-cell table:formula="of:=IF([.Y173]&gt;0;TRUNC([.R173]+[.Q174]*800);[.R173])" office:value-type="float" office:value="7385">
            <text:p>7385</text:p>
          </table:table-cell>
          <table:table-cell table:formula="of:=((([.Q174]*[.Q174]*10000)/256*[.$B$5]+[.$B$6]*256)*[.Q174]*100+[.R174]*[.$B$7])/256/256+0" office:value-type="float" office:value="3.867891408779">
            <text:p>3,87</text:p>
          </table:table-cell>
          <table:table-cell table:formula="of:=IF([.S174]&gt;30;30;IF([.S174]&lt;-30;-30;IF([.S174]&gt;=[.T173];TRUNC([.S174]+1/4);TRUNC([.S174]+3/4))))" office:value-type="float" office:value="4">
            <text:p>4</text:p>
          </table:table-cell>
          <table:table-cell table:formula="of:=IF([.T174]&gt;[.T173];[.T174]-[.$U$3];[.T174]+[.$U$3])-[.$Z$4]" office:value-type="float" office:value="-0.660000000000001">
            <text:p>-0,66</text:p>
          </table:table-cell>
          <table:table-cell table:formula="of:=IF([.U174]&gt;0;IF([.U174]&gt;3;3*0.25;[.U174]*0.25);IF([.U174]&lt;-3;-3*0.16;[.U174]*0.16))/3" office:value-type="float" office:value="-0.0352">
            <text:p>-0,0352</text:p>
          </table:table-cell>
          <table:table-cell table:formula="of:=IF([.O174]=[.O173];IF([.W173]&lt;=0;0;[.W173]-1);[.$Z$3])" office:value-type="float" office:value="0">
            <text:p>0</text:p>
          </table:table-cell>
          <table:table-cell table:formula="of:=IF([.W174]&gt;0;IF([.O174]&lt;&gt;[.O173];[.$F$5];[.X173]);IF(OR([.O174]&lt;&gt;[.O173];[.Q174]*[.Q173]&lt;=0);[.$F$5];IF(ABS([.Q174])&gt;=ABS([.Q172]);IF([.X173]&lt;0;[.X173];[.X173]-TRUNC(ABS([.Q174])*100/25)-1);[.X173])))" office:value-type="float" office:value="40">
            <text:p>40</text:p>
          </table:table-cell>
          <table:table-cell table:formula="of:=IF(AND([.W174]=0;OR([.Q174]*[.Q173]&lt;=0;AND(ABS([.Q174])&gt;ABS([.Q173]);[.X174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4]" office:value-type="float" office:value="18">
            <text:p>18,00</text:p>
          </table:table-cell>
          <table:table-cell table:formula="of:=[.P174]+([.V174]*1+[.V173]*2+[.V172]*3+[.V171]*3+[.V170]*2+[.V169]*1+[.V168]*1+[.V167]*1)/14+RAND()*0.08-0.08/2+[.N175]" office:value-type="float" office:value="17.8952922400456">
            <text:p>17,89529224</text:p>
          </table:table-cell>
          <table:table-cell table:formula="of:=ROUND(([.O175]-[.P175])*12)/12" office:value-type="float" office:value="0.0833333333333333">
            <text:p>0,08</text:p>
          </table:table-cell>
          <table:table-cell table:formula="of:=IF([.Y174]&gt;0;TRUNC([.R174]+[.Q175]*800);[.R174])" office:value-type="float" office:value="7451">
            <text:p>7451</text:p>
          </table:table-cell>
          <table:table-cell table:formula="of:=((([.Q175]*[.Q175]*10000)/256*[.$B$5]+[.$B$6]*256)*[.Q175]*100+[.R175]*[.$B$7])/256/256+0" office:value-type="float" office:value="3.900117971279">
            <text:p>3,90</text:p>
          </table:table-cell>
          <table:table-cell table:formula="of:=IF([.S175]&gt;30;30;IF([.S175]&lt;-30;-30;IF([.S175]&gt;=[.T174];TRUNC([.S175]+1/4);TRUNC([.S175]+3/4))))" office:value-type="float" office:value="4">
            <text:p>4</text:p>
          </table:table-cell>
          <table:table-cell table:formula="of:=IF([.T175]&gt;[.T174];[.T175]-[.$U$3];[.T175]+[.$U$3])-[.$Z$4]" office:value-type="float" office:value="-0.220000000000001">
            <text:p>-0,22</text:p>
          </table:table-cell>
          <table:table-cell table:formula="of:=IF([.U175]&gt;0;IF([.U175]&gt;3;3*0.25;[.U175]*0.25);IF([.U175]&lt;-3;-3*0.16;[.U175]*0.16))/3" office:value-type="float" office:value="-0.0117333333333334">
            <text:p>-0,0117333333</text:p>
          </table:table-cell>
          <table:table-cell table:formula="of:=IF([.O175]=[.O174];IF([.W174]&lt;=0;0;[.W174]-1);[.$Z$3])" office:value-type="float" office:value="0">
            <text:p>0</text:p>
          </table:table-cell>
          <table:table-cell table:formula="of:=IF([.W175]&gt;0;IF([.O175]&lt;&gt;[.O174];[.$F$5];[.X174]);IF(OR([.O175]&lt;&gt;[.O174];[.Q175]*[.Q174]&lt;=0);[.$F$5];IF(ABS([.Q175])&gt;=ABS([.Q173]);IF([.X174]&lt;0;[.X174];[.X174]-TRUNC(ABS([.Q175])*100/25)-1);[.X174])))" office:value-type="float" office:value="39">
            <text:p>39</text:p>
          </table:table-cell>
          <table:table-cell table:formula="of:=IF(AND([.W175]=0;OR([.Q175]*[.Q174]&lt;=0;AND(ABS([.Q175])&gt;ABS([.Q174]);[.X17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5]" office:value-type="float" office:value="18">
            <text:p>18,00</text:p>
          </table:table-cell>
          <table:table-cell table:formula="of:=[.P175]+([.V175]*1+[.V174]*2+[.V173]*3+[.V172]*3+[.V171]*2+[.V170]*1+[.V169]*1+[.V168]*1)/14+RAND()*0.08-0.08/2+[.N176]" office:value-type="float" office:value="17.8027859440299">
            <text:p>17,802785944</text:p>
          </table:table-cell>
          <table:table-cell table:formula="of:=ROUND(([.O176]-[.P176])*12)/12" office:value-type="float" office:value="0.166666666666667">
            <text:p>0,17</text:p>
          </table:table-cell>
          <table:table-cell table:formula="of:=IF([.Y175]&gt;0;TRUNC([.R175]+[.Q176]*800);[.R175])" office:value-type="float" office:value="7451">
            <text:p>7451</text:p>
          </table:table-cell>
          <table:table-cell table:formula="of:=((([.Q176]*[.Q176]*10000)/256*[.$B$5]+[.$B$6]*256)*[.Q176]*100+[.R176]*[.$B$7])/256/256+0" office:value-type="float" office:value="4.17115861398202">
            <text:p>4,17</text:p>
          </table:table-cell>
          <table:table-cell table:formula="of:=IF([.S176]&gt;30;30;IF([.S176]&lt;-30;-30;IF([.S176]&gt;=[.T175];TRUNC([.S176]+1/4);TRUNC([.S176]+3/4))))" office:value-type="float" office:value="4">
            <text:p>4</text:p>
          </table:table-cell>
          <table:table-cell table:formula="of:=IF([.T176]&gt;[.T175];[.T176]-[.$U$3];[.T176]+[.$U$3])-[.$Z$4]" office:value-type="float" office:value="-0.220000000000001">
            <text:p>-0,22</text:p>
          </table:table-cell>
          <table:table-cell table:formula="of:=IF([.U176]&gt;0;IF([.U176]&gt;3;3*0.25;[.U176]*0.25);IF([.U176]&lt;-3;-3*0.16;[.U176]*0.16))/3" office:value-type="float" office:value="-0.0117333333333334">
            <text:p>-0,0117333333</text:p>
          </table:table-cell>
          <table:table-cell table:formula="of:=IF([.O176]=[.O175];IF([.W175]&lt;=0;0;[.W175]-1);[.$Z$3])" office:value-type="float" office:value="0">
            <text:p>0</text:p>
          </table:table-cell>
          <table:table-cell table:formula="of:=IF([.W176]&gt;0;IF([.O176]&lt;&gt;[.O175];[.$F$5];[.X175]);IF(OR([.O176]&lt;&gt;[.O175];[.Q176]*[.Q175]&lt;=0);[.$F$5];IF(ABS([.Q176])&gt;=ABS([.Q174]);IF([.X175]&lt;0;[.X175];[.X175]-TRUNC(ABS([.Q176])*100/25)-1);[.X175])))" office:value-type="float" office:value="38">
            <text:p>38</text:p>
          </table:table-cell>
          <table:table-cell table:formula="of:=IF(AND([.W176]=0;OR([.Q176]*[.Q175]&lt;=0;AND(ABS([.Q176])&gt;ABS([.Q175]);[.X176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6]" office:value-type="float" office:value="18">
            <text:p>18,00</text:p>
          </table:table-cell>
          <table:table-cell table:formula="of:=[.P176]+([.V176]*1+[.V175]*2+[.V174]*3+[.V173]*3+[.V172]*2+[.V171]*1+[.V170]*1+[.V169]*1)/14+RAND()*0.08-0.08/2+[.N177]" office:value-type="float" office:value="17.7405180694172">
            <text:p>17,7405180694</text:p>
          </table:table-cell>
          <table:table-cell table:formula="of:=ROUND(([.O177]-[.P177])*12)/12" office:value-type="float" office:value="0.25">
            <text:p>0,25</text:p>
          </table:table-cell>
          <table:table-cell table:formula="of:=IF([.Y176]&gt;0;TRUNC([.R176]+[.Q177]*800);[.R176])" office:value-type="float" office:value="7651">
            <text:p>7651</text:p>
          </table:table-cell>
          <table:table-cell table:formula="of:=((([.Q177]*[.Q177]*10000)/256*[.$B$5]+[.$B$6]*256)*[.Q177]*100+[.R177]*[.$B$7])/256/256+0" office:value-type="float" office:value="4.55806803703308">
            <text:p>4,56</text:p>
          </table:table-cell>
          <table:table-cell table:formula="of:=IF([.S177]&gt;30;30;IF([.S177]&lt;-30;-30;IF([.S177]&gt;=[.T176];TRUNC([.S177]+1/4);TRUNC([.S177]+3/4))))" office:value-type="float" office:value="4">
            <text:p>4</text:p>
          </table:table-cell>
          <table:table-cell table:formula="of:=IF([.T177]&gt;[.T176];[.T177]-[.$U$3];[.T177]+[.$U$3])-[.$Z$4]" office:value-type="float" office:value="-0.220000000000001">
            <text:p>-0,22</text:p>
          </table:table-cell>
          <table:table-cell table:formula="of:=IF([.U177]&gt;0;IF([.U177]&gt;3;3*0.25;[.U177]*0.25);IF([.U177]&lt;-3;-3*0.16;[.U177]*0.16))/3" office:value-type="float" office:value="-0.0117333333333334">
            <text:p>-0,0117333333</text:p>
          </table:table-cell>
          <table:table-cell table:formula="of:=IF([.O177]=[.O176];IF([.W176]&lt;=0;0;[.W176]-1);[.$Z$3])" office:value-type="float" office:value="0">
            <text:p>0</text:p>
          </table:table-cell>
          <table:table-cell table:formula="of:=IF([.W177]&gt;0;IF([.O177]&lt;&gt;[.O176];[.$F$5];[.X176]);IF(OR([.O177]&lt;&gt;[.O176];[.Q177]*[.Q176]&lt;=0);[.$F$5];IF(ABS([.Q177])&gt;=ABS([.Q175]);IF([.X176]&lt;0;[.X176];[.X176]-TRUNC(ABS([.Q177])*100/25)-1);[.X176])))" office:value-type="float" office:value="36">
            <text:p>36</text:p>
          </table:table-cell>
          <table:table-cell table:formula="of:=IF(AND([.W177]=0;OR([.Q177]*[.Q176]&lt;=0;AND(ABS([.Q177])&gt;ABS([.Q176]);[.X177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7]" office:value-type="float" office:value="18">
            <text:p>18,00</text:p>
          </table:table-cell>
          <table:table-cell table:formula="of:=[.P177]+([.V177]*1+[.V176]*2+[.V175]*3+[.V174]*3+[.V173]*2+[.V172]*1+[.V171]*1+[.V170]*1)/14+RAND()*0.08-0.08/2+[.N178]" office:value-type="float" office:value="17.7230575546149">
            <text:p>17,7230575546</text:p>
          </table:table-cell>
          <table:table-cell table:formula="of:=ROUND(([.O178]-[.P178])*12)/12" office:value-type="float" office:value="0.25">
            <text:p>0,25</text:p>
          </table:table-cell>
          <table:table-cell table:formula="of:=IF([.Y177]&gt;0;TRUNC([.R177]+[.Q178]*800);[.R177])" office:value-type="float" office:value="7851">
            <text:p>7851</text:p>
          </table:table-cell>
          <table:table-cell table:formula="of:=((([.Q178]*[.Q178]*10000)/256*[.$B$5]+[.$B$6]*256)*[.Q178]*100+[.R178]*[.$B$7])/256/256+0" office:value-type="float" office:value="4.65572428703308">
            <text:p>4,66</text:p>
          </table:table-cell>
          <table:table-cell table:formula="of:=IF([.S178]&gt;30;30;IF([.S178]&lt;-30;-30;IF([.S178]&gt;=[.T177];TRUNC([.S178]+1/4);TRUNC([.S178]+3/4))))" office:value-type="float" office:value="4">
            <text:p>4</text:p>
          </table:table-cell>
          <table:table-cell table:formula="of:=IF([.T178]&gt;[.T177];[.T178]-[.$U$3];[.T178]+[.$U$3])-[.$Z$4]" office:value-type="float" office:value="-0.220000000000001">
            <text:p>-0,22</text:p>
          </table:table-cell>
          <table:table-cell table:formula="of:=IF([.U178]&gt;0;IF([.U178]&gt;3;3*0.25;[.U178]*0.25);IF([.U178]&lt;-3;-3*0.16;[.U178]*0.16))/3" office:value-type="float" office:value="-0.0117333333333334">
            <text:p>-0,0117333333</text:p>
          </table:table-cell>
          <table:table-cell table:formula="of:=IF([.O178]=[.O177];IF([.W177]&lt;=0;0;[.W177]-1);[.$Z$3])" office:value-type="float" office:value="0">
            <text:p>0</text:p>
          </table:table-cell>
          <table:table-cell table:formula="of:=IF([.W178]&gt;0;IF([.O178]&lt;&gt;[.O177];[.$F$5];[.X177]);IF(OR([.O178]&lt;&gt;[.O177];[.Q178]*[.Q177]&lt;=0);[.$F$5];IF(ABS([.Q178])&gt;=ABS([.Q176]);IF([.X177]&lt;0;[.X177];[.X177]-TRUNC(ABS([.Q178])*100/25)-1);[.X177])))" office:value-type="float" office:value="34">
            <text:p>34</text:p>
          </table:table-cell>
          <table:table-cell table:formula="of:=IF(AND([.W178]=0;OR([.Q178]*[.Q177]&lt;=0;AND(ABS([.Q178])&gt;ABS([.Q177]);[.X17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78]" office:value-type="float" office:value="18">
            <text:p>18,00</text:p>
          </table:table-cell>
          <table:table-cell table:formula="of:=[.P178]+([.V178]*1+[.V177]*2+[.V176]*3+[.V175]*3+[.V174]*2+[.V173]*1+[.V172]*1+[.V171]*1)/14+RAND()*0.08-0.08/2+[.N179]" office:value-type="float" office:value="17.6621893427188">
            <text:p>17,6621893427</text:p>
          </table:table-cell>
          <table:table-cell table:formula="of:=ROUND(([.O179]-[.P179])*12)/12" office:value-type="float" office:value="0.333333333333333">
            <text:p>0,33</text:p>
          </table:table-cell>
          <table:table-cell table:formula="of:=IF([.Y178]&gt;0;TRUNC([.R178]+[.Q179]*800);[.R178])" office:value-type="float" office:value="7851">
            <text:p>7851</text:p>
          </table:table-cell>
          <table:table-cell table:formula="of:=((([.Q179]*[.Q179]*10000)/256*[.$B$5]+[.$B$6]*256)*[.Q179]*100+[.R179]*[.$B$7])/256/256+0" office:value-type="float" office:value="4.97229625560619">
            <text:p>4,97</text:p>
          </table:table-cell>
          <table:table-cell table:formula="of:=IF([.S179]&gt;30;30;IF([.S179]&lt;-30;-30;IF([.S179]&gt;=[.T178];TRUNC([.S179]+1/4);TRUNC([.S179]+3/4))))" office:value-type="float" office:value="5">
            <text:p>5</text:p>
          </table:table-cell>
          <table:table-cell table:formula="of:=IF([.T179]&gt;[.T178];[.T179]-[.$U$3];[.T179]+[.$U$3])-[.$Z$4]" office:value-type="float" office:value="0.34">
            <text:p>0,34</text:p>
          </table:table-cell>
          <table:table-cell table:formula="of:=IF([.U179]&gt;0;IF([.U179]&gt;3;3*0.25;[.U179]*0.25);IF([.U179]&lt;-3;-3*0.16;[.U179]*0.16))/3" office:value-type="float" office:value="0.0283333333333333">
            <text:p>0,0283333333</text:p>
          </table:table-cell>
          <table:table-cell table:formula="of:=IF([.O179]=[.O178];IF([.W178]&lt;=0;0;[.W178]-1);[.$Z$3])" office:value-type="float" office:value="0">
            <text:p>0</text:p>
          </table:table-cell>
          <table:table-cell table:formula="of:=IF([.W179]&gt;0;IF([.O179]&lt;&gt;[.O178];[.$F$5];[.X178]);IF(OR([.O179]&lt;&gt;[.O178];[.Q179]*[.Q178]&lt;=0);[.$F$5];IF(ABS([.Q179])&gt;=ABS([.Q177]);IF([.X178]&lt;0;[.X178];[.X178]-TRUNC(ABS([.Q179])*100/25)-1);[.X178])))" office:value-type="float" office:value="32">
            <text:p>32</text:p>
          </table:table-cell>
          <table:table-cell table:formula="of:=IF(AND([.W179]=0;OR([.Q179]*[.Q178]&lt;=0;AND(ABS([.Q179])&gt;ABS([.Q178]);[.X179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79]" office:value-type="float" office:value="18">
            <text:p>18,00</text:p>
          </table:table-cell>
          <table:table-cell table:formula="of:=[.P179]+([.V179]*1+[.V178]*2+[.V177]*3+[.V176]*3+[.V175]*2+[.V174]*1+[.V173]*1+[.V172]*1)/14+RAND()*0.08-0.08/2+[.N180]" office:value-type="float" office:value="17.6245824202537">
            <text:p>17,6245824203</text:p>
          </table:table-cell>
          <table:table-cell table:formula="of:=ROUND(([.O180]-[.P180])*12)/12" office:value-type="float" office:value="0.416666666666667">
            <text:p>0,42</text:p>
          </table:table-cell>
          <table:table-cell table:formula="of:=IF([.Y179]&gt;0;TRUNC([.R179]+[.Q180]*800);[.R179])" office:value-type="float" office:value="8184">
            <text:p>8184</text:p>
          </table:table-cell>
          <table:table-cell table:formula="of:=((([.Q180]*[.Q180]*10000)/256*[.$B$5]+[.$B$6]*256)*[.Q180]*100+[.R180]*[.$B$7])/256/256+0" office:value-type="float" office:value="5.48789094112538">
            <text:p>5,49</text:p>
          </table:table-cell>
          <table:table-cell table:formula="of:=IF([.S180]&gt;30;30;IF([.S180]&lt;-30;-30;IF([.S180]&gt;=[.T179];TRUNC([.S180]+1/4);TRUNC([.S180]+3/4))))" office:value-type="float" office:value="5">
            <text:p>5</text:p>
          </table:table-cell>
          <table:table-cell table:formula="of:=IF([.T180]&gt;[.T179];[.T180]-[.$U$3];[.T180]+[.$U$3])-[.$Z$4]" office:value-type="float" office:value="0.779999999999999">
            <text:p>0,78</text:p>
          </table:table-cell>
          <table:table-cell table:formula="of:=IF([.U180]&gt;0;IF([.U180]&gt;3;3*0.25;[.U180]*0.25);IF([.U180]&lt;-3;-3*0.16;[.U180]*0.16))/3" office:value-type="float" office:value="0.065">
            <text:p>0,065</text:p>
          </table:table-cell>
          <table:table-cell table:formula="of:=IF([.O180]=[.O179];IF([.W179]&lt;=0;0;[.W179]-1);[.$Z$3])" office:value-type="float" office:value="0">
            <text:p>0</text:p>
          </table:table-cell>
          <table:table-cell table:formula="of:=IF([.W180]&gt;0;IF([.O180]&lt;&gt;[.O179];[.$F$5];[.X179]);IF(OR([.O180]&lt;&gt;[.O179];[.Q180]*[.Q179]&lt;=0);[.$F$5];IF(ABS([.Q180])&gt;=ABS([.Q178]);IF([.X179]&lt;0;[.X179];[.X179]-TRUNC(ABS([.Q180])*100/25)-1);[.X179])))" office:value-type="float" office:value="30">
            <text:p>30</text:p>
          </table:table-cell>
          <table:table-cell table:formula="of:=IF(AND([.W180]=0;OR([.Q180]*[.Q179]&lt;=0;AND(ABS([.Q180])&gt;ABS([.Q179]);[.X180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180]" office:value-type="float" office:value="18">
            <text:p>18,00</text:p>
          </table:table-cell>
          <table:table-cell table:formula="of:=[.P180]+([.V180]*1+[.V179]*2+[.V178]*3+[.V177]*3+[.V176]*2+[.V175]*1+[.V174]*1+[.V173]*1)/14+RAND()*0.08-0.08/2+[.N181]" office:value-type="float" office:value="17.6226565828628">
            <text:p>17,6226565829</text:p>
          </table:table-cell>
          <table:table-cell table:formula="of:=ROUND(([.O181]-[.P181])*12)/12" office:value-type="float" office:value="0.416666666666667">
            <text:p>0,42</text:p>
          </table:table-cell>
          <table:table-cell table:formula="of:=IF([.Y180]&gt;0;TRUNC([.R180]+[.Q181]*800);[.R180])" office:value-type="float" office:value="8517">
            <text:p>8517</text:p>
          </table:table-cell>
          <table:table-cell table:formula="of:=((([.Q181]*[.Q181]*10000)/256*[.$B$5]+[.$B$6]*256)*[.Q181]*100+[.R181]*[.$B$7])/256/256+0" office:value-type="float" office:value="5.65048859737538">
            <text:p>5,65</text:p>
          </table:table-cell>
          <table:table-cell table:formula="of:=IF([.S181]&gt;30;30;IF([.S181]&lt;-30;-30;IF([.S181]&gt;=[.T180];TRUNC([.S181]+1/4);TRUNC([.S181]+3/4))))" office:value-type="float" office:value="5">
            <text:p>5</text:p>
          </table:table-cell>
          <table:table-cell table:formula="of:=IF([.T181]&gt;[.T180];[.T181]-[.$U$3];[.T181]+[.$U$3])-[.$Z$4]" office:value-type="float" office:value="0.779999999999999">
            <text:p>0,78</text:p>
          </table:table-cell>
          <table:table-cell table:formula="of:=IF([.U181]&gt;0;IF([.U181]&gt;3;3*0.25;[.U181]*0.25);IF([.U181]&lt;-3;-3*0.16;[.U181]*0.16))/3" office:value-type="float" office:value="0.065">
            <text:p>0,065</text:p>
          </table:table-cell>
          <table:table-cell table:formula="of:=IF([.O181]=[.O180];IF([.W180]&lt;=0;0;[.W180]-1);[.$Z$3])" office:value-type="float" office:value="0">
            <text:p>0</text:p>
          </table:table-cell>
          <table:table-cell table:formula="of:=IF([.W181]&gt;0;IF([.O181]&lt;&gt;[.O180];[.$F$5];[.X180]);IF(OR([.O181]&lt;&gt;[.O180];[.Q181]*[.Q180]&lt;=0);[.$F$5];IF(ABS([.Q181])&gt;=ABS([.Q179]);IF([.X180]&lt;0;[.X180];[.X180]-TRUNC(ABS([.Q181])*100/25)-1);[.X180])))" office:value-type="float" office:value="28">
            <text:p>28</text:p>
          </table:table-cell>
          <table:table-cell table:formula="of:=IF(AND([.W181]=0;OR([.Q181]*[.Q180]&lt;=0;AND(ABS([.Q181])&gt;ABS([.Q180]);[.X18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1]" office:value-type="float" office:value="18">
            <text:p>18,00</text:p>
          </table:table-cell>
          <table:table-cell table:formula="of:=[.P181]+([.V181]*1+[.V180]*2+[.V179]*3+[.V178]*3+[.V177]*2+[.V176]*1+[.V175]*1+[.V174]*1)/14+RAND()*0.08-0.08/2+[.N182]" office:value-type="float" office:value="17.6630531838092">
            <text:p>17,6630531838</text:p>
          </table:table-cell>
          <table:table-cell table:formula="of:=ROUND(([.O182]-[.P182])*12)/12" office:value-type="float" office:value="0.333333333333333">
            <text:p>0,33</text:p>
          </table:table-cell>
          <table:table-cell table:formula="of:=IF([.Y181]&gt;0;TRUNC([.R181]+[.Q182]*800);[.R181])" office:value-type="float" office:value="8517">
            <text:p>8517</text:p>
          </table:table-cell>
          <table:table-cell table:formula="of:=((([.Q182]*[.Q182]*10000)/256*[.$B$5]+[.$B$6]*256)*[.Q182]*100+[.R182]*[.$B$7])/256/256+0" office:value-type="float" office:value="5.29749156810619">
            <text:p>5,30</text:p>
          </table:table-cell>
          <table:table-cell table:formula="of:=IF([.S182]&gt;30;30;IF([.S182]&lt;-30;-30;IF([.S182]&gt;=[.T181];TRUNC([.S182]+1/4);TRUNC([.S182]+3/4))))" office:value-type="float" office:value="5">
            <text:p>5</text:p>
          </table:table-cell>
          <table:table-cell table:formula="of:=IF([.T182]&gt;[.T181];[.T182]-[.$U$3];[.T182]+[.$U$3])-[.$Z$4]" office:value-type="float" office:value="0.779999999999999">
            <text:p>0,78</text:p>
          </table:table-cell>
          <table:table-cell table:formula="of:=IF([.U182]&gt;0;IF([.U182]&gt;3;3*0.25;[.U182]*0.25);IF([.U182]&lt;-3;-3*0.16;[.U182]*0.16))/3" office:value-type="float" office:value="0.065">
            <text:p>0,065</text:p>
          </table:table-cell>
          <table:table-cell table:formula="of:=IF([.O182]=[.O181];IF([.W181]&lt;=0;0;[.W181]-1);[.$Z$3])" office:value-type="float" office:value="0">
            <text:p>0</text:p>
          </table:table-cell>
          <table:table-cell table:formula="of:=IF([.W182]&gt;0;IF([.O182]&lt;&gt;[.O181];[.$F$5];[.X181]);IF(OR([.O182]&lt;&gt;[.O181];[.Q182]*[.Q181]&lt;=0);[.$F$5];IF(ABS([.Q182])&gt;=ABS([.Q180]);IF([.X181]&lt;0;[.X181];[.X181]-TRUNC(ABS([.Q182])*100/25)-1);[.X181])))" office:value-type="float" office:value="28">
            <text:p>28</text:p>
          </table:table-cell>
          <table:table-cell table:formula="of:=IF(AND([.W182]=0;OR([.Q182]*[.Q181]&lt;=0;AND(ABS([.Q182])&gt;ABS([.Q181]);[.X18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2]" office:value-type="float" office:value="18">
            <text:p>18,00</text:p>
          </table:table-cell>
          <table:table-cell table:formula="of:=[.P182]+([.V182]*1+[.V181]*2+[.V180]*3+[.V179]*3+[.V178]*2+[.V177]*1+[.V176]*1+[.V175]*1)/14+RAND()*0.08-0.08/2+[.N183]" office:value-type="float" office:value="17.6714001079793">
            <text:p>17,671400108</text:p>
          </table:table-cell>
          <table:table-cell table:formula="of:=ROUND(([.O183]-[.P183])*12)/12" office:value-type="float" office:value="0.333333333333333">
            <text:p>0,33</text:p>
          </table:table-cell>
          <table:table-cell table:formula="of:=IF([.Y182]&gt;0;TRUNC([.R182]+[.Q183]*800);[.R182])" office:value-type="float" office:value="8517">
            <text:p>8517</text:p>
          </table:table-cell>
          <table:table-cell table:formula="of:=((([.Q183]*[.Q183]*10000)/256*[.$B$5]+[.$B$6]*256)*[.Q183]*100+[.R183]*[.$B$7])/256/256+0" office:value-type="float" office:value="5.29749156810619">
            <text:p>5,30</text:p>
          </table:table-cell>
          <table:table-cell table:formula="of:=IF([.S183]&gt;30;30;IF([.S183]&lt;-30;-30;IF([.S183]&gt;=[.T182];TRUNC([.S183]+1/4);TRUNC([.S183]+3/4))))" office:value-type="float" office:value="5">
            <text:p>5</text:p>
          </table:table-cell>
          <table:table-cell table:formula="of:=IF([.T183]&gt;[.T182];[.T183]-[.$U$3];[.T183]+[.$U$3])-[.$Z$4]" office:value-type="float" office:value="0.779999999999999">
            <text:p>0,78</text:p>
          </table:table-cell>
          <table:table-cell table:formula="of:=IF([.U183]&gt;0;IF([.U183]&gt;3;3*0.25;[.U183]*0.25);IF([.U183]&lt;-3;-3*0.16;[.U183]*0.16))/3" office:value-type="float" office:value="0.065">
            <text:p>0,065</text:p>
          </table:table-cell>
          <table:table-cell table:formula="of:=IF([.O183]=[.O182];IF([.W182]&lt;=0;0;[.W182]-1);[.$Z$3])" office:value-type="float" office:value="0">
            <text:p>0</text:p>
          </table:table-cell>
          <table:table-cell table:formula="of:=IF([.W183]&gt;0;IF([.O183]&lt;&gt;[.O182];[.$F$5];[.X182]);IF(OR([.O183]&lt;&gt;[.O182];[.Q183]*[.Q182]&lt;=0);[.$F$5];IF(ABS([.Q183])&gt;=ABS([.Q181]);IF([.X182]&lt;0;[.X182];[.X182]-TRUNC(ABS([.Q183])*100/25)-1);[.X182])))" office:value-type="float" office:value="28">
            <text:p>28</text:p>
          </table:table-cell>
          <table:table-cell table:formula="of:=IF(AND([.W183]=0;OR([.Q183]*[.Q182]&lt;=0;AND(ABS([.Q183])&gt;ABS([.Q182]);[.X18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3]" office:value-type="float" office:value="18">
            <text:p>18,00</text:p>
          </table:table-cell>
          <table:table-cell table:formula="of:=[.P183]+([.V183]*1+[.V182]*2+[.V181]*3+[.V180]*3+[.V179]*2+[.V178]*1+[.V177]*1+[.V176]*1)/14+RAND()*0.08-0.08/2+[.N184]" office:value-type="float" office:value="17.7407821460254">
            <text:p>17,740782146</text:p>
          </table:table-cell>
          <table:table-cell table:formula="of:=ROUND(([.O184]-[.P184])*12)/12" office:value-type="float" office:value="0.25">
            <text:p>0,25</text:p>
          </table:table-cell>
          <table:table-cell table:formula="of:=IF([.Y183]&gt;0;TRUNC([.R183]+[.Q184]*800);[.R183])" office:value-type="float" office:value="8517">
            <text:p>8517</text:p>
          </table:table-cell>
          <table:table-cell table:formula="of:=((([.Q184]*[.Q184]*10000)/256*[.$B$5]+[.$B$6]*256)*[.Q184]*100+[.R184]*[.$B$7])/256/256+0" office:value-type="float" office:value="4.98091959953308">
            <text:p>4,98</text:p>
          </table:table-cell>
          <table:table-cell table:formula="of:=IF([.S184]&gt;30;30;IF([.S184]&lt;-30;-30;IF([.S184]&gt;=[.T183];TRUNC([.S184]+1/4);TRUNC([.S184]+3/4))))" office:value-type="float" office:value="5">
            <text:p>5</text:p>
          </table:table-cell>
          <table:table-cell table:formula="of:=IF([.T184]&gt;[.T183];[.T184]-[.$U$3];[.T184]+[.$U$3])-[.$Z$4]" office:value-type="float" office:value="0.779999999999999">
            <text:p>0,78</text:p>
          </table:table-cell>
          <table:table-cell table:formula="of:=IF([.U184]&gt;0;IF([.U184]&gt;3;3*0.25;[.U184]*0.25);IF([.U184]&lt;-3;-3*0.16;[.U184]*0.16))/3" office:value-type="float" office:value="0.065">
            <text:p>0,065</text:p>
          </table:table-cell>
          <table:table-cell table:formula="of:=IF([.O184]=[.O183];IF([.W183]&lt;=0;0;[.W183]-1);[.$Z$3])" office:value-type="float" office:value="0">
            <text:p>0</text:p>
          </table:table-cell>
          <table:table-cell table:formula="of:=IF([.W184]&gt;0;IF([.O184]&lt;&gt;[.O183];[.$F$5];[.X183]);IF(OR([.O184]&lt;&gt;[.O183];[.Q184]*[.Q183]&lt;=0);[.$F$5];IF(ABS([.Q184])&gt;=ABS([.Q182]);IF([.X183]&lt;0;[.X183];[.X183]-TRUNC(ABS([.Q184])*100/25)-1);[.X183])))" office:value-type="float" office:value="28">
            <text:p>28</text:p>
          </table:table-cell>
          <table:table-cell table:formula="of:=IF(AND([.W184]=0;OR([.Q184]*[.Q183]&lt;=0;AND(ABS([.Q184])&gt;ABS([.Q183]);[.X18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4]" office:value-type="float" office:value="18">
            <text:p>18,00</text:p>
          </table:table-cell>
          <table:table-cell table:formula="of:=[.P184]+([.V184]*1+[.V183]*2+[.V182]*3+[.V181]*3+[.V180]*2+[.V179]*1+[.V178]*1+[.V177]*1)/14+RAND()*0.08-0.08/2+[.N185]" office:value-type="float" office:value="17.8164447405923">
            <text:p>17,8164447406</text:p>
          </table:table-cell>
          <table:table-cell table:formula="of:=ROUND(([.O185]-[.P185])*12)/12" office:value-type="float" office:value="0.166666666666667">
            <text:p>0,17</text:p>
          </table:table-cell>
          <table:table-cell table:formula="of:=IF([.Y184]&gt;0;TRUNC([.R184]+[.Q185]*800);[.R184])" office:value-type="float" office:value="8517">
            <text:p>8517</text:p>
          </table:table-cell>
          <table:table-cell table:formula="of:=((([.Q185]*[.Q185]*10000)/256*[.$B$5]+[.$B$6]*256)*[.Q185]*100+[.R185]*[.$B$7])/256/256+0" office:value-type="float" office:value="4.69166642648202">
            <text:p>4,69</text:p>
          </table:table-cell>
          <table:table-cell table:formula="of:=IF([.S185]&gt;30;30;IF([.S185]&lt;-30;-30;IF([.S185]&gt;=[.T184];TRUNC([.S185]+1/4);TRUNC([.S185]+3/4))))" office:value-type="float" office:value="5">
            <text:p>5</text:p>
          </table:table-cell>
          <table:table-cell table:formula="of:=IF([.T185]&gt;[.T184];[.T185]-[.$U$3];[.T185]+[.$U$3])-[.$Z$4]" office:value-type="float" office:value="0.779999999999999">
            <text:p>0,78</text:p>
          </table:table-cell>
          <table:table-cell table:formula="of:=IF([.U185]&gt;0;IF([.U185]&gt;3;3*0.25;[.U185]*0.25);IF([.U185]&lt;-3;-3*0.16;[.U185]*0.16))/3" office:value-type="float" office:value="0.065">
            <text:p>0,065</text:p>
          </table:table-cell>
          <table:table-cell table:formula="of:=IF([.O185]=[.O184];IF([.W184]&lt;=0;0;[.W184]-1);[.$Z$3])" office:value-type="float" office:value="0">
            <text:p>0</text:p>
          </table:table-cell>
          <table:table-cell table:formula="of:=IF([.W185]&gt;0;IF([.O185]&lt;&gt;[.O184];[.$F$5];[.X184]);IF(OR([.O185]&lt;&gt;[.O184];[.Q185]*[.Q184]&lt;=0);[.$F$5];IF(ABS([.Q185])&gt;=ABS([.Q183]);IF([.X184]&lt;0;[.X184];[.X184]-TRUNC(ABS([.Q185])*100/25)-1);[.X184])))" office:value-type="float" office:value="28">
            <text:p>28</text:p>
          </table:table-cell>
          <table:table-cell table:formula="of:=IF(AND([.W185]=0;OR([.Q185]*[.Q184]&lt;=0;AND(ABS([.Q185])&gt;ABS([.Q184]);[.X18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5]" office:value-type="float" office:value="18">
            <text:p>18,00</text:p>
          </table:table-cell>
          <table:table-cell table:formula="of:=[.P185]+([.V185]*1+[.V184]*2+[.V183]*3+[.V182]*3+[.V181]*2+[.V180]*1+[.V179]*1+[.V178]*1)/14+RAND()*0.08-0.08/2+[.N186]" office:value-type="float" office:value="17.8366455839429">
            <text:p>17,8366455839</text:p>
          </table:table-cell>
          <table:table-cell table:formula="of:=ROUND(([.O186]-[.P186])*12)/12" office:value-type="float" office:value="0.166666666666667">
            <text:p>0,17</text:p>
          </table:table-cell>
          <table:table-cell table:formula="of:=IF([.Y185]&gt;0;TRUNC([.R185]+[.Q186]*800);[.R185])" office:value-type="float" office:value="8517">
            <text:p>8517</text:p>
          </table:table-cell>
          <table:table-cell table:formula="of:=((([.Q186]*[.Q186]*10000)/256*[.$B$5]+[.$B$6]*256)*[.Q186]*100+[.R186]*[.$B$7])/256/256+0" office:value-type="float" office:value="4.69166642648202">
            <text:p>4,69</text:p>
          </table:table-cell>
          <table:table-cell table:formula="of:=IF([.S186]&gt;30;30;IF([.S186]&lt;-30;-30;IF([.S186]&gt;=[.T185];TRUNC([.S186]+1/4);TRUNC([.S186]+3/4))))" office:value-type="float" office:value="5">
            <text:p>5</text:p>
          </table:table-cell>
          <table:table-cell table:formula="of:=IF([.T186]&gt;[.T185];[.T186]-[.$U$3];[.T186]+[.$U$3])-[.$Z$4]" office:value-type="float" office:value="0.779999999999999">
            <text:p>0,78</text:p>
          </table:table-cell>
          <table:table-cell table:formula="of:=IF([.U186]&gt;0;IF([.U186]&gt;3;3*0.25;[.U186]*0.25);IF([.U186]&lt;-3;-3*0.16;[.U186]*0.16))/3" office:value-type="float" office:value="0.065">
            <text:p>0,065</text:p>
          </table:table-cell>
          <table:table-cell table:formula="of:=IF([.O186]=[.O185];IF([.W185]&lt;=0;0;[.W185]-1);[.$Z$3])" office:value-type="float" office:value="0">
            <text:p>0</text:p>
          </table:table-cell>
          <table:table-cell table:formula="of:=IF([.W186]&gt;0;IF([.O186]&lt;&gt;[.O185];[.$F$5];[.X185]);IF(OR([.O186]&lt;&gt;[.O185];[.Q186]*[.Q185]&lt;=0);[.$F$5];IF(ABS([.Q186])&gt;=ABS([.Q184]);IF([.X185]&lt;0;[.X185];[.X185]-TRUNC(ABS([.Q186])*100/25)-1);[.X185])))" office:value-type="float" office:value="28">
            <text:p>28</text:p>
          </table:table-cell>
          <table:table-cell table:formula="of:=IF(AND([.W186]=0;OR([.Q186]*[.Q185]&lt;=0;AND(ABS([.Q186])&gt;ABS([.Q185]);[.X18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6]" office:value-type="float" office:value="18">
            <text:p>18,00</text:p>
          </table:table-cell>
          <table:table-cell table:formula="of:=[.P186]+([.V186]*1+[.V185]*2+[.V184]*3+[.V183]*3+[.V182]*2+[.V181]*1+[.V180]*1+[.V179]*1)/14+RAND()*0.08-0.08/2+[.N187]" office:value-type="float" office:value="17.8676019192643">
            <text:p>17,8676019193</text:p>
          </table:table-cell>
          <table:table-cell table:formula="of:=ROUND(([.O187]-[.P187])*12)/12" office:value-type="float" office:value="0.166666666666667">
            <text:p>0,17</text:p>
          </table:table-cell>
          <table:table-cell table:formula="of:=IF([.Y186]&gt;0;TRUNC([.R186]+[.Q187]*800);[.R186])" office:value-type="float" office:value="8517">
            <text:p>8517</text:p>
          </table:table-cell>
          <table:table-cell table:formula="of:=((([.Q187]*[.Q187]*10000)/256*[.$B$5]+[.$B$6]*256)*[.Q187]*100+[.R187]*[.$B$7])/256/256+0" office:value-type="float" office:value="4.69166642648202">
            <text:p>4,69</text:p>
          </table:table-cell>
          <table:table-cell table:formula="of:=IF([.S187]&gt;30;30;IF([.S187]&lt;-30;-30;IF([.S187]&gt;=[.T186];TRUNC([.S187]+1/4);TRUNC([.S187]+3/4))))" office:value-type="float" office:value="5">
            <text:p>5</text:p>
          </table:table-cell>
          <table:table-cell table:formula="of:=IF([.T187]&gt;[.T186];[.T187]-[.$U$3];[.T187]+[.$U$3])-[.$Z$4]" office:value-type="float" office:value="0.779999999999999">
            <text:p>0,78</text:p>
          </table:table-cell>
          <table:table-cell table:formula="of:=IF([.U187]&gt;0;IF([.U187]&gt;3;3*0.25;[.U187]*0.25);IF([.U187]&lt;-3;-3*0.16;[.U187]*0.16))/3" office:value-type="float" office:value="0.065">
            <text:p>0,065</text:p>
          </table:table-cell>
          <table:table-cell table:formula="of:=IF([.O187]=[.O186];IF([.W186]&lt;=0;0;[.W186]-1);[.$Z$3])" office:value-type="float" office:value="0">
            <text:p>0</text:p>
          </table:table-cell>
          <table:table-cell table:formula="of:=IF([.W187]&gt;0;IF([.O187]&lt;&gt;[.O186];[.$F$5];[.X186]);IF(OR([.O187]&lt;&gt;[.O186];[.Q187]*[.Q186]&lt;=0);[.$F$5];IF(ABS([.Q187])&gt;=ABS([.Q185]);IF([.X186]&lt;0;[.X186];[.X186]-TRUNC(ABS([.Q187])*100/25)-1);[.X186])))" office:value-type="float" office:value="27">
            <text:p>27</text:p>
          </table:table-cell>
          <table:table-cell table:formula="of:=IF(AND([.W187]=0;OR([.Q187]*[.Q186]&lt;=0;AND(ABS([.Q187])&gt;ABS([.Q186]);[.X18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office:value-type="float" office:value="21">
            <text:p>21,00</text:p>
          </table:table-cell>
          <table:table-cell table:formula="of:=[.P187]+([.V187]*1+[.V186]*2+[.V185]*3+[.V184]*3+[.V183]*2+[.V182]*1+[.V181]*1+[.V180]*1)/14+RAND()*0.08-0.08/2+[.N188]" office:value-type="float" office:value="17.9068932129599">
            <text:p>17,906893213</text:p>
          </table:table-cell>
          <table:table-cell table:formula="of:=ROUND(([.O188]-[.P188])*12)/12" office:value-type="float" office:value="3.08333333333333">
            <text:p>3,08</text:p>
          </table:table-cell>
          <table:table-cell table:formula="of:=IF([.Y187]&gt;0;TRUNC([.R187]+[.Q188]*800);[.R187])" office:value-type="float" office:value="8517">
            <text:p>8517</text:p>
          </table:table-cell>
          <table:table-cell table:formula="of:=((([.Q188]*[.Q188]*10000)/256*[.$B$5]+[.$B$6]*256)*[.Q188]*100+[.R188]*[.$B$7])/256/256+0" office:value-type="float" office:value="90.6707163828391">
            <text:p>90,67</text:p>
          </table:table-cell>
          <table:table-cell table:formula="of:=IF([.S188]&gt;30;30;IF([.S188]&lt;-30;-30;IF([.S188]&gt;=[.T187];TRUNC([.S188]+1/4);TRUNC([.S188]+3/4))))" office:value-type="float" office:value="30">
            <text:p>30</text:p>
          </table:table-cell>
          <table:table-cell table:formula="of:=IF([.T188]&gt;[.T187];[.T188]-[.$U$3];[.T188]+[.$U$3])-[.$Z$4]" office:value-type="float" office:value="25.34">
            <text:p>25,34</text:p>
          </table:table-cell>
          <table:table-cell table:formula="of:=IF([.U188]&gt;0;IF([.U188]&gt;3;3*0.25;[.U188]*0.25);IF([.U188]&lt;-3;-3*0.16;[.U188]*0.16))/3" office:value-type="float" office:value="0.25">
            <text:p>0,25</text:p>
          </table:table-cell>
          <table:table-cell table:formula="of:=IF([.O188]=[.O187];IF([.W187]&lt;=0;0;[.W187]-1);[.$Z$3])" office:value-type="float" office:value="2">
            <text:p>2</text:p>
          </table:table-cell>
          <table:table-cell table:formula="of:=IF([.W188]&gt;0;IF([.O188]&lt;&gt;[.O187];[.$F$5];[.X187]);IF(OR([.O188]&lt;&gt;[.O187];[.Q188]*[.Q187]&lt;=0);[.$F$5];IF(ABS([.Q188])&gt;=ABS([.Q186]);IF([.X187]&lt;0;[.X187];[.X187]-TRUNC(ABS([.Q188])*100/25)-1);[.X187])))" office:value-type="float" office:value="40">
            <text:p>40</text:p>
          </table:table-cell>
          <table:table-cell table:formula="of:=IF(AND([.W188]=0;OR([.Q188]*[.Q187]&lt;=0;AND(ABS([.Q188])&gt;ABS([.Q187]);[.X18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8]" office:value-type="float" office:value="21">
            <text:p>21,00</text:p>
          </table:table-cell>
          <table:table-cell table:formula="of:=[.P188]+([.V188]*1+[.V187]*2+[.V186]*3+[.V185]*3+[.V184]*2+[.V183]*1+[.V182]*1+[.V181]*1)/14+RAND()*0.08-0.08/2+[.N189]" office:value-type="float" office:value="17.9699194829375">
            <text:p>17,9699194829</text:p>
          </table:table-cell>
          <table:table-cell table:formula="of:=ROUND(([.O189]-[.P189])*12)/12" office:value-type="float" office:value="3">
            <text:p>3,00</text:p>
          </table:table-cell>
          <table:table-cell table:formula="of:=IF([.Y188]&gt;0;TRUNC([.R188]+[.Q189]*800);[.R188])" office:value-type="float" office:value="8517">
            <text:p>8517</text:p>
          </table:table-cell>
          <table:table-cell table:formula="of:=((([.Q189]*[.Q189]*10000)/256*[.$B$5]+[.$B$6]*256)*[.Q189]*100+[.R189]*[.$B$7])/256/256+0" office:value-type="float" office:value="84.3440093994141">
            <text:p>84,34</text:p>
          </table:table-cell>
          <table:table-cell table:formula="of:=IF([.S189]&gt;30;30;IF([.S189]&lt;-30;-30;IF([.S189]&gt;=[.T188];TRUNC([.S189]+1/4);TRUNC([.S189]+3/4))))" office:value-type="float" office:value="30">
            <text:p>30</text:p>
          </table:table-cell>
          <table:table-cell table:formula="of:=IF([.T189]&gt;[.T188];[.T189]-[.$U$3];[.T189]+[.$U$3])-[.$Z$4]" office:value-type="float" office:value="25.78">
            <text:p>25,78</text:p>
          </table:table-cell>
          <table:table-cell table:formula="of:=IF([.U189]&gt;0;IF([.U189]&gt;3;3*0.25;[.U189]*0.25);IF([.U189]&lt;-3;-3*0.16;[.U189]*0.16))/3" office:value-type="float" office:value="0.25">
            <text:p>0,25</text:p>
          </table:table-cell>
          <table:table-cell table:formula="of:=IF([.O189]=[.O188];IF([.W188]&lt;=0;0;[.W188]-1);[.$Z$3])" office:value-type="float" office:value="1">
            <text:p>1</text:p>
          </table:table-cell>
          <table:table-cell table:formula="of:=IF([.W189]&gt;0;IF([.O189]&lt;&gt;[.O188];[.$F$5];[.X188]);IF(OR([.O189]&lt;&gt;[.O188];[.Q189]*[.Q188]&lt;=0);[.$F$5];IF(ABS([.Q189])&gt;=ABS([.Q187]);IF([.X188]&lt;0;[.X188];[.X188]-TRUNC(ABS([.Q189])*100/25)-1);[.X188])))" office:value-type="float" office:value="40">
            <text:p>40</text:p>
          </table:table-cell>
          <table:table-cell table:formula="of:=IF(AND([.W189]=0;OR([.Q189]*[.Q188]&lt;=0;AND(ABS([.Q189])&gt;ABS([.Q188]);[.X18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89]" office:value-type="float" office:value="21">
            <text:p>21,00</text:p>
          </table:table-cell>
          <table:table-cell table:formula="of:=[.P189]+([.V189]*1+[.V188]*2+[.V187]*3+[.V186]*3+[.V185]*2+[.V184]*1+[.V183]*1+[.V182]*1)/14+RAND()*0.08-0.08/2+[.N190]" office:value-type="float" office:value="18.0859592676159">
            <text:p>18,0859592676</text:p>
          </table:table-cell>
          <table:table-cell table:formula="of:=ROUND(([.O190]-[.P190])*12)/12" office:value-type="float" office:value="2.91666666666667">
            <text:p>2,92</text:p>
          </table:table-cell>
          <table:table-cell table:formula="of:=IF([.Y189]&gt;0;TRUNC([.R189]+[.Q190]*800);[.R189])" office:value-type="float" office:value="8517">
            <text:p>8517</text:p>
          </table:table-cell>
          <table:table-cell table:formula="of:=((([.Q190]*[.Q190]*10000)/256*[.$B$5]+[.$B$6]*256)*[.Q190]*100+[.R190]*[.$B$7])/256/256+0" office:value-type="float" office:value="78.3451279622537">
            <text:p>78,35</text:p>
          </table:table-cell>
          <table:table-cell table:formula="of:=IF([.S190]&gt;30;30;IF([.S190]&lt;-30;-30;IF([.S190]&gt;=[.T189];TRUNC([.S190]+1/4);TRUNC([.S190]+3/4))))" office:value-type="float" office:value="30">
            <text:p>30</text:p>
          </table:table-cell>
          <table:table-cell table:formula="of:=IF([.T190]&gt;[.T189];[.T190]-[.$U$3];[.T190]+[.$U$3])-[.$Z$4]" office:value-type="float" office:value="25.78">
            <text:p>25,78</text:p>
          </table:table-cell>
          <table:table-cell table:formula="of:=IF([.U190]&gt;0;IF([.U190]&gt;3;3*0.25;[.U190]*0.25);IF([.U190]&lt;-3;-3*0.16;[.U190]*0.16))/3" office:value-type="float" office:value="0.25">
            <text:p>0,25</text:p>
          </table:table-cell>
          <table:table-cell table:formula="of:=IF([.O190]=[.O189];IF([.W189]&lt;=0;0;[.W189]-1);[.$Z$3])" office:value-type="float" office:value="0">
            <text:p>0</text:p>
          </table:table-cell>
          <table:table-cell table:formula="of:=IF([.W190]&gt;0;IF([.O190]&lt;&gt;[.O189];[.$F$5];[.X189]);IF(OR([.O190]&lt;&gt;[.O189];[.Q190]*[.Q189]&lt;=0);[.$F$5];IF(ABS([.Q190])&gt;=ABS([.Q188]);IF([.X189]&lt;0;[.X189];[.X189]-TRUNC(ABS([.Q190])*100/25)-1);[.X189])))" office:value-type="float" office:value="40">
            <text:p>40</text:p>
          </table:table-cell>
          <table:table-cell table:formula="of:=IF(AND([.W190]=0;OR([.Q190]*[.Q189]&lt;=0;AND(ABS([.Q190])&gt;ABS([.Q189]);[.X19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0]" office:value-type="float" office:value="21">
            <text:p>21,00</text:p>
          </table:table-cell>
          <table:table-cell table:formula="of:=[.P190]+([.V190]*1+[.V189]*2+[.V188]*3+[.V187]*3+[.V186]*2+[.V185]*1+[.V184]*1+[.V183]*1)/14+RAND()*0.08-0.08/2+[.N191]" office:value-type="float" office:value="18.2654238403904">
            <text:p>18,2654238404</text:p>
          </table:table-cell>
          <table:table-cell table:formula="of:=ROUND(([.O191]-[.P191])*12)/12" office:value-type="float" office:value="2.75">
            <text:p>2,75</text:p>
          </table:table-cell>
          <table:table-cell table:formula="of:=IF([.Y190]&gt;0;TRUNC([.R190]+[.Q191]*800);[.R190])" office:value-type="float" office:value="8517">
            <text:p>8517</text:p>
          </table:table-cell>
          <table:table-cell table:formula="of:=((([.Q191]*[.Q191]*10000)/256*[.$B$5]+[.$B$6]*256)*[.Q191]*100+[.R191]*[.$B$7])/256/256+0" office:value-type="float" office:value="67.2944166660309">
            <text:p>67,29</text:p>
          </table:table-cell>
          <table:table-cell table:formula="of:=IF([.S191]&gt;30;30;IF([.S191]&lt;-30;-30;IF([.S191]&gt;=[.T190];TRUNC([.S191]+1/4);TRUNC([.S191]+3/4))))" office:value-type="float" office:value="30">
            <text:p>30</text:p>
          </table:table-cell>
          <table:table-cell table:formula="of:=IF([.T191]&gt;[.T190];[.T191]-[.$U$3];[.T191]+[.$U$3])-[.$Z$4]" office:value-type="float" office:value="25.78">
            <text:p>25,78</text:p>
          </table:table-cell>
          <table:table-cell table:formula="of:=IF([.U191]&gt;0;IF([.U191]&gt;3;3*0.25;[.U191]*0.25);IF([.U191]&lt;-3;-3*0.16;[.U191]*0.16))/3" office:value-type="float" office:value="0.25">
            <text:p>0,25</text:p>
          </table:table-cell>
          <table:table-cell table:formula="of:=IF([.O191]=[.O190];IF([.W190]&lt;=0;0;[.W190]-1);[.$Z$3])" office:value-type="float" office:value="0">
            <text:p>0</text:p>
          </table:table-cell>
          <table:table-cell table:formula="of:=IF([.W191]&gt;0;IF([.O191]&lt;&gt;[.O190];[.$F$5];[.X190]);IF(OR([.O191]&lt;&gt;[.O190];[.Q191]*[.Q190]&lt;=0);[.$F$5];IF(ABS([.Q191])&gt;=ABS([.Q189]);IF([.X190]&lt;0;[.X190];[.X190]-TRUNC(ABS([.Q191])*100/25)-1);[.X190])))" office:value-type="float" office:value="40">
            <text:p>40</text:p>
          </table:table-cell>
          <table:table-cell table:formula="of:=IF(AND([.W191]=0;OR([.Q191]*[.Q190]&lt;=0;AND(ABS([.Q191])&gt;ABS([.Q190]);[.X19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1]" office:value-type="float" office:value="21">
            <text:p>21,00</text:p>
          </table:table-cell>
          <table:table-cell table:formula="of:=[.P191]+([.V191]*1+[.V190]*2+[.V189]*3+[.V188]*3+[.V187]*2+[.V186]*1+[.V185]*1+[.V184]*1)/14+RAND()*0.08-0.08/2+[.N192]" office:value-type="float" office:value="18.4426279503157">
            <text:p>18,4426279503</text:p>
          </table:table-cell>
          <table:table-cell table:formula="of:=ROUND(([.O192]-[.P192])*12)/12" office:value-type="float" office:value="2.58333333333333">
            <text:p>2,58</text:p>
          </table:table-cell>
          <table:table-cell table:formula="of:=IF([.Y191]&gt;0;TRUNC([.R191]+[.Q192]*800);[.R191])" office:value-type="float" office:value="8517">
            <text:p>8517</text:p>
          </table:table-cell>
          <table:table-cell table:formula="of:=((([.Q192]*[.Q192]*10000)/256*[.$B$5]+[.$B$6]*256)*[.Q192]*100+[.R192]*[.$B$7])/256/256+0" office:value-type="float" office:value="57.4457323727784">
            <text:p>57,45</text:p>
          </table:table-cell>
          <table:table-cell table:formula="of:=IF([.S192]&gt;30;30;IF([.S192]&lt;-30;-30;IF([.S192]&gt;=[.T191];TRUNC([.S192]+1/4);TRUNC([.S192]+3/4))))" office:value-type="float" office:value="30">
            <text:p>30</text:p>
          </table:table-cell>
          <table:table-cell table:formula="of:=IF([.T192]&gt;[.T191];[.T192]-[.$U$3];[.T192]+[.$U$3])-[.$Z$4]" office:value-type="float" office:value="25.78">
            <text:p>25,78</text:p>
          </table:table-cell>
          <table:table-cell table:formula="of:=IF([.U192]&gt;0;IF([.U192]&gt;3;3*0.25;[.U192]*0.25);IF([.U192]&lt;-3;-3*0.16;[.U192]*0.16))/3" office:value-type="float" office:value="0.25">
            <text:p>0,25</text:p>
          </table:table-cell>
          <table:table-cell table:formula="of:=IF([.O192]=[.O191];IF([.W191]&lt;=0;0;[.W191]-1);[.$Z$3])" office:value-type="float" office:value="0">
            <text:p>0</text:p>
          </table:table-cell>
          <table:table-cell table:formula="of:=IF([.W192]&gt;0;IF([.O192]&lt;&gt;[.O191];[.$F$5];[.X191]);IF(OR([.O192]&lt;&gt;[.O191];[.Q192]*[.Q191]&lt;=0);[.$F$5];IF(ABS([.Q192])&gt;=ABS([.Q190]);IF([.X191]&lt;0;[.X191];[.X191]-TRUNC(ABS([.Q192])*100/25)-1);[.X191])))" office:value-type="float" office:value="40">
            <text:p>40</text:p>
          </table:table-cell>
          <table:table-cell table:formula="of:=IF(AND([.W192]=0;OR([.Q192]*[.Q191]&lt;=0;AND(ABS([.Q192])&gt;ABS([.Q191]);[.X19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2]" office:value-type="float" office:value="21">
            <text:p>21,00</text:p>
          </table:table-cell>
          <table:table-cell table:formula="of:=[.P192]+([.V192]*1+[.V191]*2+[.V190]*3+[.V189]*3+[.V188]*2+[.V187]*1+[.V186]*1+[.V185]*1)/14+RAND()*0.08-0.08/2+[.N193]" office:value-type="float" office:value="18.6875093063602">
            <text:p>18,6875093064</text:p>
          </table:table-cell>
          <table:table-cell table:formula="of:=ROUND(([.O193]-[.P193])*12)/12" office:value-type="float" office:value="2.33333333333333">
            <text:p>2,33</text:p>
          </table:table-cell>
          <table:table-cell table:formula="of:=IF([.Y192]&gt;0;TRUNC([.R192]+[.Q193]*800);[.R192])" office:value-type="float" office:value="8517">
            <text:p>8517</text:p>
          </table:table-cell>
          <table:table-cell table:formula="of:=((([.Q193]*[.Q193]*10000)/256*[.$B$5]+[.$B$6]*256)*[.Q193]*100+[.R193]*[.$B$7])/256/256+0" office:value-type="float" office:value="44.7671469229239">
            <text:p>44,77</text:p>
          </table:table-cell>
          <table:table-cell table:formula="of:=IF([.S193]&gt;30;30;IF([.S193]&lt;-30;-30;IF([.S193]&gt;=[.T192];TRUNC([.S193]+1/4);TRUNC([.S193]+3/4))))" office:value-type="float" office:value="30">
            <text:p>30</text:p>
          </table:table-cell>
          <table:table-cell table:formula="of:=IF([.T193]&gt;[.T192];[.T193]-[.$U$3];[.T193]+[.$U$3])-[.$Z$4]" office:value-type="float" office:value="25.78">
            <text:p>25,78</text:p>
          </table:table-cell>
          <table:table-cell table:formula="of:=IF([.U193]&gt;0;IF([.U193]&gt;3;3*0.25;[.U193]*0.25);IF([.U193]&lt;-3;-3*0.16;[.U193]*0.16))/3" office:value-type="float" office:value="0.25">
            <text:p>0,25</text:p>
          </table:table-cell>
          <table:table-cell table:formula="of:=IF([.O193]=[.O192];IF([.W192]&lt;=0;0;[.W192]-1);[.$Z$3])" office:value-type="float" office:value="0">
            <text:p>0</text:p>
          </table:table-cell>
          <table:table-cell table:formula="of:=IF([.W193]&gt;0;IF([.O193]&lt;&gt;[.O192];[.$F$5];[.X192]);IF(OR([.O193]&lt;&gt;[.O192];[.Q193]*[.Q192]&lt;=0);[.$F$5];IF(ABS([.Q193])&gt;=ABS([.Q191]);IF([.X192]&lt;0;[.X192];[.X192]-TRUNC(ABS([.Q193])*100/25)-1);[.X192])))" office:value-type="float" office:value="40">
            <text:p>40</text:p>
          </table:table-cell>
          <table:table-cell table:formula="of:=IF(AND([.W193]=0;OR([.Q193]*[.Q192]&lt;=0;AND(ABS([.Q193])&gt;ABS([.Q192]);[.X19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3]" office:value-type="float" office:value="21">
            <text:p>21,00</text:p>
          </table:table-cell>
          <table:table-cell table:formula="of:=[.P193]+([.V193]*1+[.V192]*2+[.V191]*3+[.V190]*3+[.V189]*2+[.V188]*1+[.V187]*1+[.V186]*1)/14+RAND()*0.08-0.08/2+[.N194]" office:value-type="float" office:value="18.9030704694025">
            <text:p>18,9030704694</text:p>
          </table:table-cell>
          <table:table-cell table:formula="of:=ROUND(([.O194]-[.P194])*12)/12" office:value-type="float" office:value="2.08333333333333">
            <text:p>2,08</text:p>
          </table:table-cell>
          <table:table-cell table:formula="of:=IF([.Y193]&gt;0;TRUNC([.R193]+[.Q194]*800);[.R193])" office:value-type="float" office:value="8517">
            <text:p>8517</text:p>
          </table:table-cell>
          <table:table-cell table:formula="of:=((([.Q194]*[.Q194]*10000)/256*[.$B$5]+[.$B$6]*256)*[.Q194]*100+[.R194]*[.$B$7])/256/256+0" office:value-type="float" office:value="34.3833402969219">
            <text:p>34,38</text:p>
          </table:table-cell>
          <table:table-cell table:formula="of:=IF([.S194]&gt;30;30;IF([.S194]&lt;-30;-30;IF([.S194]&gt;=[.T193];TRUNC([.S194]+1/4);TRUNC([.S194]+3/4))))" office:value-type="float" office:value="30">
            <text:p>30</text:p>
          </table:table-cell>
          <table:table-cell table:formula="of:=IF([.T194]&gt;[.T193];[.T194]-[.$U$3];[.T194]+[.$U$3])-[.$Z$4]" office:value-type="float" office:value="25.78">
            <text:p>25,78</text:p>
          </table:table-cell>
          <table:table-cell table:formula="of:=IF([.U194]&gt;0;IF([.U194]&gt;3;3*0.25;[.U194]*0.25);IF([.U194]&lt;-3;-3*0.16;[.U194]*0.16))/3" office:value-type="float" office:value="0.25">
            <text:p>0,25</text:p>
          </table:table-cell>
          <table:table-cell table:formula="of:=IF([.O194]=[.O193];IF([.W193]&lt;=0;0;[.W193]-1);[.$Z$3])" office:value-type="float" office:value="0">
            <text:p>0</text:p>
          </table:table-cell>
          <table:table-cell table:formula="of:=IF([.W194]&gt;0;IF([.O194]&lt;&gt;[.O193];[.$F$5];[.X193]);IF(OR([.O194]&lt;&gt;[.O193];[.Q194]*[.Q193]&lt;=0);[.$F$5];IF(ABS([.Q194])&gt;=ABS([.Q192]);IF([.X193]&lt;0;[.X193];[.X193]-TRUNC(ABS([.Q194])*100/25)-1);[.X193])))" office:value-type="float" office:value="40">
            <text:p>40</text:p>
          </table:table-cell>
          <table:table-cell table:formula="of:=IF(AND([.W194]=0;OR([.Q194]*[.Q193]&lt;=0;AND(ABS([.Q194])&gt;ABS([.Q193]);[.X19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4]" office:value-type="float" office:value="21">
            <text:p>21,00</text:p>
          </table:table-cell>
          <table:table-cell table:formula="of:=[.P194]+([.V194]*1+[.V193]*2+[.V192]*3+[.V191]*3+[.V190]*2+[.V189]*1+[.V188]*1+[.V187]*1)/14+RAND()*0.08-0.08/2+[.N195]" office:value-type="float" office:value="19.1138658357887">
            <text:p>19,1138658358</text:p>
          </table:table-cell>
          <table:table-cell table:formula="of:=ROUND(([.O195]-[.P195])*12)/12" office:value-type="float" office:value="1.91666666666667">
            <text:p>1,92</text:p>
          </table:table-cell>
          <table:table-cell table:formula="of:=IF([.Y194]&gt;0;TRUNC([.R194]+[.Q195]*800);[.R194])" office:value-type="float" office:value="8517">
            <text:p>8517</text:p>
          </table:table-cell>
          <table:table-cell table:formula="of:=((([.Q195]*[.Q195]*10000)/256*[.$B$5]+[.$B$6]*256)*[.Q195]*100+[.R195]*[.$B$7])/256/256+0" office:value-type="float" office:value="28.6142628016295">
            <text:p>28,61</text:p>
          </table:table-cell>
          <table:table-cell table:formula="of:=IF([.S195]&gt;30;30;IF([.S195]&lt;-30;-30;IF([.S195]&gt;=[.T194];TRUNC([.S195]+1/4);TRUNC([.S195]+3/4))))" office:value-type="float" office:value="29">
            <text:p>29</text:p>
          </table:table-cell>
          <table:table-cell table:formula="of:=IF([.T195]&gt;[.T194];[.T195]-[.$U$3];[.T195]+[.$U$3])-[.$Z$4]" office:value-type="float" office:value="24.78">
            <text:p>24,78</text:p>
          </table:table-cell>
          <table:table-cell table:formula="of:=IF([.U195]&gt;0;IF([.U195]&gt;3;3*0.25;[.U195]*0.25);IF([.U195]&lt;-3;-3*0.16;[.U195]*0.16))/3" office:value-type="float" office:value="0.25">
            <text:p>0,25</text:p>
          </table:table-cell>
          <table:table-cell table:formula="of:=IF([.O195]=[.O194];IF([.W194]&lt;=0;0;[.W194]-1);[.$Z$3])" office:value-type="float" office:value="0">
            <text:p>0</text:p>
          </table:table-cell>
          <table:table-cell table:formula="of:=IF([.W195]&gt;0;IF([.O195]&lt;&gt;[.O194];[.$F$5];[.X194]);IF(OR([.O195]&lt;&gt;[.O194];[.Q195]*[.Q194]&lt;=0);[.$F$5];IF(ABS([.Q195])&gt;=ABS([.Q193]);IF([.X194]&lt;0;[.X194];[.X194]-TRUNC(ABS([.Q195])*100/25)-1);[.X194])))" office:value-type="float" office:value="40">
            <text:p>40</text:p>
          </table:table-cell>
          <table:table-cell table:formula="of:=IF(AND([.W195]=0;OR([.Q195]*[.Q194]&lt;=0;AND(ABS([.Q195])&gt;ABS([.Q194]);[.X19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5]" office:value-type="float" office:value="21">
            <text:p>21,00</text:p>
          </table:table-cell>
          <table:table-cell table:formula="of:=[.P195]+([.V195]*1+[.V194]*2+[.V193]*3+[.V192]*3+[.V191]*2+[.V190]*1+[.V189]*1+[.V188]*1)/14+RAND()*0.08-0.08/2+[.N196]" office:value-type="float" office:value="19.3773005016623">
            <text:p>19,3773005017</text:p>
          </table:table-cell>
          <table:table-cell table:formula="of:=ROUND(([.O196]-[.P196])*12)/12" office:value-type="float" office:value="1.58333333333333">
            <text:p>1,58</text:p>
          </table:table-cell>
          <table:table-cell table:formula="of:=IF([.Y195]&gt;0;TRUNC([.R195]+[.Q196]*800);[.R195])" office:value-type="float" office:value="8517">
            <text:p>8517</text:p>
          </table:table-cell>
          <table:table-cell table:formula="of:=((([.Q196]*[.Q196]*10000)/256*[.$B$5]+[.$B$6]*256)*[.Q196]*100+[.R196]*[.$B$7])/256/256+0" office:value-type="float" office:value="19.5165868776816">
            <text:p>19,52</text:p>
          </table:table-cell>
          <table:table-cell table:formula="of:=IF([.S196]&gt;30;30;IF([.S196]&lt;-30;-30;IF([.S196]&gt;=[.T195];TRUNC([.S196]+1/4);TRUNC([.S196]+3/4))))" office:value-type="float" office:value="20">
            <text:p>20</text:p>
          </table:table-cell>
          <table:table-cell table:formula="of:=IF([.T196]&gt;[.T195];[.T196]-[.$U$3];[.T196]+[.$U$3])-[.$Z$4]" office:value-type="float" office:value="15.78">
            <text:p>15,78</text:p>
          </table:table-cell>
          <table:table-cell table:formula="of:=IF([.U196]&gt;0;IF([.U196]&gt;3;3*0.25;[.U196]*0.25);IF([.U196]&lt;-3;-3*0.16;[.U196]*0.16))/3" office:value-type="float" office:value="0.25">
            <text:p>0,25</text:p>
          </table:table-cell>
          <table:table-cell table:formula="of:=IF([.O196]=[.O195];IF([.W195]&lt;=0;0;[.W195]-1);[.$Z$3])" office:value-type="float" office:value="0">
            <text:p>0</text:p>
          </table:table-cell>
          <table:table-cell table:formula="of:=IF([.W196]&gt;0;IF([.O196]&lt;&gt;[.O195];[.$F$5];[.X195]);IF(OR([.O196]&lt;&gt;[.O195];[.Q196]*[.Q195]&lt;=0);[.$F$5];IF(ABS([.Q196])&gt;=ABS([.Q194]);IF([.X195]&lt;0;[.X195];[.X195]-TRUNC(ABS([.Q196])*100/25)-1);[.X195])))" office:value-type="float" office:value="40">
            <text:p>40</text:p>
          </table:table-cell>
          <table:table-cell table:formula="of:=IF(AND([.W196]=0;OR([.Q196]*[.Q195]&lt;=0;AND(ABS([.Q196])&gt;ABS([.Q195]);[.X19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6]" office:value-type="float" office:value="21">
            <text:p>21,00</text:p>
          </table:table-cell>
          <table:table-cell table:formula="of:=[.P196]+([.V196]*1+[.V195]*2+[.V194]*3+[.V193]*3+[.V192]*2+[.V191]*1+[.V190]*1+[.V189]*1)/14+RAND()*0.08-0.08/2+[.N197]" office:value-type="float" office:value="19.6277924836157">
            <text:p>19,6277924836</text:p>
          </table:table-cell>
          <table:table-cell table:formula="of:=ROUND(([.O197]-[.P197])*12)/12" office:value-type="float" office:value="1.33333333333333">
            <text:p>1,33</text:p>
          </table:table-cell>
          <table:table-cell table:formula="of:=IF([.Y196]&gt;0;TRUNC([.R196]+[.Q197]*800);[.R196])" office:value-type="float" office:value="8517">
            <text:p>8517</text:p>
          </table:table-cell>
          <table:table-cell table:formula="of:=((([.Q197]*[.Q197]*10000)/256*[.$B$5]+[.$B$6]*256)*[.Q197]*100+[.R197]*[.$B$7])/256/256+0" office:value-type="float" office:value="14.5419017650463">
            <text:p>14,54</text:p>
          </table:table-cell>
          <table:table-cell table:formula="of:=IF([.S197]&gt;30;30;IF([.S197]&lt;-30;-30;IF([.S197]&gt;=[.T196];TRUNC([.S197]+1/4);TRUNC([.S197]+3/4))))" office:value-type="float" office:value="15">
            <text:p>15</text:p>
          </table:table-cell>
          <table:table-cell table:formula="of:=IF([.T197]&gt;[.T196];[.T197]-[.$U$3];[.T197]+[.$U$3])-[.$Z$4]" office:value-type="float" office:value="10.78">
            <text:p>10,78</text:p>
          </table:table-cell>
          <table:table-cell table:formula="of:=IF([.U197]&gt;0;IF([.U197]&gt;3;3*0.25;[.U197]*0.25);IF([.U197]&lt;-3;-3*0.16;[.U197]*0.16))/3" office:value-type="float" office:value="0.25">
            <text:p>0,25</text:p>
          </table:table-cell>
          <table:table-cell table:formula="of:=IF([.O197]=[.O196];IF([.W196]&lt;=0;0;[.W196]-1);[.$Z$3])" office:value-type="float" office:value="0">
            <text:p>0</text:p>
          </table:table-cell>
          <table:table-cell table:formula="of:=IF([.W197]&gt;0;IF([.O197]&lt;&gt;[.O196];[.$F$5];[.X196]);IF(OR([.O197]&lt;&gt;[.O196];[.Q197]*[.Q196]&lt;=0);[.$F$5];IF(ABS([.Q197])&gt;=ABS([.Q195]);IF([.X196]&lt;0;[.X196];[.X196]-TRUNC(ABS([.Q197])*100/25)-1);[.X196])))" office:value-type="float" office:value="40">
            <text:p>40</text:p>
          </table:table-cell>
          <table:table-cell table:formula="of:=IF(AND([.W197]=0;OR([.Q197]*[.Q196]&lt;=0;AND(ABS([.Q197])&gt;ABS([.Q196]);[.X19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7]" office:value-type="float" office:value="21">
            <text:p>21,00</text:p>
          </table:table-cell>
          <table:table-cell table:formula="of:=[.P197]+([.V197]*1+[.V196]*2+[.V195]*3+[.V194]*3+[.V193]*2+[.V192]*1+[.V191]*1+[.V190]*1)/14+RAND()*0.08-0.08/2+[.N198]" office:value-type="float" office:value="19.8668704598127">
            <text:p>19,8668704598</text:p>
          </table:table-cell>
          <table:table-cell table:formula="of:=ROUND(([.O198]-[.P198])*12)/12" office:value-type="float" office:value="1.16666666666667">
            <text:p>1,17</text:p>
          </table:table-cell>
          <table:table-cell table:formula="of:=IF([.Y197]&gt;0;TRUNC([.R197]+[.Q198]*800);[.R197])" office:value-type="float" office:value="8517">
            <text:p>8517</text:p>
          </table:table-cell>
          <table:table-cell table:formula="of:=((([.Q198]*[.Q198]*10000)/256*[.$B$5]+[.$B$6]*256)*[.Q198]*100+[.R198]*[.$B$7])/256/256+0" office:value-type="float" office:value="11.9691233458342">
            <text:p>11,97</text:p>
          </table:table-cell>
          <table:table-cell table:formula="of:=IF([.S198]&gt;30;30;IF([.S198]&lt;-30;-30;IF([.S198]&gt;=[.T197];TRUNC([.S198]+1/4);TRUNC([.S198]+3/4))))" office:value-type="float" office:value="12">
            <text:p>12</text:p>
          </table:table-cell>
          <table:table-cell table:formula="of:=IF([.T198]&gt;[.T197];[.T198]-[.$U$3];[.T198]+[.$U$3])-[.$Z$4]" office:value-type="float" office:value="7.78">
            <text:p>7,78</text:p>
          </table:table-cell>
          <table:table-cell table:formula="of:=IF([.U198]&gt;0;IF([.U198]&gt;3;3*0.25;[.U198]*0.25);IF([.U198]&lt;-3;-3*0.16;[.U198]*0.16))/3" office:value-type="float" office:value="0.25">
            <text:p>0,25</text:p>
          </table:table-cell>
          <table:table-cell table:formula="of:=IF([.O198]=[.O197];IF([.W197]&lt;=0;0;[.W197]-1);[.$Z$3])" office:value-type="float" office:value="0">
            <text:p>0</text:p>
          </table:table-cell>
          <table:table-cell table:formula="of:=IF([.W198]&gt;0;IF([.O198]&lt;&gt;[.O197];[.$F$5];[.X197]);IF(OR([.O198]&lt;&gt;[.O197];[.Q198]*[.Q197]&lt;=0);[.$F$5];IF(ABS([.Q198])&gt;=ABS([.Q196]);IF([.X197]&lt;0;[.X197];[.X197]-TRUNC(ABS([.Q198])*100/25)-1);[.X197])))" office:value-type="float" office:value="40">
            <text:p>40</text:p>
          </table:table-cell>
          <table:table-cell table:formula="of:=IF(AND([.W198]=0;OR([.Q198]*[.Q197]&lt;=0;AND(ABS([.Q198])&gt;ABS([.Q197]);[.X19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8]" office:value-type="float" office:value="21">
            <text:p>21,00</text:p>
          </table:table-cell>
          <table:table-cell table:formula="of:=[.P198]+([.V198]*1+[.V197]*2+[.V196]*3+[.V195]*3+[.V194]*2+[.V193]*1+[.V192]*1+[.V191]*1)/14+RAND()*0.08-0.08/2+[.N199]" office:value-type="float" office:value="20.1555661118506">
            <text:p>20,1555661119</text:p>
          </table:table-cell>
          <table:table-cell table:formula="of:=ROUND(([.O199]-[.P199])*12)/12" office:value-type="float" office:value="0.833333333333333">
            <text:p>0,83</text:p>
          </table:table-cell>
          <table:table-cell table:formula="of:=IF([.Y198]&gt;0;TRUNC([.R198]+[.Q199]*800);[.R198])" office:value-type="float" office:value="8517">
            <text:p>8517</text:p>
          </table:table-cell>
          <table:table-cell table:formula="of:=((([.Q199]*[.Q199]*10000)/256*[.$B$5]+[.$B$6]*256)*[.Q199]*100+[.R199]*[.$B$7])/256/256+0" office:value-type="float" office:value="8.280568935253">
            <text:p>8,28</text:p>
          </table:table-cell>
          <table:table-cell table:formula="of:=IF([.S199]&gt;30;30;IF([.S199]&lt;-30;-30;IF([.S199]&gt;=[.T198];TRUNC([.S199]+1/4);TRUNC([.S199]+3/4))))" office:value-type="float" office:value="9">
            <text:p>9</text:p>
          </table:table-cell>
          <table:table-cell table:formula="of:=IF([.T199]&gt;[.T198];[.T199]-[.$U$3];[.T199]+[.$U$3])-[.$Z$4]" office:value-type="float" office:value="4.78">
            <text:p>4,78</text:p>
          </table:table-cell>
          <table:table-cell table:formula="of:=IF([.U199]&gt;0;IF([.U199]&gt;3;3*0.25;[.U199]*0.25);IF([.U199]&lt;-3;-3*0.16;[.U199]*0.16))/3" office:value-type="float" office:value="0.25">
            <text:p>0,25</text:p>
          </table:table-cell>
          <table:table-cell table:formula="of:=IF([.O199]=[.O198];IF([.W198]&lt;=0;0;[.W198]-1);[.$Z$3])" office:value-type="float" office:value="0">
            <text:p>0</text:p>
          </table:table-cell>
          <table:table-cell table:formula="of:=IF([.W199]&gt;0;IF([.O199]&lt;&gt;[.O198];[.$F$5];[.X198]);IF(OR([.O199]&lt;&gt;[.O198];[.Q199]*[.Q198]&lt;=0);[.$F$5];IF(ABS([.Q199])&gt;=ABS([.Q197]);IF([.X198]&lt;0;[.X198];[.X198]-TRUNC(ABS([.Q199])*100/25)-1);[.X198])))" office:value-type="float" office:value="40">
            <text:p>40</text:p>
          </table:table-cell>
          <table:table-cell table:formula="of:=IF(AND([.W199]=0;OR([.Q199]*[.Q198]&lt;=0;AND(ABS([.Q199])&gt;ABS([.Q198]);[.X19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199]" office:value-type="float" office:value="21">
            <text:p>21,00</text:p>
          </table:table-cell>
          <table:table-cell table:formula="of:=[.P199]+([.V199]*1+[.V198]*2+[.V197]*3+[.V196]*3+[.V195]*2+[.V194]*1+[.V193]*1+[.V192]*1)/14+RAND()*0.08-0.08/2+[.N200]" office:value-type="float" office:value="20.3738452131404">
            <text:p>20,3738452131</text:p>
          </table:table-cell>
          <table:table-cell table:formula="of:=ROUND(([.O200]-[.P200])*12)/12" office:value-type="float" office:value="0.666666666666667">
            <text:p>0,67</text:p>
          </table:table-cell>
          <table:table-cell table:formula="of:=IF([.Y199]&gt;0;TRUNC([.R199]+[.Q200]*800);[.R199])" office:value-type="float" office:value="8517">
            <text:p>8517</text:p>
          </table:table-cell>
          <table:table-cell table:formula="of:=((([.Q200]*[.Q200]*10000)/256*[.$B$5]+[.$B$6]*256)*[.Q200]*100+[.R200]*[.$B$7])/256/256+0" office:value-type="float" office:value="7.01909270109954">
            <text:p>7,02</text:p>
          </table:table-cell>
          <table:table-cell table:formula="of:=IF([.S200]&gt;30;30;IF([.S200]&lt;-30;-30;IF([.S200]&gt;=[.T199];TRUNC([.S200]+1/4);TRUNC([.S200]+3/4))))" office:value-type="float" office:value="7">
            <text:p>7</text:p>
          </table:table-cell>
          <table:table-cell table:formula="of:=IF([.T200]&gt;[.T199];[.T200]-[.$U$3];[.T200]+[.$U$3])-[.$Z$4]" office:value-type="float" office:value="2.78">
            <text:p>2,78</text:p>
          </table:table-cell>
          <table:table-cell table:formula="of:=IF([.U200]&gt;0;IF([.U200]&gt;3;3*0.25;[.U200]*0.25);IF([.U200]&lt;-3;-3*0.16;[.U200]*0.16))/3" office:value-type="float" office:value="0.231666666666667">
            <text:p>0,2316666667</text:p>
          </table:table-cell>
          <table:table-cell table:formula="of:=IF([.O200]=[.O199];IF([.W199]&lt;=0;0;[.W199]-1);[.$Z$3])" office:value-type="float" office:value="0">
            <text:p>0</text:p>
          </table:table-cell>
          <table:table-cell table:formula="of:=IF([.W200]&gt;0;IF([.O200]&lt;&gt;[.O199];[.$F$5];[.X199]);IF(OR([.O200]&lt;&gt;[.O199];[.Q200]*[.Q199]&lt;=0);[.$F$5];IF(ABS([.Q200])&gt;=ABS([.Q198]);IF([.X199]&lt;0;[.X199];[.X199]-TRUNC(ABS([.Q200])*100/25)-1);[.X199])))" office:value-type="float" office:value="40">
            <text:p>40</text:p>
          </table:table-cell>
          <table:table-cell table:formula="of:=IF(AND([.W200]=0;OR([.Q200]*[.Q199]&lt;=0;AND(ABS([.Q200])&gt;ABS([.Q199]);[.X20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0]" office:value-type="float" office:value="21">
            <text:p>21,00</text:p>
          </table:table-cell>
          <table:table-cell table:formula="of:=[.P200]+([.V200]*1+[.V199]*2+[.V198]*3+[.V197]*3+[.V196]*2+[.V195]*1+[.V194]*1+[.V193]*1)/14+RAND()*0.08-0.08/2+[.N201]" office:value-type="float" office:value="20.6255845365368">
            <text:p>20,6255845365</text:p>
          </table:table-cell>
          <table:table-cell table:formula="of:=ROUND(([.O201]-[.P201])*12)/12" office:value-type="float" office:value="0.333333333333333">
            <text:p>0,33</text:p>
          </table:table-cell>
          <table:table-cell table:formula="of:=IF([.Y200]&gt;0;TRUNC([.R200]+[.Q201]*800);[.R200])" office:value-type="float" office:value="8517">
            <text:p>8517</text:p>
          </table:table-cell>
          <table:table-cell table:formula="of:=((([.Q201]*[.Q201]*10000)/256*[.$B$5]+[.$B$6]*256)*[.Q201]*100+[.R201]*[.$B$7])/256/256+0" office:value-type="float" office:value="5.29749156810619">
            <text:p>5,30</text:p>
          </table:table-cell>
          <table:table-cell table:formula="of:=IF([.S201]&gt;30;30;IF([.S201]&lt;-30;-30;IF([.S201]&gt;=[.T200];TRUNC([.S201]+1/4);TRUNC([.S201]+3/4))))" office:value-type="float" office:value="6">
            <text:p>6</text:p>
          </table:table-cell>
          <table:table-cell table:formula="of:=IF([.T201]&gt;[.T200];[.T201]-[.$U$3];[.T201]+[.$U$3])-[.$Z$4]" office:value-type="float" office:value="1.78">
            <text:p>1,78</text:p>
          </table:table-cell>
          <table:table-cell table:formula="of:=IF([.U201]&gt;0;IF([.U201]&gt;3;3*0.25;[.U201]*0.25);IF([.U201]&lt;-3;-3*0.16;[.U201]*0.16))/3" office:value-type="float" office:value="0.148333333333333">
            <text:p>0,1483333333</text:p>
          </table:table-cell>
          <table:table-cell table:formula="of:=IF([.O201]=[.O200];IF([.W200]&lt;=0;0;[.W200]-1);[.$Z$3])" office:value-type="float" office:value="0">
            <text:p>0</text:p>
          </table:table-cell>
          <table:table-cell table:formula="of:=IF([.W201]&gt;0;IF([.O201]&lt;&gt;[.O200];[.$F$5];[.X200]);IF(OR([.O201]&lt;&gt;[.O200];[.Q201]*[.Q200]&lt;=0);[.$F$5];IF(ABS([.Q201])&gt;=ABS([.Q199]);IF([.X200]&lt;0;[.X200];[.X200]-TRUNC(ABS([.Q201])*100/25)-1);[.X200])))" office:value-type="float" office:value="40">
            <text:p>40</text:p>
          </table:table-cell>
          <table:table-cell table:formula="of:=IF(AND([.W201]=0;OR([.Q201]*[.Q200]&lt;=0;AND(ABS([.Q201])&gt;ABS([.Q200]);[.X20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1]" office:value-type="float" office:value="21">
            <text:p>21,00</text:p>
          </table:table-cell>
          <table:table-cell table:formula="of:=[.P201]+([.V201]*1+[.V200]*2+[.V199]*3+[.V198]*3+[.V197]*2+[.V196]*1+[.V195]*1+[.V194]*1)/14+RAND()*0.08-0.08/2+[.N202]" office:value-type="float" office:value="20.8758590741966">
            <text:p>20,8758590742</text:p>
          </table:table-cell>
          <table:table-cell table:formula="of:=ROUND(([.O202]-[.P202])*12)/12" office:value-type="float" office:value="0.0833333333333333">
            <text:p>0,08</text:p>
          </table:table-cell>
          <table:table-cell table:formula="of:=IF([.Y201]&gt;0;TRUNC([.R201]+[.Q202]*800);[.R201])" office:value-type="float" office:value="8517">
            <text:p>8517</text:p>
          </table:table-cell>
          <table:table-cell table:formula="of:=((([.Q202]*[.Q202]*10000)/256*[.$B$5]+[.$B$6]*256)*[.Q202]*100+[.R202]*[.$B$7])/256/256+0" office:value-type="float" office:value="4.420625783779">
            <text:p>4,42</text:p>
          </table:table-cell>
          <table:table-cell table:formula="of:=IF([.S202]&gt;30;30;IF([.S202]&lt;-30;-30;IF([.S202]&gt;=[.T201];TRUNC([.S202]+1/4);TRUNC([.S202]+3/4))))" office:value-type="float" office:value="5">
            <text:p>5</text:p>
          </table:table-cell>
          <table:table-cell table:formula="of:=IF([.T202]&gt;[.T201];[.T202]-[.$U$3];[.T202]+[.$U$3])-[.$Z$4]" office:value-type="float" office:value="0.779999999999999">
            <text:p>0,78</text:p>
          </table:table-cell>
          <table:table-cell table:formula="of:=IF([.U202]&gt;0;IF([.U202]&gt;3;3*0.25;[.U202]*0.25);IF([.U202]&lt;-3;-3*0.16;[.U202]*0.16))/3" office:value-type="float" office:value="0.065">
            <text:p>0,065</text:p>
          </table:table-cell>
          <table:table-cell table:formula="of:=IF([.O202]=[.O201];IF([.W201]&lt;=0;0;[.W201]-1);[.$Z$3])" office:value-type="float" office:value="0">
            <text:p>0</text:p>
          </table:table-cell>
          <table:table-cell table:formula="of:=IF([.W202]&gt;0;IF([.O202]&lt;&gt;[.O201];[.$F$5];[.X201]);IF(OR([.O202]&lt;&gt;[.O201];[.Q202]*[.Q201]&lt;=0);[.$F$5];IF(ABS([.Q202])&gt;=ABS([.Q200]);IF([.X201]&lt;0;[.X201];[.X201]-TRUNC(ABS([.Q202])*100/25)-1);[.X201])))" office:value-type="float" office:value="40">
            <text:p>40</text:p>
          </table:table-cell>
          <table:table-cell table:formula="of:=IF(AND([.W202]=0;OR([.Q202]*[.Q201]&lt;=0;AND(ABS([.Q202])&gt;ABS([.Q201]);[.X20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2]" office:value-type="float" office:value="21">
            <text:p>21,00</text:p>
          </table:table-cell>
          <table:table-cell table:formula="of:=[.P202]+([.V202]*1+[.V201]*2+[.V200]*3+[.V199]*3+[.V198]*2+[.V197]*1+[.V196]*1+[.V195]*1)/14+RAND()*0.08-0.08/2+[.N203]" office:value-type="float" office:value="21.1177199236193">
            <text:p>21,1177199236</text:p>
          </table:table-cell>
          <table:table-cell table:formula="of:=ROUND(([.O203]-[.P203])*12)/12" office:value-type="float" office:value="-0.0833333333333333">
            <text:p>-0,08</text:p>
          </table:table-cell>
          <table:table-cell table:formula="of:=IF([.Y202]&gt;0;TRUNC([.R202]+[.Q203]*800);[.R202])" office:value-type="float" office:value="8517">
            <text:p>8517</text:p>
          </table:table-cell>
          <table:table-cell table:formula="of:=((([.Q203]*[.Q203]*10000)/256*[.$B$5]+[.$B$6]*256)*[.Q203]*100+[.R203]*[.$B$7])/256/256+0" office:value-type="float" office:value="3.896757028721">
            <text:p>3,90</text:p>
          </table:table-cell>
          <table:table-cell table:formula="of:=IF([.S203]&gt;30;30;IF([.S203]&lt;-30;-30;IF([.S203]&gt;=[.T202];TRUNC([.S203]+1/4);TRUNC([.S203]+3/4))))" office:value-type="float" office:value="4">
            <text:p>4</text:p>
          </table:table-cell>
          <table:table-cell table:formula="of:=IF([.T203]&gt;[.T202];[.T203]-[.$U$3];[.T203]+[.$U$3])-[.$Z$4]" office:value-type="float" office:value="-0.220000000000001">
            <text:p>-0,22</text:p>
          </table:table-cell>
          <table:table-cell table:formula="of:=IF([.U203]&gt;0;IF([.U203]&gt;3;3*0.25;[.U203]*0.25);IF([.U203]&lt;-3;-3*0.16;[.U203]*0.16))/3" office:value-type="float" office:value="-0.0117333333333334">
            <text:p>-0,0117333333</text:p>
          </table:table-cell>
          <table:table-cell table:formula="of:=IF([.O203]=[.O202];IF([.W202]&lt;=0;0;[.W202]-1);[.$Z$3])" office:value-type="float" office:value="0">
            <text:p>0</text:p>
          </table:table-cell>
          <table:table-cell table:formula="of:=IF([.W203]&gt;0;IF([.O203]&lt;&gt;[.O202];[.$F$5];[.X202]);IF(OR([.O203]&lt;&gt;[.O202];[.Q203]*[.Q202]&lt;=0);[.$F$5];IF(ABS([.Q203])&gt;=ABS([.Q201]);IF([.X202]&lt;0;[.X202];[.X202]-TRUNC(ABS([.Q203])*100/25)-1);[.X202])))" office:value-type="float" office:value="40">
            <text:p>40</text:p>
          </table:table-cell>
          <table:table-cell table:formula="of:=IF(AND([.W203]=0;OR([.Q203]*[.Q202]&lt;=0;AND(ABS([.Q203])&gt;ABS([.Q202]);[.X203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03]" office:value-type="float" office:value="21">
            <text:p>21,00</text:p>
          </table:table-cell>
          <table:table-cell table:formula="of:=[.P203]+([.V203]*1+[.V202]*2+[.V201]*3+[.V200]*3+[.V199]*2+[.V198]*1+[.V197]*1+[.V196]*1)/14+RAND()*0.08-0.08/2+[.N204]" office:value-type="float" office:value="21.2809588197605">
            <text:p>21,2809588198</text:p>
          </table:table-cell>
          <table:table-cell table:formula="of:=ROUND(([.O204]-[.P204])*12)/12" office:value-type="float" office:value="-0.25">
            <text:p>-0,25</text:p>
          </table:table-cell>
          <table:table-cell table:formula="of:=IF([.Y203]&gt;0;TRUNC([.R203]+[.Q204]*800);[.R203])" office:value-type="float" office:value="8317">
            <text:p>8317</text:p>
          </table:table-cell>
          <table:table-cell table:formula="of:=((([.Q204]*[.Q204]*10000)/256*[.$B$5]+[.$B$6]*256)*[.Q204]*100+[.R204]*[.$B$7])/256/256+0" office:value-type="float" office:value="3.23880696296692">
            <text:p>3,24</text:p>
          </table:table-cell>
          <table:table-cell table:formula="of:=IF([.S204]&gt;30;30;IF([.S204]&lt;-30;-30;IF([.S204]&gt;=[.T203];TRUNC([.S204]+1/4);TRUNC([.S204]+3/4))))" office:value-type="float" office:value="3">
            <text:p>3</text:p>
          </table:table-cell>
          <table:table-cell table:formula="of:=IF([.T204]&gt;[.T203];[.T204]-[.$U$3];[.T204]+[.$U$3])-[.$Z$4]" office:value-type="float" office:value="-1.22">
            <text:p>-1,22</text:p>
          </table:table-cell>
          <table:table-cell table:formula="of:=IF([.U204]&gt;0;IF([.U204]&gt;3;3*0.25;[.U204]*0.25);IF([.U204]&lt;-3;-3*0.16;[.U204]*0.16))/3" office:value-type="float" office:value="-0.0650666666666667">
            <text:p>-0,0650666667</text:p>
          </table:table-cell>
          <table:table-cell table:formula="of:=IF([.O204]=[.O203];IF([.W203]&lt;=0;0;[.W203]-1);[.$Z$3])" office:value-type="float" office:value="0">
            <text:p>0</text:p>
          </table:table-cell>
          <table:table-cell table:formula="of:=IF([.W204]&gt;0;IF([.O204]&lt;&gt;[.O203];[.$F$5];[.X203]);IF(OR([.O204]&lt;&gt;[.O203];[.Q204]*[.Q203]&lt;=0);[.$F$5];IF(ABS([.Q204])&gt;=ABS([.Q202]);IF([.X203]&lt;0;[.X203];[.X203]-TRUNC(ABS([.Q204])*100/25)-1);[.X203])))" office:value-type="float" office:value="38">
            <text:p>38</text:p>
          </table:table-cell>
          <table:table-cell table:formula="of:=IF(AND([.W204]=0;OR([.Q204]*[.Q203]&lt;=0;AND(ABS([.Q204])&gt;ABS([.Q203]);[.X204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04]" office:value-type="float" office:value="21">
            <text:p>21,00</text:p>
          </table:table-cell>
          <table:table-cell table:formula="of:=[.P204]+([.V204]*1+[.V203]*2+[.V202]*3+[.V201]*3+[.V200]*2+[.V199]*1+[.V198]*1+[.V197]*1)/14+RAND()*0.08-0.08/2+[.N205]" office:value-type="float" office:value="21.4416986412724">
            <text:p>21,4416986413</text:p>
          </table:table-cell>
          <table:table-cell table:formula="of:=ROUND(([.O205]-[.P205])*12)/12" office:value-type="float" office:value="-0.416666666666667">
            <text:p>-0,42</text:p>
          </table:table-cell>
          <table:table-cell table:formula="of:=IF([.Y204]&gt;0;TRUNC([.R204]+[.Q205]*800);[.R204])" office:value-type="float" office:value="7983">
            <text:p>7983</text:p>
          </table:table-cell>
          <table:table-cell table:formula="of:=((([.Q205]*[.Q205]*10000)/256*[.$B$5]+[.$B$6]*256)*[.Q205]*100+[.R205]*[.$B$7])/256/256+0" office:value-type="float" office:value="2.40615202762462">
            <text:p>2,41</text:p>
          </table:table-cell>
          <table:table-cell table:formula="of:=IF([.S205]&gt;30;30;IF([.S205]&lt;-30;-30;IF([.S205]&gt;=[.T204];TRUNC([.S205]+1/4);TRUNC([.S205]+3/4))))" office:value-type="float" office:value="3">
            <text:p>3</text:p>
          </table:table-cell>
          <table:table-cell table:formula="of:=IF([.T205]&gt;[.T204];[.T205]-[.$U$3];[.T205]+[.$U$3])-[.$Z$4]" office:value-type="float" office:value="-1.22">
            <text:p>-1,22</text:p>
          </table:table-cell>
          <table:table-cell table:formula="of:=IF([.U205]&gt;0;IF([.U205]&gt;3;3*0.25;[.U205]*0.25);IF([.U205]&lt;-3;-3*0.16;[.U205]*0.16))/3" office:value-type="float" office:value="-0.0650666666666667">
            <text:p>-0,0650666667</text:p>
          </table:table-cell>
          <table:table-cell table:formula="of:=IF([.O205]=[.O204];IF([.W204]&lt;=0;0;[.W204]-1);[.$Z$3])" office:value-type="float" office:value="0">
            <text:p>0</text:p>
          </table:table-cell>
          <table:table-cell table:formula="of:=IF([.W205]&gt;0;IF([.O205]&lt;&gt;[.O204];[.$F$5];[.X204]);IF(OR([.O205]&lt;&gt;[.O204];[.Q205]*[.Q204]&lt;=0);[.$F$5];IF(ABS([.Q205])&gt;=ABS([.Q203]);IF([.X204]&lt;0;[.X204];[.X204]-TRUNC(ABS([.Q205])*100/25)-1);[.X204])))" office:value-type="float" office:value="36">
            <text:p>36</text:p>
          </table:table-cell>
          <table:table-cell table:formula="of:=IF(AND([.W205]=0;OR([.Q205]*[.Q204]&lt;=0;AND(ABS([.Q205])&gt;ABS([.Q204]);[.X205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05]" office:value-type="float" office:value="21">
            <text:p>21,00</text:p>
          </table:table-cell>
          <table:table-cell table:formula="of:=[.P205]+([.V205]*1+[.V204]*2+[.V203]*3+[.V202]*3+[.V201]*2+[.V200]*1+[.V199]*1+[.V198]*1)/14+RAND()*0.08-0.08/2+[.N206]" office:value-type="float" office:value="21.5275227153872">
            <text:p>21,5275227154</text:p>
          </table:table-cell>
          <table:table-cell table:formula="of:=ROUND(([.O206]-[.P206])*12)/12" office:value-type="float" office:value="-0.5">
            <text:p>-0,50</text:p>
          </table:table-cell>
          <table:table-cell table:formula="of:=IF([.Y205]&gt;0;TRUNC([.R205]+[.Q206]*800);[.R205])" office:value-type="float" office:value="7583">
            <text:p>7583</text:p>
          </table:table-cell>
          <table:table-cell table:formula="of:=((([.Q206]*[.Q206]*10000)/256*[.$B$5]+[.$B$6]*256)*[.Q206]*100+[.R206]*[.$B$7])/256/256+0" office:value-type="float" office:value="1.81231117248535">
            <text:p>1,81</text:p>
          </table:table-cell>
          <table:table-cell table:formula="of:=IF([.S206]&gt;30;30;IF([.S206]&lt;-30;-30;IF([.S206]&gt;=[.T205];TRUNC([.S206]+1/4);TRUNC([.S206]+3/4))))" office:value-type="float" office:value="2">
            <text:p>2</text:p>
          </table:table-cell>
          <table:table-cell table:formula="of:=IF([.T206]&gt;[.T205];[.T206]-[.$U$3];[.T206]+[.$U$3])-[.$Z$4]" office:value-type="float" office:value="-2.22">
            <text:p>-2,22</text:p>
          </table:table-cell>
          <table:table-cell table:formula="of:=IF([.U206]&gt;0;IF([.U206]&gt;3;3*0.25;[.U206]*0.25);IF([.U206]&lt;-3;-3*0.16;[.U206]*0.16))/3" office:value-type="float" office:value="-0.1184">
            <text:p>-0,1184</text:p>
          </table:table-cell>
          <table:table-cell table:formula="of:=IF([.O206]=[.O205];IF([.W205]&lt;=0;0;[.W205]-1);[.$Z$3])" office:value-type="float" office:value="0">
            <text:p>0</text:p>
          </table:table-cell>
          <table:table-cell table:formula="of:=IF([.W206]&gt;0;IF([.O206]&lt;&gt;[.O205];[.$F$5];[.X205]);IF(OR([.O206]&lt;&gt;[.O205];[.Q206]*[.Q205]&lt;=0);[.$F$5];IF(ABS([.Q206])&gt;=ABS([.Q204]);IF([.X205]&lt;0;[.X205];[.X205]-TRUNC(ABS([.Q206])*100/25)-1);[.X205])))" office:value-type="float" office:value="33">
            <text:p>33</text:p>
          </table:table-cell>
          <table:table-cell table:formula="of:=IF(AND([.W206]=0;OR([.Q206]*[.Q205]&lt;=0;AND(ABS([.Q206])&gt;ABS([.Q205]);[.X206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06]" office:value-type="float" office:value="21">
            <text:p>21,00</text:p>
          </table:table-cell>
          <table:table-cell table:formula="of:=[.P206]+([.V206]*1+[.V205]*2+[.V204]*3+[.V203]*3+[.V202]*2+[.V201]*1+[.V200]*1+[.V199]*1)/14+RAND()*0.08-0.08/2+[.N207]" office:value-type="float" office:value="21.5361600774174">
            <text:p>21,5361600774</text:p>
          </table:table-cell>
          <table:table-cell table:formula="of:=ROUND(([.O207]-[.P207])*12)/12" office:value-type="float" office:value="-0.5">
            <text:p>-0,50</text:p>
          </table:table-cell>
          <table:table-cell table:formula="of:=IF([.Y206]&gt;0;TRUNC([.R206]+[.Q207]*800);[.R206])" office:value-type="float" office:value="7183">
            <text:p>7183</text:p>
          </table:table-cell>
          <table:table-cell table:formula="of:=((([.Q207]*[.Q207]*10000)/256*[.$B$5]+[.$B$6]*256)*[.Q207]*100+[.R207]*[.$B$7])/256/256+0" office:value-type="float" office:value="1.61699867248535">
            <text:p>1,62</text:p>
          </table:table-cell>
          <table:table-cell table:formula="of:=IF([.S207]&gt;30;30;IF([.S207]&lt;-30;-30;IF([.S207]&gt;=[.T206];TRUNC([.S207]+1/4);TRUNC([.S207]+3/4))))" office:value-type="float" office:value="2">
            <text:p>2</text:p>
          </table:table-cell>
          <table:table-cell table:formula="of:=IF([.T207]&gt;[.T206];[.T207]-[.$U$3];[.T207]+[.$U$3])-[.$Z$4]" office:value-type="float" office:value="-2.22">
            <text:p>-2,22</text:p>
          </table:table-cell>
          <table:table-cell table:formula="of:=IF([.U207]&gt;0;IF([.U207]&gt;3;3*0.25;[.U207]*0.25);IF([.U207]&lt;-3;-3*0.16;[.U207]*0.16))/3" office:value-type="float" office:value="-0.1184">
            <text:p>-0,1184</text:p>
          </table:table-cell>
          <table:table-cell table:formula="of:=IF([.O207]=[.O206];IF([.W206]&lt;=0;0;[.W206]-1);[.$Z$3])" office:value-type="float" office:value="0">
            <text:p>0</text:p>
          </table:table-cell>
          <table:table-cell table:formula="of:=IF([.W207]&gt;0;IF([.O207]&lt;&gt;[.O206];[.$F$5];[.X206]);IF(OR([.O207]&lt;&gt;[.O206];[.Q207]*[.Q206]&lt;=0);[.$F$5];IF(ABS([.Q207])&gt;=ABS([.Q205]);IF([.X206]&lt;0;[.X206];[.X206]-TRUNC(ABS([.Q207])*100/25)-1);[.X206])))" office:value-type="float" office:value="30">
            <text:p>30</text:p>
          </table:table-cell>
          <table:table-cell table:formula="of:=IF(AND([.W207]=0;OR([.Q207]*[.Q206]&lt;=0;AND(ABS([.Q207])&gt;ABS([.Q206]);[.X20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7]" office:value-type="float" office:value="21">
            <text:p>21,00</text:p>
          </table:table-cell>
          <table:table-cell table:formula="of:=[.P207]+([.V207]*1+[.V206]*2+[.V205]*3+[.V204]*3+[.V203]*2+[.V202]*1+[.V201]*1+[.V200]*1)/14+RAND()*0.08-0.08/2+[.N208]" office:value-type="float" office:value="21.49266535765">
            <text:p>21,4926653577</text:p>
          </table:table-cell>
          <table:table-cell table:formula="of:=ROUND(([.O208]-[.P208])*12)/12" office:value-type="float" office:value="-0.5">
            <text:p>-0,50</text:p>
          </table:table-cell>
          <table:table-cell table:formula="of:=IF([.Y207]&gt;0;TRUNC([.R207]+[.Q208]*800);[.R207])" office:value-type="float" office:value="7183">
            <text:p>7183</text:p>
          </table:table-cell>
          <table:table-cell table:formula="of:=((([.Q208]*[.Q208]*10000)/256*[.$B$5]+[.$B$6]*256)*[.Q208]*100+[.R208]*[.$B$7])/256/256+0" office:value-type="float" office:value="1.61699867248535">
            <text:p>1,62</text:p>
          </table:table-cell>
          <table:table-cell table:formula="of:=IF([.S208]&gt;30;30;IF([.S208]&lt;-30;-30;IF([.S208]&gt;=[.T207];TRUNC([.S208]+1/4);TRUNC([.S208]+3/4))))" office:value-type="float" office:value="2">
            <text:p>2</text:p>
          </table:table-cell>
          <table:table-cell table:formula="of:=IF([.T208]&gt;[.T207];[.T208]-[.$U$3];[.T208]+[.$U$3])-[.$Z$4]" office:value-type="float" office:value="-2.22">
            <text:p>-2,22</text:p>
          </table:table-cell>
          <table:table-cell table:formula="of:=IF([.U208]&gt;0;IF([.U208]&gt;3;3*0.25;[.U208]*0.25);IF([.U208]&lt;-3;-3*0.16;[.U208]*0.16))/3" office:value-type="float" office:value="-0.1184">
            <text:p>-0,1184</text:p>
          </table:table-cell>
          <table:table-cell table:formula="of:=IF([.O208]=[.O207];IF([.W207]&lt;=0;0;[.W207]-1);[.$Z$3])" office:value-type="float" office:value="0">
            <text:p>0</text:p>
          </table:table-cell>
          <table:table-cell table:formula="of:=IF([.W208]&gt;0;IF([.O208]&lt;&gt;[.O207];[.$F$5];[.X207]);IF(OR([.O208]&lt;&gt;[.O207];[.Q208]*[.Q207]&lt;=0);[.$F$5];IF(ABS([.Q208])&gt;=ABS([.Q206]);IF([.X207]&lt;0;[.X207];[.X207]-TRUNC(ABS([.Q208])*100/25)-1);[.X207])))" office:value-type="float" office:value="27">
            <text:p>27</text:p>
          </table:table-cell>
          <table:table-cell table:formula="of:=IF(AND([.W208]=0;OR([.Q208]*[.Q207]&lt;=0;AND(ABS([.Q208])&gt;ABS([.Q207]);[.X20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8]" office:value-type="float" office:value="21">
            <text:p>21,00</text:p>
          </table:table-cell>
          <table:table-cell table:formula="of:=[.P208]+([.V208]*1+[.V207]*2+[.V206]*3+[.V205]*3+[.V204]*2+[.V203]*1+[.V202]*1+[.V201]*1)/14+RAND()*0.08-0.08/2+[.N209]" office:value-type="float" office:value="21.4263336788673">
            <text:p>21,4263336789</text:p>
          </table:table-cell>
          <table:table-cell table:formula="of:=ROUND(([.O209]-[.P209])*12)/12" office:value-type="float" office:value="-0.416666666666667">
            <text:p>-0,42</text:p>
          </table:table-cell>
          <table:table-cell table:formula="of:=IF([.Y208]&gt;0;TRUNC([.R208]+[.Q209]*800);[.R208])" office:value-type="float" office:value="7183">
            <text:p>7183</text:p>
          </table:table-cell>
          <table:table-cell table:formula="of:=((([.Q209]*[.Q209]*10000)/256*[.$B$5]+[.$B$6]*256)*[.Q209]*100+[.R209]*[.$B$7])/256/256+0" office:value-type="float" office:value="2.01552702762462">
            <text:p>2,02</text:p>
          </table:table-cell>
          <table:table-cell table:formula="of:=IF([.S209]&gt;30;30;IF([.S209]&lt;-30;-30;IF([.S209]&gt;=[.T208];TRUNC([.S209]+1/4);TRUNC([.S209]+3/4))))" office:value-type="float" office:value="2">
            <text:p>2</text:p>
          </table:table-cell>
          <table:table-cell table:formula="of:=IF([.T209]&gt;[.T208];[.T209]-[.$U$3];[.T209]+[.$U$3])-[.$Z$4]" office:value-type="float" office:value="-2.22">
            <text:p>-2,22</text:p>
          </table:table-cell>
          <table:table-cell table:formula="of:=IF([.U209]&gt;0;IF([.U209]&gt;3;3*0.25;[.U209]*0.25);IF([.U209]&lt;-3;-3*0.16;[.U209]*0.16))/3" office:value-type="float" office:value="-0.1184">
            <text:p>-0,1184</text:p>
          </table:table-cell>
          <table:table-cell table:formula="of:=IF([.O209]=[.O208];IF([.W208]&lt;=0;0;[.W208]-1);[.$Z$3])" office:value-type="float" office:value="0">
            <text:p>0</text:p>
          </table:table-cell>
          <table:table-cell table:formula="of:=IF([.W209]&gt;0;IF([.O209]&lt;&gt;[.O208];[.$F$5];[.X208]);IF(OR([.O209]&lt;&gt;[.O208];[.Q209]*[.Q208]&lt;=0);[.$F$5];IF(ABS([.Q209])&gt;=ABS([.Q207]);IF([.X208]&lt;0;[.X208];[.X208]-TRUNC(ABS([.Q209])*100/25)-1);[.X208])))" office:value-type="float" office:value="27">
            <text:p>27</text:p>
          </table:table-cell>
          <table:table-cell table:formula="of:=IF(AND([.W209]=0;OR([.Q209]*[.Q208]&lt;=0;AND(ABS([.Q209])&gt;ABS([.Q208]);[.X20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09]" office:value-type="float" office:value="21">
            <text:p>21,00</text:p>
          </table:table-cell>
          <table:table-cell table:formula="of:=[.P209]+([.V209]*1+[.V208]*2+[.V207]*3+[.V206]*3+[.V205]*2+[.V204]*1+[.V203]*1+[.V202]*1)/14+RAND()*0.08-0.08/2+[.N210]" office:value-type="float" office:value="21.3342885433244">
            <text:p>21,3342885433</text:p>
          </table:table-cell>
          <table:table-cell table:formula="of:=ROUND(([.O210]-[.P210])*12)/12" office:value-type="float" office:value="-0.333333333333333">
            <text:p>-0,33</text:p>
          </table:table-cell>
          <table:table-cell table:formula="of:=IF([.Y209]&gt;0;TRUNC([.R209]+[.Q210]*800);[.R209])" office:value-type="float" office:value="7183">
            <text:p>7183</text:p>
          </table:table-cell>
          <table:table-cell table:formula="of:=((([.Q210]*[.Q210]*10000)/256*[.$B$5]+[.$B$6]*256)*[.Q210]*100+[.R210]*[.$B$7])/256/256+0" office:value-type="float" office:value="2.36852405689381">
            <text:p>2,37</text:p>
          </table:table-cell>
          <table:table-cell table:formula="of:=IF([.S210]&gt;30;30;IF([.S210]&lt;-30;-30;IF([.S210]&gt;=[.T209];TRUNC([.S210]+1/4);TRUNC([.S210]+3/4))))" office:value-type="float" office:value="2">
            <text:p>2</text:p>
          </table:table-cell>
          <table:table-cell table:formula="of:=IF([.T210]&gt;[.T209];[.T210]-[.$U$3];[.T210]+[.$U$3])-[.$Z$4]" office:value-type="float" office:value="-2.22">
            <text:p>-2,22</text:p>
          </table:table-cell>
          <table:table-cell table:formula="of:=IF([.U210]&gt;0;IF([.U210]&gt;3;3*0.25;[.U210]*0.25);IF([.U210]&lt;-3;-3*0.16;[.U210]*0.16))/3" office:value-type="float" office:value="-0.1184">
            <text:p>-0,1184</text:p>
          </table:table-cell>
          <table:table-cell table:formula="of:=IF([.O210]=[.O209];IF([.W209]&lt;=0;0;[.W209]-1);[.$Z$3])" office:value-type="float" office:value="0">
            <text:p>0</text:p>
          </table:table-cell>
          <table:table-cell table:formula="of:=IF([.W210]&gt;0;IF([.O210]&lt;&gt;[.O209];[.$F$5];[.X209]);IF(OR([.O210]&lt;&gt;[.O209];[.Q210]*[.Q209]&lt;=0);[.$F$5];IF(ABS([.Q210])&gt;=ABS([.Q208]);IF([.X209]&lt;0;[.X209];[.X209]-TRUNC(ABS([.Q210])*100/25)-1);[.X209])))" office:value-type="float" office:value="27">
            <text:p>27</text:p>
          </table:table-cell>
          <table:table-cell table:formula="of:=IF(AND([.W210]=0;OR([.Q210]*[.Q209]&lt;=0;AND(ABS([.Q210])&gt;ABS([.Q209]);[.X21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10]" office:value-type="float" office:value="21">
            <text:p>21,00</text:p>
          </table:table-cell>
          <table:table-cell table:formula="of:=[.P210]+([.V210]*1+[.V209]*2+[.V208]*3+[.V207]*3+[.V206]*2+[.V205]*1+[.V204]*1+[.V203]*1)/14+RAND()*0.08-0.08/2+[.N211]" office:value-type="float" office:value="21.2313392820443">
            <text:p>21,231339282</text:p>
          </table:table-cell>
          <table:table-cell table:formula="of:=ROUND(([.O211]-[.P211])*12)/12" office:value-type="float" office:value="-0.25">
            <text:p>-0,25</text:p>
          </table:table-cell>
          <table:table-cell table:formula="of:=IF([.Y210]&gt;0;TRUNC([.R210]+[.Q211]*800);[.R210])" office:value-type="float" office:value="7183">
            <text:p>7183</text:p>
          </table:table-cell>
          <table:table-cell table:formula="of:=((([.Q211]*[.Q211]*10000)/256*[.$B$5]+[.$B$6]*256)*[.Q211]*100+[.R211]*[.$B$7])/256/256+0" office:value-type="float" office:value="2.68509602546692">
            <text:p>2,69</text:p>
          </table:table-cell>
          <table:table-cell table:formula="of:=IF([.S211]&gt;30;30;IF([.S211]&lt;-30;-30;IF([.S211]&gt;=[.T210];TRUNC([.S211]+1/4);TRUNC([.S211]+3/4))))" office:value-type="float" office:value="2">
            <text:p>2</text:p>
          </table:table-cell>
          <table:table-cell table:formula="of:=IF([.T211]&gt;[.T210];[.T211]-[.$U$3];[.T211]+[.$U$3])-[.$Z$4]" office:value-type="float" office:value="-2.22">
            <text:p>-2,22</text:p>
          </table:table-cell>
          <table:table-cell table:formula="of:=IF([.U211]&gt;0;IF([.U211]&gt;3;3*0.25;[.U211]*0.25);IF([.U211]&lt;-3;-3*0.16;[.U211]*0.16))/3" office:value-type="float" office:value="-0.1184">
            <text:p>-0,1184</text:p>
          </table:table-cell>
          <table:table-cell table:formula="of:=IF([.O211]=[.O210];IF([.W210]&lt;=0;0;[.W210]-1);[.$Z$3])" office:value-type="float" office:value="0">
            <text:p>0</text:p>
          </table:table-cell>
          <table:table-cell table:formula="of:=IF([.W211]&gt;0;IF([.O211]&lt;&gt;[.O210];[.$F$5];[.X210]);IF(OR([.O211]&lt;&gt;[.O210];[.Q211]*[.Q210]&lt;=0);[.$F$5];IF(ABS([.Q211])&gt;=ABS([.Q209]);IF([.X210]&lt;0;[.X210];[.X210]-TRUNC(ABS([.Q211])*100/25)-1);[.X210])))" office:value-type="float" office:value="27">
            <text:p>27</text:p>
          </table:table-cell>
          <table:table-cell table:formula="of:=IF(AND([.W211]=0;OR([.Q211]*[.Q210]&lt;=0;AND(ABS([.Q211])&gt;ABS([.Q210]);[.X21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11]" office:value-type="float" office:value="21">
            <text:p>21,00</text:p>
          </table:table-cell>
          <table:table-cell table:formula="of:=[.P211]+([.V211]*1+[.V210]*2+[.V209]*3+[.V208]*3+[.V207]*2+[.V206]*1+[.V205]*1+[.V204]*1)/14+RAND()*0.08-0.08/2+[.N212]" office:value-type="float" office:value="21.1578960515848">
            <text:p>21,1578960516</text:p>
          </table:table-cell>
          <table:table-cell table:formula="of:=ROUND(([.O212]-[.P212])*12)/12" office:value-type="float" office:value="-0.166666666666667">
            <text:p>-0,17</text:p>
          </table:table-cell>
          <table:table-cell table:formula="of:=IF([.Y211]&gt;0;TRUNC([.R211]+[.Q212]*800);[.R211])" office:value-type="float" office:value="7183">
            <text:p>7183</text:p>
          </table:table-cell>
          <table:table-cell table:formula="of:=((([.Q212]*[.Q212]*10000)/256*[.$B$5]+[.$B$6]*256)*[.Q212]*100+[.R212]*[.$B$7])/256/256+0" office:value-type="float" office:value="2.97434919851798">
            <text:p>2,97</text:p>
          </table:table-cell>
          <table:table-cell table:formula="of:=IF([.S212]&gt;30;30;IF([.S212]&lt;-30;-30;IF([.S212]&gt;=[.T211];TRUNC([.S212]+1/4);TRUNC([.S212]+3/4))))" office:value-type="float" office:value="3">
            <text:p>3</text:p>
          </table:table-cell>
          <table:table-cell table:formula="of:=IF([.T212]&gt;[.T211];[.T212]-[.$U$3];[.T212]+[.$U$3])-[.$Z$4]" office:value-type="float" office:value="-1.66">
            <text:p>-1,66</text:p>
          </table:table-cell>
          <table:table-cell table:formula="of:=IF([.U212]&gt;0;IF([.U212]&gt;3;3*0.25;[.U212]*0.25);IF([.U212]&lt;-3;-3*0.16;[.U212]*0.16))/3" office:value-type="float" office:value="-0.0885333333333334">
            <text:p>-0,0885333333</text:p>
          </table:table-cell>
          <table:table-cell table:formula="of:=IF([.O212]=[.O211];IF([.W211]&lt;=0;0;[.W211]-1);[.$Z$3])" office:value-type="float" office:value="0">
            <text:p>0</text:p>
          </table:table-cell>
          <table:table-cell table:formula="of:=IF([.W212]&gt;0;IF([.O212]&lt;&gt;[.O211];[.$F$5];[.X211]);IF(OR([.O212]&lt;&gt;[.O211];[.Q212]*[.Q211]&lt;=0);[.$F$5];IF(ABS([.Q212])&gt;=ABS([.Q210]);IF([.X211]&lt;0;[.X211];[.X211]-TRUNC(ABS([.Q212])*100/25)-1);[.X211])))" office:value-type="float" office:value="27">
            <text:p>27</text:p>
          </table:table-cell>
          <table:table-cell table:formula="of:=IF(AND([.W212]=0;OR([.Q212]*[.Q211]&lt;=0;AND(ABS([.Q212])&gt;ABS([.Q211]);[.X21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12]" office:value-type="float" office:value="21">
            <text:p>21,00</text:p>
          </table:table-cell>
          <table:table-cell table:formula="of:=[.P212]+([.V212]*1+[.V211]*2+[.V210]*3+[.V209]*3+[.V208]*2+[.V207]*1+[.V206]*1+[.V205]*1)/14+RAND()*0.08-0.08/2+[.N213]" office:value-type="float" office:value="21.0284237074645">
            <text:p>21,0284237075</text:p>
          </table:table-cell>
          <table:table-cell table:formula="of:=ROUND(([.O213]-[.P213])*12)/12" office:value-type="float" office:value="-0">
            <text:p>0,00</text:p>
          </table:table-cell>
          <table:table-cell table:formula="of:=IF([.Y212]&gt;0;TRUNC([.R212]+[.Q213]*800);[.R212])" office:value-type="float" office:value="7183">
            <text:p>7183</text:p>
          </table:table-cell>
          <table:table-cell table:formula="of:=((([.Q213]*[.Q213]*10000)/256*[.$B$5]+[.$B$6]*256)*[.Q213]*100+[.R213]*[.$B$7])/256/256+0" office:value-type="float" office:value="3.50732421875">
            <text:p>3,51</text:p>
          </table:table-cell>
          <table:table-cell table:formula="of:=IF([.S213]&gt;30;30;IF([.S213]&lt;-30;-30;IF([.S213]&gt;=[.T212];TRUNC([.S213]+1/4);TRUNC([.S213]+3/4))))" office:value-type="float" office:value="3">
            <text:p>3</text:p>
          </table:table-cell>
          <table:table-cell table:formula="of:=IF([.T213]&gt;[.T212];[.T213]-[.$U$3];[.T213]+[.$U$3])-[.$Z$4]" office:value-type="float" office:value="-1.22">
            <text:p>-1,22</text:p>
          </table:table-cell>
          <table:table-cell table:formula="of:=IF([.U213]&gt;0;IF([.U213]&gt;3;3*0.25;[.U213]*0.25);IF([.U213]&lt;-3;-3*0.16;[.U213]*0.16))/3" office:value-type="float" office:value="-0.0650666666666667">
            <text:p>-0,0650666667</text:p>
          </table:table-cell>
          <table:table-cell table:formula="of:=IF([.O213]=[.O212];IF([.W212]&lt;=0;0;[.W212]-1);[.$Z$3])" office:value-type="float" office:value="0">
            <text:p>0</text:p>
          </table:table-cell>
          <table:table-cell table:formula="of:=IF([.W213]&gt;0;IF([.O213]&lt;&gt;[.O212];[.$F$5];[.X212]);IF(OR([.O213]&lt;&gt;[.O212];[.Q213]*[.Q212]&lt;=0);[.$F$5];IF(ABS([.Q213])&gt;=ABS([.Q211]);IF([.X212]&lt;0;[.X212];[.X212]-TRUNC(ABS([.Q213])*100/25)-1);[.X212])))" office:value-type="float" office:value="40">
            <text:p>40</text:p>
          </table:table-cell>
          <table:table-cell table:formula="of:=IF(AND([.W213]=0;OR([.Q213]*[.Q212]&lt;=0;AND(ABS([.Q213])&gt;ABS([.Q212]);[.X213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3]" office:value-type="float" office:value="21">
            <text:p>21,00</text:p>
          </table:table-cell>
          <table:table-cell table:formula="of:=[.P213]+([.V213]*1+[.V212]*2+[.V211]*3+[.V210]*3+[.V209]*2+[.V208]*1+[.V207]*1+[.V206]*1)/14+RAND()*0.08-0.08/2+[.N214]" office:value-type="float" office:value="20.9369213703918">
            <text:p>20,9369213704</text:p>
          </table:table-cell>
          <table:table-cell table:formula="of:=ROUND(([.O214]-[.P214])*12)/12" office:value-type="float" office:value="0.0833333333333333">
            <text:p>0,08</text:p>
          </table:table-cell>
          <table:table-cell table:formula="of:=IF([.Y213]&gt;0;TRUNC([.R213]+[.Q214]*800);[.R213])" office:value-type="float" office:value="7249">
            <text:p>7249</text:p>
          </table:table-cell>
          <table:table-cell table:formula="of:=((([.Q214]*[.Q214]*10000)/256*[.$B$5]+[.$B$6]*256)*[.Q214]*100+[.R214]*[.$B$7])/256/256+0" office:value-type="float" office:value="3.801485158779">
            <text:p>3,80</text:p>
          </table:table-cell>
          <table:table-cell table:formula="of:=IF([.S214]&gt;30;30;IF([.S214]&lt;-30;-30;IF([.S214]&gt;=[.T213];TRUNC([.S214]+1/4);TRUNC([.S214]+3/4))))" office:value-type="float" office:value="4">
            <text:p>4</text:p>
          </table:table-cell>
          <table:table-cell table:formula="of:=IF([.T214]&gt;[.T213];[.T214]-[.$U$3];[.T214]+[.$U$3])-[.$Z$4]" office:value-type="float" office:value="-0.660000000000001">
            <text:p>-0,66</text:p>
          </table:table-cell>
          <table:table-cell table:formula="of:=IF([.U214]&gt;0;IF([.U214]&gt;3;3*0.25;[.U214]*0.25);IF([.U214]&lt;-3;-3*0.16;[.U214]*0.16))/3" office:value-type="float" office:value="-0.0352">
            <text:p>-0,0352</text:p>
          </table:table-cell>
          <table:table-cell table:formula="of:=IF([.O214]=[.O213];IF([.W213]&lt;=0;0;[.W213]-1);[.$Z$3])" office:value-type="float" office:value="0">
            <text:p>0</text:p>
          </table:table-cell>
          <table:table-cell table:formula="of:=IF([.W214]&gt;0;IF([.O214]&lt;&gt;[.O213];[.$F$5];[.X213]);IF(OR([.O214]&lt;&gt;[.O213];[.Q214]*[.Q213]&lt;=0);[.$F$5];IF(ABS([.Q214])&gt;=ABS([.Q212]);IF([.X213]&lt;0;[.X213];[.X213]-TRUNC(ABS([.Q214])*100/25)-1);[.X213])))" office:value-type="float" office:value="40">
            <text:p>40</text:p>
          </table:table-cell>
          <table:table-cell table:formula="of:=IF(AND([.W214]=0;OR([.Q214]*[.Q213]&lt;=0;AND(ABS([.Q214])&gt;ABS([.Q213]);[.X214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4]" office:value-type="float" office:value="21">
            <text:p>21,00</text:p>
          </table:table-cell>
          <table:table-cell table:formula="of:=[.P214]+([.V214]*1+[.V213]*2+[.V212]*3+[.V211]*3+[.V210]*2+[.V209]*1+[.V208]*1+[.V207]*1)/14+RAND()*0.08-0.08/2+[.N215]" office:value-type="float" office:value="20.8618839875022">
            <text:p>20,8618839875</text:p>
          </table:table-cell>
          <table:table-cell table:formula="of:=ROUND(([.O215]-[.P215])*12)/12" office:value-type="float" office:value="0.166666666666667">
            <text:p>0,17</text:p>
          </table:table-cell>
          <table:table-cell table:formula="of:=IF([.Y214]&gt;0;TRUNC([.R214]+[.Q215]*800);[.R214])" office:value-type="float" office:value="7382">
            <text:p>7382</text:p>
          </table:table-cell>
          <table:table-cell table:formula="of:=((([.Q215]*[.Q215]*10000)/256*[.$B$5]+[.$B$6]*256)*[.Q215]*100+[.R215]*[.$B$7])/256/256+0" office:value-type="float" office:value="4.13746720773202">
            <text:p>4,14</text:p>
          </table:table-cell>
          <table:table-cell table:formula="of:=IF([.S215]&gt;30;30;IF([.S215]&lt;-30;-30;IF([.S215]&gt;=[.T214];TRUNC([.S215]+1/4);TRUNC([.S215]+3/4))))" office:value-type="float" office:value="4">
            <text:p>4</text:p>
          </table:table-cell>
          <table:table-cell table:formula="of:=IF([.T215]&gt;[.T214];[.T215]-[.$U$3];[.T215]+[.$U$3])-[.$Z$4]" office:value-type="float" office:value="-0.220000000000001">
            <text:p>-0,22</text:p>
          </table:table-cell>
          <table:table-cell table:formula="of:=IF([.U215]&gt;0;IF([.U215]&gt;3;3*0.25;[.U215]*0.25);IF([.U215]&lt;-3;-3*0.16;[.U215]*0.16))/3" office:value-type="float" office:value="-0.0117333333333334">
            <text:p>-0,0117333333</text:p>
          </table:table-cell>
          <table:table-cell table:formula="of:=IF([.O215]=[.O214];IF([.W214]&lt;=0;0;[.W214]-1);[.$Z$3])" office:value-type="float" office:value="0">
            <text:p>0</text:p>
          </table:table-cell>
          <table:table-cell table:formula="of:=IF([.W215]&gt;0;IF([.O215]&lt;&gt;[.O214];[.$F$5];[.X214]);IF(OR([.O215]&lt;&gt;[.O214];[.Q215]*[.Q214]&lt;=0);[.$F$5];IF(ABS([.Q215])&gt;=ABS([.Q213]);IF([.X214]&lt;0;[.X214];[.X214]-TRUNC(ABS([.Q215])*100/25)-1);[.X214])))" office:value-type="float" office:value="39">
            <text:p>39</text:p>
          </table:table-cell>
          <table:table-cell table:formula="of:=IF(AND([.W215]=0;OR([.Q215]*[.Q214]&lt;=0;AND(ABS([.Q215])&gt;ABS([.Q214]);[.X215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5]" office:value-type="float" office:value="21">
            <text:p>21,00</text:p>
          </table:table-cell>
          <table:table-cell table:formula="of:=[.P215]+([.V215]*1+[.V214]*2+[.V213]*3+[.V212]*3+[.V211]*2+[.V210]*1+[.V209]*1+[.V208]*1)/14+RAND()*0.08-0.08/2+[.N216]" office:value-type="float" office:value="20.7480456665203">
            <text:p>20,7480456665</text:p>
          </table:table-cell>
          <table:table-cell table:formula="of:=ROUND(([.O216]-[.P216])*12)/12" office:value-type="float" office:value="0.25">
            <text:p>0,25</text:p>
          </table:table-cell>
          <table:table-cell table:formula="of:=IF([.Y215]&gt;0;TRUNC([.R215]+[.Q216]*800);[.R215])" office:value-type="float" office:value="7582">
            <text:p>7582</text:p>
          </table:table-cell>
          <table:table-cell table:formula="of:=((([.Q216]*[.Q216]*10000)/256*[.$B$5]+[.$B$6]*256)*[.Q216]*100+[.R216]*[.$B$7])/256/256+0" office:value-type="float" office:value="4.52437663078308">
            <text:p>4,52</text:p>
          </table:table-cell>
          <table:table-cell table:formula="of:=IF([.S216]&gt;30;30;IF([.S216]&lt;-30;-30;IF([.S216]&gt;=[.T215];TRUNC([.S216]+1/4);TRUNC([.S216]+3/4))))" office:value-type="float" office:value="4">
            <text:p>4</text:p>
          </table:table-cell>
          <table:table-cell table:formula="of:=IF([.T216]&gt;[.T215];[.T216]-[.$U$3];[.T216]+[.$U$3])-[.$Z$4]" office:value-type="float" office:value="-0.220000000000001">
            <text:p>-0,22</text:p>
          </table:table-cell>
          <table:table-cell table:formula="of:=IF([.U216]&gt;0;IF([.U216]&gt;3;3*0.25;[.U216]*0.25);IF([.U216]&lt;-3;-3*0.16;[.U216]*0.16))/3" office:value-type="float" office:value="-0.0117333333333334">
            <text:p>-0,0117333333</text:p>
          </table:table-cell>
          <table:table-cell table:formula="of:=IF([.O216]=[.O215];IF([.W215]&lt;=0;0;[.W215]-1);[.$Z$3])" office:value-type="float" office:value="0">
            <text:p>0</text:p>
          </table:table-cell>
          <table:table-cell table:formula="of:=IF([.W216]&gt;0;IF([.O216]&lt;&gt;[.O215];[.$F$5];[.X215]);IF(OR([.O216]&lt;&gt;[.O215];[.Q216]*[.Q215]&lt;=0);[.$F$5];IF(ABS([.Q216])&gt;=ABS([.Q214]);IF([.X215]&lt;0;[.X215];[.X215]-TRUNC(ABS([.Q216])*100/25)-1);[.X215])))" office:value-type="float" office:value="37">
            <text:p>37</text:p>
          </table:table-cell>
          <table:table-cell table:formula="of:=IF(AND([.W216]=0;OR([.Q216]*[.Q215]&lt;=0;AND(ABS([.Q216])&gt;ABS([.Q215]);[.X216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6]" office:value-type="float" office:value="21">
            <text:p>21,00</text:p>
          </table:table-cell>
          <table:table-cell table:formula="of:=[.P216]+([.V216]*1+[.V215]*2+[.V214]*3+[.V213]*3+[.V212]*2+[.V211]*1+[.V210]*1+[.V209]*1)/14+RAND()*0.08-0.08/2+[.N217]" office:value-type="float" office:value="20.7081489347029">
            <text:p>20,7081489347</text:p>
          </table:table-cell>
          <table:table-cell table:formula="of:=ROUND(([.O217]-[.P217])*12)/12" office:value-type="float" office:value="0.333333333333333">
            <text:p>0,33</text:p>
          </table:table-cell>
          <table:table-cell table:formula="of:=IF([.Y216]&gt;0;TRUNC([.R216]+[.Q217]*800);[.R216])" office:value-type="float" office:value="7848">
            <text:p>7848</text:p>
          </table:table-cell>
          <table:table-cell table:formula="of:=((([.Q217]*[.Q217]*10000)/256*[.$B$5]+[.$B$6]*256)*[.Q217]*100+[.R217]*[.$B$7])/256/256+0" office:value-type="float" office:value="4.97083141185619">
            <text:p>4,97</text:p>
          </table:table-cell>
          <table:table-cell table:formula="of:=IF([.S217]&gt;30;30;IF([.S217]&lt;-30;-30;IF([.S217]&gt;=[.T216];TRUNC([.S217]+1/4);TRUNC([.S217]+3/4))))" office:value-type="float" office:value="5">
            <text:p>5</text:p>
          </table:table-cell>
          <table:table-cell table:formula="of:=IF([.T217]&gt;[.T216];[.T217]-[.$U$3];[.T217]+[.$U$3])-[.$Z$4]" office:value-type="float" office:value="0.34">
            <text:p>0,34</text:p>
          </table:table-cell>
          <table:table-cell table:formula="of:=IF([.U217]&gt;0;IF([.U217]&gt;3;3*0.25;[.U217]*0.25);IF([.U217]&lt;-3;-3*0.16;[.U217]*0.16))/3" office:value-type="float" office:value="0.0283333333333333">
            <text:p>0,0283333333</text:p>
          </table:table-cell>
          <table:table-cell table:formula="of:=IF([.O217]=[.O216];IF([.W216]&lt;=0;0;[.W216]-1);[.$Z$3])" office:value-type="float" office:value="0">
            <text:p>0</text:p>
          </table:table-cell>
          <table:table-cell table:formula="of:=IF([.W217]&gt;0;IF([.O217]&lt;&gt;[.O216];[.$F$5];[.X216]);IF(OR([.O217]&lt;&gt;[.O216];[.Q217]*[.Q216]&lt;=0);[.$F$5];IF(ABS([.Q217])&gt;=ABS([.Q215]);IF([.X216]&lt;0;[.X216];[.X216]-TRUNC(ABS([.Q217])*100/25)-1);[.X216])))" office:value-type="float" office:value="35">
            <text:p>35</text:p>
          </table:table-cell>
          <table:table-cell table:formula="of:=IF(AND([.W217]=0;OR([.Q217]*[.Q216]&lt;=0;AND(ABS([.Q217])&gt;ABS([.Q216]);[.X217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4"/>
          <table:table-cell table:formula="of:=[.O217]" office:value-type="float" office:value="21">
            <text:p>21,00</text:p>
          </table:table-cell>
          <table:table-cell table:formula="of:=[.P217]+([.V217]*1+[.V216]*2+[.V215]*3+[.V214]*3+[.V213]*2+[.V212]*1+[.V211]*1+[.V210]*1)/14+RAND()*0.08-0.08/2+[.N218]" office:value-type="float" office:value="20.6978821728491">
            <text:p>20,6978821728</text:p>
          </table:table-cell>
          <table:table-cell table:formula="of:=ROUND(([.O218]-[.P218])*12)/12" office:value-type="float" office:value="0.333333333333333">
            <text:p>0,33</text:p>
          </table:table-cell>
          <table:table-cell table:formula="of:=IF([.Y217]&gt;0;TRUNC([.R217]+[.Q218]*800);[.R217])" office:value-type="float" office:value="8114">
            <text:p>8114</text:p>
          </table:table-cell>
          <table:table-cell table:formula="of:=((([.Q218]*[.Q218]*10000)/256*[.$B$5]+[.$B$6]*256)*[.Q218]*100+[.R218]*[.$B$7])/256/256+0" office:value-type="float" office:value="5.10071422435619">
            <text:p>5,10</text:p>
          </table:table-cell>
          <table:table-cell table:formula="of:=IF([.S218]&gt;30;30;IF([.S218]&lt;-30;-30;IF([.S218]&gt;=[.T217];TRUNC([.S218]+1/4);TRUNC([.S218]+3/4))))" office:value-type="float" office:value="5">
            <text:p>5</text:p>
          </table:table-cell>
          <table:table-cell table:formula="of:=IF([.T218]&gt;[.T217];[.T218]-[.$U$3];[.T218]+[.$U$3])-[.$Z$4]" office:value-type="float" office:value="0.779999999999999">
            <text:p>0,78</text:p>
          </table:table-cell>
          <table:table-cell table:formula="of:=IF([.U218]&gt;0;IF([.U218]&gt;3;3*0.25;[.U218]*0.25);IF([.U218]&lt;-3;-3*0.16;[.U218]*0.16))/3" office:value-type="float" office:value="0.065">
            <text:p>0,065</text:p>
          </table:table-cell>
          <table:table-cell table:formula="of:=IF([.O218]=[.O217];IF([.W217]&lt;=0;0;[.W217]-1);[.$Z$3])" office:value-type="float" office:value="0">
            <text:p>0</text:p>
          </table:table-cell>
          <table:table-cell table:formula="of:=IF([.W218]&gt;0;IF([.O218]&lt;&gt;[.O217];[.$F$5];[.X217]);IF(OR([.O218]&lt;&gt;[.O217];[.Q218]*[.Q217]&lt;=0);[.$F$5];IF(ABS([.Q218])&gt;=ABS([.Q216]);IF([.X217]&lt;0;[.X217];[.X217]-TRUNC(ABS([.Q218])*100/25)-1);[.X217])))" office:value-type="float" office:value="33">
            <text:p>33</text:p>
          </table:table-cell>
          <table:table-cell table:formula="of:=IF(AND([.W218]=0;OR([.Q218]*[.Q217]&lt;=0;AND(ABS([.Q218])&gt;ABS([.Q217]);[.X21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18]" office:value-type="float" office:value="21">
            <text:p>21,00</text:p>
          </table:table-cell>
          <table:table-cell table:formula="of:=[.P218]+([.V218]*1+[.V217]*2+[.V216]*3+[.V215]*3+[.V214]*2+[.V213]*1+[.V212]*1+[.V211]*1)/14+RAND()*0.08-0.08/2+[.N219]" office:value-type="float" office:value="20.6586065741714">
            <text:p>20,6586065742</text:p>
          </table:table-cell>
          <table:table-cell table:formula="of:=ROUND(([.O219]-[.P219])*12)/12" office:value-type="float" office:value="0.333333333333333">
            <text:p>0,33</text:p>
          </table:table-cell>
          <table:table-cell table:formula="of:=IF([.Y218]&gt;0;TRUNC([.R218]+[.Q219]*800);[.R218])" office:value-type="float" office:value="8114">
            <text:p>8114</text:p>
          </table:table-cell>
          <table:table-cell table:formula="of:=((([.Q219]*[.Q219]*10000)/256*[.$B$5]+[.$B$6]*256)*[.Q219]*100+[.R219]*[.$B$7])/256/256+0" office:value-type="float" office:value="5.10071422435619">
            <text:p>5,10</text:p>
          </table:table-cell>
          <table:table-cell table:formula="of:=IF([.S219]&gt;30;30;IF([.S219]&lt;-30;-30;IF([.S219]&gt;=[.T218];TRUNC([.S219]+1/4);TRUNC([.S219]+3/4))))" office:value-type="float" office:value="5">
            <text:p>5</text:p>
          </table:table-cell>
          <table:table-cell table:formula="of:=IF([.T219]&gt;[.T218];[.T219]-[.$U$3];[.T219]+[.$U$3])-[.$Z$4]" office:value-type="float" office:value="0.779999999999999">
            <text:p>0,78</text:p>
          </table:table-cell>
          <table:table-cell table:formula="of:=IF([.U219]&gt;0;IF([.U219]&gt;3;3*0.25;[.U219]*0.25);IF([.U219]&lt;-3;-3*0.16;[.U219]*0.16))/3" office:value-type="float" office:value="0.065">
            <text:p>0,065</text:p>
          </table:table-cell>
          <table:table-cell table:formula="of:=IF([.O219]=[.O218];IF([.W218]&lt;=0;0;[.W218]-1);[.$Z$3])" office:value-type="float" office:value="0">
            <text:p>0</text:p>
          </table:table-cell>
          <table:table-cell table:formula="of:=IF([.W219]&gt;0;IF([.O219]&lt;&gt;[.O218];[.$F$5];[.X218]);IF(OR([.O219]&lt;&gt;[.O218];[.Q219]*[.Q218]&lt;=0);[.$F$5];IF(ABS([.Q219])&gt;=ABS([.Q217]);IF([.X218]&lt;0;[.X218];[.X218]-TRUNC(ABS([.Q219])*100/25)-1);[.X218])))" office:value-type="float" office:value="31">
            <text:p>31</text:p>
          </table:table-cell>
          <table:table-cell table:formula="of:=IF(AND([.W219]=0;OR([.Q219]*[.Q218]&lt;=0;AND(ABS([.Q219])&gt;ABS([.Q218]);[.X21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O219]" office:value-type="float" office:value="21">
            <text:p>21,00</text:p>
          </table:table-cell>
          <table:table-cell table:formula="of:=[.P219]+([.V219]*1+[.V218]*2+[.V217]*3+[.V216]*3+[.V215]*2+[.V214]*1+[.V213]*1+[.V212]*1)/14+RAND()*0.08-0.08/2+[.N220]" office:value-type="float" office:value="20.6278646837975">
            <text:p>20,6278646838</text:p>
          </table:table-cell>
          <table:table-cell table:formula="of:=ROUND(([.O220]-[.P220])*12)/12" office:value-type="float" office:value="0.333333333333333">
            <text:p>0,33</text:p>
          </table:table-cell>
          <table:table-cell table:formula="of:=IF([.Y219]&gt;0;TRUNC([.R219]+[.Q220]*800);[.R219])" office:value-type="float" office:value="8114">
            <text:p>8114</text:p>
          </table:table-cell>
          <table:table-cell table:formula="of:=((([.Q220]*[.Q220]*10000)/256*[.$B$5]+[.$B$6]*256)*[.Q220]*100+[.R220]*[.$B$7])/256/256+0" office:value-type="float" office:value="5.10071422435619">
            <text:p>5,10</text:p>
          </table:table-cell>
          <table:table-cell table:formula="of:=IF([.S220]&gt;30;30;IF([.S220]&lt;-30;-30;IF([.S220]&gt;=[.T219];TRUNC([.S220]+1/4);TRUNC([.S220]+3/4))))" office:value-type="float" office:value="5">
            <text:p>5</text:p>
          </table:table-cell>
          <table:table-cell table:formula="of:=IF([.T220]&gt;[.T219];[.T220]-[.$U$3];[.T220]+[.$U$3])-[.$Z$4]" office:value-type="float" office:value="0.779999999999999">
            <text:p>0,78</text:p>
          </table:table-cell>
          <table:table-cell table:formula="of:=IF([.U220]&gt;0;IF([.U220]&gt;3;3*0.25;[.U220]*0.25);IF([.U220]&lt;-3;-3*0.16;[.U220]*0.16))/3" office:value-type="float" office:value="0.065">
            <text:p>0,065</text:p>
          </table:table-cell>
          <table:table-cell table:formula="of:=IF([.O220]=[.O219];IF([.W219]&lt;=0;0;[.W219]-1);[.$Z$3])" office:value-type="float" office:value="0">
            <text:p>0</text:p>
          </table:table-cell>
          <table:table-cell table:formula="of:=IF([.W220]&gt;0;IF([.O220]&lt;&gt;[.O219];[.$F$5];[.X219]);IF(OR([.O220]&lt;&gt;[.O219];[.Q220]*[.Q219]&lt;=0);[.$F$5];IF(ABS([.Q220])&gt;=ABS([.Q218]);IF([.X219]&lt;0;[.X219];[.X219]-TRUNC(ABS([.Q220])*100/25)-1);[.X219])))" office:value-type="float" office:value="29">
            <text:p>29</text:p>
          </table:table-cell>
          <table:table-cell table:formula="of:=IF(AND([.W220]=0;OR([.Q220]*[.Q219]&lt;=0;AND(ABS([.Q220])&gt;ABS([.Q219]);[.X22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0]" office:value-type="float" office:value="21">
            <text:p>21,00</text:p>
          </table:table-cell>
          <table:table-cell table:formula="of:=[.P220]+([.V220]*1+[.V219]*2+[.V218]*3+[.V217]*3+[.V216]*2+[.V215]*1+[.V214]*1+[.V213]*1)/14+RAND()*0.08-0.08/2+[.N221]" office:value-type="float" office:value="20.6554900876116">
            <text:p>20,6554900876</text:p>
          </table:table-cell>
          <table:table-cell table:formula="of:=ROUND(([.O221]-[.P221])*12)/12" office:value-type="float" office:value="0.333333333333333">
            <text:p>0,33</text:p>
          </table:table-cell>
          <table:table-cell table:formula="of:=IF([.Y220]&gt;0;TRUNC([.R220]+[.Q221]*800);[.R220])" office:value-type="float" office:value="8114">
            <text:p>8114</text:p>
          </table:table-cell>
          <table:table-cell table:formula="of:=((([.Q221]*[.Q221]*10000)/256*[.$B$5]+[.$B$6]*256)*[.Q221]*100+[.R221]*[.$B$7])/256/256+0" office:value-type="float" office:value="5.10071422435619">
            <text:p>5,10</text:p>
          </table:table-cell>
          <table:table-cell table:formula="of:=IF([.S221]&gt;30;30;IF([.S221]&lt;-30;-30;IF([.S221]&gt;=[.T220];TRUNC([.S221]+1/4);TRUNC([.S221]+3/4))))" office:value-type="float" office:value="5">
            <text:p>5</text:p>
          </table:table-cell>
          <table:table-cell table:formula="of:=IF([.T221]&gt;[.T220];[.T221]-[.$U$3];[.T221]+[.$U$3])-[.$Z$4]" office:value-type="float" office:value="0.779999999999999">
            <text:p>0,78</text:p>
          </table:table-cell>
          <table:table-cell table:formula="of:=IF([.U221]&gt;0;IF([.U221]&gt;3;3*0.25;[.U221]*0.25);IF([.U221]&lt;-3;-3*0.16;[.U221]*0.16))/3" office:value-type="float" office:value="0.065">
            <text:p>0,065</text:p>
          </table:table-cell>
          <table:table-cell table:formula="of:=IF([.O221]=[.O220];IF([.W220]&lt;=0;0;[.W220]-1);[.$Z$3])" office:value-type="float" office:value="0">
            <text:p>0</text:p>
          </table:table-cell>
          <table:table-cell table:formula="of:=IF([.W221]&gt;0;IF([.O221]&lt;&gt;[.O220];[.$F$5];[.X220]);IF(OR([.O221]&lt;&gt;[.O220];[.Q221]*[.Q220]&lt;=0);[.$F$5];IF(ABS([.Q221])&gt;=ABS([.Q219]);IF([.X220]&lt;0;[.X220];[.X220]-TRUNC(ABS([.Q221])*100/25)-1);[.X220])))" office:value-type="float" office:value="27">
            <text:p>27</text:p>
          </table:table-cell>
          <table:table-cell table:formula="of:=IF(AND([.W221]=0;OR([.Q221]*[.Q220]&lt;=0;AND(ABS([.Q221])&gt;ABS([.Q220]);[.X22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1]" office:value-type="float" office:value="21">
            <text:p>21,00</text:p>
          </table:table-cell>
          <table:table-cell table:formula="of:=[.P221]+([.V221]*1+[.V220]*2+[.V219]*3+[.V218]*3+[.V217]*2+[.V216]*1+[.V215]*1+[.V214]*1)/14+RAND()*0.08-0.08/2+[.N222]" office:value-type="float" office:value="20.6738314426608">
            <text:p>20,6738314427</text:p>
          </table:table-cell>
          <table:table-cell table:formula="of:=ROUND(([.O222]-[.P222])*12)/12" office:value-type="float" office:value="0.333333333333333">
            <text:p>0,33</text:p>
          </table:table-cell>
          <table:table-cell table:formula="of:=IF([.Y221]&gt;0;TRUNC([.R221]+[.Q222]*800);[.R221])" office:value-type="float" office:value="8114">
            <text:p>8114</text:p>
          </table:table-cell>
          <table:table-cell table:formula="of:=((([.Q222]*[.Q222]*10000)/256*[.$B$5]+[.$B$6]*256)*[.Q222]*100+[.R222]*[.$B$7])/256/256+0" office:value-type="float" office:value="5.10071422435619">
            <text:p>5,10</text:p>
          </table:table-cell>
          <table:table-cell table:formula="of:=IF([.S222]&gt;30;30;IF([.S222]&lt;-30;-30;IF([.S222]&gt;=[.T221];TRUNC([.S222]+1/4);TRUNC([.S222]+3/4))))" office:value-type="float" office:value="5">
            <text:p>5</text:p>
          </table:table-cell>
          <table:table-cell table:formula="of:=IF([.T222]&gt;[.T221];[.T222]-[.$U$3];[.T222]+[.$U$3])-[.$Z$4]" office:value-type="float" office:value="0.779999999999999">
            <text:p>0,78</text:p>
          </table:table-cell>
          <table:table-cell table:formula="of:=IF([.U222]&gt;0;IF([.U222]&gt;3;3*0.25;[.U222]*0.25);IF([.U222]&lt;-3;-3*0.16;[.U222]*0.16))/3" office:value-type="float" office:value="0.065">
            <text:p>0,065</text:p>
          </table:table-cell>
          <table:table-cell table:formula="of:=IF([.O222]=[.O221];IF([.W221]&lt;=0;0;[.W221]-1);[.$Z$3])" office:value-type="float" office:value="0">
            <text:p>0</text:p>
          </table:table-cell>
          <table:table-cell table:formula="of:=IF([.W222]&gt;0;IF([.O222]&lt;&gt;[.O221];[.$F$5];[.X221]);IF(OR([.O222]&lt;&gt;[.O221];[.Q222]*[.Q221]&lt;=0);[.$F$5];IF(ABS([.Q222])&gt;=ABS([.Q220]);IF([.X221]&lt;0;[.X221];[.X221]-TRUNC(ABS([.Q222])*100/25)-1);[.X221])))" office:value-type="float" office:value="25">
            <text:p>25</text:p>
          </table:table-cell>
          <table:table-cell table:formula="of:=IF(AND([.W222]=0;OR([.Q222]*[.Q221]&lt;=0;AND(ABS([.Q222])&gt;ABS([.Q221]);[.X22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2]" office:value-type="float" office:value="21">
            <text:p>21,00</text:p>
          </table:table-cell>
          <table:table-cell table:formula="of:=[.P222]+([.V222]*1+[.V221]*2+[.V220]*3+[.V219]*3+[.V218]*2+[.V217]*1+[.V216]*1+[.V215]*1)/14+RAND()*0.08-0.08/2+[.N223]" office:value-type="float" office:value="20.7254603288788">
            <text:p>20,7254603289</text:p>
          </table:table-cell>
          <table:table-cell table:formula="of:=ROUND(([.O223]-[.P223])*12)/12" office:value-type="float" office:value="0.25">
            <text:p>0,25</text:p>
          </table:table-cell>
          <table:table-cell table:formula="of:=IF([.Y222]&gt;0;TRUNC([.R222]+[.Q223]*800);[.R222])" office:value-type="float" office:value="8114">
            <text:p>8114</text:p>
          </table:table-cell>
          <table:table-cell table:formula="of:=((([.Q223]*[.Q223]*10000)/256*[.$B$5]+[.$B$6]*256)*[.Q223]*100+[.R223]*[.$B$7])/256/256+0" office:value-type="float" office:value="4.78414225578308">
            <text:p>4,78</text:p>
          </table:table-cell>
          <table:table-cell table:formula="of:=IF([.S223]&gt;30;30;IF([.S223]&lt;-30;-30;IF([.S223]&gt;=[.T222];TRUNC([.S223]+1/4);TRUNC([.S223]+3/4))))" office:value-type="float" office:value="5">
            <text:p>5</text:p>
          </table:table-cell>
          <table:table-cell table:formula="of:=IF([.T223]&gt;[.T222];[.T223]-[.$U$3];[.T223]+[.$U$3])-[.$Z$4]" office:value-type="float" office:value="0.779999999999999">
            <text:p>0,78</text:p>
          </table:table-cell>
          <table:table-cell table:formula="of:=IF([.U223]&gt;0;IF([.U223]&gt;3;3*0.25;[.U223]*0.25);IF([.U223]&lt;-3;-3*0.16;[.U223]*0.16))/3" office:value-type="float" office:value="0.065">
            <text:p>0,065</text:p>
          </table:table-cell>
          <table:table-cell table:formula="of:=IF([.O223]=[.O222];IF([.W222]&lt;=0;0;[.W222]-1);[.$Z$3])" office:value-type="float" office:value="0">
            <text:p>0</text:p>
          </table:table-cell>
          <table:table-cell table:formula="of:=IF([.W223]&gt;0;IF([.O223]&lt;&gt;[.O222];[.$F$5];[.X222]);IF(OR([.O223]&lt;&gt;[.O222];[.Q223]*[.Q222]&lt;=0);[.$F$5];IF(ABS([.Q223])&gt;=ABS([.Q221]);IF([.X222]&lt;0;[.X222];[.X222]-TRUNC(ABS([.Q223])*100/25)-1);[.X222])))" office:value-type="float" office:value="25">
            <text:p>25</text:p>
          </table:table-cell>
          <table:table-cell table:formula="of:=IF(AND([.W223]=0;OR([.Q223]*[.Q222]&lt;=0;AND(ABS([.Q223])&gt;ABS([.Q222]);[.X22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3]" office:value-type="float" office:value="21">
            <text:p>21,00</text:p>
          </table:table-cell>
          <table:table-cell table:formula="of:=[.P223]+([.V223]*1+[.V222]*2+[.V221]*3+[.V220]*3+[.V219]*2+[.V218]*1+[.V217]*1+[.V216]*1)/14+RAND()*0.08-0.08/2+[.N224]" office:value-type="float" office:value="20.780257564928">
            <text:p>20,7802575649</text:p>
          </table:table-cell>
          <table:table-cell table:formula="of:=ROUND(([.O224]-[.P224])*12)/12" office:value-type="float" office:value="0.25">
            <text:p>0,25</text:p>
          </table:table-cell>
          <table:table-cell table:formula="of:=IF([.Y223]&gt;0;TRUNC([.R223]+[.Q224]*800);[.R223])" office:value-type="float" office:value="8114">
            <text:p>8114</text:p>
          </table:table-cell>
          <table:table-cell table:formula="of:=((([.Q224]*[.Q224]*10000)/256*[.$B$5]+[.$B$6]*256)*[.Q224]*100+[.R224]*[.$B$7])/256/256+0" office:value-type="float" office:value="4.78414225578308">
            <text:p>4,78</text:p>
          </table:table-cell>
          <table:table-cell table:formula="of:=IF([.S224]&gt;30;30;IF([.S224]&lt;-30;-30;IF([.S224]&gt;=[.T223];TRUNC([.S224]+1/4);TRUNC([.S224]+3/4))))" office:value-type="float" office:value="5">
            <text:p>5</text:p>
          </table:table-cell>
          <table:table-cell table:formula="of:=IF([.T224]&gt;[.T223];[.T224]-[.$U$3];[.T224]+[.$U$3])-[.$Z$4]" office:value-type="float" office:value="0.779999999999999">
            <text:p>0,78</text:p>
          </table:table-cell>
          <table:table-cell table:formula="of:=IF([.U224]&gt;0;IF([.U224]&gt;3;3*0.25;[.U224]*0.25);IF([.U224]&lt;-3;-3*0.16;[.U224]*0.16))/3" office:value-type="float" office:value="0.065">
            <text:p>0,065</text:p>
          </table:table-cell>
          <table:table-cell table:formula="of:=IF([.O224]=[.O223];IF([.W223]&lt;=0;0;[.W223]-1);[.$Z$3])" office:value-type="float" office:value="0">
            <text:p>0</text:p>
          </table:table-cell>
          <table:table-cell table:formula="of:=IF([.W224]&gt;0;IF([.O224]&lt;&gt;[.O223];[.$F$5];[.X223]);IF(OR([.O224]&lt;&gt;[.O223];[.Q224]*[.Q223]&lt;=0);[.$F$5];IF(ABS([.Q224])&gt;=ABS([.Q222]);IF([.X223]&lt;0;[.X223];[.X223]-TRUNC(ABS([.Q224])*100/25)-1);[.X223])))" office:value-type="float" office:value="25">
            <text:p>25</text:p>
          </table:table-cell>
          <table:table-cell table:formula="of:=IF(AND([.W224]=0;OR([.Q224]*[.Q223]&lt;=0;AND(ABS([.Q224])&gt;ABS([.Q223]);[.X22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4]" office:value-type="float" office:value="21">
            <text:p>21,00</text:p>
          </table:table-cell>
          <table:table-cell table:formula="of:=[.P224]+([.V224]*1+[.V223]*2+[.V222]*3+[.V221]*3+[.V220]*2+[.V219]*1+[.V218]*1+[.V217]*1)/14+RAND()*0.08-0.08/2+[.N225]" office:value-type="float" office:value="20.8513267496861">
            <text:p>20,8513267497</text:p>
          </table:table-cell>
          <table:table-cell table:formula="of:=ROUND(([.O225]-[.P225])*12)/12" office:value-type="float" office:value="0.166666666666667">
            <text:p>0,17</text:p>
          </table:table-cell>
          <table:table-cell table:formula="of:=IF([.Y224]&gt;0;TRUNC([.R224]+[.Q225]*800);[.R224])" office:value-type="float" office:value="8114">
            <text:p>8114</text:p>
          </table:table-cell>
          <table:table-cell table:formula="of:=((([.Q225]*[.Q225]*10000)/256*[.$B$5]+[.$B$6]*256)*[.Q225]*100+[.R225]*[.$B$7])/256/256+0" office:value-type="float" office:value="4.49488908273202">
            <text:p>4,49</text:p>
          </table:table-cell>
          <table:table-cell table:formula="of:=IF([.S225]&gt;30;30;IF([.S225]&lt;-30;-30;IF([.S225]&gt;=[.T224];TRUNC([.S225]+1/4);TRUNC([.S225]+3/4))))" office:value-type="float" office:value="5">
            <text:p>5</text:p>
          </table:table-cell>
          <table:table-cell table:formula="of:=IF([.T225]&gt;[.T224];[.T225]-[.$U$3];[.T225]+[.$U$3])-[.$Z$4]" office:value-type="float" office:value="0.779999999999999">
            <text:p>0,78</text:p>
          </table:table-cell>
          <table:table-cell table:formula="of:=IF([.U225]&gt;0;IF([.U225]&gt;3;3*0.25;[.U225]*0.25);IF([.U225]&lt;-3;-3*0.16;[.U225]*0.16))/3" office:value-type="float" office:value="0.065">
            <text:p>0,065</text:p>
          </table:table-cell>
          <table:table-cell table:formula="of:=IF([.O225]=[.O224];IF([.W224]&lt;=0;0;[.W224]-1);[.$Z$3])" office:value-type="float" office:value="0">
            <text:p>0</text:p>
          </table:table-cell>
          <table:table-cell table:formula="of:=IF([.W225]&gt;0;IF([.O225]&lt;&gt;[.O224];[.$F$5];[.X224]);IF(OR([.O225]&lt;&gt;[.O224];[.Q225]*[.Q224]&lt;=0);[.$F$5];IF(ABS([.Q225])&gt;=ABS([.Q223]);IF([.X224]&lt;0;[.X224];[.X224]-TRUNC(ABS([.Q225])*100/25)-1);[.X224])))" office:value-type="float" office:value="25">
            <text:p>25</text:p>
          </table:table-cell>
          <table:table-cell table:formula="of:=IF(AND([.W225]=0;OR([.Q225]*[.Q224]&lt;=0;AND(ABS([.Q225])&gt;ABS([.Q224]);[.X22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5]" office:value-type="float" office:value="21">
            <text:p>21,00</text:p>
          </table:table-cell>
          <table:table-cell table:formula="of:=[.P225]+([.V225]*1+[.V224]*2+[.V223]*3+[.V222]*3+[.V221]*2+[.V220]*1+[.V219]*1+[.V218]*1)/14+RAND()*0.08-0.08/2+[.N226]" office:value-type="float" office:value="20.9305462403856">
            <text:p>20,9305462404</text:p>
          </table:table-cell>
          <table:table-cell table:formula="of:=ROUND(([.O226]-[.P226])*12)/12" office:value-type="float" office:value="0.0833333333333333">
            <text:p>0,08</text:p>
          </table:table-cell>
          <table:table-cell table:formula="of:=IF([.Y225]&gt;0;TRUNC([.R225]+[.Q226]*800);[.R225])" office:value-type="float" office:value="8114">
            <text:p>8114</text:p>
          </table:table-cell>
          <table:table-cell table:formula="of:=((([.Q226]*[.Q226]*10000)/256*[.$B$5]+[.$B$6]*256)*[.Q226]*100+[.R226]*[.$B$7])/256/256+0" office:value-type="float" office:value="4.223848440029">
            <text:p>4,22</text:p>
          </table:table-cell>
          <table:table-cell table:formula="of:=IF([.S226]&gt;30;30;IF([.S226]&lt;-30;-30;IF([.S226]&gt;=[.T225];TRUNC([.S226]+1/4);TRUNC([.S226]+3/4))))" office:value-type="float" office:value="4">
            <text:p>4</text:p>
          </table:table-cell>
          <table:table-cell table:formula="of:=IF([.T226]&gt;[.T225];[.T226]-[.$U$3];[.T226]+[.$U$3])-[.$Z$4]" office:value-type="float" office:value="-0.220000000000001">
            <text:p>-0,22</text:p>
          </table:table-cell>
          <table:table-cell table:formula="of:=IF([.U226]&gt;0;IF([.U226]&gt;3;3*0.25;[.U226]*0.25);IF([.U226]&lt;-3;-3*0.16;[.U226]*0.16))/3" office:value-type="float" office:value="-0.0117333333333334">
            <text:p>-0,0117333333</text:p>
          </table:table-cell>
          <table:table-cell table:formula="of:=IF([.O226]=[.O225];IF([.W225]&lt;=0;0;[.W225]-1);[.$Z$3])" office:value-type="float" office:value="0">
            <text:p>0</text:p>
          </table:table-cell>
          <table:table-cell table:formula="of:=IF([.W226]&gt;0;IF([.O226]&lt;&gt;[.O225];[.$F$5];[.X225]);IF(OR([.O226]&lt;&gt;[.O225];[.Q226]*[.Q225]&lt;=0);[.$F$5];IF(ABS([.Q226])&gt;=ABS([.Q224]);IF([.X225]&lt;0;[.X225];[.X225]-TRUNC(ABS([.Q226])*100/25)-1);[.X225])))" office:value-type="float" office:value="25">
            <text:p>25</text:p>
          </table:table-cell>
          <table:table-cell table:formula="of:=IF(AND([.W226]=0;OR([.Q226]*[.Q225]&lt;=0;AND(ABS([.Q226])&gt;ABS([.Q225]);[.X22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6]" office:value-type="float" office:value="21">
            <text:p>21,00</text:p>
          </table:table-cell>
          <table:table-cell table:formula="of:=[.P226]+([.V226]*1+[.V225]*2+[.V224]*3+[.V223]*3+[.V222]*2+[.V221]*1+[.V220]*1+[.V219]*1)/14+RAND()*0.08-0.08/2+[.N227]" office:value-type="float" office:value="20.9613971899275">
            <text:p>20,9613971899</text:p>
          </table:table-cell>
          <table:table-cell table:formula="of:=ROUND(([.O227]-[.P227])*12)/12" office:value-type="float" office:value="0">
            <text:p>0,00</text:p>
          </table:table-cell>
          <table:table-cell table:formula="of:=IF([.Y226]&gt;0;TRUNC([.R226]+[.Q227]*800);[.R226])" office:value-type="float" office:value="8114">
            <text:p>8114</text:p>
          </table:table-cell>
          <table:table-cell table:formula="of:=((([.Q227]*[.Q227]*10000)/256*[.$B$5]+[.$B$6]*256)*[.Q227]*100+[.R227]*[.$B$7])/256/256+0" office:value-type="float" office:value="3.9619140625">
            <text:p>3,96</text:p>
          </table:table-cell>
          <table:table-cell table:formula="of:=IF([.S227]&gt;30;30;IF([.S227]&lt;-30;-30;IF([.S227]&gt;=[.T226];TRUNC([.S227]+1/4);TRUNC([.S227]+3/4))))" office:value-type="float" office:value="4">
            <text:p>4</text:p>
          </table:table-cell>
          <table:table-cell table:formula="of:=IF([.T227]&gt;[.T226];[.T227]-[.$U$3];[.T227]+[.$U$3])-[.$Z$4]" office:value-type="float" office:value="-0.220000000000001">
            <text:p>-0,22</text:p>
          </table:table-cell>
          <table:table-cell table:formula="of:=IF([.U227]&gt;0;IF([.U227]&gt;3;3*0.25;[.U227]*0.25);IF([.U227]&lt;-3;-3*0.16;[.U227]*0.16))/3" office:value-type="float" office:value="-0.0117333333333334">
            <text:p>-0,0117333333</text:p>
          </table:table-cell>
          <table:table-cell table:formula="of:=IF([.O227]=[.O226];IF([.W226]&lt;=0;0;[.W226]-1);[.$Z$3])" office:value-type="float" office:value="0">
            <text:p>0</text:p>
          </table:table-cell>
          <table:table-cell table:formula="of:=IF([.W227]&gt;0;IF([.O227]&lt;&gt;[.O226];[.$F$5];[.X226]);IF(OR([.O227]&lt;&gt;[.O226];[.Q227]*[.Q226]&lt;=0);[.$F$5];IF(ABS([.Q227])&gt;=ABS([.Q225]);IF([.X226]&lt;0;[.X226];[.X226]-TRUNC(ABS([.Q227])*100/25)-1);[.X226])))" office:value-type="float" office:value="40">
            <text:p>40</text:p>
          </table:table-cell>
          <table:table-cell table:formula="of:=IF(AND([.W227]=0;OR([.Q227]*[.Q226]&lt;=0;AND(ABS([.Q227])&gt;ABS([.Q226]);[.X227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7]" office:value-type="float" office:value="21">
            <text:p>21,00</text:p>
          </table:table-cell>
          <table:table-cell table:formula="of:=[.P227]+([.V227]*1+[.V226]*2+[.V225]*3+[.V224]*3+[.V223]*2+[.V222]*1+[.V221]*1+[.V220]*1)/14+RAND()*0.08-0.08/2+[.N228]" office:value-type="float" office:value="20.9791345471524">
            <text:p>20,9791345472</text:p>
          </table:table-cell>
          <table:table-cell table:formula="of:=ROUND(([.O228]-[.P228])*12)/12" office:value-type="float" office:value="0">
            <text:p>0,00</text:p>
          </table:table-cell>
          <table:table-cell table:formula="of:=IF([.Y227]&gt;0;TRUNC([.R227]+[.Q228]*800);[.R227])" office:value-type="float" office:value="8114">
            <text:p>8114</text:p>
          </table:table-cell>
          <table:table-cell table:formula="of:=((([.Q228]*[.Q228]*10000)/256*[.$B$5]+[.$B$6]*256)*[.Q228]*100+[.R228]*[.$B$7])/256/256+0" office:value-type="float" office:value="3.9619140625">
            <text:p>3,96</text:p>
          </table:table-cell>
          <table:table-cell table:formula="of:=IF([.S228]&gt;30;30;IF([.S228]&lt;-30;-30;IF([.S228]&gt;=[.T227];TRUNC([.S228]+1/4);TRUNC([.S228]+3/4))))" office:value-type="float" office:value="4">
            <text:p>4</text:p>
          </table:table-cell>
          <table:table-cell table:formula="of:=IF([.T228]&gt;[.T227];[.T228]-[.$U$3];[.T228]+[.$U$3])-[.$Z$4]" office:value-type="float" office:value="-0.220000000000001">
            <text:p>-0,22</text:p>
          </table:table-cell>
          <table:table-cell table:formula="of:=IF([.U228]&gt;0;IF([.U228]&gt;3;3*0.25;[.U228]*0.25);IF([.U228]&lt;-3;-3*0.16;[.U228]*0.16))/3" office:value-type="float" office:value="-0.0117333333333334">
            <text:p>-0,0117333333</text:p>
          </table:table-cell>
          <table:table-cell table:formula="of:=IF([.O228]=[.O227];IF([.W227]&lt;=0;0;[.W227]-1);[.$Z$3])" office:value-type="float" office:value="0">
            <text:p>0</text:p>
          </table:table-cell>
          <table:table-cell table:formula="of:=IF([.W228]&gt;0;IF([.O228]&lt;&gt;[.O227];[.$F$5];[.X227]);IF(OR([.O228]&lt;&gt;[.O227];[.Q228]*[.Q227]&lt;=0);[.$F$5];IF(ABS([.Q228])&gt;=ABS([.Q226]);IF([.X227]&lt;0;[.X227];[.X227]-TRUNC(ABS([.Q228])*100/25)-1);[.X227])))" office:value-type="float" office:value="40">
            <text:p>40</text:p>
          </table:table-cell>
          <table:table-cell table:formula="of:=IF(AND([.W228]=0;OR([.Q228]*[.Q227]&lt;=0;AND(ABS([.Q228])&gt;ABS([.Q227]);[.X228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8]" office:value-type="float" office:value="21">
            <text:p>21,00</text:p>
          </table:table-cell>
          <table:table-cell table:formula="of:=[.P228]+([.V228]*1+[.V227]*2+[.V226]*3+[.V225]*3+[.V224]*2+[.V223]*1+[.V222]*1+[.V221]*1)/14+RAND()*0.08-0.08/2+[.N229]" office:value-type="float" office:value="20.9745462997632">
            <text:p>20,9745462998</text:p>
          </table:table-cell>
          <table:table-cell table:formula="of:=ROUND(([.O229]-[.P229])*12)/12" office:value-type="float" office:value="0">
            <text:p>0,00</text:p>
          </table:table-cell>
          <table:table-cell table:formula="of:=IF([.Y228]&gt;0;TRUNC([.R228]+[.Q229]*800);[.R228])" office:value-type="float" office:value="8114">
            <text:p>8114</text:p>
          </table:table-cell>
          <table:table-cell table:formula="of:=((([.Q229]*[.Q229]*10000)/256*[.$B$5]+[.$B$6]*256)*[.Q229]*100+[.R229]*[.$B$7])/256/256+0" office:value-type="float" office:value="3.9619140625">
            <text:p>3,96</text:p>
          </table:table-cell>
          <table:table-cell table:formula="of:=IF([.S229]&gt;30;30;IF([.S229]&lt;-30;-30;IF([.S229]&gt;=[.T228];TRUNC([.S229]+1/4);TRUNC([.S229]+3/4))))" office:value-type="float" office:value="4">
            <text:p>4</text:p>
          </table:table-cell>
          <table:table-cell table:formula="of:=IF([.T229]&gt;[.T228];[.T229]-[.$U$3];[.T229]+[.$U$3])-[.$Z$4]" office:value-type="float" office:value="-0.220000000000001">
            <text:p>-0,22</text:p>
          </table:table-cell>
          <table:table-cell table:formula="of:=IF([.U229]&gt;0;IF([.U229]&gt;3;3*0.25;[.U229]*0.25);IF([.U229]&lt;-3;-3*0.16;[.U229]*0.16))/3" office:value-type="float" office:value="-0.0117333333333334">
            <text:p>-0,0117333333</text:p>
          </table:table-cell>
          <table:table-cell table:formula="of:=IF([.O229]=[.O228];IF([.W228]&lt;=0;0;[.W228]-1);[.$Z$3])" office:value-type="float" office:value="0">
            <text:p>0</text:p>
          </table:table-cell>
          <table:table-cell table:formula="of:=IF([.W229]&gt;0;IF([.O229]&lt;&gt;[.O228];[.$F$5];[.X228]);IF(OR([.O229]&lt;&gt;[.O228];[.Q229]*[.Q228]&lt;=0);[.$F$5];IF(ABS([.Q229])&gt;=ABS([.Q227]);IF([.X228]&lt;0;[.X228];[.X228]-TRUNC(ABS([.Q229])*100/25)-1);[.X228])))" office:value-type="float" office:value="40">
            <text:p>40</text:p>
          </table:table-cell>
          <table:table-cell table:formula="of:=IF(AND([.W229]=0;OR([.Q229]*[.Q228]&lt;=0;AND(ABS([.Q229])&gt;ABS([.Q228]);[.X229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29]" office:value-type="float" office:value="21">
            <text:p>21,00</text:p>
          </table:table-cell>
          <table:table-cell table:formula="of:=[.P229]+([.V229]*1+[.V228]*2+[.V227]*3+[.V226]*3+[.V225]*2+[.V224]*1+[.V223]*1+[.V222]*1)/14+RAND()*0.08-0.08/2+[.N230]" office:value-type="float" office:value="20.9602452823325">
            <text:p>20,9602452823</text:p>
          </table:table-cell>
          <table:table-cell table:formula="of:=ROUND(([.O230]-[.P230])*12)/12" office:value-type="float" office:value="0">
            <text:p>0,00</text:p>
          </table:table-cell>
          <table:table-cell table:formula="of:=IF([.Y229]&gt;0;TRUNC([.R229]+[.Q230]*800);[.R229])" office:value-type="float" office:value="8114">
            <text:p>8114</text:p>
          </table:table-cell>
          <table:table-cell table:formula="of:=((([.Q230]*[.Q230]*10000)/256*[.$B$5]+[.$B$6]*256)*[.Q230]*100+[.R230]*[.$B$7])/256/256+0" office:value-type="float" office:value="3.9619140625">
            <text:p>3,96</text:p>
          </table:table-cell>
          <table:table-cell table:formula="of:=IF([.S230]&gt;30;30;IF([.S230]&lt;-30;-30;IF([.S230]&gt;=[.T229];TRUNC([.S230]+1/4);TRUNC([.S230]+3/4))))" office:value-type="float" office:value="4">
            <text:p>4</text:p>
          </table:table-cell>
          <table:table-cell table:formula="of:=IF([.T230]&gt;[.T229];[.T230]-[.$U$3];[.T230]+[.$U$3])-[.$Z$4]" office:value-type="float" office:value="-0.220000000000001">
            <text:p>-0,22</text:p>
          </table:table-cell>
          <table:table-cell table:formula="of:=IF([.U230]&gt;0;IF([.U230]&gt;3;3*0.25;[.U230]*0.25);IF([.U230]&lt;-3;-3*0.16;[.U230]*0.16))/3" office:value-type="float" office:value="-0.0117333333333334">
            <text:p>-0,0117333333</text:p>
          </table:table-cell>
          <table:table-cell table:formula="of:=IF([.O230]=[.O229];IF([.W229]&lt;=0;0;[.W229]-1);[.$Z$3])" office:value-type="float" office:value="0">
            <text:p>0</text:p>
          </table:table-cell>
          <table:table-cell table:formula="of:=IF([.W230]&gt;0;IF([.O230]&lt;&gt;[.O229];[.$F$5];[.X229]);IF(OR([.O230]&lt;&gt;[.O229];[.Q230]*[.Q229]&lt;=0);[.$F$5];IF(ABS([.Q230])&gt;=ABS([.Q228]);IF([.X229]&lt;0;[.X229];[.X229]-TRUNC(ABS([.Q230])*100/25)-1);[.X229])))" office:value-type="float" office:value="40">
            <text:p>40</text:p>
          </table:table-cell>
          <table:table-cell table:formula="of:=IF(AND([.W230]=0;OR([.Q230]*[.Q229]&lt;=0;AND(ABS([.Q230])&gt;ABS([.Q229]);[.X230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0]" office:value-type="float" office:value="21">
            <text:p>21,00</text:p>
          </table:table-cell>
          <table:table-cell table:formula="of:=[.P230]+([.V230]*1+[.V229]*2+[.V228]*3+[.V227]*3+[.V226]*2+[.V225]*1+[.V224]*1+[.V223]*1)/14+RAND()*0.08-0.08/2+[.N231]" office:value-type="float" office:value="20.9424141217997">
            <text:p>20,9424141218</text:p>
          </table:table-cell>
          <table:table-cell table:formula="of:=ROUND(([.O231]-[.P231])*12)/12" office:value-type="float" office:value="0.0833333333333333">
            <text:p>0,08</text:p>
          </table:table-cell>
          <table:table-cell table:formula="of:=IF([.Y230]&gt;0;TRUNC([.R230]+[.Q231]*800);[.R230])" office:value-type="float" office:value="8180">
            <text:p>8180</text:p>
          </table:table-cell>
          <table:table-cell table:formula="of:=((([.Q231]*[.Q231]*10000)/256*[.$B$5]+[.$B$6]*256)*[.Q231]*100+[.R231]*[.$B$7])/256/256+0" office:value-type="float" office:value="4.256075002529">
            <text:p>4,26</text:p>
          </table:table-cell>
          <table:table-cell table:formula="of:=IF([.S231]&gt;30;30;IF([.S231]&lt;-30;-30;IF([.S231]&gt;=[.T230];TRUNC([.S231]+1/4);TRUNC([.S231]+3/4))))" office:value-type="float" office:value="4">
            <text:p>4</text:p>
          </table:table-cell>
          <table:table-cell table:formula="of:=IF([.T231]&gt;[.T230];[.T231]-[.$U$3];[.T231]+[.$U$3])-[.$Z$4]" office:value-type="float" office:value="-0.220000000000001">
            <text:p>-0,22</text:p>
          </table:table-cell>
          <table:table-cell table:formula="of:=IF([.U231]&gt;0;IF([.U231]&gt;3;3*0.25;[.U231]*0.25);IF([.U231]&lt;-3;-3*0.16;[.U231]*0.16))/3" office:value-type="float" office:value="-0.0117333333333334">
            <text:p>-0,0117333333</text:p>
          </table:table-cell>
          <table:table-cell table:formula="of:=IF([.O231]=[.O230];IF([.W230]&lt;=0;0;[.W230]-1);[.$Z$3])" office:value-type="float" office:value="0">
            <text:p>0</text:p>
          </table:table-cell>
          <table:table-cell table:formula="of:=IF([.W231]&gt;0;IF([.O231]&lt;&gt;[.O230];[.$F$5];[.X230]);IF(OR([.O231]&lt;&gt;[.O230];[.Q231]*[.Q230]&lt;=0);[.$F$5];IF(ABS([.Q231])&gt;=ABS([.Q229]);IF([.X230]&lt;0;[.X230];[.X230]-TRUNC(ABS([.Q231])*100/25)-1);[.X230])))" office:value-type="float" office:value="40">
            <text:p>40</text:p>
          </table:table-cell>
          <table:table-cell table:formula="of:=IF(AND([.W231]=0;OR([.Q231]*[.Q230]&lt;=0;AND(ABS([.Q231])&gt;ABS([.Q230]);[.X231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1]" office:value-type="float" office:value="21">
            <text:p>21,00</text:p>
          </table:table-cell>
          <table:table-cell table:formula="of:=[.P231]+([.V231]*1+[.V230]*2+[.V229]*3+[.V228]*3+[.V227]*2+[.V226]*1+[.V225]*1+[.V224]*1)/14+RAND()*0.08-0.08/2+[.N232]" office:value-type="float" office:value="20.9479890073306">
            <text:p>20,9479890073</text:p>
          </table:table-cell>
          <table:table-cell table:formula="of:=ROUND(([.O232]-[.P232])*12)/12" office:value-type="float" office:value="0.0833333333333333">
            <text:p>0,08</text:p>
          </table:table-cell>
          <table:table-cell table:formula="of:=IF([.Y231]&gt;0;TRUNC([.R231]+[.Q232]*800);[.R231])" office:value-type="float" office:value="8246">
            <text:p>8246</text:p>
          </table:table-cell>
          <table:table-cell table:formula="of:=((([.Q232]*[.Q232]*10000)/256*[.$B$5]+[.$B$6]*256)*[.Q232]*100+[.R232]*[.$B$7])/256/256+0" office:value-type="float" office:value="4.288301565029">
            <text:p>4,29</text:p>
          </table:table-cell>
          <table:table-cell table:formula="of:=IF([.S232]&gt;30;30;IF([.S232]&lt;-30;-30;IF([.S232]&gt;=[.T231];TRUNC([.S232]+1/4);TRUNC([.S232]+3/4))))" office:value-type="float" office:value="4">
            <text:p>4</text:p>
          </table:table-cell>
          <table:table-cell table:formula="of:=IF([.T232]&gt;[.T231];[.T232]-[.$U$3];[.T232]+[.$U$3])-[.$Z$4]" office:value-type="float" office:value="-0.220000000000001">
            <text:p>-0,22</text:p>
          </table:table-cell>
          <table:table-cell table:formula="of:=IF([.U232]&gt;0;IF([.U232]&gt;3;3*0.25;[.U232]*0.25);IF([.U232]&lt;-3;-3*0.16;[.U232]*0.16))/3" office:value-type="float" office:value="-0.0117333333333334">
            <text:p>-0,0117333333</text:p>
          </table:table-cell>
          <table:table-cell table:formula="of:=IF([.O232]=[.O231];IF([.W231]&lt;=0;0;[.W231]-1);[.$Z$3])" office:value-type="float" office:value="0">
            <text:p>0</text:p>
          </table:table-cell>
          <table:table-cell table:formula="of:=IF([.W232]&gt;0;IF([.O232]&lt;&gt;[.O231];[.$F$5];[.X231]);IF(OR([.O232]&lt;&gt;[.O231];[.Q232]*[.Q231]&lt;=0);[.$F$5];IF(ABS([.Q232])&gt;=ABS([.Q230]);IF([.X231]&lt;0;[.X231];[.X231]-TRUNC(ABS([.Q232])*100/25)-1);[.X231])))" office:value-type="float" office:value="39">
            <text:p>39</text:p>
          </table:table-cell>
          <table:table-cell table:formula="of:=IF(AND([.W232]=0;OR([.Q232]*[.Q231]&lt;=0;AND(ABS([.Q232])&gt;ABS([.Q231]);[.X232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2]" office:value-type="float" office:value="21">
            <text:p>21,00</text:p>
          </table:table-cell>
          <table:table-cell table:formula="of:=[.P232]+([.V232]*1+[.V231]*2+[.V230]*3+[.V229]*3+[.V228]*2+[.V227]*1+[.V226]*1+[.V225]*1)/14+RAND()*0.08-0.08/2+[.N233]" office:value-type="float" office:value="20.961919670417">
            <text:p>20,9619196704</text:p>
          </table:table-cell>
          <table:table-cell table:formula="of:=ROUND(([.O233]-[.P233])*12)/12" office:value-type="float" office:value="0">
            <text:p>0,00</text:p>
          </table:table-cell>
          <table:table-cell table:formula="of:=IF([.Y232]&gt;0;TRUNC([.R232]+[.Q233]*800);[.R232])" office:value-type="float" office:value="8246">
            <text:p>8246</text:p>
          </table:table-cell>
          <table:table-cell table:formula="of:=((([.Q233]*[.Q233]*10000)/256*[.$B$5]+[.$B$6]*256)*[.Q233]*100+[.R233]*[.$B$7])/256/256+0" office:value-type="float" office:value="4.0263671875">
            <text:p>4,03</text:p>
          </table:table-cell>
          <table:table-cell table:formula="of:=IF([.S233]&gt;30;30;IF([.S233]&lt;-30;-30;IF([.S233]&gt;=[.T232];TRUNC([.S233]+1/4);TRUNC([.S233]+3/4))))" office:value-type="float" office:value="4">
            <text:p>4</text:p>
          </table:table-cell>
          <table:table-cell table:formula="of:=IF([.T233]&gt;[.T232];[.T233]-[.$U$3];[.T233]+[.$U$3])-[.$Z$4]" office:value-type="float" office:value="-0.220000000000001">
            <text:p>-0,22</text:p>
          </table:table-cell>
          <table:table-cell table:formula="of:=IF([.U233]&gt;0;IF([.U233]&gt;3;3*0.25;[.U233]*0.25);IF([.U233]&lt;-3;-3*0.16;[.U233]*0.16))/3" office:value-type="float" office:value="-0.0117333333333334">
            <text:p>-0,0117333333</text:p>
          </table:table-cell>
          <table:table-cell table:formula="of:=IF([.O233]=[.O232];IF([.W232]&lt;=0;0;[.W232]-1);[.$Z$3])" office:value-type="float" office:value="0">
            <text:p>0</text:p>
          </table:table-cell>
          <table:table-cell table:formula="of:=IF([.W233]&gt;0;IF([.O233]&lt;&gt;[.O232];[.$F$5];[.X232]);IF(OR([.O233]&lt;&gt;[.O232];[.Q233]*[.Q232]&lt;=0);[.$F$5];IF(ABS([.Q233])&gt;=ABS([.Q231]);IF([.X232]&lt;0;[.X232];[.X232]-TRUNC(ABS([.Q233])*100/25)-1);[.X232])))" office:value-type="float" office:value="40">
            <text:p>40</text:p>
          </table:table-cell>
          <table:table-cell table:formula="of:=IF(AND([.W233]=0;OR([.Q233]*[.Q232]&lt;=0;AND(ABS([.Q233])&gt;ABS([.Q232]);[.X233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3]" office:value-type="float" office:value="21">
            <text:p>21,00</text:p>
          </table:table-cell>
          <table:table-cell table:formula="of:=[.P233]+([.V233]*1+[.V232]*2+[.V231]*3+[.V230]*3+[.V229]*2+[.V228]*1+[.V227]*1+[.V226]*1)/14+RAND()*0.08-0.08/2+[.N234]" office:value-type="float" office:value="20.9111731688306">
            <text:p>20,9111731688</text:p>
          </table:table-cell>
          <table:table-cell table:formula="of:=ROUND(([.O234]-[.P234])*12)/12" office:value-type="float" office:value="0.0833333333333333">
            <text:p>0,08</text:p>
          </table:table-cell>
          <table:table-cell table:formula="of:=IF([.Y233]&gt;0;TRUNC([.R233]+[.Q234]*800);[.R233])" office:value-type="float" office:value="8312">
            <text:p>8312</text:p>
          </table:table-cell>
          <table:table-cell table:formula="of:=((([.Q234]*[.Q234]*10000)/256*[.$B$5]+[.$B$6]*256)*[.Q234]*100+[.R234]*[.$B$7])/256/256+0" office:value-type="float" office:value="4.320528127529">
            <text:p>4,32</text:p>
          </table:table-cell>
          <table:table-cell table:formula="of:=IF([.S234]&gt;30;30;IF([.S234]&lt;-30;-30;IF([.S234]&gt;=[.T233];TRUNC([.S234]+1/4);TRUNC([.S234]+3/4))))" office:value-type="float" office:value="4">
            <text:p>4</text:p>
          </table:table-cell>
          <table:table-cell table:formula="of:=IF([.T234]&gt;[.T233];[.T234]-[.$U$3];[.T234]+[.$U$3])-[.$Z$4]" office:value-type="float" office:value="-0.220000000000001">
            <text:p>-0,22</text:p>
          </table:table-cell>
          <table:table-cell table:formula="of:=IF([.U234]&gt;0;IF([.U234]&gt;3;3*0.25;[.U234]*0.25);IF([.U234]&lt;-3;-3*0.16;[.U234]*0.16))/3" office:value-type="float" office:value="-0.0117333333333334">
            <text:p>-0,0117333333</text:p>
          </table:table-cell>
          <table:table-cell table:formula="of:=IF([.O234]=[.O233];IF([.W233]&lt;=0;0;[.W233]-1);[.$Z$3])" office:value-type="float" office:value="0">
            <text:p>0</text:p>
          </table:table-cell>
          <table:table-cell table:formula="of:=IF([.W234]&gt;0;IF([.O234]&lt;&gt;[.O233];[.$F$5];[.X233]);IF(OR([.O234]&lt;&gt;[.O233];[.Q234]*[.Q233]&lt;=0);[.$F$5];IF(ABS([.Q234])&gt;=ABS([.Q232]);IF([.X233]&lt;0;[.X233];[.X233]-TRUNC(ABS([.Q234])*100/25)-1);[.X233])))" office:value-type="float" office:value="40">
            <text:p>40</text:p>
          </table:table-cell>
          <table:table-cell table:formula="of:=IF(AND([.W234]=0;OR([.Q234]*[.Q233]&lt;=0;AND(ABS([.Q234])&gt;ABS([.Q233]);[.X234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4]" office:value-type="float" office:value="21">
            <text:p>21,00</text:p>
          </table:table-cell>
          <table:table-cell table:formula="of:=[.P234]+([.V234]*1+[.V233]*2+[.V232]*3+[.V231]*3+[.V230]*2+[.V229]*1+[.V228]*1+[.V227]*1)/14+RAND()*0.08-0.08/2+[.N235]" office:value-type="float" office:value="20.9298631410162">
            <text:p>20,929863141</text:p>
          </table:table-cell>
          <table:table-cell table:formula="of:=ROUND(([.O235]-[.P235])*12)/12" office:value-type="float" office:value="0.0833333333333333">
            <text:p>0,08</text:p>
          </table:table-cell>
          <table:table-cell table:formula="of:=IF([.Y234]&gt;0;TRUNC([.R234]+[.Q235]*800);[.R234])" office:value-type="float" office:value="8378">
            <text:p>8378</text:p>
          </table:table-cell>
          <table:table-cell table:formula="of:=((([.Q235]*[.Q235]*10000)/256*[.$B$5]+[.$B$6]*256)*[.Q235]*100+[.R235]*[.$B$7])/256/256+0" office:value-type="float" office:value="4.352754690029">
            <text:p>4,35</text:p>
          </table:table-cell>
          <table:table-cell table:formula="of:=IF([.S235]&gt;30;30;IF([.S235]&lt;-30;-30;IF([.S235]&gt;=[.T234];TRUNC([.S235]+1/4);TRUNC([.S235]+3/4))))" office:value-type="float" office:value="4">
            <text:p>4</text:p>
          </table:table-cell>
          <table:table-cell table:formula="of:=IF([.T235]&gt;[.T234];[.T235]-[.$U$3];[.T235]+[.$U$3])-[.$Z$4]" office:value-type="float" office:value="-0.220000000000001">
            <text:p>-0,22</text:p>
          </table:table-cell>
          <table:table-cell table:formula="of:=IF([.U235]&gt;0;IF([.U235]&gt;3;3*0.25;[.U235]*0.25);IF([.U235]&lt;-3;-3*0.16;[.U235]*0.16))/3" office:value-type="float" office:value="-0.0117333333333334">
            <text:p>-0,0117333333</text:p>
          </table:table-cell>
          <table:table-cell table:formula="of:=IF([.O235]=[.O234];IF([.W234]&lt;=0;0;[.W234]-1);[.$Z$3])" office:value-type="float" office:value="0">
            <text:p>0</text:p>
          </table:table-cell>
          <table:table-cell table:formula="of:=IF([.W235]&gt;0;IF([.O235]&lt;&gt;[.O234];[.$F$5];[.X234]);IF(OR([.O235]&lt;&gt;[.O234];[.Q235]*[.Q234]&lt;=0);[.$F$5];IF(ABS([.Q235])&gt;=ABS([.Q233]);IF([.X234]&lt;0;[.X234];[.X234]-TRUNC(ABS([.Q235])*100/25)-1);[.X234])))" office:value-type="float" office:value="39">
            <text:p>39</text:p>
          </table:table-cell>
          <table:table-cell table:formula="of:=IF(AND([.W235]=0;OR([.Q235]*[.Q234]&lt;=0;AND(ABS([.Q235])&gt;ABS([.Q234]);[.X23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5]" office:value-type="float" office:value="21">
            <text:p>21,00</text:p>
          </table:table-cell>
          <table:table-cell table:formula="of:=[.P235]+([.V235]*1+[.V234]*2+[.V233]*3+[.V232]*3+[.V231]*2+[.V230]*1+[.V229]*1+[.V228]*1)/14+RAND()*0.08-0.08/2+[.N236]" office:value-type="float" office:value="20.9329955303764">
            <text:p>20,9329955304</text:p>
          </table:table-cell>
          <table:table-cell table:formula="of:=ROUND(([.O236]-[.P236])*12)/12" office:value-type="float" office:value="0.0833333333333333">
            <text:p>0,08</text:p>
          </table:table-cell>
          <table:table-cell table:formula="of:=IF([.Y235]&gt;0;TRUNC([.R235]+[.Q236]*800);[.R235])" office:value-type="float" office:value="8378">
            <text:p>8378</text:p>
          </table:table-cell>
          <table:table-cell table:formula="of:=((([.Q236]*[.Q236]*10000)/256*[.$B$5]+[.$B$6]*256)*[.Q236]*100+[.R236]*[.$B$7])/256/256+0" office:value-type="float" office:value="4.352754690029">
            <text:p>4,35</text:p>
          </table:table-cell>
          <table:table-cell table:formula="of:=IF([.S236]&gt;30;30;IF([.S236]&lt;-30;-30;IF([.S236]&gt;=[.T235];TRUNC([.S236]+1/4);TRUNC([.S236]+3/4))))" office:value-type="float" office:value="4">
            <text:p>4</text:p>
          </table:table-cell>
          <table:table-cell table:formula="of:=IF([.T236]&gt;[.T235];[.T236]-[.$U$3];[.T236]+[.$U$3])-[.$Z$4]" office:value-type="float" office:value="-0.220000000000001">
            <text:p>-0,22</text:p>
          </table:table-cell>
          <table:table-cell table:formula="of:=IF([.U236]&gt;0;IF([.U236]&gt;3;3*0.25;[.U236]*0.25);IF([.U236]&lt;-3;-3*0.16;[.U236]*0.16))/3" office:value-type="float" office:value="-0.0117333333333334">
            <text:p>-0,0117333333</text:p>
          </table:table-cell>
          <table:table-cell table:formula="of:=IF([.O236]=[.O235];IF([.W235]&lt;=0;0;[.W235]-1);[.$Z$3])" office:value-type="float" office:value="0">
            <text:p>0</text:p>
          </table:table-cell>
          <table:table-cell table:formula="of:=IF([.W236]&gt;0;IF([.O236]&lt;&gt;[.O235];[.$F$5];[.X235]);IF(OR([.O236]&lt;&gt;[.O235];[.Q236]*[.Q235]&lt;=0);[.$F$5];IF(ABS([.Q236])&gt;=ABS([.Q234]);IF([.X235]&lt;0;[.X235];[.X235]-TRUNC(ABS([.Q236])*100/25)-1);[.X235])))" office:value-type="float" office:value="38">
            <text:p>38</text:p>
          </table:table-cell>
          <table:table-cell table:formula="of:=IF(AND([.W236]=0;OR([.Q236]*[.Q235]&lt;=0;AND(ABS([.Q236])&gt;ABS([.Q235]);[.X23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6]" office:value-type="float" office:value="21">
            <text:p>21,00</text:p>
          </table:table-cell>
          <table:table-cell table:formula="of:=[.P236]+([.V236]*1+[.V235]*2+[.V234]*3+[.V233]*3+[.V232]*2+[.V231]*1+[.V230]*1+[.V229]*1)/14+RAND()*0.08-0.08/2+[.N237]" office:value-type="float" office:value="20.9371492933811">
            <text:p>20,9371492934</text:p>
          </table:table-cell>
          <table:table-cell table:formula="of:=ROUND(([.O237]-[.P237])*12)/12" office:value-type="float" office:value="0.0833333333333333">
            <text:p>0,08</text:p>
          </table:table-cell>
          <table:table-cell table:formula="of:=IF([.Y236]&gt;0;TRUNC([.R236]+[.Q237]*800);[.R236])" office:value-type="float" office:value="8378">
            <text:p>8378</text:p>
          </table:table-cell>
          <table:table-cell table:formula="of:=((([.Q237]*[.Q237]*10000)/256*[.$B$5]+[.$B$6]*256)*[.Q237]*100+[.R237]*[.$B$7])/256/256+0" office:value-type="float" office:value="4.352754690029">
            <text:p>4,35</text:p>
          </table:table-cell>
          <table:table-cell table:formula="of:=IF([.S237]&gt;30;30;IF([.S237]&lt;-30;-30;IF([.S237]&gt;=[.T236];TRUNC([.S237]+1/4);TRUNC([.S237]+3/4))))" office:value-type="float" office:value="4">
            <text:p>4</text:p>
          </table:table-cell>
          <table:table-cell table:formula="of:=IF([.T237]&gt;[.T236];[.T237]-[.$U$3];[.T237]+[.$U$3])-[.$Z$4]" office:value-type="float" office:value="-0.220000000000001">
            <text:p>-0,22</text:p>
          </table:table-cell>
          <table:table-cell table:formula="of:=IF([.U237]&gt;0;IF([.U237]&gt;3;3*0.25;[.U237]*0.25);IF([.U237]&lt;-3;-3*0.16;[.U237]*0.16))/3" office:value-type="float" office:value="-0.0117333333333334">
            <text:p>-0,0117333333</text:p>
          </table:table-cell>
          <table:table-cell table:formula="of:=IF([.O237]=[.O236];IF([.W236]&lt;=0;0;[.W236]-1);[.$Z$3])" office:value-type="float" office:value="0">
            <text:p>0</text:p>
          </table:table-cell>
          <table:table-cell table:formula="of:=IF([.W237]&gt;0;IF([.O237]&lt;&gt;[.O236];[.$F$5];[.X236]);IF(OR([.O237]&lt;&gt;[.O236];[.Q237]*[.Q236]&lt;=0);[.$F$5];IF(ABS([.Q237])&gt;=ABS([.Q235]);IF([.X236]&lt;0;[.X236];[.X236]-TRUNC(ABS([.Q237])*100/25)-1);[.X236])))" office:value-type="float" office:value="37">
            <text:p>37</text:p>
          </table:table-cell>
          <table:table-cell table:formula="of:=IF(AND([.W237]=0;OR([.Q237]*[.Q236]&lt;=0;AND(ABS([.Q237])&gt;ABS([.Q236]);[.X237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7]" office:value-type="float" office:value="21">
            <text:p>21,00</text:p>
          </table:table-cell>
          <table:table-cell table:formula="of:=[.P237]+([.V237]*1+[.V236]*2+[.V235]*3+[.V234]*3+[.V233]*2+[.V232]*1+[.V231]*1+[.V230]*1)/14+RAND()*0.08-0.08/2+[.N238]" office:value-type="float" office:value="20.9044004371207">
            <text:p>20,9044004371</text:p>
          </table:table-cell>
          <table:table-cell table:formula="of:=ROUND(([.O238]-[.P238])*12)/12" office:value-type="float" office:value="0.0833333333333333">
            <text:p>0,08</text:p>
          </table:table-cell>
          <table:table-cell table:formula="of:=IF([.Y237]&gt;0;TRUNC([.R237]+[.Q238]*800);[.R237])" office:value-type="float" office:value="8378">
            <text:p>8378</text:p>
          </table:table-cell>
          <table:table-cell table:formula="of:=((([.Q238]*[.Q238]*10000)/256*[.$B$5]+[.$B$6]*256)*[.Q238]*100+[.R238]*[.$B$7])/256/256+0" office:value-type="float" office:value="4.352754690029">
            <text:p>4,35</text:p>
          </table:table-cell>
          <table:table-cell table:formula="of:=IF([.S238]&gt;30;30;IF([.S238]&lt;-30;-30;IF([.S238]&gt;=[.T237];TRUNC([.S238]+1/4);TRUNC([.S238]+3/4))))" office:value-type="float" office:value="4">
            <text:p>4</text:p>
          </table:table-cell>
          <table:table-cell table:formula="of:=IF([.T238]&gt;[.T237];[.T238]-[.$U$3];[.T238]+[.$U$3])-[.$Z$4]" office:value-type="float" office:value="-0.220000000000001">
            <text:p>-0,22</text:p>
          </table:table-cell>
          <table:table-cell table:formula="of:=IF([.U238]&gt;0;IF([.U238]&gt;3;3*0.25;[.U238]*0.25);IF([.U238]&lt;-3;-3*0.16;[.U238]*0.16))/3" office:value-type="float" office:value="-0.0117333333333334">
            <text:p>-0,0117333333</text:p>
          </table:table-cell>
          <table:table-cell table:formula="of:=IF([.O238]=[.O237];IF([.W237]&lt;=0;0;[.W237]-1);[.$Z$3])" office:value-type="float" office:value="0">
            <text:p>0</text:p>
          </table:table-cell>
          <table:table-cell table:formula="of:=IF([.W238]&gt;0;IF([.O238]&lt;&gt;[.O237];[.$F$5];[.X237]);IF(OR([.O238]&lt;&gt;[.O237];[.Q238]*[.Q237]&lt;=0);[.$F$5];IF(ABS([.Q238])&gt;=ABS([.Q236]);IF([.X237]&lt;0;[.X237];[.X237]-TRUNC(ABS([.Q238])*100/25)-1);[.X237])))" office:value-type="float" office:value="36">
            <text:p>36</text:p>
          </table:table-cell>
          <table:table-cell table:formula="of:=IF(AND([.W238]=0;OR([.Q238]*[.Q237]&lt;=0;AND(ABS([.Q238])&gt;ABS([.Q237]);[.X23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8]" office:value-type="float" office:value="21">
            <text:p>21,00</text:p>
          </table:table-cell>
          <table:table-cell table:formula="of:=[.P238]+([.V238]*1+[.V237]*2+[.V236]*3+[.V235]*3+[.V234]*2+[.V233]*1+[.V232]*1+[.V231]*1)/14+RAND()*0.08-0.08/2+[.N239]" office:value-type="float" office:value="20.927185725761">
            <text:p>20,9271857258</text:p>
          </table:table-cell>
          <table:table-cell table:formula="of:=ROUND(([.O239]-[.P239])*12)/12" office:value-type="float" office:value="0.0833333333333333">
            <text:p>0,08</text:p>
          </table:table-cell>
          <table:table-cell table:formula="of:=IF([.Y238]&gt;0;TRUNC([.R238]+[.Q239]*800);[.R238])" office:value-type="float" office:value="8378">
            <text:p>8378</text:p>
          </table:table-cell>
          <table:table-cell table:formula="of:=((([.Q239]*[.Q239]*10000)/256*[.$B$5]+[.$B$6]*256)*[.Q239]*100+[.R239]*[.$B$7])/256/256+0" office:value-type="float" office:value="4.352754690029">
            <text:p>4,35</text:p>
          </table:table-cell>
          <table:table-cell table:formula="of:=IF([.S239]&gt;30;30;IF([.S239]&lt;-30;-30;IF([.S239]&gt;=[.T238];TRUNC([.S239]+1/4);TRUNC([.S239]+3/4))))" office:value-type="float" office:value="4">
            <text:p>4</text:p>
          </table:table-cell>
          <table:table-cell table:formula="of:=IF([.T239]&gt;[.T238];[.T239]-[.$U$3];[.T239]+[.$U$3])-[.$Z$4]" office:value-type="float" office:value="-0.220000000000001">
            <text:p>-0,22</text:p>
          </table:table-cell>
          <table:table-cell table:formula="of:=IF([.U239]&gt;0;IF([.U239]&gt;3;3*0.25;[.U239]*0.25);IF([.U239]&lt;-3;-3*0.16;[.U239]*0.16))/3" office:value-type="float" office:value="-0.0117333333333334">
            <text:p>-0,0117333333</text:p>
          </table:table-cell>
          <table:table-cell table:formula="of:=IF([.O239]=[.O238];IF([.W238]&lt;=0;0;[.W238]-1);[.$Z$3])" office:value-type="float" office:value="0">
            <text:p>0</text:p>
          </table:table-cell>
          <table:table-cell table:formula="of:=IF([.W239]&gt;0;IF([.O239]&lt;&gt;[.O238];[.$F$5];[.X238]);IF(OR([.O239]&lt;&gt;[.O238];[.Q239]*[.Q238]&lt;=0);[.$F$5];IF(ABS([.Q239])&gt;=ABS([.Q237]);IF([.X238]&lt;0;[.X238];[.X238]-TRUNC(ABS([.Q239])*100/25)-1);[.X238])))" office:value-type="float" office:value="35">
            <text:p>35</text:p>
          </table:table-cell>
          <table:table-cell table:formula="of:=IF(AND([.W239]=0;OR([.Q239]*[.Q238]&lt;=0;AND(ABS([.Q239])&gt;ABS([.Q238]);[.X23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39]" office:value-type="float" office:value="21">
            <text:p>21,00</text:p>
          </table:table-cell>
          <table:table-cell table:formula="of:=[.P239]+([.V239]*1+[.V238]*2+[.V237]*3+[.V236]*3+[.V235]*2+[.V234]*1+[.V233]*1+[.V232]*1)/14+RAND()*0.08-0.08/2+[.N240]" office:value-type="float" office:value="20.8845887623639">
            <text:p>20,8845887624</text:p>
          </table:table-cell>
          <table:table-cell table:formula="of:=ROUND(([.O240]-[.P240])*12)/12" office:value-type="float" office:value="0.0833333333333333">
            <text:p>0,08</text:p>
          </table:table-cell>
          <table:table-cell table:formula="of:=IF([.Y239]&gt;0;TRUNC([.R239]+[.Q240]*800);[.R239])" office:value-type="float" office:value="8378">
            <text:p>8378</text:p>
          </table:table-cell>
          <table:table-cell table:formula="of:=((([.Q240]*[.Q240]*10000)/256*[.$B$5]+[.$B$6]*256)*[.Q240]*100+[.R240]*[.$B$7])/256/256+0" office:value-type="float" office:value="4.352754690029">
            <text:p>4,35</text:p>
          </table:table-cell>
          <table:table-cell table:formula="of:=IF([.S240]&gt;30;30;IF([.S240]&lt;-30;-30;IF([.S240]&gt;=[.T239];TRUNC([.S240]+1/4);TRUNC([.S240]+3/4))))" office:value-type="float" office:value="4">
            <text:p>4</text:p>
          </table:table-cell>
          <table:table-cell table:formula="of:=IF([.T240]&gt;[.T239];[.T240]-[.$U$3];[.T240]+[.$U$3])-[.$Z$4]" office:value-type="float" office:value="-0.220000000000001">
            <text:p>-0,22</text:p>
          </table:table-cell>
          <table:table-cell table:formula="of:=IF([.U240]&gt;0;IF([.U240]&gt;3;3*0.25;[.U240]*0.25);IF([.U240]&lt;-3;-3*0.16;[.U240]*0.16))/3" office:value-type="float" office:value="-0.0117333333333334">
            <text:p>-0,0117333333</text:p>
          </table:table-cell>
          <table:table-cell table:formula="of:=IF([.O240]=[.O239];IF([.W239]&lt;=0;0;[.W239]-1);[.$Z$3])" office:value-type="float" office:value="0">
            <text:p>0</text:p>
          </table:table-cell>
          <table:table-cell table:formula="of:=IF([.W240]&gt;0;IF([.O240]&lt;&gt;[.O239];[.$F$5];[.X239]);IF(OR([.O240]&lt;&gt;[.O239];[.Q240]*[.Q239]&lt;=0);[.$F$5];IF(ABS([.Q240])&gt;=ABS([.Q238]);IF([.X239]&lt;0;[.X239];[.X239]-TRUNC(ABS([.Q240])*100/25)-1);[.X239])))" office:value-type="float" office:value="34">
            <text:p>34</text:p>
          </table:table-cell>
          <table:table-cell table:formula="of:=IF(AND([.W240]=0;OR([.Q240]*[.Q239]&lt;=0;AND(ABS([.Q240])&gt;ABS([.Q239]);[.X24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0]" office:value-type="float" office:value="21">
            <text:p>21,00</text:p>
          </table:table-cell>
          <table:table-cell table:formula="of:=[.P240]+([.V240]*1+[.V239]*2+[.V238]*3+[.V237]*3+[.V236]*2+[.V235]*1+[.V234]*1+[.V233]*1)/14+RAND()*0.08-0.08/2+[.N241]" office:value-type="float" office:value="20.886047151513">
            <text:p>20,8860471515</text:p>
          </table:table-cell>
          <table:table-cell table:formula="of:=ROUND(([.O241]-[.P241])*12)/12" office:value-type="float" office:value="0.0833333333333333">
            <text:p>0,08</text:p>
          </table:table-cell>
          <table:table-cell table:formula="of:=IF([.Y240]&gt;0;TRUNC([.R240]+[.Q241]*800);[.R240])" office:value-type="float" office:value="8378">
            <text:p>8378</text:p>
          </table:table-cell>
          <table:table-cell table:formula="of:=((([.Q241]*[.Q241]*10000)/256*[.$B$5]+[.$B$6]*256)*[.Q241]*100+[.R241]*[.$B$7])/256/256+0" office:value-type="float" office:value="4.352754690029">
            <text:p>4,35</text:p>
          </table:table-cell>
          <table:table-cell table:formula="of:=IF([.S241]&gt;30;30;IF([.S241]&lt;-30;-30;IF([.S241]&gt;=[.T240];TRUNC([.S241]+1/4);TRUNC([.S241]+3/4))))" office:value-type="float" office:value="4">
            <text:p>4</text:p>
          </table:table-cell>
          <table:table-cell table:formula="of:=IF([.T241]&gt;[.T240];[.T241]-[.$U$3];[.T241]+[.$U$3])-[.$Z$4]" office:value-type="float" office:value="-0.220000000000001">
            <text:p>-0,22</text:p>
          </table:table-cell>
          <table:table-cell table:formula="of:=IF([.U241]&gt;0;IF([.U241]&gt;3;3*0.25;[.U241]*0.25);IF([.U241]&lt;-3;-3*0.16;[.U241]*0.16))/3" office:value-type="float" office:value="-0.0117333333333334">
            <text:p>-0,0117333333</text:p>
          </table:table-cell>
          <table:table-cell table:formula="of:=IF([.O241]=[.O240];IF([.W240]&lt;=0;0;[.W240]-1);[.$Z$3])" office:value-type="float" office:value="0">
            <text:p>0</text:p>
          </table:table-cell>
          <table:table-cell table:formula="of:=IF([.W241]&gt;0;IF([.O241]&lt;&gt;[.O240];[.$F$5];[.X240]);IF(OR([.O241]&lt;&gt;[.O240];[.Q241]*[.Q240]&lt;=0);[.$F$5];IF(ABS([.Q241])&gt;=ABS([.Q239]);IF([.X240]&lt;0;[.X240];[.X240]-TRUNC(ABS([.Q241])*100/25)-1);[.X240])))" office:value-type="float" office:value="33">
            <text:p>33</text:p>
          </table:table-cell>
          <table:table-cell table:formula="of:=IF(AND([.W241]=0;OR([.Q241]*[.Q240]&lt;=0;AND(ABS([.Q241])&gt;ABS([.Q240]);[.X241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1]" office:value-type="float" office:value="21">
            <text:p>21,00</text:p>
          </table:table-cell>
          <table:table-cell table:formula="of:=[.P241]+([.V241]*1+[.V240]*2+[.V239]*3+[.V238]*3+[.V237]*2+[.V236]*1+[.V235]*1+[.V234]*1)/14+RAND()*0.08-0.08/2+[.N242]" office:value-type="float" office:value="20.8690450836724">
            <text:p>20,8690450837</text:p>
          </table:table-cell>
          <table:table-cell table:formula="of:=ROUND(([.O242]-[.P242])*12)/12" office:value-type="float" office:value="0.166666666666667">
            <text:p>0,17</text:p>
          </table:table-cell>
          <table:table-cell table:formula="of:=IF([.Y241]&gt;0;TRUNC([.R241]+[.Q242]*800);[.R241])" office:value-type="float" office:value="8378">
            <text:p>8378</text:p>
          </table:table-cell>
          <table:table-cell table:formula="of:=((([.Q242]*[.Q242]*10000)/256*[.$B$5]+[.$B$6]*256)*[.Q242]*100+[.R242]*[.$B$7])/256/256+0" office:value-type="float" office:value="4.62379533273202">
            <text:p>4,62</text:p>
          </table:table-cell>
          <table:table-cell table:formula="of:=IF([.S242]&gt;30;30;IF([.S242]&lt;-30;-30;IF([.S242]&gt;=[.T241];TRUNC([.S242]+1/4);TRUNC([.S242]+3/4))))" office:value-type="float" office:value="4">
            <text:p>4</text:p>
          </table:table-cell>
          <table:table-cell table:formula="of:=IF([.T242]&gt;[.T241];[.T242]-[.$U$3];[.T242]+[.$U$3])-[.$Z$4]" office:value-type="float" office:value="-0.220000000000001">
            <text:p>-0,22</text:p>
          </table:table-cell>
          <table:table-cell table:formula="of:=IF([.U242]&gt;0;IF([.U242]&gt;3;3*0.25;[.U242]*0.25);IF([.U242]&lt;-3;-3*0.16;[.U242]*0.16))/3" office:value-type="float" office:value="-0.0117333333333334">
            <text:p>-0,0117333333</text:p>
          </table:table-cell>
          <table:table-cell table:formula="of:=IF([.O242]=[.O241];IF([.W241]&lt;=0;0;[.W241]-1);[.$Z$3])" office:value-type="float" office:value="0">
            <text:p>0</text:p>
          </table:table-cell>
          <table:table-cell table:formula="of:=IF([.W242]&gt;0;IF([.O242]&lt;&gt;[.O241];[.$F$5];[.X241]);IF(OR([.O242]&lt;&gt;[.O241];[.Q242]*[.Q241]&lt;=0);[.$F$5];IF(ABS([.Q242])&gt;=ABS([.Q240]);IF([.X241]&lt;0;[.X241];[.X241]-TRUNC(ABS([.Q242])*100/25)-1);[.X241])))" office:value-type="float" office:value="32">
            <text:p>32</text:p>
          </table:table-cell>
          <table:table-cell table:formula="of:=IF(AND([.W242]=0;OR([.Q242]*[.Q241]&lt;=0;AND(ABS([.Q242])&gt;ABS([.Q241]);[.X242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2]" office:value-type="float" office:value="21">
            <text:p>21,00</text:p>
          </table:table-cell>
          <table:table-cell table:formula="of:=[.P242]+([.V242]*1+[.V241]*2+[.V240]*3+[.V239]*3+[.V238]*2+[.V237]*1+[.V236]*1+[.V235]*1)/14+RAND()*0.08-0.08/2+[.N243]" office:value-type="float" office:value="20.823785842234">
            <text:p>20,8237858422</text:p>
          </table:table-cell>
          <table:table-cell table:formula="of:=ROUND(([.O243]-[.P243])*12)/12" office:value-type="float" office:value="0.166666666666667">
            <text:p>0,17</text:p>
          </table:table-cell>
          <table:table-cell table:formula="of:=IF([.Y242]&gt;0;TRUNC([.R242]+[.Q243]*800);[.R242])" office:value-type="float" office:value="8511">
            <text:p>8511</text:p>
          </table:table-cell>
          <table:table-cell table:formula="of:=((([.Q243]*[.Q243]*10000)/256*[.$B$5]+[.$B$6]*256)*[.Q243]*100+[.R243]*[.$B$7])/256/256+0" office:value-type="float" office:value="4.68873673898202">
            <text:p>4,69</text:p>
          </table:table-cell>
          <table:table-cell table:formula="of:=IF([.S243]&gt;30;30;IF([.S243]&lt;-30;-30;IF([.S243]&gt;=[.T242];TRUNC([.S243]+1/4);TRUNC([.S243]+3/4))))" office:value-type="float" office:value="4">
            <text:p>4</text:p>
          </table:table-cell>
          <table:table-cell table:formula="of:=IF([.T243]&gt;[.T242];[.T243]-[.$U$3];[.T243]+[.$U$3])-[.$Z$4]" office:value-type="float" office:value="-0.220000000000001">
            <text:p>-0,22</text:p>
          </table:table-cell>
          <table:table-cell table:formula="of:=IF([.U243]&gt;0;IF([.U243]&gt;3;3*0.25;[.U243]*0.25);IF([.U243]&lt;-3;-3*0.16;[.U243]*0.16))/3" office:value-type="float" office:value="-0.0117333333333334">
            <text:p>-0,0117333333</text:p>
          </table:table-cell>
          <table:table-cell table:formula="of:=IF([.O243]=[.O242];IF([.W242]&lt;=0;0;[.W242]-1);[.$Z$3])" office:value-type="float" office:value="0">
            <text:p>0</text:p>
          </table:table-cell>
          <table:table-cell table:formula="of:=IF([.W243]&gt;0;IF([.O243]&lt;&gt;[.O242];[.$F$5];[.X242]);IF(OR([.O243]&lt;&gt;[.O242];[.Q243]*[.Q242]&lt;=0);[.$F$5];IF(ABS([.Q243])&gt;=ABS([.Q241]);IF([.X242]&lt;0;[.X242];[.X242]-TRUNC(ABS([.Q243])*100/25)-1);[.X242])))" office:value-type="float" office:value="31">
            <text:p>31</text:p>
          </table:table-cell>
          <table:table-cell table:formula="of:=IF(AND([.W243]=0;OR([.Q243]*[.Q242]&lt;=0;AND(ABS([.Q243])&gt;ABS([.Q242]);[.X243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3]" office:value-type="float" office:value="21">
            <text:p>21,00</text:p>
          </table:table-cell>
          <table:table-cell table:formula="of:=[.P243]+([.V243]*1+[.V242]*2+[.V241]*3+[.V240]*3+[.V239]*2+[.V238]*1+[.V237]*1+[.V236]*1)/14+RAND()*0.08-0.08/2+[.N244]" office:value-type="float" office:value="20.84822903012">
            <text:p>20,8482290301</text:p>
          </table:table-cell>
          <table:table-cell table:formula="of:=ROUND(([.O244]-[.P244])*12)/12" office:value-type="float" office:value="0.166666666666667">
            <text:p>0,17</text:p>
          </table:table-cell>
          <table:table-cell table:formula="of:=IF([.Y243]&gt;0;TRUNC([.R243]+[.Q244]*800);[.R243])" office:value-type="float" office:value="8511">
            <text:p>8511</text:p>
          </table:table-cell>
          <table:table-cell table:formula="of:=((([.Q244]*[.Q244]*10000)/256*[.$B$5]+[.$B$6]*256)*[.Q244]*100+[.R244]*[.$B$7])/256/256+0" office:value-type="float" office:value="4.68873673898202">
            <text:p>4,69</text:p>
          </table:table-cell>
          <table:table-cell table:formula="of:=IF([.S244]&gt;30;30;IF([.S244]&lt;-30;-30;IF([.S244]&gt;=[.T243];TRUNC([.S244]+1/4);TRUNC([.S244]+3/4))))" office:value-type="float" office:value="4">
            <text:p>4</text:p>
          </table:table-cell>
          <table:table-cell table:formula="of:=IF([.T244]&gt;[.T243];[.T244]-[.$U$3];[.T244]+[.$U$3])-[.$Z$4]" office:value-type="float" office:value="-0.220000000000001">
            <text:p>-0,22</text:p>
          </table:table-cell>
          <table:table-cell table:formula="of:=IF([.U244]&gt;0;IF([.U244]&gt;3;3*0.25;[.U244]*0.25);IF([.U244]&lt;-3;-3*0.16;[.U244]*0.16))/3" office:value-type="float" office:value="-0.0117333333333334">
            <text:p>-0,0117333333</text:p>
          </table:table-cell>
          <table:table-cell table:formula="of:=IF([.O244]=[.O243];IF([.W243]&lt;=0;0;[.W243]-1);[.$Z$3])" office:value-type="float" office:value="0">
            <text:p>0</text:p>
          </table:table-cell>
          <table:table-cell table:formula="of:=IF([.W244]&gt;0;IF([.O244]&lt;&gt;[.O243];[.$F$5];[.X243]);IF(OR([.O244]&lt;&gt;[.O243];[.Q244]*[.Q243]&lt;=0);[.$F$5];IF(ABS([.Q244])&gt;=ABS([.Q242]);IF([.X243]&lt;0;[.X243];[.X243]-TRUNC(ABS([.Q244])*100/25)-1);[.X243])))" office:value-type="float" office:value="30">
            <text:p>30</text:p>
          </table:table-cell>
          <table:table-cell table:formula="of:=IF(AND([.W244]=0;OR([.Q244]*[.Q243]&lt;=0;AND(ABS([.Q244])&gt;ABS([.Q243]);[.X244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4]" office:value-type="float" office:value="21">
            <text:p>21,00</text:p>
          </table:table-cell>
          <table:table-cell table:formula="of:=[.P244]+([.V244]*1+[.V243]*2+[.V242]*3+[.V241]*3+[.V240]*2+[.V239]*1+[.V238]*1+[.V237]*1)/14+RAND()*0.08-0.08/2+[.N245]" office:value-type="float" office:value="20.8100484347305">
            <text:p>20,8100484347</text:p>
          </table:table-cell>
          <table:table-cell table:formula="of:=ROUND(([.O245]-[.P245])*12)/12" office:value-type="float" office:value="0.166666666666667">
            <text:p>0,17</text:p>
          </table:table-cell>
          <table:table-cell table:formula="of:=IF([.Y244]&gt;0;TRUNC([.R244]+[.Q245]*800);[.R244])" office:value-type="float" office:value="8511">
            <text:p>8511</text:p>
          </table:table-cell>
          <table:table-cell table:formula="of:=((([.Q245]*[.Q245]*10000)/256*[.$B$5]+[.$B$6]*256)*[.Q245]*100+[.R245]*[.$B$7])/256/256+0" office:value-type="float" office:value="4.68873673898202">
            <text:p>4,69</text:p>
          </table:table-cell>
          <table:table-cell table:formula="of:=IF([.S245]&gt;30;30;IF([.S245]&lt;-30;-30;IF([.S245]&gt;=[.T244];TRUNC([.S245]+1/4);TRUNC([.S245]+3/4))))" office:value-type="float" office:value="4">
            <text:p>4</text:p>
          </table:table-cell>
          <table:table-cell table:formula="of:=IF([.T245]&gt;[.T244];[.T245]-[.$U$3];[.T245]+[.$U$3])-[.$Z$4]" office:value-type="float" office:value="-0.220000000000001">
            <text:p>-0,22</text:p>
          </table:table-cell>
          <table:table-cell table:formula="of:=IF([.U245]&gt;0;IF([.U245]&gt;3;3*0.25;[.U245]*0.25);IF([.U245]&lt;-3;-3*0.16;[.U245]*0.16))/3" office:value-type="float" office:value="-0.0117333333333334">
            <text:p>-0,0117333333</text:p>
          </table:table-cell>
          <table:table-cell table:formula="of:=IF([.O245]=[.O244];IF([.W244]&lt;=0;0;[.W244]-1);[.$Z$3])" office:value-type="float" office:value="0">
            <text:p>0</text:p>
          </table:table-cell>
          <table:table-cell table:formula="of:=IF([.W245]&gt;0;IF([.O245]&lt;&gt;[.O244];[.$F$5];[.X244]);IF(OR([.O245]&lt;&gt;[.O244];[.Q245]*[.Q244]&lt;=0);[.$F$5];IF(ABS([.Q245])&gt;=ABS([.Q243]);IF([.X244]&lt;0;[.X244];[.X244]-TRUNC(ABS([.Q245])*100/25)-1);[.X244])))" office:value-type="float" office:value="29">
            <text:p>29</text:p>
          </table:table-cell>
          <table:table-cell table:formula="of:=IF(AND([.W245]=0;OR([.Q245]*[.Q244]&lt;=0;AND(ABS([.Q245])&gt;ABS([.Q244]);[.X245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5]" office:value-type="float" office:value="21">
            <text:p>21,00</text:p>
          </table:table-cell>
          <table:table-cell table:formula="of:=[.P245]+([.V245]*1+[.V244]*2+[.V243]*3+[.V242]*3+[.V241]*2+[.V240]*1+[.V239]*1+[.V238]*1)/14+RAND()*0.08-0.08/2+[.N246]" office:value-type="float" office:value="20.8281899056406">
            <text:p>20,8281899056</text:p>
          </table:table-cell>
          <table:table-cell table:formula="of:=ROUND(([.O246]-[.P246])*12)/12" office:value-type="float" office:value="0.166666666666667">
            <text:p>0,17</text:p>
          </table:table-cell>
          <table:table-cell table:formula="of:=IF([.Y245]&gt;0;TRUNC([.R245]+[.Q246]*800);[.R245])" office:value-type="float" office:value="8511">
            <text:p>8511</text:p>
          </table:table-cell>
          <table:table-cell table:formula="of:=((([.Q246]*[.Q246]*10000)/256*[.$B$5]+[.$B$6]*256)*[.Q246]*100+[.R246]*[.$B$7])/256/256+0" office:value-type="float" office:value="4.68873673898202">
            <text:p>4,69</text:p>
          </table:table-cell>
          <table:table-cell table:formula="of:=IF([.S246]&gt;30;30;IF([.S246]&lt;-30;-30;IF([.S246]&gt;=[.T245];TRUNC([.S246]+1/4);TRUNC([.S246]+3/4))))" office:value-type="float" office:value="4">
            <text:p>4</text:p>
          </table:table-cell>
          <table:table-cell table:formula="of:=IF([.T246]&gt;[.T245];[.T246]-[.$U$3];[.T246]+[.$U$3])-[.$Z$4]" office:value-type="float" office:value="-0.220000000000001">
            <text:p>-0,22</text:p>
          </table:table-cell>
          <table:table-cell table:formula="of:=IF([.U246]&gt;0;IF([.U246]&gt;3;3*0.25;[.U246]*0.25);IF([.U246]&lt;-3;-3*0.16;[.U246]*0.16))/3" office:value-type="float" office:value="-0.0117333333333334">
            <text:p>-0,0117333333</text:p>
          </table:table-cell>
          <table:table-cell table:formula="of:=IF([.O246]=[.O245];IF([.W245]&lt;=0;0;[.W245]-1);[.$Z$3])" office:value-type="float" office:value="0">
            <text:p>0</text:p>
          </table:table-cell>
          <table:table-cell table:formula="of:=IF([.W246]&gt;0;IF([.O246]&lt;&gt;[.O245];[.$F$5];[.X245]);IF(OR([.O246]&lt;&gt;[.O245];[.Q246]*[.Q245]&lt;=0);[.$F$5];IF(ABS([.Q246])&gt;=ABS([.Q244]);IF([.X245]&lt;0;[.X245];[.X245]-TRUNC(ABS([.Q246])*100/25)-1);[.X245])))" office:value-type="float" office:value="28">
            <text:p>28</text:p>
          </table:table-cell>
          <table:table-cell table:formula="of:=IF(AND([.W246]=0;OR([.Q246]*[.Q245]&lt;=0;AND(ABS([.Q246])&gt;ABS([.Q245]);[.X246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6]" office:value-type="float" office:value="21">
            <text:p>21,00</text:p>
          </table:table-cell>
          <table:table-cell table:formula="of:=[.P246]+([.V246]*1+[.V245]*2+[.V244]*3+[.V243]*3+[.V242]*2+[.V241]*1+[.V240]*1+[.V239]*1)/14+RAND()*0.08-0.08/2+[.N247]" office:value-type="float" office:value="20.7798614392485">
            <text:p>20,7798614392</text:p>
          </table:table-cell>
          <table:table-cell table:formula="of:=ROUND(([.O247]-[.P247])*12)/12" office:value-type="float" office:value="0.25">
            <text:p>0,25</text:p>
          </table:table-cell>
          <table:table-cell table:formula="of:=IF([.Y246]&gt;0;TRUNC([.R246]+[.Q247]*800);[.R246])" office:value-type="float" office:value="8511">
            <text:p>8511</text:p>
          </table:table-cell>
          <table:table-cell table:formula="of:=((([.Q247]*[.Q247]*10000)/256*[.$B$5]+[.$B$6]*256)*[.Q247]*100+[.R247]*[.$B$7])/256/256+0" office:value-type="float" office:value="4.97798991203308">
            <text:p>4,98</text:p>
          </table:table-cell>
          <table:table-cell table:formula="of:=IF([.S247]&gt;30;30;IF([.S247]&lt;-30;-30;IF([.S247]&gt;=[.T246];TRUNC([.S247]+1/4);TRUNC([.S247]+3/4))))" office:value-type="float" office:value="5">
            <text:p>5</text:p>
          </table:table-cell>
          <table:table-cell table:formula="of:=IF([.T247]&gt;[.T246];[.T247]-[.$U$3];[.T247]+[.$U$3])-[.$Z$4]" office:value-type="float" office:value="0.34">
            <text:p>0,34</text:p>
          </table:table-cell>
          <table:table-cell table:formula="of:=IF([.U247]&gt;0;IF([.U247]&gt;3;3*0.25;[.U247]*0.25);IF([.U247]&lt;-3;-3*0.16;[.U247]*0.16))/3" office:value-type="float" office:value="0.0283333333333333">
            <text:p>0,0283333333</text:p>
          </table:table-cell>
          <table:table-cell table:formula="of:=IF([.O247]=[.O246];IF([.W246]&lt;=0;0;[.W246]-1);[.$Z$3])" office:value-type="float" office:value="0">
            <text:p>0</text:p>
          </table:table-cell>
          <table:table-cell table:formula="of:=IF([.W247]&gt;0;IF([.O247]&lt;&gt;[.O246];[.$F$5];[.X246]);IF(OR([.O247]&lt;&gt;[.O246];[.Q247]*[.Q246]&lt;=0);[.$F$5];IF(ABS([.Q247])&gt;=ABS([.Q245]);IF([.X246]&lt;0;[.X246];[.X246]-TRUNC(ABS([.Q247])*100/25)-1);[.X246])))" office:value-type="float" office:value="26">
            <text:p>26</text:p>
          </table:table-cell>
          <table:table-cell table:formula="of:=IF(AND([.W247]=0;OR([.Q247]*[.Q246]&lt;=0;AND(ABS([.Q247])&gt;ABS([.Q246]);[.X247]&gt;0)));1;0)" office:value-type="float" office:value="1">
            <text:p>1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7]" office:value-type="float" office:value="21">
            <text:p>21,00</text:p>
          </table:table-cell>
          <table:table-cell table:formula="of:=[.P247]+([.V247]*1+[.V246]*2+[.V245]*3+[.V244]*3+[.V243]*2+[.V242]*1+[.V241]*1+[.V240]*1)/14+RAND()*0.08-0.08/2+[.N248]" office:value-type="float" office:value="20.8066650644226">
            <text:p>20,8066650644</text:p>
          </table:table-cell>
          <table:table-cell table:formula="of:=ROUND(([.O248]-[.P248])*12)/12" office:value-type="float" office:value="0.166666666666667">
            <text:p>0,17</text:p>
          </table:table-cell>
          <table:table-cell table:formula="of:=IF([.Y247]&gt;0;TRUNC([.R247]+[.Q248]*800);[.R247])" office:value-type="float" office:value="8644">
            <text:p>8644</text:p>
          </table:table-cell>
          <table:table-cell table:formula="of:=((([.Q248]*[.Q248]*10000)/256*[.$B$5]+[.$B$6]*256)*[.Q248]*100+[.R248]*[.$B$7])/256/256+0" office:value-type="float" office:value="4.75367814523202">
            <text:p>4,75</text:p>
          </table:table-cell>
          <table:table-cell table:formula="of:=IF([.S248]&gt;30;30;IF([.S248]&lt;-30;-30;IF([.S248]&gt;=[.T247];TRUNC([.S248]+1/4);TRUNC([.S248]+3/4))))" office:value-type="float" office:value="5">
            <text:p>5</text:p>
          </table:table-cell>
          <table:table-cell table:formula="of:=IF([.T248]&gt;[.T247];[.T248]-[.$U$3];[.T248]+[.$U$3])-[.$Z$4]" office:value-type="float" office:value="0.779999999999999">
            <text:p>0,78</text:p>
          </table:table-cell>
          <table:table-cell table:formula="of:=IF([.U248]&gt;0;IF([.U248]&gt;3;3*0.25;[.U248]*0.25);IF([.U248]&lt;-3;-3*0.16;[.U248]*0.16))/3" office:value-type="float" office:value="0.065">
            <text:p>0,065</text:p>
          </table:table-cell>
          <table:table-cell table:formula="of:=IF([.O248]=[.O247];IF([.W247]&lt;=0;0;[.W247]-1);[.$Z$3])" office:value-type="float" office:value="0">
            <text:p>0</text:p>
          </table:table-cell>
          <table:table-cell table:formula="of:=IF([.W248]&gt;0;IF([.O248]&lt;&gt;[.O247];[.$F$5];[.X247]);IF(OR([.O248]&lt;&gt;[.O247];[.Q248]*[.Q247]&lt;=0);[.$F$5];IF(ABS([.Q248])&gt;=ABS([.Q246]);IF([.X247]&lt;0;[.X247];[.X247]-TRUNC(ABS([.Q248])*100/25)-1);[.X247])))" office:value-type="float" office:value="25">
            <text:p>25</text:p>
          </table:table-cell>
          <table:table-cell table:formula="of:=IF(AND([.W248]=0;OR([.Q248]*[.Q247]&lt;=0;AND(ABS([.Q248])&gt;ABS([.Q247]);[.X248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8]" office:value-type="float" office:value="21">
            <text:p>21,00</text:p>
          </table:table-cell>
          <table:table-cell table:formula="of:=[.P248]+([.V248]*1+[.V247]*2+[.V246]*3+[.V245]*3+[.V244]*2+[.V243]*1+[.V242]*1+[.V241]*1)/14+RAND()*0.08-0.08/2+[.N249]" office:value-type="float" office:value="20.8279873925637">
            <text:p>20,8279873926</text:p>
          </table:table-cell>
          <table:table-cell table:formula="of:=ROUND(([.O249]-[.P249])*12)/12" office:value-type="float" office:value="0.166666666666667">
            <text:p>0,17</text:p>
          </table:table-cell>
          <table:table-cell table:formula="of:=IF([.Y248]&gt;0;TRUNC([.R248]+[.Q249]*800);[.R248])" office:value-type="float" office:value="8644">
            <text:p>8644</text:p>
          </table:table-cell>
          <table:table-cell table:formula="of:=((([.Q249]*[.Q249]*10000)/256*[.$B$5]+[.$B$6]*256)*[.Q249]*100+[.R249]*[.$B$7])/256/256+0" office:value-type="float" office:value="4.75367814523202">
            <text:p>4,75</text:p>
          </table:table-cell>
          <table:table-cell table:formula="of:=IF([.S249]&gt;30;30;IF([.S249]&lt;-30;-30;IF([.S249]&gt;=[.T248];TRUNC([.S249]+1/4);TRUNC([.S249]+3/4))))" office:value-type="float" office:value="5">
            <text:p>5</text:p>
          </table:table-cell>
          <table:table-cell table:formula="of:=IF([.T249]&gt;[.T248];[.T249]-[.$U$3];[.T249]+[.$U$3])-[.$Z$4]" office:value-type="float" office:value="0.779999999999999">
            <text:p>0,78</text:p>
          </table:table-cell>
          <table:table-cell table:formula="of:=IF([.U249]&gt;0;IF([.U249]&gt;3;3*0.25;[.U249]*0.25);IF([.U249]&lt;-3;-3*0.16;[.U249]*0.16))/3" office:value-type="float" office:value="0.065">
            <text:p>0,065</text:p>
          </table:table-cell>
          <table:table-cell table:formula="of:=IF([.O249]=[.O248];IF([.W248]&lt;=0;0;[.W248]-1);[.$Z$3])" office:value-type="float" office:value="0">
            <text:p>0</text:p>
          </table:table-cell>
          <table:table-cell table:formula="of:=IF([.W249]&gt;0;IF([.O249]&lt;&gt;[.O248];[.$F$5];[.X248]);IF(OR([.O249]&lt;&gt;[.O248];[.Q249]*[.Q248]&lt;=0);[.$F$5];IF(ABS([.Q249])&gt;=ABS([.Q247]);IF([.X248]&lt;0;[.X248];[.X248]-TRUNC(ABS([.Q249])*100/25)-1);[.X248])))" office:value-type="float" office:value="25">
            <text:p>25</text:p>
          </table:table-cell>
          <table:table-cell table:formula="of:=IF(AND([.W249]=0;OR([.Q249]*[.Q248]&lt;=0;AND(ABS([.Q249])&gt;ABS([.Q248]);[.X249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49]" office:value-type="float" office:value="21">
            <text:p>21,00</text:p>
          </table:table-cell>
          <table:table-cell table:formula="of:=[.P249]+([.V249]*1+[.V248]*2+[.V247]*3+[.V246]*3+[.V245]*2+[.V244]*1+[.V243]*1+[.V242]*1)/14+RAND()*0.08-0.08/2+[.N250]" office:value-type="float" office:value="20.8262071370178">
            <text:p>20,826207137</text:p>
          </table:table-cell>
          <table:table-cell table:formula="of:=ROUND(([.O250]-[.P250])*12)/12" office:value-type="float" office:value="0.166666666666667">
            <text:p>0,17</text:p>
          </table:table-cell>
          <table:table-cell table:formula="of:=IF([.Y249]&gt;0;TRUNC([.R249]+[.Q250]*800);[.R249])" office:value-type="float" office:value="8644">
            <text:p>8644</text:p>
          </table:table-cell>
          <table:table-cell table:formula="of:=((([.Q250]*[.Q250]*10000)/256*[.$B$5]+[.$B$6]*256)*[.Q250]*100+[.R250]*[.$B$7])/256/256+0" office:value-type="float" office:value="4.75367814523202">
            <text:p>4,75</text:p>
          </table:table-cell>
          <table:table-cell table:formula="of:=IF([.S250]&gt;30;30;IF([.S250]&lt;-30;-30;IF([.S250]&gt;=[.T249];TRUNC([.S250]+1/4);TRUNC([.S250]+3/4))))" office:value-type="float" office:value="5">
            <text:p>5</text:p>
          </table:table-cell>
          <table:table-cell table:formula="of:=IF([.T250]&gt;[.T249];[.T250]-[.$U$3];[.T250]+[.$U$3])-[.$Z$4]" office:value-type="float" office:value="0.779999999999999">
            <text:p>0,78</text:p>
          </table:table-cell>
          <table:table-cell table:formula="of:=IF([.U250]&gt;0;IF([.U250]&gt;3;3*0.25;[.U250]*0.25);IF([.U250]&lt;-3;-3*0.16;[.U250]*0.16))/3" office:value-type="float" office:value="0.065">
            <text:p>0,065</text:p>
          </table:table-cell>
          <table:table-cell table:formula="of:=IF([.O250]=[.O249];IF([.W249]&lt;=0;0;[.W249]-1);[.$Z$3])" office:value-type="float" office:value="0">
            <text:p>0</text:p>
          </table:table-cell>
          <table:table-cell table:formula="of:=IF([.W250]&gt;0;IF([.O250]&lt;&gt;[.O249];[.$F$5];[.X249]);IF(OR([.O250]&lt;&gt;[.O249];[.Q250]*[.Q249]&lt;=0);[.$F$5];IF(ABS([.Q250])&gt;=ABS([.Q248]);IF([.X249]&lt;0;[.X249];[.X249]-TRUNC(ABS([.Q250])*100/25)-1);[.X249])))" office:value-type="float" office:value="24">
            <text:p>24</text:p>
          </table:table-cell>
          <table:table-cell table:formula="of:=IF(AND([.W250]=0;OR([.Q250]*[.Q249]&lt;=0;AND(ABS([.Q250])&gt;ABS([.Q249]);[.X250]&gt;0)));1;0)" office:value-type="float" office:value="0">
            <text:p>0</text:p>
          </table:table-cell>
          <table:table-cell/>
        </table:table-row>
        <table:table-row table:style-name="ro2">
          <table:table-cell table:number-columns-repeated="13"/>
          <table:table-cell table:style-name="Default"/>
          <table:table-cell table:formula="of:=[.O250]" office:value-type="float" office:value="21">
            <text:p>21,00</text:p>
          </table:table-cell>
          <table:table-cell table:formula="of:=[.P250]+([.V250]*1+[.V249]*2+[.V248]*3+[.V247]*3+[.V246]*2+[.V245]*1+[.V244]*1+[.V243]*1)/14+RAND()*0.08-0.08/2+[.N251]" office:value-type="float" office:value="20.8185545861037">
            <text:p>20,8185545861</text:p>
          </table:table-cell>
          <table:table-cell table:formula="of:=ROUND(([.O251]-[.P251])*12)/12" office:value-type="float" office:value="0.166666666666667">
            <text:p>0,17</text:p>
          </table:table-cell>
          <table:table-cell table:formula="of:=IF([.Y250]&gt;0;TRUNC([.R250]+[.Q251]*800);[.R250])" office:value-type="float" office:value="8644">
            <text:p>8644</text:p>
          </table:table-cell>
          <table:table-cell table:formula="of:=((([.Q251]*[.Q251]*10000)/256*[.$B$5]+[.$B$6]*256)*[.Q251]*100+[.R251]*[.$B$7])/256/256+0" office:value-type="float" office:value="4.75367814523202">
            <text:p>4,75</text:p>
          </table:table-cell>
          <table:table-cell table:formula="of:=IF([.S251]&gt;30;30;IF([.S251]&lt;-30;-30;IF([.S251]&gt;=[.T250];TRUNC([.S251]+1/4);TRUNC([.S251]+3/4))))" office:value-type="float" office:value="5">
            <text:p>5</text:p>
          </table:table-cell>
          <table:table-cell table:formula="of:=IF([.T251]&gt;[.T250];[.T251]-[.$U$3];[.T251]+[.$U$3])-[.$Z$4]" office:value-type="float" office:value="0.779999999999999">
            <text:p>0,78</text:p>
          </table:table-cell>
          <table:table-cell table:formula="of:=IF([.U251]&gt;0;IF([.U251]&gt;3;3*0.25;[.U251]*0.25);IF([.U251]&lt;-3;-3*0.16;[.U251]*0.16))/3" office:value-type="float" office:value="0.065">
            <text:p>0,065</text:p>
          </table:table-cell>
          <table:table-cell table:formula="of:=IF([.O251]=[.O250];IF([.W250]&lt;=0;0;[.W250]-1);[.$Z$3])" office:value-type="float" office:value="0">
            <text:p>0</text:p>
          </table:table-cell>
          <table:table-cell table:formula="of:=IF([.W251]&gt;0;IF([.O251]&lt;&gt;[.O250];[.$F$5];[.X250]);IF(OR([.O251]&lt;&gt;[.O250];[.Q251]*[.Q250]&lt;=0);[.$F$5];IF(ABS([.Q251])&gt;=ABS([.Q249]);IF([.X250]&lt;0;[.X250];[.X250]-TRUNC(ABS([.Q251])*100/25)-1);[.X250])))" office:value-type="float" office:value="23">
            <text:p>23</text:p>
          </table:table-cell>
          <table:table-cell table:formula="of:=IF(AND([.W251]=0;OR([.Q251]*[.Q250]&lt;=0;AND(ABS([.Q251])&gt;ABS([.Q250]);[.X251]&gt;0)));1;0)" office:value-type="float" office:value="0">
            <text:p>0</text:p>
          </table:table-cell>
          <table:table-cell/>
        </table:table-row>
      </table:table>
      <table:table table:name="Lis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.03.2011</text:date>, <text:time>15:04:4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bryj </meta:initial-creator>
    <meta:creation-date>2011-02-24T11:26:27</meta:creation-date>
    <dc:date>2011-03-11T15:04:42</dc:date>
    <dc:creator>dobryj </dc:creator>
    <meta:editing-duration>PT23H16M10S</meta:editing-duration>
    <meta:editing-cycles>23</meta:editing-cycles>
    <meta:generator>OpenOffice.org/3.2$Unix OpenOffice.org_project/320m19$Build-9505</meta:generator>
    <meta:document-statistic meta:table-count="3" meta:cell-count="29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tick-marks-minor-inner="false" chart:tick-marks-minor-outer="true" chart:logarithmic="false" chart:minimum="-2" chart:maximum="2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49cm" svg:height="12.534cm" xlink:href=".." chart:class="chart:scatter" chart:style-name="ch1">
        <chart:plot-area chart:style-name="ch2" table:cell-range-address="List1.I4:List1.J44" svg:x="0.22cm" svg:y="0.248cm" svg:width="18.766cm" svg:height="12.028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st1.J4:List1.J44" chart:class="chart:scatter">
            <chart:domain table:cell-range-address="List1.I4:List1.I44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I</text:p>
              </table:table-cell>
              <table:table-cell office:value-type="string">
                <text:p>Sloupec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 text:id="List1.I4:List1.I44">-2</text:p>
              </table:table-cell>
              <table:table-cell office:value-type="float" office:value="-27.2308349609375">
                <text:p text:id="List1.J4:List1.J44">-27.2308349609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-23.9259433746338">
                <text:p>-23.9259433746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-20.9200286865234">
                <text:p>-20.9200286865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-18.1973552703857">
                <text:p>-18.1973552703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-15.7421875">
                <text:p>-15.742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-13.5387897491455">
                <text:p>-13.5387897491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-11.5714263916016">
                <text:p>-11.5714263916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-9.82436180114746">
                <text:p>-9.82436180114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-8.2818603515625">
                <text:p>-8.28186035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-6.92818641662598">
                <text:p>-6.92818641662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99">
                <text:p>-0.999999999999999</text:p>
              </table:table-cell>
              <table:table-cell office:value-type="float" office:value="-5.74760437011718">
                <text:p>-5.74760437011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-4.72437858581542">
                <text:p>-4.72437858581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-3.84277343749999">
                <text:p>-3.8427734374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3.08705329895019">
                <text:p>-3.08705329895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-2.44148254394531">
                <text:p>-2.44148254394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1.89032554626464">
                <text:p>-1.89032554626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1.4178466796875">
                <text:p>-1.417846679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1.00831031799316">
                <text:p>-1.00831031799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645980834960931">
                <text:p>-0.645980834960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99999999999983">
                <text:p>-0.0999999999999983</text:p>
              </table:table-cell>
              <table:table-cell office:value-type="float" office:value="-0.315122604370112">
                <text:p>-0.315122604370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5.55111512312578E-015">
                <text:p>5.55111512312578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315122604370124">
                <text:p>0.315122604370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645980834960944">
                <text:p>0.645980834960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1.00831031799317">
                <text:p>1.00831031799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1.41784667968751">
                <text:p>1.41784667968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1.89032554626466">
                <text:p>1.89032554626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2.44148254394533">
                <text:p>2.44148254394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3.08705329895021">
                <text:p>3.08705329895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000000000003">
                <text:p>0.800000000000003</text:p>
              </table:table-cell>
              <table:table-cell office:value-type="float" office:value="3.84277343750002">
                <text:p>3.8427734375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000000000003">
                <text:p>0.900000000000003</text:p>
              </table:table-cell>
              <table:table-cell office:value-type="float" office:value="4.72437858581546">
                <text:p>4.72437858581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5.74760437011719">
                <text:p>5.74760437011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6.92818641662598">
                <text:p>6.928186416625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8.2818603515625">
                <text:p>8.281860351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9.82436180114746">
                <text:p>9.82436180114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11.5714263916016">
                <text:p>11.5714263916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13.5387897491455">
                <text:p>13.5387897491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15.7421875">
                <text:p>15.74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18.1973552703857">
                <text:p>18.1973552703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20.9200286865234">
                <text:p>20.9200286865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23.9259433746338">
                <text:p>23.92594337463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7.2308349609375">
                <text:p>27.230834960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1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 style:data-style-name="N2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673cm" svg:height="7.252cm" xlink:href=".." chart:class="chart:line" chart:style-name="ch1">
        <chart:legend chart:legend-position="end" svg:x="29.969cm" svg:y="2.969cm" chart:style-name="ch2"/>
        <chart:plot-area chart:style-name="ch3" table:cell-range-address="List1.O2:List1.P2 List1.O4:List1.P251 List1.T2:List1.T2 List1.T4:List1.T251" chart:data-source-has-labels="row" svg:x="0.673cm" svg:y="0.145cm" svg:width="28.624cm" svg:height="6.81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ist1.O4:List1.O251" chart:label-cell-address="List1.O2:List1.O2" chart:class="chart:line">
            <chart:data-point chart:repeated="248"/>
          </chart:series>
          <chart:series chart:attached-axis="primary-y" chart:style-name="ch9" chart:values-cell-range-address="List1.P4:List1.P251" chart:label-cell-address="List1.P2:List1.P2" chart:class="chart:line">
            <chart:data-point chart:repeated="248"/>
          </chart:series>
          <chart:series chart:attached-axis="secondary-y" chart:style-name="ch10" chart:values-cell-range-address="List1.T4:List1.T251" chart:label-cell-address="List1.T2:List1.T2" chart:class="chart:line">
            <chart:data-point chart:repeated="2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st1.O2:List1.O2">wanted</text:p>
              </table:table-cell>
              <table:table-cell office:value-type="string">
                <text:p text:id="List1.P2:List1.P2">real</text:p>
              </table:table-cell>
              <table:table-cell office:value-type="string">
                <text:p text:id="List1.T2:List1.T2">Valve [center +-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 text:id="List1.O4:List1.O251">21</text:p>
              </table:table-cell>
              <table:table-cell office:value-type="float" office:value="15">
                <text:p text:id="List1.P4:List1.P251">15</text:p>
              </table:table-cell>
              <table:table-cell office:value-type="float" office:value="30">
                <text:p text:id="List1.T4:List1.T251">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5.2381737024151">
                <text:p>15.23817370241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5.5005945686437">
                <text:p>15.50059456864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.7686540701427">
                <text:p>15.76865407014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6.0349971136451">
                <text:p>16.03499711364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6.2956288674101">
                <text:p>16.29562886741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6.540878275726">
                <text:p>16.5408782757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6.7751697747123">
                <text:p>16.7751697747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7.0383362129417">
                <text:p>17.03833621294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7.2726897662592">
                <text:p>17.27268976625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7.5619715005245">
                <text:p>17.56197150052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7.796170034976">
                <text:p>17.7961700349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8.0807519434106">
                <text:p>18.0807519434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8.3383685535651">
                <text:p>18.33836855356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8.6836910780605">
                <text:p>18.68369107806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9.1572392947685">
                <text:p>19.15723929476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9.7383855027419">
                <text:p>19.73838550274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0.3119614445132">
                <text:p>20.3119614445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0.844494932707">
                <text:p>20.8444949327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.327360182382">
                <text:p>21.327360182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6918274990951">
                <text:p>21.69182749909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.8205898385149">
                <text:p>21.82058983851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.8249527847178">
                <text:p>21.82495278471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1.7230511214118">
                <text:p>21.72305112141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1.6474678486499">
                <text:p>21.6474678486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1.4941585383167">
                <text:p>21.494158538316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1.3240840575986">
                <text:p>21.3240840575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.1414120971181">
                <text:p>21.141412097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1.0186822488674">
                <text:p>21.0186822488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0.864463359318">
                <text:p>20.864463359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.6735858885714">
                <text:p>20.6735858885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20.5235188569223">
                <text:p>20.5235188569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0.3933426103356">
                <text:p>20.3933426103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20.290316395893">
                <text:p>20.2903163958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20.1855540815276">
                <text:p>20.1855540815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20.1313258267076">
                <text:p>20.1313258267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20.1259916912237">
                <text:p>20.12599169122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20.1901186696804">
                <text:p>20.19011866968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20.2445539989136">
                <text:p>20.2445539989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20.3506098827456">
                <text:p>20.35060988274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20.4542523192818">
                <text:p>20.45425231928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20.5665836684946">
                <text:p>20.5665836684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0.714719039159">
                <text:p>20.714719039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20.7850862412726">
                <text:p>20.7850862412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20.875719914963">
                <text:p>20.875719914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0.8865206673029">
                <text:p>20.88652066730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0.9294456099713">
                <text:p>20.9294456099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0.9316731106826">
                <text:p>20.9316731106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20.8557926619366">
                <text:p>20.8557926619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20.7956415689893">
                <text:p>20.7956415689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20.6998962241376">
                <text:p>20.69989622413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20.6738354730571">
                <text:p>20.6738354730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20.6241086242915">
                <text:p>20.6241086242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20.6025928923093">
                <text:p>20.6025928923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  <table:table-cell office:value-type="float" office:value="20.5297400017323">
                <text:p>20.5297400017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20.5056298802049">
                <text:p>20.50562988020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20.4653667426513">
                <text:p>20.4653667426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">
                <text:p>21</text:p>
              </table:table-cell>
              <table:table-cell office:value-type="float" office:value="20.4592774666316">
                <text:p>20.4592774666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20.5042096703752">
                <text:p>20.5042096703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20.5143595417138">
                <text:p>20.5143595417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20.5976608999543">
                <text:p>20.59766089995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20.6805537281893">
                <text:p>20.6805537281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20.7529222821645">
                <text:p>20.75292228216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20.8154902509611">
                <text:p>20.8154902509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20.8675616266583">
                <text:p>20.8675616266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20.8634583424586">
                <text:p>20.8634583424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20.8569932945305">
                <text:p>20.8569932945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20.85140672522">
                <text:p>20.85140672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">
                <text:p>21</text:p>
              </table:table-cell>
              <table:table-cell office:value-type="float" office:value="20.8206351813817">
                <text:p>20.8206351813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20.819586415105">
                <text:p>20.819586415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">
                <text:p>21</text:p>
              </table:table-cell>
              <table:table-cell office:value-type="float" office:value="20.8445985868066">
                <text:p>20.8445985868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20.8279551937902">
                <text:p>20.8279551937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20.8480473005359">
                <text:p>20.8480473005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">
                <text:p>21</text:p>
              </table:table-cell>
              <table:table-cell office:value-type="float" office:value="20.8588186524256">
                <text:p>20.8588186524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">
                <text:p>21</text:p>
              </table:table-cell>
              <table:table-cell office:value-type="float" office:value="20.856366271084">
                <text:p>20.856366271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20.8652158610438">
                <text:p>20.8652158610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20.8170689176544">
                <text:p>20.8170689176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  <table:table-cell office:value-type="float" office:value="20.8123557646955">
                <text:p>20.8123557646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">
                <text:p>21</text:p>
              </table:table-cell>
              <table:table-cell office:value-type="float" office:value="20.8011090458427">
                <text:p>20.8011090458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20.7576197489455">
                <text:p>20.7576197489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">
                <text:p>21</text:p>
              </table:table-cell>
              <table:table-cell office:value-type="float" office:value="20.7063935982773">
                <text:p>20.7063935982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20.6968491536205">
                <text:p>20.6968491536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20.6464229151666">
                <text:p>20.6464229151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0.6424603919605">
                <text:p>20.6424603919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20.6186383105596">
                <text:p>20.6186383105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20.5711687053755">
                <text:p>20.5711687053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">
                <text:p>21</text:p>
              </table:table-cell>
              <table:table-cell office:value-type="float" office:value="20.5267484415943">
                <text:p>20.5267484415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20.5153489369628">
                <text:p>20.5153489369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">
                <text:p>21</text:p>
              </table:table-cell>
              <table:table-cell office:value-type="float" office:value="20.5051852938542">
                <text:p>20.5051852938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20.5426639004833">
                <text:p>20.54266390048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  <table:table-cell office:value-type="float" office:value="20.5767047433808">
                <text:p>20.5767047433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">
                <text:p>21</text:p>
              </table:table-cell>
              <table:table-cell office:value-type="float" office:value="20.6022710299414">
                <text:p>20.6022710299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">
                <text:p>21</text:p>
              </table:table-cell>
              <table:table-cell office:value-type="float" office:value="20.6638662743665">
                <text:p>20.6638662743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">
                <text:p>21</text:p>
              </table:table-cell>
              <table:table-cell office:value-type="float" office:value="20.6950566236575">
                <text:p>20.6950566236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">
                <text:p>21</text:p>
              </table:table-cell>
              <table:table-cell office:value-type="float" office:value="20.7772527838138">
                <text:p>20.7772527838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20.7995003563171">
                <text:p>20.7995003563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20.8151683737892">
                <text:p>20.8151683737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20.8049613907793">
                <text:p>20.8049613907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20.8295081082951">
                <text:p>20.8295081082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20.8387331533948">
                <text:p>20.83873315339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20.9627678802987">
                <text:p>20.9627678802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">
                <text:p>21</text:p>
              </table:table-cell>
              <table:table-cell office:value-type="float" office:value="21.169288674278">
                <text:p>21.169288674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">
                <text:p>21</text:p>
              </table:table-cell>
              <table:table-cell office:value-type="float" office:value="21.4166941358851">
                <text:p>21.4166941358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">
                <text:p>21</text:p>
              </table:table-cell>
              <table:table-cell office:value-type="float" office:value="21.7029162076671">
                <text:p>21.7029162076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21.8411226392505">
                <text:p>21.8411226392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21.8666471480874">
                <text:p>21.86664714808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  <table:table-cell office:value-type="float" office:value="21.7563473812577">
                <text:p>21.7563473812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">
                <text:p>21</text:p>
              </table:table-cell>
              <table:table-cell office:value-type="float" office:value="21.6286544885366">
                <text:p>21.62865448853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">
                <text:p>21</text:p>
              </table:table-cell>
              <table:table-cell office:value-type="float" office:value="21.4690848920336">
                <text:p>21.469084892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21.2845288825789">
                <text:p>21.2845288825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21.1409276453415">
                <text:p>21.1409276453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">
                <text:p>21</text:p>
              </table:table-cell>
              <table:table-cell office:value-type="float" office:value="20.968303326779">
                <text:p>20.968303326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">
                <text:p>21</text:p>
              </table:table-cell>
              <table:table-cell office:value-type="float" office:value="20.8204504917151">
                <text:p>20.8204504917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">
                <text:p>21</text:p>
              </table:table-cell>
              <table:table-cell office:value-type="float" office:value="20.6837182541563">
                <text:p>20.68371825415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">
                <text:p>21</text:p>
              </table:table-cell>
              <table:table-cell office:value-type="float" office:value="20.5737980790544">
                <text:p>20.5737980790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">
                <text:p>21</text:p>
              </table:table-cell>
              <table:table-cell office:value-type="float" office:value="20.4823517340554">
                <text:p>20.4823517340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">
                <text:p>21</text:p>
              </table:table-cell>
              <table:table-cell office:value-type="float" office:value="20.3936165579791">
                <text:p>20.3936165579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">
                <text:p>21</text:p>
              </table:table-cell>
              <table:table-cell office:value-type="float" office:value="20.2702523095723">
                <text:p>20.27025230957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20.2143588408941">
                <text:p>20.21435884089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20.1775600217093">
                <text:p>20.17756002170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20.2448648561593">
                <text:p>20.24486485615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20.29608365895">
                <text:p>20.296083658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">
                <text:p>21</text:p>
              </table:table-cell>
              <table:table-cell office:value-type="float" office:value="20.4246939834686">
                <text:p>20.42469398346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  <table:table-cell office:value-type="float" office:value="20.585308348058">
                <text:p>20.5853083480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  <table:table-cell office:value-type="float" office:value="20.7391889287111">
                <text:p>20.739188928711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">
                <text:p>18</text:p>
              </table:table-cell>
              <table:table-cell office:value-type="float" office:value="20.8749096991003">
                <text:p>20.874909699100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">
                <text:p>18</text:p>
              </table:table-cell>
              <table:table-cell office:value-type="float" office:value="20.9874573504788">
                <text:p>20.987457350478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21.0213345200698">
                <text:p>21.021334520069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">
                <text:p>18</text:p>
              </table:table-cell>
              <table:table-cell office:value-type="float" office:value="20.9873768789149">
                <text:p>20.987376878914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20.9057188668568">
                <text:p>20.905718866856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">
                <text:p>18</text:p>
              </table:table-cell>
              <table:table-cell office:value-type="float" office:value="20.7795972720237">
                <text:p>20.779597272023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">
                <text:p>18</text:p>
              </table:table-cell>
              <table:table-cell office:value-type="float" office:value="20.6473600720584">
                <text:p>20.647360072058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">
                <text:p>18</text:p>
              </table:table-cell>
              <table:table-cell office:value-type="float" office:value="20.4816942825511">
                <text:p>20.481694282551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">
                <text:p>18</text:p>
              </table:table-cell>
              <table:table-cell office:value-type="float" office:value="20.3280448159918">
                <text:p>20.328044815991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">
                <text:p>18</text:p>
              </table:table-cell>
              <table:table-cell office:value-type="float" office:value="20.1673296878084">
                <text:p>20.167329687808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">
                <text:p>18</text:p>
              </table:table-cell>
              <table:table-cell office:value-type="float" office:value="20.0462322346836">
                <text:p>20.046232234683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">
                <text:p>18</text:p>
              </table:table-cell>
              <table:table-cell office:value-type="float" office:value="19.8724310865223">
                <text:p>19.872431086522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">
                <text:p>18</text:p>
              </table:table-cell>
              <table:table-cell office:value-type="float" office:value="19.6798923820227">
                <text:p>19.679892382022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">
                <text:p>18</text:p>
              </table:table-cell>
              <table:table-cell office:value-type="float" office:value="19.5269496552243">
                <text:p>19.526949655224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19.3800170057982">
                <text:p>19.380017005798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">
                <text:p>18</text:p>
              </table:table-cell>
              <table:table-cell office:value-type="float" office:value="19.1961413394629">
                <text:p>19.19614133946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">
                <text:p>18</text:p>
              </table:table-cell>
              <table:table-cell office:value-type="float" office:value="19.0195973754271">
                <text:p>19.019597375427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">
                <text:p>18</text:p>
              </table:table-cell>
              <table:table-cell office:value-type="float" office:value="18.8200404074385">
                <text:p>18.82004040743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">
                <text:p>18</text:p>
              </table:table-cell>
              <table:table-cell office:value-type="float" office:value="18.6870166679441">
                <text:p>18.68701666794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  <table:table-cell office:value-type="float" office:value="18.4881785615876">
                <text:p>18.4881785615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">
                <text:p>18</text:p>
              </table:table-cell>
              <table:table-cell office:value-type="float" office:value="18.3637680851638">
                <text:p>18.3637680851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  <table:table-cell office:value-type="float" office:value="18.2295075244799">
                <text:p>18.2295075244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">
                <text:p>18</text:p>
              </table:table-cell>
              <table:table-cell office:value-type="float" office:value="18.0926390039518">
                <text:p>18.0926390039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">
                <text:p>18</text:p>
              </table:table-cell>
              <table:table-cell office:value-type="float" office:value="17.9719833267775">
                <text:p>17.9719833267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17.7995197736058">
                <text:p>17.79951977360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">
                <text:p>18</text:p>
              </table:table-cell>
              <table:table-cell office:value-type="float" office:value="17.6899191005596">
                <text:p>17.6899191005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17.5844015911687">
                <text:p>17.58440159116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  <table:table-cell office:value-type="float" office:value="17.4562092217773">
                <text:p>17.45620922177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">
                <text:p>18</text:p>
              </table:table-cell>
              <table:table-cell office:value-type="float" office:value="17.3604331590013">
                <text:p>17.3604331590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">
                <text:p>18</text:p>
              </table:table-cell>
              <table:table-cell office:value-type="float" office:value="17.2898157284855">
                <text:p>17.28981572848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">
                <text:p>18</text:p>
              </table:table-cell>
              <table:table-cell office:value-type="float" office:value="17.2868372730805">
                <text:p>17.28683727308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">
                <text:p>18</text:p>
              </table:table-cell>
              <table:table-cell office:value-type="float" office:value="17.3576724568841">
                <text:p>17.35767245688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">
                <text:p>18</text:p>
              </table:table-cell>
              <table:table-cell office:value-type="float" office:value="17.4320550586992">
                <text:p>17.43205505869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">
                <text:p>18</text:p>
              </table:table-cell>
              <table:table-cell office:value-type="float" office:value="17.5611156776472">
                <text:p>17.5611156776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">
                <text:p>18</text:p>
              </table:table-cell>
              <table:table-cell office:value-type="float" office:value="17.7183884583911">
                <text:p>17.71838845839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">
                <text:p>18</text:p>
              </table:table-cell>
              <table:table-cell office:value-type="float" office:value="17.8915035243759">
                <text:p>17.89150352437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">
                <text:p>18</text:p>
              </table:table-cell>
              <table:table-cell office:value-type="float" office:value="18.0361235008717">
                <text:p>18.0361235008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">
                <text:p>18</text:p>
              </table:table-cell>
              <table:table-cell office:value-type="float" office:value="18.0981828912114">
                <text:p>18.0981828912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">
                <text:p>18</text:p>
              </table:table-cell>
              <table:table-cell office:value-type="float" office:value="18.1351274057841">
                <text:p>18.1351274057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">
                <text:p>18</text:p>
              </table:table-cell>
              <table:table-cell office:value-type="float" office:value="18.1501074395673">
                <text:p>18.1501074395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">
                <text:p>18</text:p>
              </table:table-cell>
              <table:table-cell office:value-type="float" office:value="18.1571278921998">
                <text:p>18.15712789219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">
                <text:p>18</text:p>
              </table:table-cell>
              <table:table-cell office:value-type="float" office:value="18.1074701917429">
                <text:p>18.1074701917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  <table:table-cell office:value-type="float" office:value="18.0783919345078">
                <text:p>18.07839193450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">
                <text:p>18</text:p>
              </table:table-cell>
              <table:table-cell office:value-type="float" office:value="18.0400022540692">
                <text:p>18.04000225406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18.0035827791949">
                <text:p>18.00358277919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17.9268528249146">
                <text:p>17.9268528249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17.8952922400456">
                <text:p>17.8952922400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">
                <text:p>18</text:p>
              </table:table-cell>
              <table:table-cell office:value-type="float" office:value="17.8027859440299">
                <text:p>17.8027859440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">
                <text:p>18</text:p>
              </table:table-cell>
              <table:table-cell office:value-type="float" office:value="17.7405180694172">
                <text:p>17.7405180694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">
                <text:p>18</text:p>
              </table:table-cell>
              <table:table-cell office:value-type="float" office:value="17.7230575546149">
                <text:p>17.7230575546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">
                <text:p>18</text:p>
              </table:table-cell>
              <table:table-cell office:value-type="float" office:value="17.6621893427188">
                <text:p>17.6621893427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">
                <text:p>18</text:p>
              </table:table-cell>
              <table:table-cell office:value-type="float" office:value="17.6245824202537">
                <text:p>17.62458242025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">
                <text:p>18</text:p>
              </table:table-cell>
              <table:table-cell office:value-type="float" office:value="17.6226565828628">
                <text:p>17.6226565828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">
                <text:p>18</text:p>
              </table:table-cell>
              <table:table-cell office:value-type="float" office:value="17.6630531838092">
                <text:p>17.6630531838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17.6714001079793">
                <text:p>17.6714001079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7.7407821460254">
                <text:p>17.7407821460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7.8164447405923">
                <text:p>17.81644474059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">
                <text:p>18</text:p>
              </table:table-cell>
              <table:table-cell office:value-type="float" office:value="17.8366455839429">
                <text:p>17.8366455839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17.8676019192643">
                <text:p>17.8676019192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">
                <text:p>21</text:p>
              </table:table-cell>
              <table:table-cell office:value-type="float" office:value="17.9068932129599">
                <text:p>17.90689321295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">
                <text:p>21</text:p>
              </table:table-cell>
              <table:table-cell office:value-type="float" office:value="17.9699194829375">
                <text:p>17.9699194829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">
                <text:p>21</text:p>
              </table:table-cell>
              <table:table-cell office:value-type="float" office:value="18.0859592676159">
                <text:p>18.0859592676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">
                <text:p>21</text:p>
              </table:table-cell>
              <table:table-cell office:value-type="float" office:value="18.2654238403904">
                <text:p>18.2654238403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">
                <text:p>21</text:p>
              </table:table-cell>
              <table:table-cell office:value-type="float" office:value="18.4426279503157">
                <text:p>18.4426279503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18.6875093063602">
                <text:p>18.68750930636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">
                <text:p>21</text:p>
              </table:table-cell>
              <table:table-cell office:value-type="float" office:value="18.9030704694025">
                <text:p>18.90307046940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">
                <text:p>21</text:p>
              </table:table-cell>
              <table:table-cell office:value-type="float" office:value="19.1138658357887">
                <text:p>19.11386583578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">
                <text:p>21</text:p>
              </table:table-cell>
              <table:table-cell office:value-type="float" office:value="19.3773005016623">
                <text:p>19.37730050166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">
                <text:p>21</text:p>
              </table:table-cell>
              <table:table-cell office:value-type="float" office:value="19.6277924836157">
                <text:p>19.62779248361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">
                <text:p>21</text:p>
              </table:table-cell>
              <table:table-cell office:value-type="float" office:value="19.8668704598127">
                <text:p>19.86687045981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">
                <text:p>21</text:p>
              </table:table-cell>
              <table:table-cell office:value-type="float" office:value="20.1555661118506">
                <text:p>20.1555661118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">
                <text:p>21</text:p>
              </table:table-cell>
              <table:table-cell office:value-type="float" office:value="20.3738452131404">
                <text:p>20.37384521314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">
                <text:p>21</text:p>
              </table:table-cell>
              <table:table-cell office:value-type="float" office:value="20.6255845365368">
                <text:p>20.62558453653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">
                <text:p>21</text:p>
              </table:table-cell>
              <table:table-cell office:value-type="float" office:value="20.8758590741966">
                <text:p>20.87585907419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21.1177199236193">
                <text:p>21.1177199236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  <table:table-cell office:value-type="float" office:value="21.2809588197605">
                <text:p>21.2809588197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  <table:table-cell office:value-type="float" office:value="21.4416986412724">
                <text:p>21.44169864127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">
                <text:p>21</text:p>
              </table:table-cell>
              <table:table-cell office:value-type="float" office:value="21.5275227153872">
                <text:p>21.5275227153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">
                <text:p>21</text:p>
              </table:table-cell>
              <table:table-cell office:value-type="float" office:value="21.5361600774174">
                <text:p>21.5361600774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">
                <text:p>21</text:p>
              </table:table-cell>
              <table:table-cell office:value-type="float" office:value="21.49266535765">
                <text:p>21.49266535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">
                <text:p>21</text:p>
              </table:table-cell>
              <table:table-cell office:value-type="float" office:value="21.4263336788673">
                <text:p>21.4263336788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">
                <text:p>21</text:p>
              </table:table-cell>
              <table:table-cell office:value-type="float" office:value="21.3342885433244">
                <text:p>21.3342885433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">
                <text:p>21</text:p>
              </table:table-cell>
              <table:table-cell office:value-type="float" office:value="21.2313392820443">
                <text:p>21.2313392820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">
                <text:p>21</text:p>
              </table:table-cell>
              <table:table-cell office:value-type="float" office:value="21.1578960515848">
                <text:p>21.1578960515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21.0284237074645">
                <text:p>21.0284237074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20.9369213703918">
                <text:p>20.9369213703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">
                <text:p>21</text:p>
              </table:table-cell>
              <table:table-cell office:value-type="float" office:value="20.8618839875022">
                <text:p>20.8618839875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">
                <text:p>21</text:p>
              </table:table-cell>
              <table:table-cell office:value-type="float" office:value="20.7480456665203">
                <text:p>20.7480456665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">
                <text:p>21</text:p>
              </table:table-cell>
              <table:table-cell office:value-type="float" office:value="20.7081489347029">
                <text:p>20.70814893470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">
                <text:p>21</text:p>
              </table:table-cell>
              <table:table-cell office:value-type="float" office:value="20.6978821728491">
                <text:p>20.6978821728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">
                <text:p>21</text:p>
              </table:table-cell>
              <table:table-cell office:value-type="float" office:value="20.6586065741714">
                <text:p>20.65860657417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20.6278646837975">
                <text:p>20.6278646837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">
                <text:p>21</text:p>
              </table:table-cell>
              <table:table-cell office:value-type="float" office:value="20.6554900876116">
                <text:p>20.6554900876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">
                <text:p>21</text:p>
              </table:table-cell>
              <table:table-cell office:value-type="float" office:value="20.6738314426608">
                <text:p>20.6738314426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">
                <text:p>21</text:p>
              </table:table-cell>
              <table:table-cell office:value-type="float" office:value="20.7254603288788">
                <text:p>20.7254603288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">
                <text:p>21</text:p>
              </table:table-cell>
              <table:table-cell office:value-type="float" office:value="20.780257564928">
                <text:p>20.780257564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">
                <text:p>21</text:p>
              </table:table-cell>
              <table:table-cell office:value-type="float" office:value="20.8513267496861">
                <text:p>20.85132674968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">
                <text:p>21</text:p>
              </table:table-cell>
              <table:table-cell office:value-type="float" office:value="20.9305462403856">
                <text:p>20.9305462403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">
                <text:p>21</text:p>
              </table:table-cell>
              <table:table-cell office:value-type="float" office:value="20.9613971899275">
                <text:p>20.9613971899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">
                <text:p>21</text:p>
              </table:table-cell>
              <table:table-cell office:value-type="float" office:value="20.9791345471524">
                <text:p>20.9791345471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">
                <text:p>21</text:p>
              </table:table-cell>
              <table:table-cell office:value-type="float" office:value="20.9745462997632">
                <text:p>20.9745462997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  <table:table-cell office:value-type="float" office:value="20.9602452823325">
                <text:p>20.9602452823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">
                <text:p>21</text:p>
              </table:table-cell>
              <table:table-cell office:value-type="float" office:value="20.9424141217997">
                <text:p>20.9424141217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">
                <text:p>21</text:p>
              </table:table-cell>
              <table:table-cell office:value-type="float" office:value="20.9479890073306">
                <text:p>20.9479890073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20.961919670417">
                <text:p>20.961919670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">
                <text:p>21</text:p>
              </table:table-cell>
              <table:table-cell office:value-type="float" office:value="20.9111731688306">
                <text:p>20.9111731688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">
                <text:p>21</text:p>
              </table:table-cell>
              <table:table-cell office:value-type="float" office:value="20.9298631410162">
                <text:p>20.9298631410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">
                <text:p>21</text:p>
              </table:table-cell>
              <table:table-cell office:value-type="float" office:value="20.9329955303764">
                <text:p>20.9329955303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">
                <text:p>21</text:p>
              </table:table-cell>
              <table:table-cell office:value-type="float" office:value="20.9371492933811">
                <text:p>20.9371492933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">
                <text:p>21</text:p>
              </table:table-cell>
              <table:table-cell office:value-type="float" office:value="20.9044004371207">
                <text:p>20.9044004371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">
                <text:p>21</text:p>
              </table:table-cell>
              <table:table-cell office:value-type="float" office:value="20.927185725761">
                <text:p>20.927185725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">
                <text:p>21</text:p>
              </table:table-cell>
              <table:table-cell office:value-type="float" office:value="20.8845887623639">
                <text:p>20.88458876236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">
                <text:p>21</text:p>
              </table:table-cell>
              <table:table-cell office:value-type="float" office:value="20.886047151513">
                <text:p>20.886047151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">
                <text:p>21</text:p>
              </table:table-cell>
              <table:table-cell office:value-type="float" office:value="20.8690450836724">
                <text:p>20.8690450836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20.823785842234">
                <text:p>20.823785842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">
                <text:p>21</text:p>
              </table:table-cell>
              <table:table-cell office:value-type="float" office:value="20.84822903012">
                <text:p>20.848229030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">
                <text:p>21</text:p>
              </table:table-cell>
              <table:table-cell office:value-type="float" office:value="20.8100484347305">
                <text:p>20.8100484347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20.8281899056406">
                <text:p>20.82818990564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20.7798614392485">
                <text:p>20.7798614392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">
                <text:p>21</text:p>
              </table:table-cell>
              <table:table-cell office:value-type="float" office:value="20.8066650644226">
                <text:p>20.80666506442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0.8279873925637">
                <text:p>20.82798739256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20.8262071370178">
                <text:p>20.8262071370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20.8185545861037">
                <text:p>20.818554586103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